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4.438cm"/>
    </style:style>
    <style:style style:name="co6" style:family="table-column">
      <style:table-column-properties fo:break-before="auto" style:column-width="1.52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2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ffffd7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fo:background-color="#fef2cb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 style:data-style-name="N128">
      <style:table-cell-properties fo:background-color="#ffffd7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 style:data-style-name="N128">
      <style:table-cell-properties fo:background-color="#fef2cb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6pt" style:font-size-asian="26pt" style:font-size-complex="26pt"/>
    </style:style>
    <style:style style:name="ce8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24.599cm" svg:height="10.69cm" svg:x="49.666cm" svg:y="0.847cm">
            <draw:object draw:notify-on-update-of-ranges="Foglio1.B352:Foglio1.B473 Foglio1.E1:Foglio1.E1 Foglio1.E352:Foglio1.E47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5"/>
        <table:table-column table:style-name="co7" table:default-cell-style-name="ce5"/>
        <table:table-column table:style-name="co7" table:number-columns-repeated="7" table:default-cell-style-name="ce8"/>
        <table:table-column table:style-name="co7" table:number-columns-repeated="2" table:default-cell-style-name="ce5"/>
        <table:table-column table:style-name="co7" table:default-cell-style-name="ce8"/>
        <table:table-column table:style-name="co7" table:default-cell-style-name="ce5"/>
        <table:table-column table:style-name="co7" table:default-cell-style-name="ce8"/>
        <table:table-column table:style-name="co7" table:number-columns-repeated="4" table:default-cell-style-name="Default"/>
        <table:table-column table:style-name="co7" table:number-columns-repeated="2" table:default-cell-style-name="ce5"/>
        <table:table-column table:style-name="co7" table:number-columns-repeated="2" table:default-cell-style-name="ce8"/>
        <table:table-column table:style-name="co7" table:default-cell-style-name="ce5"/>
        <table:table-column table:style-name="co7" table:default-cell-style-name="ce8"/>
        <table:table-column table:style-name="co7" table:number-columns-repeated="3" table:default-cell-style-name="ce5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location</text:p>
          </table:table-cell>
          <table:table-cell table:style-name="ce3" office:value-type="string" calcext:value-type="string">
            <text:p>date</text:p>
          </table:table-cell>
          <table:table-cell table:style-name="ce1" office:value-type="string" calcext:value-type="string">
            <text:p>total_cases</text:p>
          </table:table-cell>
          <table:table-cell table:style-name="ce1" office:value-type="string" calcext:value-type="string">
            <text:p>new_cases</text:p>
          </table:table-cell>
          <table:table-cell table:style-name="ce1" office:value-type="string" calcext:value-type="string">
            <text:p>people_fully_vaccinated</text:p>
          </table:table-cell>
          <table:table-cell table:style-name="Default"/>
          <table:table-cell table:style-name="ce6"/>
          <table:table-cell table:style-name="ce7" office:value-type="string" calcext:value-type="string">
            <text:p>x</text:p>
          </table:table-cell>
          <table:table-cell table:style-name="ce6" table:number-columns-repeated="2"/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xy</text:p>
          </table:table-cell>
          <table:table-cell table:style-name="ce7" office:value-type="string" calcext:value-type="string">
            <text:p>y^2</text:p>
          </table:table-cell>
          <table:table-cell table:style-name="ce7" office:value-type="string" calcext:value-type="string">
            <text:p>x^2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1-31" calcext:value-type="date">
            <text:p>31/1/202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1-17" calcext:value-type="date">
            <text:p>17/1/2021</text:p>
          </table:table-cell>
          <table:table-cell table:style-name="ce2" office:value-type="float" office:value="2381277" calcext:value-type="float">
            <text:p>2381277</text:p>
          </table:table-cell>
          <table:table-cell table:style-name="ce2" office:value-type="float" office:value="12544" calcext:value-type="float">
            <text:p>12544</text:p>
          </table:table-cell>
          <table:table-cell table:style-name="ce2" office:value-type="float" office:value="2918" calcext:value-type="float">
            <text:p>2918</text:p>
          </table:table-cell>
          <table:table-cell table:style-name="Default" table:formula="of:=[.K2]*[.H2]" office:value-type="float" office:value="129013534" calcext:value-type="float">
            <text:p>129013534</text:p>
          </table:table-cell>
          <table:table-cell table:style-name="Default" table:formula="of:=[.K2]^2" office:value-type="float" office:value="8514724" calcext:value-type="float">
            <text:p>8514724</text:p>
          </table:table-cell>
          <table:table-cell table:style-name="Default" table:formula="of:=[.H2]^2" office:value-type="float" office:value="1954789369" calcext:value-type="float">
            <text:p>1954789369</text:p>
          </table:table-cell>
          <table:table-cell table:style-name="Default"/>
          <table:table-cell office:value-type="string" calcext:value-type="string">
            <text:p>summ=</text:p>
          </table:table-cell>
          <table:table-cell table:style-name="ce9" table:formula="of:=SUM([.H2:.H119])" office:value-type="date" office:date-value="16202-12-04" calcext:value-type="date">
            <text:p>4/12/16202</text:p>
          </table:table-cell>
          <table:table-cell table:style-name="ce8"/>
          <table:table-cell table:style-name="ce5" office:value-type="string" calcext:value-type="string">
            <text:p>summ=</text:p>
          </table:table-cell>
          <table:table-cell table:style-name="ce5" table:formula="of:=SUM([.K2:.K119])" office:value-type="float" office:value="340753927" calcext:value-type="float">
            <text:p>340753927</text:p>
          </table:table-cell>
          <table:table-cell table:number-columns-repeated="3"/>
          <table:table-cell table:style-name="Default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2-01" calcext:value-type="date">
            <text:p>1/2/2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1-18" calcext:value-type="date">
            <text:p>18/1/2021</text:p>
          </table:table-cell>
          <table:table-cell table:style-name="ce2" office:value-type="float" office:value="2390102" calcext:value-type="float">
            <text:p>2390102</text:p>
          </table:table-cell>
          <table:table-cell table:style-name="ce2" office:value-type="float" office:value="8825" calcext:value-type="float">
            <text:p>8825</text:p>
          </table:table-cell>
          <table:table-cell table:style-name="ce2" office:value-type="float" office:value="7865" calcext:value-type="float">
            <text:p>7865</text:p>
          </table:table-cell>
          <table:table-cell table:style-name="Default" table:formula="of:=[.K3]*[.H3]" office:value-type="float" office:value="347743110" calcext:value-type="float">
            <text:p>347743110</text:p>
          </table:table-cell>
          <table:table-cell table:style-name="Default" table:formula="of:=[.K3]^2" office:value-type="float" office:value="61858225" calcext:value-type="float">
            <text:p>61858225</text:p>
          </table:table-cell>
          <table:table-cell table:style-name="Default" table:formula="of:=[.H3]^2" office:value-type="float" office:value="1954877796" calcext:value-type="float">
            <text:p>1954877796</text:p>
          </table:table-cell>
          <table:table-cell table:style-name="Default"/>
          <table:table-cell/>
          <table:table-cell table:style-name="ce5"/>
          <table:table-cell table:style-name="ce8"/>
          <table:table-cell table:style-name="ce5"/>
          <table:table-cell table:style-name="ce8"/>
          <table:table-cell table:number-columns-repeated="3"/>
          <table:table-cell table:style-name="Default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2-02" calcext:value-type="date">
            <text:p>2/2/2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1-19" calcext:value-type="date">
            <text:p>19/1/2021</text:p>
          </table:table-cell>
          <table:table-cell table:style-name="ce2" office:value-type="float" office:value="2400598" calcext:value-type="float">
            <text:p>2400598</text:p>
          </table:table-cell>
          <table:table-cell table:style-name="ce2" office:value-type="float" office:value="10496" calcext:value-type="float">
            <text:p>10496</text:p>
          </table:table-cell>
          <table:table-cell table:style-name="ce2" office:value-type="float" office:value="9568" calcext:value-type="float">
            <text:p>9568</text:p>
          </table:table-cell>
          <table:table-cell table:style-name="Default" table:formula="of:=[.K4]*[.H4]" office:value-type="float" office:value="423049120" calcext:value-type="float">
            <text:p>423049120</text:p>
          </table:table-cell>
          <table:table-cell table:style-name="Default" table:formula="of:=[.K4]^2" office:value-type="float" office:value="91546624" calcext:value-type="float">
            <text:p>91546624</text:p>
          </table:table-cell>
          <table:table-cell table:style-name="Default" table:formula="of:=[.H4]^2" office:value-type="float" office:value="1954966225" calcext:value-type="float">
            <text:p>1954966225</text:p>
          </table:table-cell>
          <table:table-cell table:style-name="Default"/>
          <table:table-cell office:value-type="string" calcext:value-type="string">
            <text:p>Mediax=</text:p>
          </table:table-cell>
          <table:table-cell table:style-name="ce5" table:formula="of:=[.Q2]/118" office:value-type="float" office:value="44271.5" calcext:value-type="float">
            <text:p>44271,5</text:p>
          </table:table-cell>
          <table:table-cell/>
          <table:table-cell table:style-name="ce5" office:value-type="string" calcext:value-type="string">
            <text:p>Mediay=</text:p>
          </table:table-cell>
          <table:table-cell table:style-name="ce8" table:formula="of:=[.T2]/118" office:value-type="float" office:value="2887745.1440678" calcext:value-type="float">
            <text:p>2.887.745</text:p>
          </table:table-cell>
          <table:table-cell table:number-columns-repeated="3"/>
          <table:table-cell table:style-name="Default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2-03" calcext:value-type="date">
            <text:p>3/2/2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1-20" calcext:value-type="date">
            <text:p>20/1/2021</text:p>
          </table:table-cell>
          <table:table-cell table:style-name="ce2" office:value-type="float" office:value="2414166" calcext:value-type="float">
            <text:p>2414166</text:p>
          </table:table-cell>
          <table:table-cell table:style-name="ce2" office:value-type="float" office:value="13568" calcext:value-type="float">
            <text:p>13568</text:p>
          </table:table-cell>
          <table:table-cell table:style-name="ce2" office:value-type="float" office:value="14079" calcext:value-type="float">
            <text:p>14079</text:p>
          </table:table-cell>
          <table:table-cell table:style-name="Default" table:formula="of:=[.K5]*[.H5]" office:value-type="float" office:value="622517064" calcext:value-type="float">
            <text:p>622517064</text:p>
          </table:table-cell>
          <table:table-cell table:style-name="Default" table:formula="of:=[.K5]^2" office:value-type="float" office:value="198218241" calcext:value-type="float">
            <text:p>198218241</text:p>
          </table:table-cell>
          <table:table-cell table:style-name="Default" table:formula="of:=[.H5]^2" office:value-type="float" office:value="1955054656" calcext:value-type="float">
            <text:p>1955054656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2-04" calcext:value-type="date">
            <text:p>4/2/2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1-21" calcext:value-type="date">
            <text:p>21/1/2021</text:p>
          </table:table-cell>
          <table:table-cell table:style-name="ce2" office:value-type="float" office:value="2428221" calcext:value-type="float">
            <text:p>2428221</text:p>
          </table:table-cell>
          <table:table-cell table:style-name="ce2" office:value-type="float" office:value="14055" calcext:value-type="float">
            <text:p>14055</text:p>
          </table:table-cell>
          <table:table-cell table:style-name="ce2" office:value-type="float" office:value="33678" calcext:value-type="float">
            <text:p>33678</text:p>
          </table:table-cell>
          <table:table-cell table:style-name="Default" table:formula="of:=[.K6]*[.H6]" office:value-type="float" office:value="1489140126" calcext:value-type="float">
            <text:p>1489140126</text:p>
          </table:table-cell>
          <table:table-cell table:style-name="Default" table:formula="of:=[.K6]^2" office:value-type="float" office:value="1134207684" calcext:value-type="float">
            <text:p>1134207684</text:p>
          </table:table-cell>
          <table:table-cell table:style-name="Default" table:formula="of:=[.H6]^2" office:value-type="float" office:value="1955143089" calcext:value-type="float">
            <text:p>1955143089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2-05" calcext:value-type="date">
            <text:p>5/2/2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1-22" calcext:value-type="date">
            <text:p>22/1/2021</text:p>
          </table:table-cell>
          <table:table-cell table:style-name="ce2" office:value-type="float" office:value="2441854" calcext:value-type="float">
            <text:p>2441854</text:p>
          </table:table-cell>
          <table:table-cell table:style-name="ce2" office:value-type="float" office:value="13633" calcext:value-type="float">
            <text:p>13633</text:p>
          </table:table-cell>
          <table:table-cell table:style-name="ce2" office:value-type="float" office:value="47652" calcext:value-type="float">
            <text:p>47652</text:p>
          </table:table-cell>
          <table:table-cell table:style-name="Default" table:formula="of:=[.K7]*[.H7]" office:value-type="float" office:value="2107076136" calcext:value-type="float">
            <text:p>2107076136</text:p>
          </table:table-cell>
          <table:table-cell table:style-name="Default" table:formula="of:=[.K7]^2" office:value-type="float" office:value="2270713104" calcext:value-type="float">
            <text:p>2270713104</text:p>
          </table:table-cell>
          <table:table-cell table:style-name="Default" table:formula="of:=[.H7]^2" office:value-type="float" office:value="1955231524" calcext:value-type="float">
            <text:p>1955231524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2-06" calcext:value-type="date">
            <text:p>6/2/2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1-23" calcext:value-type="date">
            <text:p>23/1/2021</text:p>
          </table:table-cell>
          <table:table-cell table:style-name="ce2" office:value-type="float" office:value="2455185" calcext:value-type="float">
            <text:p>2455185</text:p>
          </table:table-cell>
          <table:table-cell table:style-name="ce2" office:value-type="float" office:value="13331" calcext:value-type="float">
            <text:p>13331</text:p>
          </table:table-cell>
          <table:table-cell table:style-name="ce2" office:value-type="float" office:value="80437" calcext:value-type="float">
            <text:p>80437</text:p>
          </table:table-cell>
          <table:table-cell table:style-name="Default" table:formula="of:=[.K8]*[.H8]" office:value-type="float" office:value="3556843703" calcext:value-type="float">
            <text:p>3556843703</text:p>
          </table:table-cell>
          <table:table-cell table:style-name="Default" table:formula="of:=[.K8]^2" office:value-type="float" office:value="6470110969" calcext:value-type="float">
            <text:p>6470110969</text:p>
          </table:table-cell>
          <table:table-cell table:style-name="Default" table:formula="of:=[.H8]^2" office:value-type="float" office:value="1955319961" calcext:value-type="float">
            <text:p>1955319961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2-07" calcext:value-type="date">
            <text:p>7/2/20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1-24" calcext:value-type="date">
            <text:p>24/1/2021</text:p>
          </table:table-cell>
          <table:table-cell table:style-name="ce2" office:value-type="float" office:value="2466813" calcext:value-type="float">
            <text:p>2466813</text:p>
          </table:table-cell>
          <table:table-cell table:style-name="ce2" office:value-type="float" office:value="11628" calcext:value-type="float">
            <text:p>11628</text:p>
          </table:table-cell>
          <table:table-cell table:style-name="ce2" office:value-type="float" office:value="111066" calcext:value-type="float">
            <text:p>111066</text:p>
          </table:table-cell>
          <table:table-cell table:style-name="Default" table:formula="of:=[.K9]*[.H9]" office:value-type="float" office:value="4911338520" calcext:value-type="float">
            <text:p>4911338520</text:p>
          </table:table-cell>
          <table:table-cell table:style-name="Default" table:formula="of:=[.K9]^2" office:value-type="float" office:value="12335656356" calcext:value-type="float">
            <text:p>12335656356</text:p>
          </table:table-cell>
          <table:table-cell table:style-name="Default" table:formula="of:=[.H9]^2" office:value-type="float" office:value="1955408400" calcext:value-type="float">
            <text:p>1955408400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2-08" calcext:value-type="date">
            <text:p>8/2/20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1-25" calcext:value-type="date">
            <text:p>25/1/2021</text:p>
          </table:table-cell>
          <table:table-cell table:style-name="ce2" office:value-type="float" office:value="2475372" calcext:value-type="float">
            <text:p>2475372</text:p>
          </table:table-cell>
          <table:table-cell table:style-name="ce2" office:value-type="float" office:value="8559" calcext:value-type="float">
            <text:p>8559</text:p>
          </table:table-cell>
          <table:table-cell table:style-name="ce2" office:value-type="float" office:value="175327" calcext:value-type="float">
            <text:p>175327</text:p>
          </table:table-cell>
          <table:table-cell table:style-name="Default" table:formula="of:=[.K10]*[.H10]" office:value-type="float" office:value="7753135267" calcext:value-type="float">
            <text:p>7753135267</text:p>
          </table:table-cell>
          <table:table-cell table:style-name="Default" table:formula="of:=[.K10]^2" office:value-type="float" office:value="30739556929" calcext:value-type="float">
            <text:p>30739556929</text:p>
          </table:table-cell>
          <table:table-cell table:style-name="Default" table:formula="of:=[.H10]^2" office:value-type="float" office:value="1955496841" calcext:value-type="float">
            <text:p>1955496841</text:p>
          </table:table-cell>
          <table:table-cell table:style-name="Default"/>
          <table:table-cell table:style-name="Default" office:value-type="string" calcext:value-type="string">
            <text:p>varianzax=</text:p>
          </table:table-cell>
          <table:table-cell table:style-name="Default" table:formula="of:=(SUM([.N2:.N119])/118)-([.Q4]^2)" office:value-type="float" office:value="1160.25" calcext:value-type="float">
            <text:p>1160,25</text:p>
          </table:table-cell>
          <table:table-cell table:style-name="Default"/>
          <table:table-cell table:style-name="Default" office:value-type="string" calcext:value-type="string">
            <text:p>varianzay=</text:p>
          </table:table-cell>
          <table:table-cell table:formula="of:=(SUM([.M2:.M119])/118)-([.T4]^2)" office:value-type="float" office:value="4729866862531.99" calcext:value-type="float">
            <text:p>4729866862531,99</text:p>
          </table:table-cell>
          <table:table-cell table:number-columns-repeated="3"/>
          <table:table-cell table:style-name="Default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2-09" calcext:value-type="date">
            <text:p>9/2/20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1-26" calcext:value-type="date">
            <text:p>26/1/2021</text:p>
          </table:table-cell>
          <table:table-cell table:style-name="ce2" office:value-type="float" office:value="2485956" calcext:value-type="float">
            <text:p>2485956</text:p>
          </table:table-cell>
          <table:table-cell table:style-name="ce2" office:value-type="float" office:value="10584" calcext:value-type="float">
            <text:p>10584</text:p>
          </table:table-cell>
          <table:table-cell table:style-name="ce2" office:value-type="float" office:value="251098" calcext:value-type="float">
            <text:p>251098</text:p>
          </table:table-cell>
          <table:table-cell table:style-name="Default" table:formula="of:=[.K11]*[.H11]" office:value-type="float" office:value="11104055756" calcext:value-type="float">
            <text:p>11104055756</text:p>
          </table:table-cell>
          <table:table-cell table:style-name="Default" table:formula="of:=[.K11]^2" office:value-type="float" office:value="63050205604" calcext:value-type="float">
            <text:p>63050205604</text:p>
          </table:table-cell>
          <table:table-cell table:style-name="Default" table:formula="of:=[.H11]^2" office:value-type="float" office:value="1955585284" calcext:value-type="float">
            <text:p>1955585284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2-10" calcext:value-type="date">
            <text:p>10/2/20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1-27" calcext:value-type="date">
            <text:p>27/1/2021</text:p>
          </table:table-cell>
          <table:table-cell table:style-name="ce2" office:value-type="float" office:value="2501147" calcext:value-type="float">
            <text:p>2501147</text:p>
          </table:table-cell>
          <table:table-cell table:style-name="ce2" office:value-type="float" office:value="15191" calcext:value-type="float">
            <text:p>15191</text:p>
          </table:table-cell>
          <table:table-cell table:style-name="ce2" office:value-type="float" office:value="315739" calcext:value-type="float">
            <text:p>315739</text:p>
          </table:table-cell>
          <table:table-cell table:style-name="Default" table:formula="of:=[.K12]*[.H12]" office:value-type="float" office:value="13962925797" calcext:value-type="float">
            <text:p>13962925797</text:p>
          </table:table-cell>
          <table:table-cell table:style-name="Default" table:formula="of:=[.K12]^2" office:value-type="float" office:value="99691116121" calcext:value-type="float">
            <text:p>99691116121</text:p>
          </table:table-cell>
          <table:table-cell table:style-name="Default" table:formula="of:=[.H12]^2" office:value-type="float" office:value="1955673729" calcext:value-type="float">
            <text:p>1955673729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2-11" calcext:value-type="date">
            <text:p>11/2/20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1-28" calcext:value-type="date">
            <text:p>28/1/2021</text:p>
          </table:table-cell>
          <table:table-cell table:style-name="ce2" office:value-type="float" office:value="2515507" calcext:value-type="float">
            <text:p>2515507</text:p>
          </table:table-cell>
          <table:table-cell table:style-name="ce2" office:value-type="float" office:value="14360" calcext:value-type="float">
            <text:p>14360</text:p>
          </table:table-cell>
          <table:table-cell table:style-name="ce2" office:value-type="float" office:value="404460" calcext:value-type="float">
            <text:p>404460</text:p>
          </table:table-cell>
          <table:table-cell table:style-name="Default" table:formula="of:=[.K13]*[.H13]" office:value-type="float" office:value="17886839040" calcext:value-type="float">
            <text:p>17886839040</text:p>
          </table:table-cell>
          <table:table-cell table:style-name="Default" table:formula="of:=[.K13]^2" office:value-type="float" office:value="163587891600" calcext:value-type="float">
            <text:p>163587891600</text:p>
          </table:table-cell>
          <table:table-cell table:style-name="Default" table:formula="of:=[.H13]^2" office:value-type="float" office:value="1955762176" calcext:value-type="float">
            <text:p>1955762176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2-12" calcext:value-type="date">
            <text:p>12/2/20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1-29" calcext:value-type="date">
            <text:p>29/1/2021</text:p>
          </table:table-cell>
          <table:table-cell table:style-name="ce2" office:value-type="float" office:value="2529070" calcext:value-type="float">
            <text:p>2529070</text:p>
          </table:table-cell>
          <table:table-cell table:style-name="ce2" office:value-type="float" office:value="13563" calcext:value-type="float">
            <text:p>13563</text:p>
          </table:table-cell>
          <table:table-cell table:style-name="ce2" office:value-type="float" office:value="497475" calcext:value-type="float">
            <text:p>497475</text:p>
          </table:table-cell>
          <table:table-cell table:style-name="Default" table:formula="of:=[.K14]*[.H14]" office:value-type="float" office:value="22000831875" calcext:value-type="float">
            <text:p>22000831875</text:p>
          </table:table-cell>
          <table:table-cell table:style-name="Default" table:formula="of:=[.K14]^2" office:value-type="float" office:value="247481375625" calcext:value-type="float">
            <text:p>247481375625</text:p>
          </table:table-cell>
          <table:table-cell table:style-name="Default" table:formula="of:=[.H14]^2" office:value-type="float" office:value="1955850625" calcext:value-type="float">
            <text:p>1955850625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2-13" calcext:value-type="date">
            <text:p>13/2/20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1-30" calcext:value-type="date">
            <text:p>30/1/2021</text:p>
          </table:table-cell>
          <table:table-cell table:style-name="ce2" office:value-type="float" office:value="2541783" calcext:value-type="float">
            <text:p>2541783</text:p>
          </table:table-cell>
          <table:table-cell table:style-name="ce2" office:value-type="float" office:value="12713" calcext:value-type="float">
            <text:p>12713</text:p>
          </table:table-cell>
          <table:table-cell table:style-name="ce2" office:value-type="float" office:value="583462" calcext:value-type="float">
            <text:p>583462</text:p>
          </table:table-cell>
          <table:table-cell table:style-name="Default" table:formula="of:=[.K15]*[.H15]" office:value-type="float" office:value="25804190412" calcext:value-type="float">
            <text:p>25804190412</text:p>
          </table:table-cell>
          <table:table-cell table:style-name="Default" table:formula="of:=[.K15]^2" office:value-type="float" office:value="340427905444" calcext:value-type="float">
            <text:p>340427905444</text:p>
          </table:table-cell>
          <table:table-cell table:style-name="Default" table:formula="of:=[.H15]^2" office:value-type="float" office:value="1955939076" calcext:value-type="float">
            <text:p>1955939076</text:p>
          </table:table-cell>
          <table:table-cell table:style-name="Default"/>
          <table:table-cell table:style-name="Default" office:value-type="string" calcext:value-type="string">
            <text:p>varianzaxy=</text:p>
          </table:table-cell>
          <table:table-cell table:style-name="Default" table:formula="of:=(SUM([.L2:.L119])/118)-([.Q4]*[.T4])" office:value-type="float" office:value="71109571.3093414" calcext:value-type="float">
            <text:p>71109571,309341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2-14" calcext:value-type="date">
            <text:p>14/2/20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1-31" calcext:value-type="date">
            <text:p>31/1/2021</text:p>
          </table:table-cell>
          <table:table-cell table:style-name="ce2" office:value-type="float" office:value="2553032" calcext:value-type="float">
            <text:p>2553032</text:p>
          </table:table-cell>
          <table:table-cell table:style-name="ce2" office:value-type="float" office:value="11249" calcext:value-type="float">
            <text:p>11249</text:p>
          </table:table-cell>
          <table:table-cell table:style-name="ce2" office:value-type="float" office:value="640387" calcext:value-type="float">
            <text:p>640387</text:p>
          </table:table-cell>
          <table:table-cell table:style-name="Default" table:formula="of:=[.K16]*[.H16]" office:value-type="float" office:value="28322395849" calcext:value-type="float">
            <text:p>28322395849</text:p>
          </table:table-cell>
          <table:table-cell table:style-name="Default" table:formula="of:=[.K16]^2" office:value-type="float" office:value="410095509769" calcext:value-type="float">
            <text:p>410095509769</text:p>
          </table:table-cell>
          <table:table-cell table:style-name="Default" table:formula="of:=[.H16]^2" office:value-type="float" office:value="1956027529" calcext:value-type="float">
            <text:p>1956027529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2-15" calcext:value-type="date">
            <text:p>15/2/20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2-01" calcext:value-type="date">
            <text:p>1/2/2021</text:p>
          </table:table-cell>
          <table:table-cell table:style-name="ce2" office:value-type="float" office:value="2560957" calcext:value-type="float">
            <text:p>2560957</text:p>
          </table:table-cell>
          <table:table-cell table:style-name="ce2" office:value-type="float" office:value="7925" calcext:value-type="float">
            <text:p>7925</text:p>
          </table:table-cell>
          <table:table-cell table:style-name="ce2" office:value-type="float" office:value="721685" calcext:value-type="float">
            <text:p>721685</text:p>
          </table:table-cell>
          <table:table-cell table:style-name="Default" table:formula="of:=[.K17]*[.H17]" office:value-type="float" office:value="31918684180" calcext:value-type="float">
            <text:p>31918684180</text:p>
          </table:table-cell>
          <table:table-cell table:style-name="Default" table:formula="of:=[.K17]^2" office:value-type="float" office:value="520829239225" calcext:value-type="float">
            <text:p>520829239225</text:p>
          </table:table-cell>
          <table:table-cell table:style-name="Default" table:formula="of:=[.H17]^2" office:value-type="float" office:value="1956115984" calcext:value-type="float">
            <text:p>1956115984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2-16" calcext:value-type="date">
            <text:p>16/2/20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2-02" calcext:value-type="date">
            <text:p>2/2/2021</text:p>
          </table:table-cell>
          <table:table-cell table:style-name="ce2" office:value-type="float" office:value="2570608" calcext:value-type="float">
            <text:p>2570608</text:p>
          </table:table-cell>
          <table:table-cell table:style-name="ce2" office:value-type="float" office:value="9651" calcext:value-type="float">
            <text:p>9651</text:p>
          </table:table-cell>
          <table:table-cell table:style-name="ce2" office:value-type="float" office:value="803148" calcext:value-type="float">
            <text:p>803148</text:p>
          </table:table-cell>
          <table:table-cell table:style-name="Default" table:formula="of:=[.K18]*[.H18]" office:value-type="float" office:value="35522432892" calcext:value-type="float">
            <text:p>35522432892</text:p>
          </table:table-cell>
          <table:table-cell table:style-name="Default" table:formula="of:=[.K18]^2" office:value-type="float" office:value="645046709904" calcext:value-type="float">
            <text:p>645046709904</text:p>
          </table:table-cell>
          <table:table-cell table:style-name="Default" table:formula="of:=[.H18]^2" office:value-type="float" office:value="1956204441" calcext:value-type="float">
            <text:p>1956204441</text:p>
          </table:table-cell>
          <table:table-cell table:style-name="Default" table:number-columns-repeated="2"/>
          <table:table-cell table:style-name="Default" table:formula="of:=([.Q10]^1/2)*([.T10]^1/2)" office:value-type="float" office:value="1.37195700681318E+015" calcext:value-type="float">
            <text:p>1,37195700681318E+015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2-17" calcext:value-type="date">
            <text:p>17/2/20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2-03" calcext:value-type="date">
            <text:p>3/2/2021</text:p>
          </table:table-cell>
          <table:table-cell table:style-name="ce2" office:value-type="float" office:value="2583790" calcext:value-type="float">
            <text:p>2583790</text:p>
          </table:table-cell>
          <table:table-cell table:style-name="ce2" office:value-type="float" office:value="13182" calcext:value-type="float">
            <text:p>13182</text:p>
          </table:table-cell>
          <table:table-cell table:style-name="ce2" office:value-type="float" office:value="893521" calcext:value-type="float">
            <text:p>893521</text:p>
          </table:table-cell>
          <table:table-cell table:style-name="Default" table:formula="of:=[.K19]*[.H19]" office:value-type="float" office:value="39520433830" calcext:value-type="float">
            <text:p>39520433830</text:p>
          </table:table-cell>
          <table:table-cell table:style-name="Default" table:formula="of:=[.K19]^2" office:value-type="float" office:value="798379777441" calcext:value-type="float">
            <text:p>798379777441</text:p>
          </table:table-cell>
          <table:table-cell table:style-name="Default" table:formula="of:=[.H19]^2" office:value-type="float" office:value="1956292900" calcext:value-type="float">
            <text:p>1956292900</text:p>
          </table:table-cell>
          <table:table-cell table:style-name="Default"/>
          <table:table-cell table:style-name="Default" office:value-type="string" calcext:value-type="string">
            <text:p>r=</text:p>
          </table:table-cell>
          <table:table-cell table:style-name="Default" table:formula="of:=[.Q15]/[.Q18]" office:value-type="float" office:value="0.00000005183075778338" calcext:value-type="float">
            <text:p>5,18307577833772E-08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2-18" calcext:value-type="date">
            <text:p>18/2/20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2-04" calcext:value-type="date">
            <text:p>4/2/2021</text:p>
          </table:table-cell>
          <table:table-cell table:style-name="ce2" office:value-type="float" office:value="2597446" calcext:value-type="float">
            <text:p>2597446</text:p>
          </table:table-cell>
          <table:table-cell table:style-name="ce2" office:value-type="float" office:value="13656" calcext:value-type="float">
            <text:p>13656</text:p>
          </table:table-cell>
          <table:table-cell table:style-name="ce2" office:value-type="float" office:value="987688" calcext:value-type="float">
            <text:p>987688</text:p>
          </table:table-cell>
          <table:table-cell table:style-name="Default" table:formula="of:=[.K20]*[.H20]" office:value-type="float" office:value="43686427928" calcext:value-type="float">
            <text:p>43686427928</text:p>
          </table:table-cell>
          <table:table-cell table:style-name="Default" table:formula="of:=[.K20]^2" office:value-type="float" office:value="975527585344" calcext:value-type="float">
            <text:p>975527585344</text:p>
          </table:table-cell>
          <table:table-cell table:style-name="Default" table:formula="of:=[.H20]^2" office:value-type="float" office:value="1956381361" calcext:value-type="float">
            <text:p>1956381361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2-19" calcext:value-type="date">
            <text:p>19/2/20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2-05" calcext:value-type="date">
            <text:p>5/2/2021</text:p>
          </table:table-cell>
          <table:table-cell table:style-name="ce2" office:value-type="float" office:value="2611659" calcext:value-type="float">
            <text:p>2611659</text:p>
          </table:table-cell>
          <table:table-cell table:style-name="ce2" office:value-type="float" office:value="14213" calcext:value-type="float">
            <text:p>14213</text:p>
          </table:table-cell>
          <table:table-cell table:style-name="ce2" office:value-type="float" office:value="1076991" calcext:value-type="float">
            <text:p>1076991</text:p>
          </table:table-cell>
          <table:table-cell table:style-name="Default" table:formula="of:=[.K21]*[.H21]" office:value-type="float" office:value="47637465912" calcext:value-type="float">
            <text:p>47637465912</text:p>
          </table:table-cell>
          <table:table-cell table:style-name="Default" table:formula="of:=[.K21]^2" office:value-type="float" office:value="1159909614081" calcext:value-type="float">
            <text:p>1159909614081</text:p>
          </table:table-cell>
          <table:table-cell table:style-name="Default" table:formula="of:=[.H21]^2" office:value-type="float" office:value="1956469824" calcext:value-type="float">
            <text:p>1956469824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2-20" calcext:value-type="date">
            <text:p>20/2/20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2-06" calcext:value-type="date">
            <text:p>6/2/2021</text:p>
          </table:table-cell>
          <table:table-cell table:style-name="ce2" office:value-type="float" office:value="2625098" calcext:value-type="float">
            <text:p>2625098</text:p>
          </table:table-cell>
          <table:table-cell table:style-name="ce2" office:value-type="float" office:value="13439" calcext:value-type="float">
            <text:p>13439</text:p>
          </table:table-cell>
          <table:table-cell table:style-name="ce2" office:value-type="float" office:value="1140060" calcext:value-type="float">
            <text:p>1140060</text:p>
          </table:table-cell>
          <table:table-cell table:style-name="Default" table:formula="of:=[.K22]*[.H22]" office:value-type="float" office:value="50428273980" calcext:value-type="float">
            <text:p>50428273980</text:p>
          </table:table-cell>
          <table:table-cell table:style-name="Default" table:formula="of:=[.K22]^2" office:value-type="float" office:value="1299736803600" calcext:value-type="float">
            <text:p>1299736803600</text:p>
          </table:table-cell>
          <table:table-cell table:style-name="Default" table:formula="of:=[.H22]^2" office:value-type="float" office:value="1956558289" calcext:value-type="float">
            <text:p>1956558289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2-21" calcext:value-type="date">
            <text:p>21/2/202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2-07" calcext:value-type="date">
            <text:p>7/2/2021</text:p>
          </table:table-cell>
          <table:table-cell table:style-name="ce2" office:value-type="float" office:value="2636738" calcext:value-type="float">
            <text:p>2636738</text:p>
          </table:table-cell>
          <table:table-cell table:style-name="ce2" office:value-type="float" office:value="11640" calcext:value-type="float">
            <text:p>11640</text:p>
          </table:table-cell>
          <table:table-cell table:style-name="ce2" office:value-type="float" office:value="1172730" calcext:value-type="float">
            <text:p>1172730</text:p>
          </table:table-cell>
          <table:table-cell table:style-name="Default" table:formula="of:=[.K23]*[.H23]" office:value-type="float" office:value="51874538820" calcext:value-type="float">
            <text:p>51874538820</text:p>
          </table:table-cell>
          <table:table-cell table:style-name="Default" table:formula="of:=[.K23]^2" office:value-type="float" office:value="1375295652900" calcext:value-type="float">
            <text:p>1375295652900</text:p>
          </table:table-cell>
          <table:table-cell table:style-name="Default" table:formula="of:=[.H23]^2" office:value-type="float" office:value="1956646756" calcext:value-type="float">
            <text:p>1956646756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2-22" calcext:value-type="date">
            <text:p>22/2/2020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2-08" calcext:value-type="date">
            <text:p>8/2/2021</text:p>
          </table:table-cell>
          <table:table-cell table:style-name="ce2" office:value-type="float" office:value="2644707" calcext:value-type="float">
            <text:p>2644707</text:p>
          </table:table-cell>
          <table:table-cell table:style-name="ce2" office:value-type="float" office:value="7969" calcext:value-type="float">
            <text:p>7969</text:p>
          </table:table-cell>
          <table:table-cell table:style-name="ce2" office:value-type="float" office:value="1212714" calcext:value-type="float">
            <text:p>1212714</text:p>
          </table:table-cell>
          <table:table-cell table:style-name="Default" table:formula="of:=[.K24]*[.H24]" office:value-type="float" office:value="53644403790" calcext:value-type="float">
            <text:p>53644403790</text:p>
          </table:table-cell>
          <table:table-cell table:style-name="Default" table:formula="of:=[.K24]^2" office:value-type="float" office:value="1470675245796" calcext:value-type="float">
            <text:p>1470675245796</text:p>
          </table:table-cell>
          <table:table-cell table:style-name="Default" table:formula="of:=[.H24]^2" office:value-type="float" office:value="1956735225" calcext:value-type="float">
            <text:p>1956735225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2-23" calcext:value-type="date">
            <text:p>23/2/2020</text:p>
          </table:table-cell>
          <table:table-cell office:value-type="float" office:value="155" calcext:value-type="float">
            <text:p>155</text:p>
          </table:table-cell>
          <table:table-cell office:value-type="float" office:value="93" calcext:value-type="float">
            <text:p>93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2-09" calcext:value-type="date">
            <text:p>9/2/2021</text:p>
          </table:table-cell>
          <table:table-cell table:style-name="ce2" office:value-type="float" office:value="2655319" calcext:value-type="float">
            <text:p>2655319</text:p>
          </table:table-cell>
          <table:table-cell table:style-name="ce2" office:value-type="float" office:value="10612" calcext:value-type="float">
            <text:p>10612</text:p>
          </table:table-cell>
          <table:table-cell table:style-name="ce2" office:value-type="float" office:value="1244939" calcext:value-type="float">
            <text:p>1244939</text:p>
          </table:table-cell>
          <table:table-cell table:style-name="Default" table:formula="of:=[.K25]*[.H25]" office:value-type="float" office:value="55071121604" calcext:value-type="float">
            <text:p>55071121604</text:p>
          </table:table-cell>
          <table:table-cell table:style-name="Default" table:formula="of:=[.K25]^2" office:value-type="float" office:value="1549873113721" calcext:value-type="float">
            <text:p>1549873113721</text:p>
          </table:table-cell>
          <table:table-cell table:style-name="Default" table:formula="of:=[.H25]^2" office:value-type="float" office:value="1956823696" calcext:value-type="float">
            <text:p>1956823696</text:p>
          </table:table-cell>
          <table:table-cell table:style-name="Default" table:number-columns-repeated="5"/>
          <table:table-cell table:number-columns-repeated="2"/>
          <table:table-cell table:style-name="ce8" table:number-columns-repeated="2"/>
          <table:table-cell table:style-name="Default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2-24" calcext:value-type="date">
            <text:p>24/2/2020</text:p>
          </table:table-cell>
          <table:table-cell office:value-type="float" office:value="229" calcext:value-type="float">
            <text:p>229</text:p>
          </table:table-cell>
          <table:table-cell office:value-type="float" office:value="74" calcext:value-type="float">
            <text:p>74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2-10" calcext:value-type="date">
            <text:p>10/2/2021</text:p>
          </table:table-cell>
          <table:table-cell table:style-name="ce2" office:value-type="float" office:value="2668266" calcext:value-type="float">
            <text:p>2668266</text:p>
          </table:table-cell>
          <table:table-cell table:style-name="ce2" office:value-type="float" office:value="12947" calcext:value-type="float">
            <text:p>12947</text:p>
          </table:table-cell>
          <table:table-cell table:style-name="ce2" office:value-type="float" office:value="1272701" calcext:value-type="float">
            <text:p>1272701</text:p>
          </table:table-cell>
          <table:table-cell table:style-name="Default" table:formula="of:=[.K26]*[.H26]" office:value-type="float" office:value="56300474137" calcext:value-type="float">
            <text:p>56300474137</text:p>
          </table:table-cell>
          <table:table-cell table:style-name="Default" table:formula="of:=[.K26]^2" office:value-type="float" office:value="1619767835401" calcext:value-type="float">
            <text:p>1619767835401</text:p>
          </table:table-cell>
          <table:table-cell table:style-name="Default" table:formula="of:=[.H26]^2" office:value-type="float" office:value="1956912169" calcext:value-type="float">
            <text:p>1956912169</text:p>
          </table:table-cell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Default"/>
          <table:table-cell/>
          <table:table-cell table:style-name="ce5"/>
          <table:table-cell table:style-name="Default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2-25" calcext:value-type="date">
            <text:p>25/2/2020</text:p>
          </table:table-cell>
          <table:table-cell office:value-type="float" office:value="322" calcext:value-type="float">
            <text:p>322</text:p>
          </table:table-cell>
          <table:table-cell office:value-type="float" office:value="93" calcext:value-type="float">
            <text:p>93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2-11" calcext:value-type="date">
            <text:p>11/2/2021</text:p>
          </table:table-cell>
          <table:table-cell table:style-name="ce2" office:value-type="float" office:value="2683403" calcext:value-type="float">
            <text:p>2683403</text:p>
          </table:table-cell>
          <table:table-cell table:style-name="ce2" office:value-type="float" office:value="15137" calcext:value-type="float">
            <text:p>15137</text:p>
          </table:table-cell>
          <table:table-cell table:style-name="ce2" office:value-type="float" office:value="1292011" calcext:value-type="float">
            <text:p>1292011</text:p>
          </table:table-cell>
          <table:table-cell table:style-name="Default" table:formula="of:=[.K27]*[.H27]" office:value-type="float" office:value="57155982618" calcext:value-type="float">
            <text:p>57155982618</text:p>
          </table:table-cell>
          <table:table-cell table:style-name="Default" table:formula="of:=[.K27]^2" office:value-type="float" office:value="1669292424121" calcext:value-type="float">
            <text:p>1669292424121</text:p>
          </table:table-cell>
          <table:table-cell table:style-name="Default" table:formula="of:=[.H27]^2" office:value-type="float" office:value="1957000644" calcext:value-type="float">
            <text:p>1957000644</text:p>
          </table:table-cell>
          <table:table-cell table:number-columns-repeated="2"/>
          <table:table-cell table:style-name="ce5"/>
          <table:table-cell table:number-columns-repeated="8"/>
          <table:table-cell table:style-name="ce5" table:number-columns-repeated="2"/>
          <table:table-cell table:style-name="Default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2-26" calcext:value-type="date">
            <text:p>26/2/2020</text:p>
          </table:table-cell>
          <table:table-cell office:value-type="float" office:value="453" calcext:value-type="float">
            <text:p>453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2-12" calcext:value-type="date">
            <text:p>12/2/2021</text:p>
          </table:table-cell>
          <table:table-cell table:style-name="ce2" office:value-type="float" office:value="2697296" calcext:value-type="float">
            <text:p>2697296</text:p>
          </table:table-cell>
          <table:table-cell table:style-name="ce2" office:value-type="float" office:value="13893" calcext:value-type="float">
            <text:p>13893</text:p>
          </table:table-cell>
          <table:table-cell table:style-name="ce2" office:value-type="float" office:value="1307145" calcext:value-type="float">
            <text:p>1307145</text:p>
          </table:table-cell>
          <table:table-cell table:style-name="Default" table:formula="of:=[.K28]*[.H28]" office:value-type="float" office:value="57826787655" calcext:value-type="float">
            <text:p>57826787655</text:p>
          </table:table-cell>
          <table:table-cell table:style-name="Default" table:formula="of:=[.K28]^2" office:value-type="float" office:value="1708628051025" calcext:value-type="float">
            <text:p>1708628051025</text:p>
          </table:table-cell>
          <table:table-cell table:style-name="Default" table:formula="of:=[.H28]^2" office:value-type="float" office:value="1957089121" calcext:value-type="float">
            <text:p>1957089121</text:p>
          </table:table-cell>
          <table:table-cell table:number-columns-repeated="2"/>
          <table:table-cell table:style-name="ce5"/>
          <table:table-cell table:number-columns-repeated="8"/>
          <table:table-cell table:style-name="ce5" table:number-columns-repeated="2"/>
          <table:table-cell table:style-name="Default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2-27" calcext:value-type="date">
            <text:p>27/2/2020</text:p>
          </table:table-cell>
          <table:table-cell office:value-type="float" office:value="655" calcext:value-type="float">
            <text:p>655</text:p>
          </table:table-cell>
          <table:table-cell office:value-type="float" office:value="202" calcext:value-type="float">
            <text:p>202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2-13" calcext:value-type="date">
            <text:p>13/2/2021</text:p>
          </table:table-cell>
          <table:table-cell table:style-name="ce2" office:value-type="float" office:value="2710819" calcext:value-type="float">
            <text:p>2710819</text:p>
          </table:table-cell>
          <table:table-cell table:style-name="ce2" office:value-type="float" office:value="13523" calcext:value-type="float">
            <text:p>13523</text:p>
          </table:table-cell>
          <table:table-cell table:style-name="ce2" office:value-type="float" office:value="1313819" calcext:value-type="float">
            <text:p>1313819</text:p>
          </table:table-cell>
          <table:table-cell table:style-name="Default" table:formula="of:=[.K29]*[.H29]" office:value-type="float" office:value="58123352560" calcext:value-type="float">
            <text:p>58123352560</text:p>
          </table:table-cell>
          <table:table-cell table:style-name="Default" table:formula="of:=[.K29]^2" office:value-type="float" office:value="1726120364761" calcext:value-type="float">
            <text:p>1726120364761</text:p>
          </table:table-cell>
          <table:table-cell table:style-name="Default" table:formula="of:=[.H29]^2" office:value-type="float" office:value="1957177600" calcext:value-type="float">
            <text:p>1957177600</text:p>
          </table:table-cell>
          <table:table-cell table:number-columns-repeated="2"/>
          <table:table-cell table:style-name="ce5"/>
          <table:table-cell table:number-columns-repeated="8"/>
          <table:table-cell table:style-name="ce5" table:number-columns-repeated="2"/>
          <table:table-cell table:style-name="Default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2-28" calcext:value-type="date">
            <text:p>28/2/2020</text:p>
          </table:table-cell>
          <table:table-cell office:value-type="float" office:value="888" calcext:value-type="float">
            <text:p>888</text:p>
          </table:table-cell>
          <table:table-cell office:value-type="float" office:value="233" calcext:value-type="float">
            <text:p>233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2-14" calcext:value-type="date">
            <text:p>14/2/2021</text:p>
          </table:table-cell>
          <table:table-cell table:style-name="ce2" office:value-type="float" office:value="2721879" calcext:value-type="float">
            <text:p>2721879</text:p>
          </table:table-cell>
          <table:table-cell table:style-name="ce2" office:value-type="float" office:value="11060" calcext:value-type="float">
            <text:p>11060</text:p>
          </table:table-cell>
          <table:table-cell table:style-name="ce2" office:value-type="float" office:value="1316377" calcext:value-type="float">
            <text:p>1316377</text:p>
          </table:table-cell>
          <table:table-cell table:style-name="Default" table:formula="of:=[.K30]*[.H30]" office:value-type="float" office:value="58237834857" calcext:value-type="float">
            <text:p>58237834857</text:p>
          </table:table-cell>
          <table:table-cell table:style-name="Default" table:formula="of:=[.K30]^2" office:value-type="float" office:value="1732848406129" calcext:value-type="float">
            <text:p>1732848406129</text:p>
          </table:table-cell>
          <table:table-cell table:style-name="Default" table:formula="of:=[.H30]^2" office:value-type="float" office:value="1957266081" calcext:value-type="float">
            <text:p>1957266081</text:p>
          </table:table-cell>
          <table:table-cell table:number-columns-repeated="11"/>
          <table:table-cell table:style-name="ce5" table:number-columns-repeated="2"/>
          <table:table-cell table:style-name="Default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2-29" calcext:value-type="date">
            <text:p>29/2/2020</text:p>
          </table:table-cell>
          <table:table-cell office:value-type="float" office:value="1128" calcext:value-type="float">
            <text:p>1128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2-15" calcext:value-type="date">
            <text:p>15/2/2021</text:p>
          </table:table-cell>
          <table:table-cell table:style-name="ce2" office:value-type="float" office:value="2729223" calcext:value-type="float">
            <text:p>2729223</text:p>
          </table:table-cell>
          <table:table-cell table:style-name="ce2" office:value-type="float" office:value="7344" calcext:value-type="float">
            <text:p>7344</text:p>
          </table:table-cell>
          <table:table-cell table:style-name="ce2" office:value-type="float" office:value="1322304" calcext:value-type="float">
            <text:p>1322304</text:p>
          </table:table-cell>
          <table:table-cell table:style-name="Default" table:formula="of:=[.K31]*[.H31]" office:value-type="float" office:value="58501373568" calcext:value-type="float">
            <text:p>58501373568</text:p>
          </table:table-cell>
          <table:table-cell table:style-name="Default" table:formula="of:=[.K31]^2" office:value-type="float" office:value="1748487868416" calcext:value-type="float">
            <text:p>1748487868416</text:p>
          </table:table-cell>
          <table:table-cell table:style-name="Default" table:formula="of:=[.H31]^2" office:value-type="float" office:value="1957354564" calcext:value-type="float">
            <text:p>1957354564</text:p>
          </table:table-cell>
          <table:table-cell table:number-columns-repeated="11"/>
          <table:table-cell table:style-name="ce5" table:number-columns-repeated="2"/>
          <table:table-cell table:style-name="Default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3-01" calcext:value-type="date">
            <text:p>1/3/2020</text:p>
          </table:table-cell>
          <table:table-cell office:value-type="float" office:value="1694" calcext:value-type="float">
            <text:p>1694</text:p>
          </table:table-cell>
          <table:table-cell office:value-type="float" office:value="566" calcext:value-type="float">
            <text:p>566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2-16" calcext:value-type="date">
            <text:p>16/2/2021</text:p>
          </table:table-cell>
          <table:table-cell table:style-name="ce2" office:value-type="float" office:value="2739591" calcext:value-type="float">
            <text:p>2739591</text:p>
          </table:table-cell>
          <table:table-cell table:style-name="ce2" office:value-type="float" office:value="10368" calcext:value-type="float">
            <text:p>10368</text:p>
          </table:table-cell>
          <table:table-cell table:style-name="ce2" office:value-type="float" office:value="1328410" calcext:value-type="float">
            <text:p>1328410</text:p>
          </table:table-cell>
          <table:table-cell table:style-name="Default" table:formula="of:=[.K32]*[.H32]" office:value-type="float" office:value="58772843630" calcext:value-type="float">
            <text:p>58772843630</text:p>
          </table:table-cell>
          <table:table-cell table:style-name="Default" table:formula="of:=[.K32]^2" office:value-type="float" office:value="1764673128100" calcext:value-type="float">
            <text:p>1764673128100</text:p>
          </table:table-cell>
          <table:table-cell table:style-name="Default" table:formula="of:=[.H32]^2" office:value-type="float" office:value="1957443049" calcext:value-type="float">
            <text:p>1957443049</text:p>
          </table:table-cell>
          <table:table-cell table:number-columns-repeated="7"/>
          <table:table-cell table:style-name="ce8" table:number-columns-repeated="2"/>
          <table:table-cell table:number-columns-repeated="2"/>
          <table:table-cell table:style-name="ce5" table:number-columns-repeated="2"/>
          <table:table-cell table:style-name="Default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3-02" calcext:value-type="date">
            <text:p>2/3/2020</text:p>
          </table:table-cell>
          <table:table-cell office:value-type="float" office:value="2036" calcext:value-type="float">
            <text:p>2036</text:p>
          </table:table-cell>
          <table:table-cell office:value-type="float" office:value="342" calcext:value-type="float">
            <text:p>342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2-17" calcext:value-type="date">
            <text:p>17/2/2021</text:p>
          </table:table-cell>
          <table:table-cell table:style-name="ce2" office:value-type="float" office:value="2751657" calcext:value-type="float">
            <text:p>2751657</text:p>
          </table:table-cell>
          <table:table-cell table:style-name="ce2" office:value-type="float" office:value="12066" calcext:value-type="float">
            <text:p>12066</text:p>
          </table:table-cell>
          <table:table-cell table:style-name="ce2" office:value-type="float" office:value="1337806" calcext:value-type="float">
            <text:p>1337806</text:p>
          </table:table-cell>
          <table:table-cell table:style-name="Default" table:formula="of:=[.K33]*[.H33]" office:value-type="float" office:value="59189888664" calcext:value-type="float">
            <text:p>59189888664</text:p>
          </table:table-cell>
          <table:table-cell table:style-name="Default" table:formula="of:=[.K33]^2" office:value-type="float" office:value="1789724893636" calcext:value-type="float">
            <text:p>1789724893636</text:p>
          </table:table-cell>
          <table:table-cell table:style-name="Default" table:formula="of:=[.H33]^2" office:value-type="float" office:value="1957531536" calcext:value-type="float">
            <text:p>1957531536</text:p>
          </table:table-cell>
          <table:table-cell table:number-columns-repeated="11"/>
          <table:table-cell table:style-name="ce5" table:number-columns-repeated="2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3-03" calcext:value-type="date">
            <text:p>3/3/2020</text:p>
          </table:table-cell>
          <table:table-cell office:value-type="float" office:value="2502" calcext:value-type="float">
            <text:p>2502</text:p>
          </table:table-cell>
          <table:table-cell office:value-type="float" office:value="466" calcext:value-type="float">
            <text:p>466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2-18" calcext:value-type="date">
            <text:p>18/2/2021</text:p>
          </table:table-cell>
          <table:table-cell table:style-name="ce2" office:value-type="float" office:value="2765412" calcext:value-type="float">
            <text:p>2765412</text:p>
          </table:table-cell>
          <table:table-cell table:style-name="ce2" office:value-type="float" office:value="13755" calcext:value-type="float">
            <text:p>13755</text:p>
          </table:table-cell>
          <table:table-cell table:style-name="ce2" office:value-type="float" office:value="1345643" calcext:value-type="float">
            <text:p>1345643</text:p>
          </table:table-cell>
          <table:table-cell table:style-name="Default" table:formula="of:=[.K34]*[.H34]" office:value-type="float" office:value="59537974535" calcext:value-type="float">
            <text:p>59537974535</text:p>
          </table:table-cell>
          <table:table-cell table:style-name="Default" table:formula="of:=[.K34]^2" office:value-type="float" office:value="1810755083449" calcext:value-type="float">
            <text:p>1810755083449</text:p>
          </table:table-cell>
          <table:table-cell table:style-name="Default" table:formula="of:=[.H34]^2" office:value-type="float" office:value="1957620025" calcext:value-type="float">
            <text:p>1957620025</text:p>
          </table:table-cell>
          <table:table-cell table:number-columns-repeated="11"/>
          <table:table-cell table:style-name="ce5" table:number-columns-repeated="2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3-04" calcext:value-type="date">
            <text:p>4/3/2020</text:p>
          </table:table-cell>
          <table:table-cell office:value-type="float" office:value="3089" calcext:value-type="float">
            <text:p>3089</text:p>
          </table:table-cell>
          <table:table-cell office:value-type="float" office:value="587" calcext:value-type="float">
            <text:p>587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2-19" calcext:value-type="date">
            <text:p>19/2/2021</text:p>
          </table:table-cell>
          <table:table-cell table:style-name="ce2" office:value-type="float" office:value="2780882" calcext:value-type="float">
            <text:p>2780882</text:p>
          </table:table-cell>
          <table:table-cell table:style-name="ce2" office:value-type="float" office:value="15470" calcext:value-type="float">
            <text:p>15470</text:p>
          </table:table-cell>
          <table:table-cell table:style-name="ce2" office:value-type="float" office:value="1352015" calcext:value-type="float">
            <text:p>1352015</text:p>
          </table:table-cell>
          <table:table-cell table:style-name="Default" table:formula="of:=[.K35]*[.H35]" office:value-type="float" office:value="59821255690" calcext:value-type="float">
            <text:p>59821255690</text:p>
          </table:table-cell>
          <table:table-cell table:style-name="Default" table:formula="of:=[.K35]^2" office:value-type="float" office:value="1827944560225" calcext:value-type="float">
            <text:p>1827944560225</text:p>
          </table:table-cell>
          <table:table-cell table:style-name="Default" table:formula="of:=[.H35]^2" office:value-type="float" office:value="1957708516" calcext:value-type="float">
            <text:p>1957708516</text:p>
          </table:table-cell>
          <table:table-cell table:number-columns-repeated="11"/>
          <table:table-cell table:style-name="ce5" table:number-columns-repeated="2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3-05" calcext:value-type="date">
            <text:p>5/3/2020</text:p>
          </table:table-cell>
          <table:table-cell office:value-type="float" office:value="3858" calcext:value-type="float">
            <text:p>3858</text:p>
          </table:table-cell>
          <table:table-cell office:value-type="float" office:value="769" calcext:value-type="float">
            <text:p>769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2-20" calcext:value-type="date">
            <text:p>20/2/2021</text:p>
          </table:table-cell>
          <table:table-cell table:style-name="ce2" office:value-type="float" office:value="2795796" calcext:value-type="float">
            <text:p>2795796</text:p>
          </table:table-cell>
          <table:table-cell table:style-name="ce2" office:value-type="float" office:value="14914" calcext:value-type="float">
            <text:p>14914</text:p>
          </table:table-cell>
          <table:table-cell table:style-name="ce2" office:value-type="float" office:value="1356358" calcext:value-type="float">
            <text:p>1356358</text:p>
          </table:table-cell>
          <table:table-cell table:style-name="Default" table:formula="of:=[.K36]*[.H36]" office:value-type="float" office:value="60014772426" calcext:value-type="float">
            <text:p>60014772426</text:p>
          </table:table-cell>
          <table:table-cell table:style-name="Default" table:formula="of:=[.K36]^2" office:value-type="float" office:value="1839707024164" calcext:value-type="float">
            <text:p>1839707024164</text:p>
          </table:table-cell>
          <table:table-cell table:style-name="Default" table:formula="of:=[.H36]^2" office:value-type="float" office:value="1957797009" calcext:value-type="float">
            <text:p>1957797009</text:p>
          </table:table-cell>
          <table:table-cell table:number-columns-repeated="11"/>
          <table:table-cell table:style-name="ce5" table:number-columns-repeated="2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3-06" calcext:value-type="date">
            <text:p>6/3/2020</text:p>
          </table:table-cell>
          <table:table-cell office:value-type="float" office:value="4636" calcext:value-type="float">
            <text:p>4636</text:p>
          </table:table-cell>
          <table:table-cell office:value-type="float" office:value="778" calcext:value-type="float">
            <text:p>778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2-21" calcext:value-type="date">
            <text:p>21/2/2021</text:p>
          </table:table-cell>
          <table:table-cell table:style-name="ce2" office:value-type="float" office:value="2809246" calcext:value-type="float">
            <text:p>2809246</text:p>
          </table:table-cell>
          <table:table-cell table:style-name="ce2" office:value-type="float" office:value="13450" calcext:value-type="float">
            <text:p>13450</text:p>
          </table:table-cell>
          <table:table-cell table:style-name="ce2" office:value-type="float" office:value="1358570" calcext:value-type="float">
            <text:p>1358570</text:p>
          </table:table-cell>
          <table:table-cell table:style-name="Default" table:formula="of:=[.K37]*[.H37]" office:value-type="float" office:value="60114005360" calcext:value-type="float">
            <text:p>60114005360</text:p>
          </table:table-cell>
          <table:table-cell table:style-name="Default" table:formula="of:=[.K37]^2" office:value-type="float" office:value="1845712444900" calcext:value-type="float">
            <text:p>1845712444900</text:p>
          </table:table-cell>
          <table:table-cell table:style-name="Default" table:formula="of:=[.H37]^2" office:value-type="float" office:value="1957885504" calcext:value-type="float">
            <text:p>1957885504</text:p>
          </table:table-cell>
          <table:table-cell table:number-columns-repeated="11"/>
          <table:table-cell table:style-name="ce5" table:number-columns-repeated="2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3-07" calcext:value-type="date">
            <text:p>7/3/2020</text:p>
          </table:table-cell>
          <table:table-cell office:value-type="float" office:value="5883" calcext:value-type="float">
            <text:p>5883</text:p>
          </table:table-cell>
          <table:table-cell office:value-type="float" office:value="1247" calcext:value-type="float">
            <text:p>1247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2-22" calcext:value-type="date">
            <text:p>22/2/2021</text:p>
          </table:table-cell>
          <table:table-cell table:style-name="ce2" office:value-type="float" office:value="2818863" calcext:value-type="float">
            <text:p>2818863</text:p>
          </table:table-cell>
          <table:table-cell table:style-name="ce2" office:value-type="float" office:value="9617" calcext:value-type="float">
            <text:p>9617</text:p>
          </table:table-cell>
          <table:table-cell table:style-name="ce2" office:value-type="float" office:value="1363796" calcext:value-type="float">
            <text:p>1363796</text:p>
          </table:table-cell>
          <table:table-cell table:style-name="Default" table:formula="of:=[.K38]*[.H38]" office:value-type="float" office:value="60346609204" calcext:value-type="float">
            <text:p>60346609204</text:p>
          </table:table-cell>
          <table:table-cell table:style-name="Default" table:formula="of:=[.K38]^2" office:value-type="float" office:value="1859939529616" calcext:value-type="float">
            <text:p>1859939529616</text:p>
          </table:table-cell>
          <table:table-cell table:style-name="Default" table:formula="of:=[.H38]^2" office:value-type="float" office:value="1957974001" calcext:value-type="float">
            <text:p>1957974001</text:p>
          </table:table-cell>
          <table:table-cell table:number-columns-repeated="11"/>
          <table:table-cell table:style-name="ce5" table:number-columns-repeated="2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3-08" calcext:value-type="date">
            <text:p>8/3/2020</text:p>
          </table:table-cell>
          <table:table-cell office:value-type="float" office:value="7375" calcext:value-type="float">
            <text:p>7375</text:p>
          </table:table-cell>
          <table:table-cell office:value-type="float" office:value="1492" calcext:value-type="float">
            <text:p>1492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2-23" calcext:value-type="date">
            <text:p>23/2/2021</text:p>
          </table:table-cell>
          <table:table-cell table:style-name="ce2" office:value-type="float" office:value="2832162" calcext:value-type="float">
            <text:p>2832162</text:p>
          </table:table-cell>
          <table:table-cell table:style-name="ce2" office:value-type="float" office:value="13299" calcext:value-type="float">
            <text:p>13299</text:p>
          </table:table-cell>
          <table:table-cell table:style-name="ce2" office:value-type="float" office:value="1369036" calcext:value-type="float">
            <text:p>1369036</text:p>
          </table:table-cell>
          <table:table-cell table:style-name="Default" table:formula="of:=[.K39]*[.H39]" office:value-type="float" office:value="60579843000" calcext:value-type="float">
            <text:p>60579843000</text:p>
          </table:table-cell>
          <table:table-cell table:style-name="Default" table:formula="of:=[.K39]^2" office:value-type="float" office:value="1874259569296" calcext:value-type="float">
            <text:p>1874259569296</text:p>
          </table:table-cell>
          <table:table-cell table:style-name="Default" table:formula="of:=[.H39]^2" office:value-type="float" office:value="1958062500" calcext:value-type="float">
            <text:p>1958062500</text:p>
          </table:table-cell>
          <table:table-cell table:number-columns-repeated="7"/>
          <table:table-cell table:style-name="ce8" table:number-columns-repeated="2"/>
          <table:table-cell table:number-columns-repeated="2"/>
          <table:table-cell table:style-name="ce5" table:number-columns-repeated="2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3-09" calcext:value-type="date">
            <text:p>9/3/2020</text:p>
          </table:table-cell>
          <table:table-cell office:value-type="float" office:value="9172" calcext:value-type="float">
            <text:p>9172</text:p>
          </table:table-cell>
          <table:table-cell office:value-type="float" office:value="1797" calcext:value-type="float">
            <text:p>1797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2-24" calcext:value-type="date">
            <text:p>24/2/2021</text:p>
          </table:table-cell>
          <table:table-cell table:style-name="ce2" office:value-type="float" office:value="2848564" calcext:value-type="float">
            <text:p>2848564</text:p>
          </table:table-cell>
          <table:table-cell table:style-name="ce2" office:value-type="float" office:value="16402" calcext:value-type="float">
            <text:p>16402</text:p>
          </table:table-cell>
          <table:table-cell table:style-name="ce2" office:value-type="float" office:value="1376938" calcext:value-type="float">
            <text:p>1376938</text:p>
          </table:table-cell>
          <table:table-cell table:style-name="Default" table:formula="of:=[.K40]*[.H40]" office:value-type="float" office:value="60930883438" calcext:value-type="float">
            <text:p>60930883438</text:p>
          </table:table-cell>
          <table:table-cell table:style-name="Default" table:formula="of:=[.K40]^2" office:value-type="float" office:value="1895958255844" calcext:value-type="float">
            <text:p>1895958255844</text:p>
          </table:table-cell>
          <table:table-cell table:style-name="Default" table:formula="of:=[.H40]^2" office:value-type="float" office:value="1958151001" calcext:value-type="float">
            <text:p>1958151001</text:p>
          </table:table-cell>
          <table:table-cell table:number-columns-repeated="11"/>
          <table:table-cell table:style-name="ce5" table:number-columns-repeated="2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3-10" calcext:value-type="date">
            <text:p>10/3/2020</text:p>
          </table:table-cell>
          <table:table-cell office:value-type="float" office:value="10149" calcext:value-type="float">
            <text:p>10149</text:p>
          </table:table-cell>
          <table:table-cell office:value-type="float" office:value="977" calcext:value-type="float">
            <text:p>977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2-25" calcext:value-type="date">
            <text:p>25/2/2021</text:p>
          </table:table-cell>
          <table:table-cell table:style-name="ce2" office:value-type="float" office:value="2868435" calcext:value-type="float">
            <text:p>2868435</text:p>
          </table:table-cell>
          <table:table-cell table:style-name="ce2" office:value-type="float" office:value="19871" calcext:value-type="float">
            <text:p>19871</text:p>
          </table:table-cell>
          <table:table-cell table:style-name="ce2" office:value-type="float" office:value="1388817" calcext:value-type="float">
            <text:p>1388817</text:p>
          </table:table-cell>
          <table:table-cell table:style-name="Default" table:formula="of:=[.K41]*[.H41]" office:value-type="float" office:value="61457929884" calcext:value-type="float">
            <text:p>61457929884</text:p>
          </table:table-cell>
          <table:table-cell table:style-name="Default" table:formula="of:=[.K41]^2" office:value-type="float" office:value="1928812659489" calcext:value-type="float">
            <text:p>1928812659489</text:p>
          </table:table-cell>
          <table:table-cell table:style-name="Default" table:formula="of:=[.H41]^2" office:value-type="float" office:value="1958239504" calcext:value-type="float">
            <text:p>1958239504</text:p>
          </table:table-cell>
          <table:table-cell table:style-name="Default" table:number-columns-repeated="5"/>
          <table:table-cell table:number-columns-repeated="7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3-11" calcext:value-type="date">
            <text:p>11/3/2020</text:p>
          </table:table-cell>
          <table:table-cell office:value-type="float" office:value="12462" calcext:value-type="float">
            <text:p>12462</text:p>
          </table:table-cell>
          <table:table-cell office:value-type="float" office:value="2313" calcext:value-type="float">
            <text:p>2313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2-26" calcext:value-type="date">
            <text:p>26/2/2021</text:p>
          </table:table-cell>
          <table:table-cell table:style-name="ce2" office:value-type="float" office:value="2888923" calcext:value-type="float">
            <text:p>2888923</text:p>
          </table:table-cell>
          <table:table-cell table:style-name="ce2" office:value-type="float" office:value="20488" calcext:value-type="float">
            <text:p>20488</text:p>
          </table:table-cell>
          <table:table-cell table:style-name="ce2" office:value-type="float" office:value="1403566" calcext:value-type="float">
            <text:p>1403566</text:p>
          </table:table-cell>
          <table:table-cell table:style-name="Default" table:formula="of:=[.K42]*[.H42]" office:value-type="float" office:value="62112006198" calcext:value-type="float">
            <text:p>62112006198</text:p>
          </table:table-cell>
          <table:table-cell table:style-name="Default" table:formula="of:=[.K42]^2" office:value-type="float" office:value="1969997516356" calcext:value-type="float">
            <text:p>1969997516356</text:p>
          </table:table-cell>
          <table:table-cell table:style-name="Default" table:formula="of:=[.H42]^2" office:value-type="float" office:value="1958328009" calcext:value-type="float">
            <text:p>1958328009</text:p>
          </table:table-cell>
          <table:table-cell table:style-name="Default" table:number-columns-repeated="5"/>
          <table:table-cell table:number-columns-repeated="6"/>
          <table:table-cell table:style-name="ce5" table:number-columns-repeated="2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3-12" calcext:value-type="date">
            <text:p>12/3/2020</text:p>
          </table:table-cell>
          <table:table-cell office:value-type="float" office:value="15113" calcext:value-type="float">
            <text:p>15113</text:p>
          </table:table-cell>
          <table:table-cell office:value-type="float" office:value="2651" calcext:value-type="float">
            <text:p>2651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2-27" calcext:value-type="date">
            <text:p>27/2/2021</text:p>
          </table:table-cell>
          <table:table-cell table:style-name="ce2" office:value-type="float" office:value="2907825" calcext:value-type="float">
            <text:p>2907825</text:p>
          </table:table-cell>
          <table:table-cell table:style-name="ce2" office:value-type="float" office:value="18902" calcext:value-type="float">
            <text:p>18902</text:p>
          </table:table-cell>
          <table:table-cell table:style-name="ce2" office:value-type="float" office:value="1415304" calcext:value-type="float">
            <text:p>1415304</text:p>
          </table:table-cell>
          <table:table-cell table:style-name="Default" table:formula="of:=[.K43]*[.H43]" office:value-type="float" office:value="62632863216" calcext:value-type="float">
            <text:p>62632863216</text:p>
          </table:table-cell>
          <table:table-cell table:style-name="Default" table:formula="of:=[.K43]^2" office:value-type="float" office:value="2003085412416" calcext:value-type="float">
            <text:p>2003085412416</text:p>
          </table:table-cell>
          <table:table-cell table:style-name="Default" table:formula="of:=[.H43]^2" office:value-type="float" office:value="1958416516" calcext:value-type="float">
            <text:p>1958416516</text:p>
          </table:table-cell>
          <table:table-cell table:style-name="Default" table:number-columns-repeated="5"/>
          <table:table-cell table:number-columns-repeated="7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3-13" calcext:value-type="date">
            <text:p>13/3/2020</text:p>
          </table:table-cell>
          <table:table-cell office:value-type="float" office:value="17660" calcext:value-type="float">
            <text:p>17660</text:p>
          </table:table-cell>
          <table:table-cell office:value-type="float" office:value="2547" calcext:value-type="float">
            <text:p>2547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2-28" calcext:value-type="date">
            <text:p>28/2/2021</text:p>
          </table:table-cell>
          <table:table-cell table:style-name="ce2" office:value-type="float" office:value="2925265" calcext:value-type="float">
            <text:p>2925265</text:p>
          </table:table-cell>
          <table:table-cell table:style-name="ce2" office:value-type="float" office:value="17440" calcext:value-type="float">
            <text:p>17440</text:p>
          </table:table-cell>
          <table:table-cell table:style-name="ce2" office:value-type="float" office:value="1423441" calcext:value-type="float">
            <text:p>1423441</text:p>
          </table:table-cell>
          <table:table-cell table:style-name="Default" table:formula="of:=[.K44]*[.H44]" office:value-type="float" office:value="62994381455" calcext:value-type="float">
            <text:p>62994381455</text:p>
          </table:table-cell>
          <table:table-cell table:style-name="Default" table:formula="of:=[.K44]^2" office:value-type="float" office:value="2026184280481" calcext:value-type="float">
            <text:p>2026184280481</text:p>
          </table:table-cell>
          <table:table-cell table:style-name="Default" table:formula="of:=[.H44]^2" office:value-type="float" office:value="1958505025" calcext:value-type="float">
            <text:p>1958505025</text:p>
          </table:table-cell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3-14" calcext:value-type="date">
            <text:p>14/3/2020</text:p>
          </table:table-cell>
          <table:table-cell office:value-type="float" office:value="21157" calcext:value-type="float">
            <text:p>21157</text:p>
          </table:table-cell>
          <table:table-cell office:value-type="float" office:value="3497" calcext:value-type="float">
            <text:p>3497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3-01" calcext:value-type="date">
            <text:p>1/3/2021</text:p>
          </table:table-cell>
          <table:table-cell table:style-name="ce2" office:value-type="float" office:value="2938371" calcext:value-type="float">
            <text:p>2938371</text:p>
          </table:table-cell>
          <table:table-cell table:style-name="ce2" office:value-type="float" office:value="13106" calcext:value-type="float">
            <text:p>13106</text:p>
          </table:table-cell>
          <table:table-cell table:style-name="ce2" office:value-type="float" office:value="1447803" calcext:value-type="float">
            <text:p>1447803</text:p>
          </table:table-cell>
          <table:table-cell table:style-name="Default" table:formula="of:=[.K45]*[.H45]" office:value-type="float" office:value="64073969568" calcext:value-type="float">
            <text:p>64073969568</text:p>
          </table:table-cell>
          <table:table-cell table:style-name="Default" table:formula="of:=[.K45]^2" office:value-type="float" office:value="2096133526809" calcext:value-type="float">
            <text:p>2096133526809</text:p>
          </table:table-cell>
          <table:table-cell table:style-name="Default" table:formula="of:=[.H45]^2" office:value-type="float" office:value="1958593536" calcext:value-type="float">
            <text:p>1958593536</text:p>
          </table:table-cell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3-15" calcext:value-type="date">
            <text:p>15/3/2020</text:p>
          </table:table-cell>
          <table:table-cell office:value-type="float" office:value="24747" calcext:value-type="float">
            <text:p>24747</text:p>
          </table:table-cell>
          <table:table-cell office:value-type="float" office:value="3590" calcext:value-type="float">
            <text:p>3590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3-02" calcext:value-type="date">
            <text:p>2/3/2021</text:p>
          </table:table-cell>
          <table:table-cell table:style-name="ce2" office:value-type="float" office:value="2955434" calcext:value-type="float">
            <text:p>2955434</text:p>
          </table:table-cell>
          <table:table-cell table:style-name="ce2" office:value-type="float" office:value="17063" calcext:value-type="float">
            <text:p>17063</text:p>
          </table:table-cell>
          <table:table-cell table:style-name="ce2" office:value-type="float" office:value="1478430" calcext:value-type="float">
            <text:p>1478430</text:p>
          </table:table-cell>
          <table:table-cell table:style-name="Default" table:formula="of:=[.K46]*[.H46]" office:value-type="float" office:value="65430876510" calcext:value-type="float">
            <text:p>65430876510</text:p>
          </table:table-cell>
          <table:table-cell table:style-name="Default" table:formula="of:=[.K46]^2" office:value-type="float" office:value="2185755264900" calcext:value-type="float">
            <text:p>2185755264900</text:p>
          </table:table-cell>
          <table:table-cell table:style-name="Default" table:formula="of:=[.H46]^2" office:value-type="float" office:value="1958682049" calcext:value-type="float">
            <text:p>1958682049</text:p>
          </table:table-cell>
          <table:table-cell table:number-columns-repeated="7"/>
          <table:table-cell table:style-name="ce8" table:number-columns-repeated="2"/>
          <table:table-cell table:number-columns-repeated="3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3-16" calcext:value-type="date">
            <text:p>16/3/2020</text:p>
          </table:table-cell>
          <table:table-cell office:value-type="float" office:value="27980" calcext:value-type="float">
            <text:p>27980</text:p>
          </table:table-cell>
          <table:table-cell office:value-type="float" office:value="3233" calcext:value-type="float">
            <text:p>3233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3-03" calcext:value-type="date">
            <text:p>3/3/2021</text:p>
          </table:table-cell>
          <table:table-cell table:style-name="ce2" office:value-type="float" office:value="2976274" calcext:value-type="float">
            <text:p>2976274</text:p>
          </table:table-cell>
          <table:table-cell table:style-name="ce2" office:value-type="float" office:value="20840" calcext:value-type="float">
            <text:p>20840</text:p>
          </table:table-cell>
          <table:table-cell table:style-name="ce2" office:value-type="float" office:value="1520354" calcext:value-type="float">
            <text:p>1520354</text:p>
          </table:table-cell>
          <table:table-cell table:style-name="Default" table:formula="of:=[.K47]*[.H47]" office:value-type="float" office:value="67287827332" calcext:value-type="float">
            <text:p>67287827332</text:p>
          </table:table-cell>
          <table:table-cell table:style-name="Default" table:formula="of:=[.K47]^2" office:value-type="float" office:value="2311476285316" calcext:value-type="float">
            <text:p>2311476285316</text:p>
          </table:table-cell>
          <table:table-cell table:style-name="Default" table:formula="of:=[.H47]^2" office:value-type="float" office:value="1958770564" calcext:value-type="float">
            <text:p>1958770564</text:p>
          </table:table-cell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3-17" calcext:value-type="date">
            <text:p>17/3/2020</text:p>
          </table:table-cell>
          <table:table-cell office:value-type="float" office:value="31506" calcext:value-type="float">
            <text:p>31506</text:p>
          </table:table-cell>
          <table:table-cell office:value-type="float" office:value="3526" calcext:value-type="float">
            <text:p>3526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3-04" calcext:value-type="date">
            <text:p>4/3/2021</text:p>
          </table:table-cell>
          <table:table-cell table:style-name="ce2" office:value-type="float" office:value="2999119" calcext:value-type="float">
            <text:p>2999119</text:p>
          </table:table-cell>
          <table:table-cell table:style-name="ce2" office:value-type="float" office:value="22845" calcext:value-type="float">
            <text:p>22845</text:p>
          </table:table-cell>
          <table:table-cell table:style-name="ce2" office:value-type="float" office:value="1567543" calcext:value-type="float">
            <text:p>1567543</text:p>
          </table:table-cell>
          <table:table-cell table:style-name="Default" table:formula="of:=[.K48]*[.H48]" office:value-type="float" office:value="69377885637" calcext:value-type="float">
            <text:p>69377885637</text:p>
          </table:table-cell>
          <table:table-cell table:style-name="Default" table:formula="of:=[.K48]^2" office:value-type="float" office:value="2457191056849" calcext:value-type="float">
            <text:p>2457191056849</text:p>
          </table:table-cell>
          <table:table-cell table:style-name="Default" table:formula="of:=[.H48]^2" office:value-type="float" office:value="1958859081" calcext:value-type="float">
            <text:p>1958859081</text:p>
          </table:table-cell>
          <table:table-cell table:number-columns-repeated="4"/>
          <table:table-cell table:style-name="ce5"/>
          <table:table-cell table:number-columns-repeated="7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3-18" calcext:value-type="date">
            <text:p>18/3/2020</text:p>
          </table:table-cell>
          <table:table-cell office:value-type="float" office:value="35713" calcext:value-type="float">
            <text:p>35713</text:p>
          </table:table-cell>
          <table:table-cell office:value-type="float" office:value="4207" calcext:value-type="float">
            <text:p>4207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3-05" calcext:value-type="date">
            <text:p>5/3/2021</text:p>
          </table:table-cell>
          <table:table-cell table:style-name="ce2" office:value-type="float" office:value="3023129" calcext:value-type="float">
            <text:p>3023129</text:p>
          </table:table-cell>
          <table:table-cell table:style-name="ce2" office:value-type="float" office:value="24010" calcext:value-type="float">
            <text:p>24010</text:p>
          </table:table-cell>
          <table:table-cell table:style-name="ce2" office:value-type="float" office:value="1619608" calcext:value-type="float">
            <text:p>1619608</text:p>
          </table:table-cell>
          <table:table-cell table:style-name="Default" table:formula="of:=[.K49]*[.H49]" office:value-type="float" office:value="71683850080" calcext:value-type="float">
            <text:p>71683850080</text:p>
          </table:table-cell>
          <table:table-cell table:style-name="Default" table:formula="of:=[.K49]^2" office:value-type="float" office:value="2623130073664" calcext:value-type="float">
            <text:p>2623130073664</text:p>
          </table:table-cell>
          <table:table-cell table:style-name="Default" table:formula="of:=[.H49]^2" office:value-type="float" office:value="1958947600" calcext:value-type="float">
            <text:p>1958947600</text:p>
          </table:table-cell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3-19" calcext:value-type="date">
            <text:p>19/3/2020</text:p>
          </table:table-cell>
          <table:table-cell office:value-type="float" office:value="41035" calcext:value-type="float">
            <text:p>41035</text:p>
          </table:table-cell>
          <table:table-cell office:value-type="float" office:value="5322" calcext:value-type="float">
            <text:p>5322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3-06" calcext:value-type="date">
            <text:p>6/3/2021</text:p>
          </table:table-cell>
          <table:table-cell table:style-name="ce2" office:value-type="float" office:value="3046762" calcext:value-type="float">
            <text:p>3046762</text:p>
          </table:table-cell>
          <table:table-cell table:style-name="ce2" office:value-type="float" office:value="23633" calcext:value-type="float">
            <text:p>23633</text:p>
          </table:table-cell>
          <table:table-cell table:style-name="ce2" office:value-type="float" office:value="1658662" calcext:value-type="float">
            <text:p>1658662</text:p>
          </table:table-cell>
          <table:table-cell table:style-name="Default" table:formula="of:=[.K50]*[.H50]" office:value-type="float" office:value="73414038782" calcext:value-type="float">
            <text:p>73414038782</text:p>
          </table:table-cell>
          <table:table-cell table:style-name="Default" table:formula="of:=[.K50]^2" office:value-type="float" office:value="2751159630244" calcext:value-type="float">
            <text:p>2751159630244</text:p>
          </table:table-cell>
          <table:table-cell table:style-name="Default" table:formula="of:=[.H50]^2" office:value-type="float" office:value="1959036121" calcext:value-type="float">
            <text:p>1959036121</text:p>
          </table:table-cell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3-20" calcext:value-type="date">
            <text:p>20/3/2020</text:p>
          </table:table-cell>
          <table:table-cell office:value-type="float" office:value="47021" calcext:value-type="float">
            <text:p>47021</text:p>
          </table:table-cell>
          <table:table-cell office:value-type="float" office:value="5986" calcext:value-type="float">
            <text:p>5986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3-07" calcext:value-type="date">
            <text:p>7/3/2021</text:p>
          </table:table-cell>
          <table:table-cell table:style-name="ce2" office:value-type="float" office:value="3067486" calcext:value-type="float">
            <text:p>3067486</text:p>
          </table:table-cell>
          <table:table-cell table:style-name="ce2" office:value-type="float" office:value="20724" calcext:value-type="float">
            <text:p>20724</text:p>
          </table:table-cell>
          <table:table-cell table:style-name="ce2" office:value-type="float" office:value="1678697" calcext:value-type="float">
            <text:p>1678697</text:p>
          </table:table-cell>
          <table:table-cell table:style-name="Default" table:formula="of:=[.K51]*[.H51]" office:value-type="float" office:value="74302486614" calcext:value-type="float">
            <text:p>74302486614</text:p>
          </table:table-cell>
          <table:table-cell table:style-name="Default" table:formula="of:=[.K51]^2" office:value-type="float" office:value="2818023617809" calcext:value-type="float">
            <text:p>2818023617809</text:p>
          </table:table-cell>
          <table:table-cell table:style-name="Default" table:formula="of:=[.H51]^2" office:value-type="float" office:value="1959124644" calcext:value-type="float">
            <text:p>1959124644</text:p>
          </table:table-cell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3-21" calcext:value-type="date">
            <text:p>21/3/2020</text:p>
          </table:table-cell>
          <table:table-cell office:value-type="float" office:value="53578" calcext:value-type="float">
            <text:p>53578</text:p>
          </table:table-cell>
          <table:table-cell office:value-type="float" office:value="6557" calcext:value-type="float">
            <text:p>6557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3-08" calcext:value-type="date">
            <text:p>8/3/2021</text:p>
          </table:table-cell>
          <table:table-cell table:style-name="ce2" office:value-type="float" office:value="3081368" calcext:value-type="float">
            <text:p>3081368</text:p>
          </table:table-cell>
          <table:table-cell table:style-name="ce2" office:value-type="float" office:value="13882" calcext:value-type="float">
            <text:p>13882</text:p>
          </table:table-cell>
          <table:table-cell table:style-name="ce2" office:value-type="float" office:value="1726058" calcext:value-type="float">
            <text:p>1726058</text:p>
          </table:table-cell>
          <table:table-cell table:style-name="Default" table:formula="of:=[.K52]*[.H52]" office:value-type="float" office:value="76400505254" calcext:value-type="float">
            <text:p>76400505254</text:p>
          </table:table-cell>
          <table:table-cell table:style-name="Default" table:formula="of:=[.K52]^2" office:value-type="float" office:value="2979276219364" calcext:value-type="float">
            <text:p>2979276219364</text:p>
          </table:table-cell>
          <table:table-cell table:style-name="Default" table:formula="of:=[.H52]^2" office:value-type="float" office:value="1959213169" calcext:value-type="float">
            <text:p>1959213169</text:p>
          </table:table-cell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3-22" calcext:value-type="date">
            <text:p>22/3/2020</text:p>
          </table:table-cell>
          <table:table-cell office:value-type="float" office:value="59138" calcext:value-type="float">
            <text:p>59138</text:p>
          </table:table-cell>
          <table:table-cell office:value-type="float" office:value="5560" calcext:value-type="float">
            <text:p>5560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3-09" calcext:value-type="date">
            <text:p>9/3/2021</text:p>
          </table:table-cell>
          <table:table-cell table:style-name="ce2" office:value-type="float" office:value="3101093" calcext:value-type="float">
            <text:p>3101093</text:p>
          </table:table-cell>
          <table:table-cell table:style-name="ce2" office:value-type="float" office:value="19725" calcext:value-type="float">
            <text:p>19725</text:p>
          </table:table-cell>
          <table:table-cell table:style-name="ce2" office:value-type="float" office:value="1775429" calcext:value-type="float">
            <text:p>1775429</text:p>
          </table:table-cell>
          <table:table-cell table:style-name="Default" table:formula="of:=[.K53]*[.H53]" office:value-type="float" office:value="78587589256" calcext:value-type="float">
            <text:p>78587589256</text:p>
          </table:table-cell>
          <table:table-cell table:style-name="Default" table:formula="of:=[.K53]^2" office:value-type="float" office:value="3152148134041" calcext:value-type="float">
            <text:p>3152148134041</text:p>
          </table:table-cell>
          <table:table-cell table:style-name="Default" table:formula="of:=[.H53]^2" office:value-type="float" office:value="1959301696" calcext:value-type="float">
            <text:p>1959301696</text:p>
          </table:table-cell>
          <table:table-cell table:number-columns-repeated="7"/>
          <table:table-cell table:style-name="ce8" table:number-columns-repeated="2"/>
          <table:table-cell table:number-columns-repeated="3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3-23" calcext:value-type="date">
            <text:p>23/3/2020</text:p>
          </table:table-cell>
          <table:table-cell office:value-type="float" office:value="63927" calcext:value-type="float">
            <text:p>63927</text:p>
          </table:table-cell>
          <table:table-cell office:value-type="float" office:value="4789" calcext:value-type="float">
            <text:p>4789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3-10" calcext:value-type="date">
            <text:p>10/3/2021</text:p>
          </table:table-cell>
          <table:table-cell table:style-name="ce2" office:value-type="float" office:value="3123368" calcext:value-type="float">
            <text:p>3123368</text:p>
          </table:table-cell>
          <table:table-cell table:style-name="ce2" office:value-type="float" office:value="22275" calcext:value-type="float">
            <text:p>22275</text:p>
          </table:table-cell>
          <table:table-cell table:style-name="ce2" office:value-type="float" office:value="1830145" calcext:value-type="float">
            <text:p>1830145</text:p>
          </table:table-cell>
          <table:table-cell table:style-name="Default" table:formula="of:=[.K54]*[.H54]" office:value-type="float" office:value="81011368425" calcext:value-type="float">
            <text:p>81011368425</text:p>
          </table:table-cell>
          <table:table-cell table:style-name="Default" table:formula="of:=[.K54]^2" office:value-type="float" office:value="3349430721025" calcext:value-type="float">
            <text:p>3349430721025</text:p>
          </table:table-cell>
          <table:table-cell table:style-name="Default" table:formula="of:=[.H54]^2" office:value-type="float" office:value="1959390225" calcext:value-type="float">
            <text:p>1959390225</text:p>
          </table:table-cell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3-24" calcext:value-type="date">
            <text:p>24/3/2020</text:p>
          </table:table-cell>
          <table:table-cell office:value-type="float" office:value="69176" calcext:value-type="float">
            <text:p>69176</text:p>
          </table:table-cell>
          <table:table-cell office:value-type="float" office:value="5249" calcext:value-type="float">
            <text:p>5249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3-11" calcext:value-type="date">
            <text:p>11/3/2021</text:p>
          </table:table-cell>
          <table:table-cell table:style-name="ce2" office:value-type="float" office:value="3149017" calcext:value-type="float">
            <text:p>3149017</text:p>
          </table:table-cell>
          <table:table-cell table:style-name="ce2" office:value-type="float" office:value="25649" calcext:value-type="float">
            <text:p>25649</text:p>
          </table:table-cell>
          <table:table-cell table:style-name="ce2" office:value-type="float" office:value="1889260" calcext:value-type="float">
            <text:p>1889260</text:p>
          </table:table-cell>
          <table:table-cell table:style-name="Default" table:formula="of:=[.K55]*[.H55]" office:value-type="float" office:value="83629983160" calcext:value-type="float">
            <text:p>83629983160</text:p>
          </table:table-cell>
          <table:table-cell table:style-name="Default" table:formula="of:=[.K55]^2" office:value-type="float" office:value="3569303347600" calcext:value-type="float">
            <text:p>3569303347600</text:p>
          </table:table-cell>
          <table:table-cell table:style-name="Default" table:formula="of:=[.H55]^2" office:value-type="float" office:value="1959478756" calcext:value-type="float">
            <text:p>1959478756</text:p>
          </table:table-cell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3-25" calcext:value-type="date">
            <text:p>25/3/2020</text:p>
          </table:table-cell>
          <table:table-cell office:value-type="float" office:value="74386" calcext:value-type="float">
            <text:p>74386</text:p>
          </table:table-cell>
          <table:table-cell office:value-type="float" office:value="5210" calcext:value-type="float">
            <text:p>5210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3-12" calcext:value-type="date">
            <text:p>12/3/2021</text:p>
          </table:table-cell>
          <table:table-cell table:style-name="ce2" office:value-type="float" office:value="3175807" calcext:value-type="float">
            <text:p>3175807</text:p>
          </table:table-cell>
          <table:table-cell table:style-name="ce2" office:value-type="float" office:value="26790" calcext:value-type="float">
            <text:p>26790</text:p>
          </table:table-cell>
          <table:table-cell table:style-name="ce2" office:value-type="float" office:value="1950031" calcext:value-type="float">
            <text:p>1950031</text:p>
          </table:table-cell>
          <table:table-cell table:style-name="Default" table:formula="of:=[.K56]*[.H56]" office:value-type="float" office:value="86322022277" calcext:value-type="float">
            <text:p>86322022277</text:p>
          </table:table-cell>
          <table:table-cell table:style-name="Default" table:formula="of:=[.K56]^2" office:value-type="float" office:value="3802620900961" calcext:value-type="float">
            <text:p>3802620900961</text:p>
          </table:table-cell>
          <table:table-cell table:style-name="Default" table:formula="of:=[.H56]^2" office:value-type="float" office:value="1959567289" calcext:value-type="float">
            <text:p>1959567289</text:p>
          </table:table-cell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3-26" calcext:value-type="date">
            <text:p>26/3/2020</text:p>
          </table:table-cell>
          <table:table-cell office:value-type="float" office:value="80589" calcext:value-type="float">
            <text:p>80589</text:p>
          </table:table-cell>
          <table:table-cell office:value-type="float" office:value="6203" calcext:value-type="float">
            <text:p>6203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3-13" calcext:value-type="date">
            <text:p>13/3/2021</text:p>
          </table:table-cell>
          <table:table-cell table:style-name="ce2" office:value-type="float" office:value="3201838" calcext:value-type="float">
            <text:p>3201838</text:p>
          </table:table-cell>
          <table:table-cell table:style-name="ce2" office:value-type="float" office:value="26031" calcext:value-type="float">
            <text:p>26031</text:p>
          </table:table-cell>
          <table:table-cell table:style-name="ce2" office:value-type="float" office:value="1998283" calcext:value-type="float">
            <text:p>1998283</text:p>
          </table:table-cell>
          <table:table-cell table:style-name="Default" table:formula="of:=[.K57]*[.H57]" office:value-type="float" office:value="88459991844" calcext:value-type="float">
            <text:p>88459991844</text:p>
          </table:table-cell>
          <table:table-cell table:style-name="Default" table:formula="of:=[.K57]^2" office:value-type="float" office:value="3993134948089" calcext:value-type="float">
            <text:p>3993134948089</text:p>
          </table:table-cell>
          <table:table-cell table:style-name="Default" table:formula="of:=[.H57]^2" office:value-type="float" office:value="1959655824" calcext:value-type="float">
            <text:p>1959655824</text:p>
          </table:table-cell>
          <table:table-cell table:number-columns-repeated="2"/>
          <table:table-cell table:style-name="ce5"/>
          <table:table-cell table:number-columns-repeated="9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3-27" calcext:value-type="date">
            <text:p>27/3/2020</text:p>
          </table:table-cell>
          <table:table-cell office:value-type="float" office:value="86498" calcext:value-type="float">
            <text:p>86498</text:p>
          </table:table-cell>
          <table:table-cell office:value-type="float" office:value="5909" calcext:value-type="float">
            <text:p>5909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3-14" calcext:value-type="date">
            <text:p>14/3/2021</text:p>
          </table:table-cell>
          <table:table-cell table:style-name="ce2" office:value-type="float" office:value="3223142" calcext:value-type="float">
            <text:p>3223142</text:p>
          </table:table-cell>
          <table:table-cell table:style-name="ce2" office:value-type="float" office:value="21304" calcext:value-type="float">
            <text:p>21304</text:p>
          </table:table-cell>
          <table:table-cell table:style-name="ce2" office:value-type="float" office:value="2031433" calcext:value-type="float">
            <text:p>2031433</text:p>
          </table:table-cell>
          <table:table-cell table:style-name="Default" table:formula="of:=[.K58]*[.H58]" office:value-type="float" office:value="89929507477" calcext:value-type="float">
            <text:p>89929507477</text:p>
          </table:table-cell>
          <table:table-cell table:style-name="Default" table:formula="of:=[.K58]^2" office:value-type="float" office:value="4126720033489" calcext:value-type="float">
            <text:p>4126720033489</text:p>
          </table:table-cell>
          <table:table-cell table:style-name="Default" table:formula="of:=[.H58]^2" office:value-type="float" office:value="1959744361" calcext:value-type="float">
            <text:p>1959744361</text:p>
          </table:table-cell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3-28" calcext:value-type="date">
            <text:p>28/3/2020</text:p>
          </table:table-cell>
          <table:table-cell office:value-type="float" office:value="92472" calcext:value-type="float">
            <text:p>92472</text:p>
          </table:table-cell>
          <table:table-cell office:value-type="float" office:value="5974" calcext:value-type="float">
            <text:p>5974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3-15" calcext:value-type="date">
            <text:p>15/3/2021</text:p>
          </table:table-cell>
          <table:table-cell table:style-name="ce2" office:value-type="float" office:value="3238394" calcext:value-type="float">
            <text:p>3238394</text:p>
          </table:table-cell>
          <table:table-cell table:style-name="ce2" office:value-type="float" office:value="15252" calcext:value-type="float">
            <text:p>15252</text:p>
          </table:table-cell>
          <table:table-cell table:style-name="ce2" office:value-type="float" office:value="2101478" calcext:value-type="float">
            <text:p>2101478</text:p>
          </table:table-cell>
          <table:table-cell table:style-name="Default" table:formula="of:=[.K59]*[.H59]" office:value-type="float" office:value="93032431060" calcext:value-type="float">
            <text:p>93032431060</text:p>
          </table:table-cell>
          <table:table-cell table:style-name="Default" table:formula="of:=[.K59]^2" office:value-type="float" office:value="4416209784484" calcext:value-type="float">
            <text:p>4416209784484</text:p>
          </table:table-cell>
          <table:table-cell table:style-name="Default" table:formula="of:=[.H59]^2" office:value-type="float" office:value="1959832900" calcext:value-type="float">
            <text:p>1959832900</text:p>
          </table:table-cell>
          <table:table-cell table:number-columns-repeated="4"/>
          <table:table-cell table:style-name="ce5"/>
          <table:table-cell table:number-columns-repeated="7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3-29" calcext:value-type="date">
            <text:p>29/3/2020</text:p>
          </table:table-cell>
          <table:table-cell office:value-type="float" office:value="97689" calcext:value-type="float">
            <text:p>97689</text:p>
          </table:table-cell>
          <table:table-cell office:value-type="float" office:value="5217" calcext:value-type="float">
            <text:p>5217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3-16" calcext:value-type="date">
            <text:p>16/3/2021</text:p>
          </table:table-cell>
          <table:table-cell table:style-name="ce2" office:value-type="float" office:value="3258770" calcext:value-type="float">
            <text:p>3258770</text:p>
          </table:table-cell>
          <table:table-cell table:style-name="ce2" office:value-type="float" office:value="20376" calcext:value-type="float">
            <text:p>20376</text:p>
          </table:table-cell>
          <table:table-cell table:style-name="ce2" office:value-type="float" office:value="2173793" calcext:value-type="float">
            <text:p>2173793</text:p>
          </table:table-cell>
          <table:table-cell table:style-name="Default" table:formula="of:=[.K60]*[.H60]" office:value-type="float" office:value="96235989903" calcext:value-type="float">
            <text:p>96235989903</text:p>
          </table:table-cell>
          <table:table-cell table:style-name="Default" table:formula="of:=[.K60]^2" office:value-type="float" office:value="4725376006849" calcext:value-type="float">
            <text:p>4725376006849</text:p>
          </table:table-cell>
          <table:table-cell table:style-name="Default" table:formula="of:=[.H60]^2" office:value-type="float" office:value="1959921441" calcext:value-type="float">
            <text:p>1959921441</text:p>
          </table:table-cell>
          <table:table-cell table:number-columns-repeated="4"/>
          <table:table-cell table:style-name="ce5"/>
          <table:table-cell table:number-columns-repeated="2"/>
          <table:table-cell table:style-name="ce5"/>
          <table:table-cell table:style-name="ce8"/>
          <table:table-cell table:number-columns-repeated="3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3-30" calcext:value-type="date">
            <text:p>30/3/2020</text:p>
          </table:table-cell>
          <table:table-cell office:value-type="float" office:value="101739" calcext:value-type="float">
            <text:p>101739</text:p>
          </table:table-cell>
          <table:table-cell office:value-type="float" office:value="4050" calcext:value-type="float">
            <text:p>4050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3-17" calcext:value-type="date">
            <text:p>17/3/2021</text:p>
          </table:table-cell>
          <table:table-cell table:style-name="ce2" office:value-type="float" office:value="3281810" calcext:value-type="float">
            <text:p>3281810</text:p>
          </table:table-cell>
          <table:table-cell table:style-name="ce2" office:value-type="float" office:value="23040" calcext:value-type="float">
            <text:p>23040</text:p>
          </table:table-cell>
          <table:table-cell table:style-name="ce2" office:value-type="float" office:value="2254280" calcext:value-type="float">
            <text:p>2254280</text:p>
          </table:table-cell>
          <table:table-cell table:style-name="Default" table:formula="of:=[.K61]*[.H61]" office:value-type="float" office:value="99801484160" calcext:value-type="float">
            <text:p>99801484160</text:p>
          </table:table-cell>
          <table:table-cell table:style-name="Default" table:formula="of:=[.K61]^2" office:value-type="float" office:value="5081778318400" calcext:value-type="float">
            <text:p>5081778318400</text:p>
          </table:table-cell>
          <table:table-cell table:style-name="Default" table:formula="of:=[.H61]^2" office:value-type="float" office:value="1960009984" calcext:value-type="float">
            <text:p>1960009984</text:p>
          </table:table-cell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3-31" calcext:value-type="date">
            <text:p>31/3/2020</text:p>
          </table:table-cell>
          <table:table-cell office:value-type="float" office:value="105792" calcext:value-type="float">
            <text:p>105792</text:p>
          </table:table-cell>
          <table:table-cell office:value-type="float" office:value="4053" calcext:value-type="float">
            <text:p>4053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3-18" calcext:value-type="date">
            <text:p>18/3/2021</text:p>
          </table:table-cell>
          <table:table-cell table:style-name="ce2" office:value-type="float" office:value="3306711" calcext:value-type="float">
            <text:p>3306711</text:p>
          </table:table-cell>
          <table:table-cell table:style-name="ce2" office:value-type="float" office:value="24901" calcext:value-type="float">
            <text:p>24901</text:p>
          </table:table-cell>
          <table:table-cell table:style-name="ce2" office:value-type="float" office:value="2333329" calcext:value-type="float">
            <text:p>2333329</text:p>
          </table:table-cell>
          <table:table-cell table:style-name="Default" table:formula="of:=[.K62]*[.H62]" office:value-type="float" office:value="103303474817" calcext:value-type="float">
            <text:p>103303474817</text:p>
          </table:table-cell>
          <table:table-cell table:style-name="Default" table:formula="of:=[.K62]^2" office:value-type="float" office:value="5444424222241" calcext:value-type="float">
            <text:p>5444424222241</text:p>
          </table:table-cell>
          <table:table-cell table:style-name="Default" table:formula="of:=[.H62]^2" office:value-type="float" office:value="1960098529" calcext:value-type="float">
            <text:p>1960098529</text:p>
          </table:table-cell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4-01" calcext:value-type="date">
            <text:p>1/4/2020</text:p>
          </table:table-cell>
          <table:table-cell office:value-type="float" office:value="110574" calcext:value-type="float">
            <text:p>110574</text:p>
          </table:table-cell>
          <table:table-cell office:value-type="float" office:value="4782" calcext:value-type="float">
            <text:p>4782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3-19" calcext:value-type="date">
            <text:p>19/3/2021</text:p>
          </table:table-cell>
          <table:table-cell table:style-name="ce2" office:value-type="float" office:value="3332418" calcext:value-type="float">
            <text:p>3332418</text:p>
          </table:table-cell>
          <table:table-cell table:style-name="ce2" office:value-type="float" office:value="25707" calcext:value-type="float">
            <text:p>25707</text:p>
          </table:table-cell>
          <table:table-cell table:style-name="ce2" office:value-type="float" office:value="2411565" calcext:value-type="float">
            <text:p>2411565</text:p>
          </table:table-cell>
          <table:table-cell table:style-name="Default" table:formula="of:=[.K63]*[.H63]" office:value-type="float" office:value="106769628810" calcext:value-type="float">
            <text:p>106769628810</text:p>
          </table:table-cell>
          <table:table-cell table:style-name="Default" table:formula="of:=[.K63]^2" office:value-type="float" office:value="5815645749225" calcext:value-type="float">
            <text:p>5815645749225</text:p>
          </table:table-cell>
          <table:table-cell table:style-name="Default" table:formula="of:=[.H63]^2" office:value-type="float" office:value="1960187076" calcext:value-type="float">
            <text:p>1960187076</text:p>
          </table:table-cell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4-02" calcext:value-type="date">
            <text:p>2/4/2020</text:p>
          </table:table-cell>
          <table:table-cell office:value-type="float" office:value="115242" calcext:value-type="float">
            <text:p>115242</text:p>
          </table:table-cell>
          <table:table-cell office:value-type="float" office:value="4668" calcext:value-type="float">
            <text:p>4668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3-20" calcext:value-type="date">
            <text:p>20/3/2021</text:p>
          </table:table-cell>
          <table:table-cell table:style-name="ce2" office:value-type="float" office:value="3356331" calcext:value-type="float">
            <text:p>3356331</text:p>
          </table:table-cell>
          <table:table-cell table:style-name="ce2" office:value-type="float" office:value="23913" calcext:value-type="float">
            <text:p>23913</text:p>
          </table:table-cell>
          <table:table-cell table:style-name="ce2" office:value-type="float" office:value="2473444" calcext:value-type="float">
            <text:p>2473444</text:p>
          </table:table-cell>
          <table:table-cell table:style-name="Default" table:formula="of:=[.K64]*[.H64]" office:value-type="float" office:value="109511733100" calcext:value-type="float">
            <text:p>109511733100</text:p>
          </table:table-cell>
          <table:table-cell table:style-name="Default" table:formula="of:=[.K64]^2" office:value-type="float" office:value="6117925221136" calcext:value-type="float">
            <text:p>6117925221136</text:p>
          </table:table-cell>
          <table:table-cell table:style-name="Default" table:formula="of:=[.H64]^2" office:value-type="float" office:value="1960275625" calcext:value-type="float">
            <text:p>1960275625</text:p>
          </table:table-cell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4-03" calcext:value-type="date">
            <text:p>3/4/2020</text:p>
          </table:table-cell>
          <table:table-cell office:value-type="float" office:value="119827" calcext:value-type="float">
            <text:p>119827</text:p>
          </table:table-cell>
          <table:table-cell office:value-type="float" office:value="4585" calcext:value-type="float">
            <text:p>4585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3-21" calcext:value-type="date">
            <text:p>21/3/2021</text:p>
          </table:table-cell>
          <table:table-cell table:style-name="ce2" office:value-type="float" office:value="3376376" calcext:value-type="float">
            <text:p>3376376</text:p>
          </table:table-cell>
          <table:table-cell table:style-name="ce2" office:value-type="float" office:value="20045" calcext:value-type="float">
            <text:p>20045</text:p>
          </table:table-cell>
          <table:table-cell table:style-name="ce2" office:value-type="float" office:value="2518663" calcext:value-type="float">
            <text:p>2518663</text:p>
          </table:table-cell>
          <table:table-cell table:style-name="Default" table:formula="of:=[.K65]*[.H65]" office:value-type="float" office:value="111516322988" calcext:value-type="float">
            <text:p>111516322988</text:p>
          </table:table-cell>
          <table:table-cell table:style-name="Default" table:formula="of:=[.K65]^2" office:value-type="float" office:value="6343663307569" calcext:value-type="float">
            <text:p>6343663307569</text:p>
          </table:table-cell>
          <table:table-cell table:style-name="Default" table:formula="of:=[.H65]^2" office:value-type="float" office:value="1960364176" calcext:value-type="float">
            <text:p>1960364176</text:p>
          </table:table-cell>
          <table:table-cell table:number-columns-repeated="4"/>
          <table:table-cell table:style-name="ce5"/>
          <table:table-cell table:number-columns-repeated="7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4-04" calcext:value-type="date">
            <text:p>4/4/2020</text:p>
          </table:table-cell>
          <table:table-cell office:value-type="float" office:value="124632" calcext:value-type="float">
            <text:p>124632</text:p>
          </table:table-cell>
          <table:table-cell office:value-type="float" office:value="4805" calcext:value-type="float">
            <text:p>4805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3-22" calcext:value-type="date">
            <text:p>22/3/2021</text:p>
          </table:table-cell>
          <table:table-cell table:style-name="ce2" office:value-type="float" office:value="3400877" calcext:value-type="float">
            <text:p>3400877</text:p>
          </table:table-cell>
          <table:table-cell table:style-name="ce2" office:value-type="float" office:value="24501" calcext:value-type="float">
            <text:p>24501</text:p>
          </table:table-cell>
          <table:table-cell table:style-name="ce2" office:value-type="float" office:value="2584325" calcext:value-type="float">
            <text:p>2584325</text:p>
          </table:table-cell>
          <table:table-cell table:style-name="Default" table:formula="of:=[.K66]*[.H66]" office:value-type="float" office:value="114426158025" calcext:value-type="float">
            <text:p>114426158025</text:p>
          </table:table-cell>
          <table:table-cell table:style-name="Default" table:formula="of:=[.K66]^2" office:value-type="float" office:value="6678735705625" calcext:value-type="float">
            <text:p>6678735705625</text:p>
          </table:table-cell>
          <table:table-cell table:style-name="Default" table:formula="of:=[.H66]^2" office:value-type="float" office:value="1960452729" calcext:value-type="float">
            <text:p>1960452729</text:p>
          </table:table-cell>
          <table:table-cell table:number-columns-repeated="11"/>
          <table:table-cell table:style-name="ce5" table:number-columns-repeated="2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4-05" calcext:value-type="date">
            <text:p>5/4/2020</text:p>
          </table:table-cell>
          <table:table-cell office:value-type="float" office:value="128948" calcext:value-type="float">
            <text:p>128948</text:p>
          </table:table-cell>
          <table:table-cell office:value-type="float" office:value="4316" calcext:value-type="float">
            <text:p>4316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3-23" calcext:value-type="date">
            <text:p>23/3/2021</text:p>
          </table:table-cell>
          <table:table-cell table:style-name="ce2" office:value-type="float" office:value="3419616" calcext:value-type="float">
            <text:p>3419616</text:p>
          </table:table-cell>
          <table:table-cell table:style-name="ce2" office:value-type="float" office:value="18739" calcext:value-type="float">
            <text:p>18739</text:p>
          </table:table-cell>
          <table:table-cell table:style-name="ce2" office:value-type="float" office:value="2655463" calcext:value-type="float">
            <text:p>2655463</text:p>
          </table:table-cell>
          <table:table-cell table:style-name="Default" table:formula="of:=[.K67]*[.H67]" office:value-type="float" office:value="117578590714" calcext:value-type="float">
            <text:p>117578590714</text:p>
          </table:table-cell>
          <table:table-cell table:style-name="Default" table:formula="of:=[.K67]^2" office:value-type="float" office:value="7051483744369" calcext:value-type="float">
            <text:p>7051483744369</text:p>
          </table:table-cell>
          <table:table-cell table:style-name="Default" table:formula="of:=[.H67]^2" office:value-type="float" office:value="1960541284" calcext:value-type="float">
            <text:p>1960541284</text:p>
          </table:table-cell>
          <table:table-cell table:number-columns-repeated="7"/>
          <table:table-cell table:style-name="ce8" table:number-columns-repeated="2"/>
          <table:table-cell table:number-columns-repeated="3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4-06" calcext:value-type="date">
            <text:p>6/4/2020</text:p>
          </table:table-cell>
          <table:table-cell office:value-type="float" office:value="132547" calcext:value-type="float">
            <text:p>132547</text:p>
          </table:table-cell>
          <table:table-cell office:value-type="float" office:value="3599" calcext:value-type="float">
            <text:p>3599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3-24" calcext:value-type="date">
            <text:p>24/3/2021</text:p>
          </table:table-cell>
          <table:table-cell table:style-name="ce2" office:value-type="float" office:value="3440862" calcext:value-type="float">
            <text:p>3440862</text:p>
          </table:table-cell>
          <table:table-cell table:style-name="ce2" office:value-type="float" office:value="21246" calcext:value-type="float">
            <text:p>21246</text:p>
          </table:table-cell>
          <table:table-cell table:style-name="ce2" office:value-type="float" office:value="2740760" calcext:value-type="float">
            <text:p>2740760</text:p>
          </table:table-cell>
          <table:table-cell table:style-name="Default" table:formula="of:=[.K68]*[.H68]" office:value-type="float" office:value="121358112040" calcext:value-type="float">
            <text:p>121358112040</text:p>
          </table:table-cell>
          <table:table-cell table:style-name="Default" table:formula="of:=[.K68]^2" office:value-type="float" office:value="7511765377600" calcext:value-type="float">
            <text:p>7511765377600</text:p>
          </table:table-cell>
          <table:table-cell table:style-name="Default" table:formula="of:=[.H68]^2" office:value-type="float" office:value="1960629841" calcext:value-type="float">
            <text:p>1960629841</text:p>
          </table:table-cell>
          <table:table-cell table:number-columns-repeated="2"/>
          <table:table-cell table:style-name="ce5"/>
          <table:table-cell table:number-columns-repeated="9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4-07" calcext:value-type="date">
            <text:p>7/4/2020</text:p>
          </table:table-cell>
          <table:table-cell office:value-type="float" office:value="135586" calcext:value-type="float">
            <text:p>135586</text:p>
          </table:table-cell>
          <table:table-cell office:value-type="float" office:value="3039" calcext:value-type="float">
            <text:p>3039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3-25" calcext:value-type="date">
            <text:p>25/3/2021</text:p>
          </table:table-cell>
          <table:table-cell table:style-name="ce2" office:value-type="float" office:value="3464543" calcext:value-type="float">
            <text:p>3464543</text:p>
          </table:table-cell>
          <table:table-cell table:style-name="ce2" office:value-type="float" office:value="23681" calcext:value-type="float">
            <text:p>23681</text:p>
          </table:table-cell>
          <table:table-cell table:style-name="ce2" office:value-type="float" office:value="2823978" calcext:value-type="float">
            <text:p>2823978</text:p>
          </table:table-cell>
          <table:table-cell table:style-name="Default" table:formula="of:=[.K69]*[.H69]" office:value-type="float" office:value="125045745840" calcext:value-type="float">
            <text:p>125045745840</text:p>
          </table:table-cell>
          <table:table-cell table:style-name="Default" table:formula="of:=[.K69]^2" office:value-type="float" office:value="7974851744484" calcext:value-type="float">
            <text:p>7974851744484</text:p>
          </table:table-cell>
          <table:table-cell table:style-name="Default" table:formula="of:=[.H69]^2" office:value-type="float" office:value="1960718400" calcext:value-type="float">
            <text:p>1960718400</text:p>
          </table:table-cell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4-08" calcext:value-type="date">
            <text:p>8/4/2020</text:p>
          </table:table-cell>
          <table:table-cell office:value-type="float" office:value="139422" calcext:value-type="float">
            <text:p>139422</text:p>
          </table:table-cell>
          <table:table-cell office:value-type="float" office:value="3836" calcext:value-type="float">
            <text:p>3836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3-26" calcext:value-type="date">
            <text:p>26/3/2021</text:p>
          </table:table-cell>
          <table:table-cell table:style-name="ce2" office:value-type="float" office:value="3488619" calcext:value-type="float">
            <text:p>3488619</text:p>
          </table:table-cell>
          <table:table-cell table:style-name="ce2" office:value-type="float" office:value="24076" calcext:value-type="float">
            <text:p>24076</text:p>
          </table:table-cell>
          <table:table-cell table:style-name="ce2" office:value-type="float" office:value="2901879" calcext:value-type="float">
            <text:p>2901879</text:p>
          </table:table-cell>
          <table:table-cell table:style-name="Default" table:formula="of:=[.K70]*[.H70]" office:value-type="float" office:value="128498103999" calcext:value-type="float">
            <text:p>128498103999</text:p>
          </table:table-cell>
          <table:table-cell table:style-name="Default" table:formula="of:=[.K70]^2" office:value-type="float" office:value="8420901730641" calcext:value-type="float">
            <text:p>8420901730641</text:p>
          </table:table-cell>
          <table:table-cell table:style-name="Default" table:formula="of:=[.H70]^2" office:value-type="float" office:value="1960806961" calcext:value-type="float">
            <text:p>1960806961</text:p>
          </table:table-cell>
          <table:table-cell table:number-columns-repeated="2"/>
          <table:table-cell table:style-name="ce5"/>
          <table:table-cell table:number-columns-repeated="9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4-09" calcext:value-type="date">
            <text:p>9/4/2020</text:p>
          </table:table-cell>
          <table:table-cell office:value-type="float" office:value="143626" calcext:value-type="float">
            <text:p>143626</text:p>
          </table:table-cell>
          <table:table-cell office:value-type="float" office:value="4204" calcext:value-type="float">
            <text:p>4204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3-27" calcext:value-type="date">
            <text:p>27/3/2021</text:p>
          </table:table-cell>
          <table:table-cell table:style-name="ce2" office:value-type="float" office:value="3512453" calcext:value-type="float">
            <text:p>3512453</text:p>
          </table:table-cell>
          <table:table-cell table:style-name="ce2" office:value-type="float" office:value="23834" calcext:value-type="float">
            <text:p>23834</text:p>
          </table:table-cell>
          <table:table-cell table:style-name="ce2" office:value-type="float" office:value="2968450" calcext:value-type="float">
            <text:p>2968450</text:p>
          </table:table-cell>
          <table:table-cell table:style-name="Default" table:formula="of:=[.K71]*[.H71]" office:value-type="float" office:value="131448902900" calcext:value-type="float">
            <text:p>131448902900</text:p>
          </table:table-cell>
          <table:table-cell table:style-name="Default" table:formula="of:=[.K71]^2" office:value-type="float" office:value="8811695402500" calcext:value-type="float">
            <text:p>8811695402500</text:p>
          </table:table-cell>
          <table:table-cell table:style-name="Default" table:formula="of:=[.H71]^2" office:value-type="float" office:value="1960895524" calcext:value-type="float">
            <text:p>1960895524</text:p>
          </table:table-cell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4-10" calcext:value-type="date">
            <text:p>10/4/2020</text:p>
          </table:table-cell>
          <table:table-cell office:value-type="float" office:value="147577" calcext:value-type="float">
            <text:p>147577</text:p>
          </table:table-cell>
          <table:table-cell office:value-type="float" office:value="3951" calcext:value-type="float">
            <text:p>3951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3-28" calcext:value-type="date">
            <text:p>28/3/2021</text:p>
          </table:table-cell>
          <table:table-cell table:style-name="ce2" office:value-type="float" office:value="3532057" calcext:value-type="float">
            <text:p>3532057</text:p>
          </table:table-cell>
          <table:table-cell table:style-name="ce2" office:value-type="float" office:value="19604" calcext:value-type="float">
            <text:p>19604</text:p>
          </table:table-cell>
          <table:table-cell table:style-name="ce2" office:value-type="float" office:value="3008799" calcext:value-type="float">
            <text:p>3008799</text:p>
          </table:table-cell>
          <table:table-cell table:style-name="Default" table:formula="of:=[.K72]*[.H72]" office:value-type="float" office:value="133238646117" calcext:value-type="float">
            <text:p>133238646117</text:p>
          </table:table-cell>
          <table:table-cell table:style-name="Default" table:formula="of:=[.K72]^2" office:value-type="float" office:value="9052871422401" calcext:value-type="float">
            <text:p>9052871422401</text:p>
          </table:table-cell>
          <table:table-cell table:style-name="Default" table:formula="of:=[.H72]^2" office:value-type="float" office:value="1960984089" calcext:value-type="float">
            <text:p>1960984089</text:p>
          </table:table-cell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4-11" calcext:value-type="date">
            <text:p>11/4/2020</text:p>
          </table:table-cell>
          <table:table-cell office:value-type="float" office:value="152271" calcext:value-type="float">
            <text:p>152271</text:p>
          </table:table-cell>
          <table:table-cell office:value-type="float" office:value="4694" calcext:value-type="float">
            <text:p>4694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3-29" calcext:value-type="date">
            <text:p>29/3/2021</text:p>
          </table:table-cell>
          <table:table-cell table:style-name="ce2" office:value-type="float" office:value="3544957" calcext:value-type="float">
            <text:p>3544957</text:p>
          </table:table-cell>
          <table:table-cell table:style-name="ce2" office:value-type="float" office:value="12900" calcext:value-type="float">
            <text:p>12900</text:p>
          </table:table-cell>
          <table:table-cell table:style-name="ce2" office:value-type="float" office:value="3074717" calcext:value-type="float">
            <text:p>3074717</text:p>
          </table:table-cell>
          <table:table-cell table:style-name="Default" table:formula="of:=[.K73]*[.H73]" office:value-type="float" office:value="136160767628" calcext:value-type="float">
            <text:p>136160767628</text:p>
          </table:table-cell>
          <table:table-cell table:style-name="Default" table:formula="of:=[.K73]^2" office:value-type="float" office:value="9453884630089" calcext:value-type="float">
            <text:p>9453884630089</text:p>
          </table:table-cell>
          <table:table-cell table:style-name="Default" table:formula="of:=[.H73]^2" office:value-type="float" office:value="1961072656" calcext:value-type="float">
            <text:p>1961072656</text:p>
          </table:table-cell>
          <table:table-cell table:number-columns-repeated="2"/>
          <table:table-cell table:style-name="ce5"/>
          <table:table-cell table:number-columns-repeated="9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4-12" calcext:value-type="date">
            <text:p>12/4/2020</text:p>
          </table:table-cell>
          <table:table-cell office:value-type="float" office:value="156363" calcext:value-type="float">
            <text:p>156363</text:p>
          </table:table-cell>
          <table:table-cell office:value-type="float" office:value="4092" calcext:value-type="float">
            <text:p>4092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3-30" calcext:value-type="date">
            <text:p>30/3/2021</text:p>
          </table:table-cell>
          <table:table-cell table:style-name="ce2" office:value-type="float" office:value="3561012" calcext:value-type="float">
            <text:p>3561012</text:p>
          </table:table-cell>
          <table:table-cell table:style-name="ce2" office:value-type="float" office:value="16055" calcext:value-type="float">
            <text:p>16055</text:p>
          </table:table-cell>
          <table:table-cell table:style-name="ce2" office:value-type="float" office:value="3149922" calcext:value-type="float">
            <text:p>3149922</text:p>
          </table:table-cell>
          <table:table-cell table:style-name="Default" table:formula="of:=[.K74]*[.H74]" office:value-type="float" office:value="139494295770" calcext:value-type="float">
            <text:p>139494295770</text:p>
          </table:table-cell>
          <table:table-cell table:style-name="Default" table:formula="of:=[.K74]^2" office:value-type="float" office:value="9922008606084" calcext:value-type="float">
            <text:p>9922008606084</text:p>
          </table:table-cell>
          <table:table-cell table:style-name="Default" table:formula="of:=[.H74]^2" office:value-type="float" office:value="1961161225" calcext:value-type="float">
            <text:p>1961161225</text:p>
          </table:table-cell>
          <table:table-cell table:number-columns-repeated="7"/>
          <table:table-cell table:style-name="ce8" table:number-columns-repeated="2"/>
          <table:table-cell table:number-columns-repeated="3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4-13" calcext:value-type="date">
            <text:p>13/4/2020</text:p>
          </table:table-cell>
          <table:table-cell office:value-type="float" office:value="159516" calcext:value-type="float">
            <text:p>159516</text:p>
          </table:table-cell>
          <table:table-cell office:value-type="float" office:value="3153" calcext:value-type="float">
            <text:p>3153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3-31" calcext:value-type="date">
            <text:p>31/3/2021</text:p>
          </table:table-cell>
          <table:table-cell table:style-name="ce2" office:value-type="float" office:value="3584899" calcext:value-type="float">
            <text:p>3584899</text:p>
          </table:table-cell>
          <table:table-cell table:style-name="ce2" office:value-type="float" office:value="23887" calcext:value-type="float">
            <text:p>23887</text:p>
          </table:table-cell>
          <table:table-cell table:style-name="ce2" office:value-type="float" office:value="3240253" calcext:value-type="float">
            <text:p>3240253</text:p>
          </table:table-cell>
          <table:table-cell table:style-name="Default" table:formula="of:=[.K75]*[.H75]" office:value-type="float" office:value="143497844358" calcext:value-type="float">
            <text:p>143497844358</text:p>
          </table:table-cell>
          <table:table-cell table:style-name="Default" table:formula="of:=[.K75]^2" office:value-type="float" office:value="10499239504009" calcext:value-type="float">
            <text:p>10499239504009</text:p>
          </table:table-cell>
          <table:table-cell table:style-name="Default" table:formula="of:=[.H75]^2" office:value-type="float" office:value="1961249796" calcext:value-type="float">
            <text:p>1961249796</text:p>
          </table:table-cell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4-14" calcext:value-type="date">
            <text:p>14/4/2020</text:p>
          </table:table-cell>
          <table:table-cell office:value-type="float" office:value="162488" calcext:value-type="float">
            <text:p>162488</text:p>
          </table:table-cell>
          <table:table-cell office:value-type="float" office:value="2972" calcext:value-type="float">
            <text:p>2972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4-01" calcext:value-type="date">
            <text:p>1/4/2021</text:p>
          </table:table-cell>
          <table:table-cell table:style-name="ce2" office:value-type="float" office:value="3607083" calcext:value-type="float">
            <text:p>3607083</text:p>
          </table:table-cell>
          <table:table-cell table:style-name="ce2" office:value-type="float" office:value="22184" calcext:value-type="float">
            <text:p>22184</text:p>
          </table:table-cell>
          <table:table-cell table:style-name="ce2" office:value-type="float" office:value="3329692" calcext:value-type="float">
            <text:p>3329692</text:p>
          </table:table-cell>
          <table:table-cell table:style-name="Default" table:formula="of:=[.K76]*[.H76]" office:value-type="float" office:value="147462069604" calcext:value-type="float">
            <text:p>147462069604</text:p>
          </table:table-cell>
          <table:table-cell table:style-name="Default" table:formula="of:=[.K76]^2" office:value-type="float" office:value="11086848814864" calcext:value-type="float">
            <text:p>11086848814864</text:p>
          </table:table-cell>
          <table:table-cell table:style-name="Default" table:formula="of:=[.H76]^2" office:value-type="float" office:value="1961338369" calcext:value-type="float">
            <text:p>1961338369</text:p>
          </table:table-cell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4-15" calcext:value-type="date">
            <text:p>15/4/2020</text:p>
          </table:table-cell>
          <table:table-cell office:value-type="float" office:value="165155" calcext:value-type="float">
            <text:p>165155</text:p>
          </table:table-cell>
          <table:table-cell office:value-type="float" office:value="2667" calcext:value-type="float">
            <text:p>2667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4-02" calcext:value-type="date">
            <text:p>2/4/2021</text:p>
          </table:table-cell>
          <table:table-cell table:style-name="ce2" office:value-type="float" office:value="3629000" calcext:value-type="float">
            <text:p>3629000</text:p>
          </table:table-cell>
          <table:table-cell table:style-name="ce2" office:value-type="float" office:value="21917" calcext:value-type="float">
            <text:p>21917</text:p>
          </table:table-cell>
          <table:table-cell table:style-name="ce2" office:value-type="float" office:value="3408258" calcext:value-type="float">
            <text:p>3408258</text:p>
          </table:table-cell>
          <table:table-cell table:style-name="Default" table:formula="of:=[.K77]*[.H77]" office:value-type="float" office:value="150944930304" calcext:value-type="float">
            <text:p>150944930304</text:p>
          </table:table-cell>
          <table:table-cell table:style-name="Default" table:formula="of:=[.K77]^2" office:value-type="float" office:value="11616222594564" calcext:value-type="float">
            <text:p>11616222594564</text:p>
          </table:table-cell>
          <table:table-cell table:style-name="Default" table:formula="of:=[.H77]^2" office:value-type="float" office:value="1961426944" calcext:value-type="float">
            <text:p>1961426944</text:p>
          </table:table-cell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4-16" calcext:value-type="date">
            <text:p>16/4/2020</text:p>
          </table:table-cell>
          <table:table-cell office:value-type="float" office:value="168941" calcext:value-type="float">
            <text:p>168941</text:p>
          </table:table-cell>
          <table:table-cell office:value-type="float" office:value="3786" calcext:value-type="float">
            <text:p>3786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4-03" calcext:value-type="date">
            <text:p>3/4/2021</text:p>
          </table:table-cell>
          <table:table-cell table:style-name="ce2" office:value-type="float" office:value="3650247" calcext:value-type="float">
            <text:p>3650247</text:p>
          </table:table-cell>
          <table:table-cell table:style-name="ce2" office:value-type="float" office:value="21247" calcext:value-type="float">
            <text:p>21247</text:p>
          </table:table-cell>
          <table:table-cell table:style-name="ce2" office:value-type="float" office:value="3468296" calcext:value-type="float">
            <text:p>3468296</text:p>
          </table:table-cell>
          <table:table-cell table:style-name="Default" table:formula="of:=[.K78]*[.H78]" office:value-type="float" office:value="153607361544" calcext:value-type="float">
            <text:p>153607361544</text:p>
          </table:table-cell>
          <table:table-cell table:style-name="Default" table:formula="of:=[.K78]^2" office:value-type="float" office:value="12029077143616" calcext:value-type="float">
            <text:p>12029077143616</text:p>
          </table:table-cell>
          <table:table-cell table:style-name="Default" table:formula="of:=[.H78]^2" office:value-type="float" office:value="1961515521" calcext:value-type="float">
            <text:p>1961515521</text:p>
          </table:table-cell>
          <table:table-cell table:number-columns-repeated="2"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4-17" calcext:value-type="date">
            <text:p>17/4/2020</text:p>
          </table:table-cell>
          <table:table-cell office:value-type="float" office:value="172434" calcext:value-type="float">
            <text:p>172434</text:p>
          </table:table-cell>
          <table:table-cell office:value-type="float" office:value="3493" calcext:value-type="float">
            <text:p>3493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4-04" calcext:value-type="date">
            <text:p>4/4/2021</text:p>
          </table:table-cell>
          <table:table-cell table:style-name="ce2" office:value-type="float" office:value="3668264" calcext:value-type="float">
            <text:p>3668264</text:p>
          </table:table-cell>
          <table:table-cell table:style-name="ce2" office:value-type="float" office:value="18017" calcext:value-type="float">
            <text:p>18017</text:p>
          </table:table-cell>
          <table:table-cell table:style-name="ce2" office:value-type="float" office:value="3488701" calcext:value-type="float">
            <text:p>3488701</text:p>
          </table:table-cell>
          <table:table-cell table:style-name="Default" table:formula="of:=[.K79]*[.H79]" office:value-type="float" office:value="154514567290" calcext:value-type="float">
            <text:p>154514567290</text:p>
          </table:table-cell>
          <table:table-cell table:style-name="Default" table:formula="of:=[.K79]^2" office:value-type="float" office:value="12171034667401" calcext:value-type="float">
            <text:p>12171034667401</text:p>
          </table:table-cell>
          <table:table-cell table:style-name="Default" table:formula="of:=[.H79]^2" office:value-type="float" office:value="1961604100" calcext:value-type="float">
            <text:p>1961604100</text:p>
          </table:table-cell>
          <table:table-cell table:number-columns-repeated="14"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4-18" calcext:value-type="date">
            <text:p>18/4/2020</text:p>
          </table:table-cell>
          <table:table-cell office:value-type="float" office:value="175925" calcext:value-type="float">
            <text:p>175925</text:p>
          </table:table-cell>
          <table:table-cell office:value-type="float" office:value="3491" calcext:value-type="float">
            <text:p>3491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4-05" calcext:value-type="date">
            <text:p>5/4/2021</text:p>
          </table:table-cell>
          <table:table-cell table:style-name="ce2" office:value-type="float" office:value="3678944" calcext:value-type="float">
            <text:p>3678944</text:p>
          </table:table-cell>
          <table:table-cell table:style-name="ce2" office:value-type="float" office:value="10680" calcext:value-type="float">
            <text:p>10680</text:p>
          </table:table-cell>
          <table:table-cell table:style-name="ce2" office:value-type="float" office:value="3526462" calcext:value-type="float">
            <text:p>3526462</text:p>
          </table:table-cell>
          <table:table-cell table:style-name="Default" table:formula="of:=[.K80]*[.H80]" office:value-type="float" office:value="156190528442" calcext:value-type="float">
            <text:p>156190528442</text:p>
          </table:table-cell>
          <table:table-cell table:style-name="Default" table:formula="of:=[.K80]^2" office:value-type="float" office:value="12435934237444" calcext:value-type="float">
            <text:p>12435934237444</text:p>
          </table:table-cell>
          <table:table-cell table:style-name="Default" table:formula="of:=[.H80]^2" office:value-type="float" office:value="1961692681" calcext:value-type="float">
            <text:p>1961692681</text:p>
          </table:table-cell>
          <table:table-cell table:number-columns-repeated="14"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4-19" calcext:value-type="date">
            <text:p>19/4/2020</text:p>
          </table:table-cell>
          <table:table-cell office:value-type="float" office:value="178972" calcext:value-type="float">
            <text:p>178972</text:p>
          </table:table-cell>
          <table:table-cell office:value-type="float" office:value="3047" calcext:value-type="float">
            <text:p>3047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4-06" calcext:value-type="date">
            <text:p>6/4/2021</text:p>
          </table:table-cell>
          <table:table-cell table:style-name="ce2" office:value-type="float" office:value="3686707" calcext:value-type="float">
            <text:p>3686707</text:p>
          </table:table-cell>
          <table:table-cell table:style-name="ce2" office:value-type="float" office:value="7763" calcext:value-type="float">
            <text:p>7763</text:p>
          </table:table-cell>
          <table:table-cell table:style-name="ce2" office:value-type="float" office:value="3601602" calcext:value-type="float">
            <text:p>3601602</text:p>
          </table:table-cell>
          <table:table-cell table:style-name="Default" table:formula="of:=[.K81]*[.H81]" office:value-type="float" office:value="159522155784" calcext:value-type="float">
            <text:p>159522155784</text:p>
          </table:table-cell>
          <table:table-cell table:style-name="Default" table:formula="of:=[.K81]^2" office:value-type="float" office:value="12971536966404" calcext:value-type="float">
            <text:p>12971536966404</text:p>
          </table:table-cell>
          <table:table-cell table:style-name="Default" table:formula="of:=[.H81]^2" office:value-type="float" office:value="1961781264" calcext:value-type="float">
            <text:p>1961781264</text:p>
          </table:table-cell>
          <table:table-cell table:number-columns-repeated="7"/>
          <table:table-cell table:style-name="ce8" table:number-columns-repeated="2"/>
          <table:table-cell table:number-columns-repeated="3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4-20" calcext:value-type="date">
            <text:p>20/4/2020</text:p>
          </table:table-cell>
          <table:table-cell office:value-type="float" office:value="181228" calcext:value-type="float">
            <text:p>181228</text:p>
          </table:table-cell>
          <table:table-cell office:value-type="float" office:value="2256" calcext:value-type="float">
            <text:p>2256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4-07" calcext:value-type="date">
            <text:p>7/4/2021</text:p>
          </table:table-cell>
          <table:table-cell table:style-name="ce2" office:value-type="float" office:value="3700393" calcext:value-type="float">
            <text:p>3700393</text:p>
          </table:table-cell>
          <table:table-cell table:style-name="ce2" office:value-type="float" office:value="13686" calcext:value-type="float">
            <text:p>13686</text:p>
          </table:table-cell>
          <table:table-cell table:style-name="ce2" office:value-type="float" office:value="3687719" calcext:value-type="float">
            <text:p>3687719</text:p>
          </table:table-cell>
          <table:table-cell table:style-name="Default" table:formula="of:=[.K82]*[.H82]" office:value-type="float" office:value="163340137667" calcext:value-type="float">
            <text:p>163340137667</text:p>
          </table:table-cell>
          <table:table-cell table:style-name="Default" table:formula="of:=[.K82]^2" office:value-type="float" office:value="13599271422961" calcext:value-type="float">
            <text:p>13599271422961</text:p>
          </table:table-cell>
          <table:table-cell table:style-name="Default" table:formula="of:=[.H82]^2" office:value-type="float" office:value="1961869849" calcext:value-type="float">
            <text:p>1961869849</text:p>
          </table:table-cell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4-21" calcext:value-type="date">
            <text:p>21/4/2020</text:p>
          </table:table-cell>
          <table:table-cell office:value-type="float" office:value="183957" calcext:value-type="float">
            <text:p>183957</text:p>
          </table:table-cell>
          <table:table-cell office:value-type="float" office:value="2729" calcext:value-type="float">
            <text:p>2729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4-08" calcext:value-type="date">
            <text:p>8/4/2021</text:p>
          </table:table-cell>
          <table:table-cell table:style-name="ce2" office:value-type="float" office:value="3717602" calcext:value-type="float">
            <text:p>3717602</text:p>
          </table:table-cell>
          <table:table-cell table:style-name="ce2" office:value-type="float" office:value="17209" calcext:value-type="float">
            <text:p>17209</text:p>
          </table:table-cell>
          <table:table-cell table:style-name="ce2" office:value-type="float" office:value="3775329" calcext:value-type="float">
            <text:p>3775329</text:p>
          </table:table-cell>
          <table:table-cell table:style-name="Default" table:formula="of:=[.K83]*[.H83]" office:value-type="float" office:value="167224422726" calcext:value-type="float">
            <text:p>167224422726</text:p>
          </table:table-cell>
          <table:table-cell table:style-name="Default" table:formula="of:=[.K83]^2" office:value-type="float" office:value="14253109058241" calcext:value-type="float">
            <text:p>14253109058241</text:p>
          </table:table-cell>
          <table:table-cell table:style-name="Default" table:formula="of:=[.H83]^2" office:value-type="float" office:value="1961958436" calcext:value-type="float">
            <text:p>1961958436</text:p>
          </table:table-cell>
          <table:table-cell table:number-columns-repeated="4"/>
          <table:table-cell table:style-name="ce5"/>
          <table:table-cell table:number-columns-repeated="7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4-22" calcext:value-type="date">
            <text:p>22/4/2020</text:p>
          </table:table-cell>
          <table:table-cell office:value-type="float" office:value="187327" calcext:value-type="float">
            <text:p>187327</text:p>
          </table:table-cell>
          <table:table-cell office:value-type="float" office:value="3370" calcext:value-type="float">
            <text:p>3370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4-09" calcext:value-type="date">
            <text:p>9/4/2021</text:p>
          </table:table-cell>
          <table:table-cell table:style-name="ce2" office:value-type="float" office:value="3736526" calcext:value-type="float">
            <text:p>3736526</text:p>
          </table:table-cell>
          <table:table-cell table:style-name="ce2" office:value-type="float" office:value="18924" calcext:value-type="float">
            <text:p>18924</text:p>
          </table:table-cell>
          <table:table-cell table:style-name="ce2" office:value-type="float" office:value="3856732" calcext:value-type="float">
            <text:p>3856732</text:p>
          </table:table-cell>
          <table:table-cell table:style-name="Default" table:formula="of:=[.K84]*[.H84]" office:value-type="float" office:value="170833943940" calcext:value-type="float">
            <text:p>170833943940</text:p>
          </table:table-cell>
          <table:table-cell table:style-name="Default" table:formula="of:=[.K84]^2" office:value-type="float" office:value="14874381719824" calcext:value-type="float">
            <text:p>14874381719824</text:p>
          </table:table-cell>
          <table:table-cell table:style-name="Default" table:formula="of:=[.H84]^2" office:value-type="float" office:value="1962047025" calcext:value-type="float">
            <text:p>1962047025</text:p>
          </table:table-cell>
          <table:table-cell table:number-columns-repeated="2"/>
          <table:table-cell table:style-name="ce5"/>
          <table:table-cell table:number-columns-repeated="11"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4-23" calcext:value-type="date">
            <text:p>23/4/2020</text:p>
          </table:table-cell>
          <table:table-cell office:value-type="float" office:value="189973" calcext:value-type="float">
            <text:p>189973</text:p>
          </table:table-cell>
          <table:table-cell office:value-type="float" office:value="2646" calcext:value-type="float">
            <text:p>2646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4-10" calcext:value-type="date">
            <text:p>10/4/2021</text:p>
          </table:table-cell>
          <table:table-cell table:style-name="ce2" office:value-type="float" office:value="3754077" calcext:value-type="float">
            <text:p>3754077</text:p>
          </table:table-cell>
          <table:table-cell table:style-name="ce2" office:value-type="float" office:value="17551" calcext:value-type="float">
            <text:p>17551</text:p>
          </table:table-cell>
          <table:table-cell table:style-name="ce2" office:value-type="float" office:value="3924896" calcext:value-type="float">
            <text:p>3924896</text:p>
          </table:table-cell>
          <table:table-cell table:style-name="Default" table:formula="of:=[.K85]*[.H85]" office:value-type="float" office:value="173857193216" calcext:value-type="float">
            <text:p>173857193216</text:p>
          </table:table-cell>
          <table:table-cell table:style-name="Default" table:formula="of:=[.K85]^2" office:value-type="float" office:value="15404808610816" calcext:value-type="float">
            <text:p>15404808610816</text:p>
          </table:table-cell>
          <table:table-cell table:style-name="Default" table:formula="of:=[.H85]^2" office:value-type="float" office:value="1962135616" calcext:value-type="float">
            <text:p>1962135616</text:p>
          </table:table-cell>
          <table:table-cell table:number-columns-repeated="14"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4-24" calcext:value-type="date">
            <text:p>24/4/2020</text:p>
          </table:table-cell>
          <table:table-cell office:value-type="float" office:value="192994" calcext:value-type="float">
            <text:p>192994</text:p>
          </table:table-cell>
          <table:table-cell office:value-type="float" office:value="3021" calcext:value-type="float">
            <text:p>3021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4-11" calcext:value-type="date">
            <text:p>11/4/2021</text:p>
          </table:table-cell>
          <table:table-cell table:style-name="ce2" office:value-type="float" office:value="3769814" calcext:value-type="float">
            <text:p>3769814</text:p>
          </table:table-cell>
          <table:table-cell table:style-name="ce2" office:value-type="float" office:value="15737" calcext:value-type="float">
            <text:p>15737</text:p>
          </table:table-cell>
          <table:table-cell table:style-name="ce2" office:value-type="float" office:value="3965964" calcext:value-type="float">
            <text:p>3965964</text:p>
          </table:table-cell>
          <table:table-cell table:style-name="Default" table:formula="of:=[.K86]*[.H86]" office:value-type="float" office:value="175680307308" calcext:value-type="float">
            <text:p>175680307308</text:p>
          </table:table-cell>
          <table:table-cell table:style-name="Default" table:formula="of:=[.K86]^2" office:value-type="float" office:value="15728870449296" calcext:value-type="float">
            <text:p>15728870449296</text:p>
          </table:table-cell>
          <table:table-cell table:style-name="Default" table:formula="of:=[.H86]^2" office:value-type="float" office:value="1962224209" calcext:value-type="float">
            <text:p>1962224209</text:p>
          </table:table-cell>
          <table:table-cell table:number-columns-repeated="2"/>
          <table:table-cell table:style-name="ce5"/>
          <table:table-cell table:number-columns-repeated="11"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4-25" calcext:value-type="date">
            <text:p>25/4/2020</text:p>
          </table:table-cell>
          <table:table-cell office:value-type="float" office:value="195351" calcext:value-type="float">
            <text:p>195351</text:p>
          </table:table-cell>
          <table:table-cell office:value-type="float" office:value="2357" calcext:value-type="float">
            <text:p>2357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4-12" calcext:value-type="date">
            <text:p>12/4/2021</text:p>
          </table:table-cell>
          <table:table-cell table:style-name="ce2" office:value-type="float" office:value="3779594" calcext:value-type="float">
            <text:p>3779594</text:p>
          </table:table-cell>
          <table:table-cell table:style-name="ce2" office:value-type="float" office:value="9780" calcext:value-type="float">
            <text:p>9780</text:p>
          </table:table-cell>
          <table:table-cell table:style-name="ce2" office:value-type="float" office:value="4027912" calcext:value-type="float">
            <text:p>4027912</text:p>
          </table:table-cell>
          <table:table-cell table:style-name="Default" table:formula="of:=[.K87]*[.H87]" office:value-type="float" office:value="178428445776" calcext:value-type="float">
            <text:p>178428445776</text:p>
          </table:table-cell>
          <table:table-cell table:style-name="Default" table:formula="of:=[.K87]^2" office:value-type="float" office:value="16224075079744" calcext:value-type="float">
            <text:p>16224075079744</text:p>
          </table:table-cell>
          <table:table-cell table:style-name="Default" table:formula="of:=[.H87]^2" office:value-type="float" office:value="1962312804" calcext:value-type="float">
            <text:p>1962312804</text:p>
          </table:table-cell>
          <table:table-cell table:number-columns-repeated="14"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4-26" calcext:value-type="date">
            <text:p>26/4/2020</text:p>
          </table:table-cell>
          <table:table-cell office:value-type="float" office:value="197675" calcext:value-type="float">
            <text:p>197675</text:p>
          </table:table-cell>
          <table:table-cell office:value-type="float" office:value="2324" calcext:value-type="float">
            <text:p>2324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4-13" calcext:value-type="date">
            <text:p>13/4/2021</text:p>
          </table:table-cell>
          <table:table-cell table:style-name="ce2" office:value-type="float" office:value="3793033" calcext:value-type="float">
            <text:p>3793033</text:p>
          </table:table-cell>
          <table:table-cell table:style-name="ce2" office:value-type="float" office:value="13439" calcext:value-type="float">
            <text:p>13439</text:p>
          </table:table-cell>
          <table:table-cell table:style-name="ce2" office:value-type="float" office:value="4094864" calcext:value-type="float">
            <text:p>4094864</text:p>
          </table:table-cell>
          <table:table-cell table:style-name="Default" table:formula="of:=[.K88]*[.H88]" office:value-type="float" office:value="181398380336" calcext:value-type="float">
            <text:p>181398380336</text:p>
          </table:table-cell>
          <table:table-cell table:style-name="Default" table:formula="of:=[.K88]^2" office:value-type="float" office:value="16767911178496" calcext:value-type="float">
            <text:p>16767911178496</text:p>
          </table:table-cell>
          <table:table-cell table:style-name="Default" table:formula="of:=[.H88]^2" office:value-type="float" office:value="1962401401" calcext:value-type="float">
            <text:p>1962401401</text:p>
          </table:table-cell>
          <table:table-cell table:number-columns-repeated="7"/>
          <table:table-cell table:style-name="ce8"/>
          <table:table-cell table:style-name="ce5"/>
          <table:table-cell table:number-columns-repeated="3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4-27" calcext:value-type="date">
            <text:p>27/4/2020</text:p>
          </table:table-cell>
          <table:table-cell office:value-type="float" office:value="199414" calcext:value-type="float">
            <text:p>199414</text:p>
          </table:table-cell>
          <table:table-cell office:value-type="float" office:value="1739" calcext:value-type="float">
            <text:p>1739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4-14" calcext:value-type="date">
            <text:p>14/4/2021</text:p>
          </table:table-cell>
          <table:table-cell table:style-name="ce2" office:value-type="float" office:value="3809193" calcext:value-type="float">
            <text:p>3809193</text:p>
          </table:table-cell>
          <table:table-cell table:style-name="ce2" office:value-type="float" office:value="16160" calcext:value-type="float">
            <text:p>16160</text:p>
          </table:table-cell>
          <table:table-cell table:style-name="ce2" office:value-type="float" office:value="4174328" calcext:value-type="float">
            <text:p>4174328</text:p>
          </table:table-cell>
          <table:table-cell table:style-name="Default" table:formula="of:=[.K89]*[.H89]" office:value-type="float" office:value="184922730400" calcext:value-type="float">
            <text:p>184922730400</text:p>
          </table:table-cell>
          <table:table-cell table:style-name="Default" table:formula="of:=[.K89]^2" office:value-type="float" office:value="17425014251584" calcext:value-type="float">
            <text:p>17425014251584</text:p>
          </table:table-cell>
          <table:table-cell table:style-name="Default" table:formula="of:=[.H89]^2" office:value-type="float" office:value="1962490000" calcext:value-type="float">
            <text:p>1962490000</text:p>
          </table:table-cell>
          <table:table-cell table:number-columns-repeated="11"/>
          <table:table-cell table:style-name="ce5" table:number-columns-repeated="2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4-28" calcext:value-type="date">
            <text:p>28/4/2020</text:p>
          </table:table-cell>
          <table:table-cell office:value-type="float" office:value="201505" calcext:value-type="float">
            <text:p>201505</text:p>
          </table:table-cell>
          <table:table-cell office:value-type="float" office:value="2091" calcext:value-type="float">
            <text:p>2091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4-15" calcext:value-type="date">
            <text:p>15/4/2021</text:p>
          </table:table-cell>
          <table:table-cell table:style-name="ce2" office:value-type="float" office:value="3826156" calcext:value-type="float">
            <text:p>3826156</text:p>
          </table:table-cell>
          <table:table-cell table:style-name="ce2" office:value-type="float" office:value="16963" calcext:value-type="float">
            <text:p>16963</text:p>
          </table:table-cell>
          <table:table-cell table:style-name="ce2" office:value-type="float" office:value="4272452" calcext:value-type="float">
            <text:p>4272452</text:p>
          </table:table-cell>
          <table:table-cell table:style-name="Default" table:formula="of:=[.K90]*[.H90]" office:value-type="float" office:value="189273896052" calcext:value-type="float">
            <text:p>189273896052</text:p>
          </table:table-cell>
          <table:table-cell table:style-name="Default" table:formula="of:=[.K90]^2" office:value-type="float" office:value="18253846092304" calcext:value-type="float">
            <text:p>18253846092304</text:p>
          </table:table-cell>
          <table:table-cell table:style-name="Default" table:formula="of:=[.H90]^2" office:value-type="float" office:value="1962578601" calcext:value-type="float">
            <text:p>1962578601</text:p>
          </table:table-cell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4-29" calcext:value-type="date">
            <text:p>29/4/2020</text:p>
          </table:table-cell>
          <table:table-cell office:value-type="float" office:value="203591" calcext:value-type="float">
            <text:p>203591</text:p>
          </table:table-cell>
          <table:table-cell office:value-type="float" office:value="2086" calcext:value-type="float">
            <text:p>2086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4-16" calcext:value-type="date">
            <text:p>16/4/2021</text:p>
          </table:table-cell>
          <table:table-cell table:style-name="ce2" office:value-type="float" office:value="3842079" calcext:value-type="float">
            <text:p>3842079</text:p>
          </table:table-cell>
          <table:table-cell table:style-name="ce2" office:value-type="float" office:value="15923" calcext:value-type="float">
            <text:p>15923</text:p>
          </table:table-cell>
          <table:table-cell table:style-name="ce2" office:value-type="float" office:value="4371400" calcext:value-type="float">
            <text:p>4371400</text:p>
          </table:table-cell>
          <table:table-cell table:style-name="Default" table:formula="of:=[.K91]*[.H91]" office:value-type="float" office:value="193661762800" calcext:value-type="float">
            <text:p>193661762800</text:p>
          </table:table-cell>
          <table:table-cell table:style-name="Default" table:formula="of:=[.K91]^2" office:value-type="float" office:value="19109137960000" calcext:value-type="float">
            <text:p>19109137960000</text:p>
          </table:table-cell>
          <table:table-cell table:style-name="Default" table:formula="of:=[.H91]^2" office:value-type="float" office:value="1962667204" calcext:value-type="float">
            <text:p>1962667204</text:p>
          </table:table-cell>
          <table:table-cell table:number-columns-repeated="14"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4-30" calcext:value-type="date">
            <text:p>30/4/2020</text:p>
          </table:table-cell>
          <table:table-cell office:value-type="float" office:value="205463" calcext:value-type="float">
            <text:p>205463</text:p>
          </table:table-cell>
          <table:table-cell office:value-type="float" office:value="1872" calcext:value-type="float">
            <text:p>1872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4-17" calcext:value-type="date">
            <text:p>17/4/2021</text:p>
          </table:table-cell>
          <table:table-cell table:style-name="ce2" office:value-type="float" office:value="3857443" calcext:value-type="float">
            <text:p>3857443</text:p>
          </table:table-cell>
          <table:table-cell table:style-name="ce2" office:value-type="float" office:value="15364" calcext:value-type="float">
            <text:p>15364</text:p>
          </table:table-cell>
          <table:table-cell table:style-name="ce2" office:value-type="float" office:value="4454392" calcext:value-type="float">
            <text:p>4454392</text:p>
          </table:table-cell>
          <table:table-cell table:style-name="Default" table:formula="of:=[.K92]*[.H92]" office:value-type="float" office:value="197342928776" calcext:value-type="float">
            <text:p>197342928776</text:p>
          </table:table-cell>
          <table:table-cell table:style-name="Default" table:formula="of:=[.K92]^2" office:value-type="float" office:value="19841608089664" calcext:value-type="float">
            <text:p>19841608089664</text:p>
          </table:table-cell>
          <table:table-cell table:style-name="Default" table:formula="of:=[.H92]^2" office:value-type="float" office:value="1962755809" calcext:value-type="float">
            <text:p>1962755809</text:p>
          </table:table-cell>
          <table:table-cell table:number-columns-repeated="14"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5-01" calcext:value-type="date">
            <text:p>1/5/2020</text:p>
          </table:table-cell>
          <table:table-cell office:value-type="float" office:value="207428" calcext:value-type="float">
            <text:p>207428</text:p>
          </table:table-cell>
          <table:table-cell office:value-type="float" office:value="1965" calcext:value-type="float">
            <text:p>1965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4-18" calcext:value-type="date">
            <text:p>18/4/2021</text:p>
          </table:table-cell>
          <table:table-cell table:style-name="ce2" office:value-type="float" office:value="3870131" calcext:value-type="float">
            <text:p>3870131</text:p>
          </table:table-cell>
          <table:table-cell table:style-name="ce2" office:value-type="float" office:value="12688" calcext:value-type="float">
            <text:p>12688</text:p>
          </table:table-cell>
          <table:table-cell table:style-name="ce2" office:value-type="float" office:value="4508122" calcext:value-type="float">
            <text:p>4508122</text:p>
          </table:table-cell>
          <table:table-cell table:style-name="Default" table:formula="of:=[.K93]*[.H93]" office:value-type="float" office:value="199727837088" calcext:value-type="float">
            <text:p>199727837088</text:p>
          </table:table-cell>
          <table:table-cell table:style-name="Default" table:formula="of:=[.K93]^2" office:value-type="float" office:value="20323163966884" calcext:value-type="float">
            <text:p>20323163966884</text:p>
          </table:table-cell>
          <table:table-cell table:style-name="Default" table:formula="of:=[.H93]^2" office:value-type="float" office:value="1962844416" calcext:value-type="float">
            <text:p>1962844416</text:p>
          </table:table-cell>
          <table:table-cell table:number-columns-repeated="14"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5-02" calcext:value-type="date">
            <text:p>2/5/2020</text:p>
          </table:table-cell>
          <table:table-cell office:value-type="float" office:value="209328" calcext:value-type="float">
            <text:p>209328</text:p>
          </table:table-cell>
          <table:table-cell office:value-type="float" office:value="1900" calcext:value-type="float">
            <text:p>1900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4-19" calcext:value-type="date">
            <text:p>19/4/2021</text:p>
          </table:table-cell>
          <table:table-cell table:style-name="ce2" office:value-type="float" office:value="3878994" calcext:value-type="float">
            <text:p>3878994</text:p>
          </table:table-cell>
          <table:table-cell table:style-name="ce2" office:value-type="float" office:value="8863" calcext:value-type="float">
            <text:p>8863</text:p>
          </table:table-cell>
          <table:table-cell table:style-name="ce2" office:value-type="float" office:value="4595537" calcext:value-type="float">
            <text:p>4595537</text:p>
          </table:table-cell>
          <table:table-cell table:style-name="Default" table:formula="of:=[.K94]*[.H94]" office:value-type="float" office:value="203605266785" calcext:value-type="float">
            <text:p>203605266785</text:p>
          </table:table-cell>
          <table:table-cell table:style-name="Default" table:formula="of:=[.K94]^2" office:value-type="float" office:value="21118960318369" calcext:value-type="float">
            <text:p>21118960318369</text:p>
          </table:table-cell>
          <table:table-cell table:style-name="Default" table:formula="of:=[.H94]^2" office:value-type="float" office:value="1962933025" calcext:value-type="float">
            <text:p>1962933025</text:p>
          </table:table-cell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5-03" calcext:value-type="date">
            <text:p>3/5/2020</text:p>
          </table:table-cell>
          <table:table-cell office:value-type="float" office:value="210717" calcext:value-type="float">
            <text:p>210717</text:p>
          </table:table-cell>
          <table:table-cell office:value-type="float" office:value="1389" calcext:value-type="float">
            <text:p>1389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4-20" calcext:value-type="date">
            <text:p>20/4/2021</text:p>
          </table:table-cell>
          <table:table-cell table:style-name="ce2" office:value-type="float" office:value="3891063" calcext:value-type="float">
            <text:p>3891063</text:p>
          </table:table-cell>
          <table:table-cell table:style-name="ce2" office:value-type="float" office:value="12069" calcext:value-type="float">
            <text:p>12069</text:p>
          </table:table-cell>
          <table:table-cell table:style-name="ce2" office:value-type="float" office:value="4692423" calcext:value-type="float">
            <text:p>4692423</text:p>
          </table:table-cell>
          <table:table-cell table:style-name="Default" table:formula="of:=[.K95]*[.H95]" office:value-type="float" office:value="207902493438" calcext:value-type="float">
            <text:p>207902493438</text:p>
          </table:table-cell>
          <table:table-cell table:style-name="Default" table:formula="of:=[.K95]^2" office:value-type="float" office:value="22018833610929" calcext:value-type="float">
            <text:p>22018833610929</text:p>
          </table:table-cell>
          <table:table-cell table:style-name="Default" table:formula="of:=[.H95]^2" office:value-type="float" office:value="1963021636" calcext:value-type="float">
            <text:p>1963021636</text:p>
          </table:table-cell>
          <table:table-cell table:number-columns-repeated="7"/>
          <table:table-cell table:style-name="ce8" table:number-columns-repeated="2"/>
          <table:table-cell table:number-columns-repeated="3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5-04" calcext:value-type="date">
            <text:p>4/5/2020</text:p>
          </table:table-cell>
          <table:table-cell office:value-type="float" office:value="211938" calcext:value-type="float">
            <text:p>211938</text:p>
          </table:table-cell>
          <table:table-cell office:value-type="float" office:value="1221" calcext:value-type="float">
            <text:p>1221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4-21" calcext:value-type="date">
            <text:p>21/4/2021</text:p>
          </table:table-cell>
          <table:table-cell table:style-name="ce2" office:value-type="float" office:value="3904899" calcext:value-type="float">
            <text:p>3904899</text:p>
          </table:table-cell>
          <table:table-cell table:style-name="ce2" office:value-type="float" office:value="13836" calcext:value-type="float">
            <text:p>13836</text:p>
          </table:table-cell>
          <table:table-cell table:style-name="ce2" office:value-type="float" office:value="4810924" calcext:value-type="float">
            <text:p>4810924</text:p>
          </table:table-cell>
          <table:table-cell table:style-name="Default" table:formula="of:=[.K96]*[.H96]" office:value-type="float" office:value="213157609668" calcext:value-type="float">
            <text:p>213157609668</text:p>
          </table:table-cell>
          <table:table-cell table:style-name="Default" table:formula="of:=[.K96]^2" office:value-type="float" office:value="23144989733776" calcext:value-type="float">
            <text:p>23144989733776</text:p>
          </table:table-cell>
          <table:table-cell table:style-name="Default" table:formula="of:=[.H96]^2" office:value-type="float" office:value="1963110249" calcext:value-type="float">
            <text:p>1963110249</text:p>
          </table:table-cell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5-05" calcext:value-type="date">
            <text:p>5/5/2020</text:p>
          </table:table-cell>
          <table:table-cell office:value-type="float" office:value="213013" calcext:value-type="float">
            <text:p>213013</text:p>
          </table:table-cell>
          <table:table-cell office:value-type="float" office:value="1075" calcext:value-type="float">
            <text:p>1075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4-22" calcext:value-type="date">
            <text:p>22/4/2021</text:p>
          </table:table-cell>
          <table:table-cell table:style-name="ce2" office:value-type="float" office:value="3920945" calcext:value-type="float">
            <text:p>3920945</text:p>
          </table:table-cell>
          <table:table-cell table:style-name="ce2" office:value-type="float" office:value="16046" calcext:value-type="float">
            <text:p>16046</text:p>
          </table:table-cell>
          <table:table-cell table:style-name="ce2" office:value-type="float" office:value="4945682" calcext:value-type="float">
            <text:p>4945682</text:p>
          </table:table-cell>
          <table:table-cell table:style-name="Default" table:formula="of:=[.K97]*[.H97]" office:value-type="float" office:value="219133278056" calcext:value-type="float">
            <text:p>219133278056</text:p>
          </table:table-cell>
          <table:table-cell table:style-name="Default" table:formula="of:=[.K97]^2" office:value-type="float" office:value="24459770445124" calcext:value-type="float">
            <text:p>24459770445124</text:p>
          </table:table-cell>
          <table:table-cell table:style-name="Default" table:formula="of:=[.H97]^2" office:value-type="float" office:value="1963198864" calcext:value-type="float">
            <text:p>1963198864</text:p>
          </table:table-cell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5-06" calcext:value-type="date">
            <text:p>6/5/2020</text:p>
          </table:table-cell>
          <table:table-cell office:value-type="float" office:value="214457" calcext:value-type="float">
            <text:p>214457</text:p>
          </table:table-cell>
          <table:table-cell office:value-type="float" office:value="1444" calcext:value-type="float">
            <text:p>1444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4-23" calcext:value-type="date">
            <text:p>23/4/2021</text:p>
          </table:table-cell>
          <table:table-cell table:style-name="ce2" office:value-type="float" office:value="3935703" calcext:value-type="float">
            <text:p>3935703</text:p>
          </table:table-cell>
          <table:table-cell table:style-name="ce2" office:value-type="float" office:value="14758" calcext:value-type="float">
            <text:p>14758</text:p>
          </table:table-cell>
          <table:table-cell table:style-name="ce2" office:value-type="float" office:value="5075062" calcext:value-type="float">
            <text:p>5075062</text:p>
          </table:table-cell>
          <table:table-cell table:style-name="Default" table:formula="of:=[.K98]*[.H98]" office:value-type="float" office:value="224870922158" calcext:value-type="float">
            <text:p>224870922158</text:p>
          </table:table-cell>
          <table:table-cell table:style-name="Default" table:formula="of:=[.K98]^2" office:value-type="float" office:value="25756254303844" calcext:value-type="float">
            <text:p>25756254303844</text:p>
          </table:table-cell>
          <table:table-cell table:style-name="Default" table:formula="of:=[.H98]^2" office:value-type="float" office:value="1963287481" calcext:value-type="float">
            <text:p>1963287481</text:p>
          </table:table-cell>
          <table:table-cell table:number-columns-repeated="14"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5-07" calcext:value-type="date">
            <text:p>7/5/2020</text:p>
          </table:table-cell>
          <table:table-cell office:value-type="float" office:value="215858" calcext:value-type="float">
            <text:p>215858</text:p>
          </table:table-cell>
          <table:table-cell office:value-type="float" office:value="1401" calcext:value-type="float">
            <text:p>1401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4-24" calcext:value-type="date">
            <text:p>24/4/2021</text:p>
          </table:table-cell>
          <table:table-cell table:style-name="ce2" office:value-type="float" office:value="3949517" calcext:value-type="float">
            <text:p>3949517</text:p>
          </table:table-cell>
          <table:table-cell table:style-name="ce2" office:value-type="float" office:value="13814" calcext:value-type="float">
            <text:p>13814</text:p>
          </table:table-cell>
          <table:table-cell table:style-name="ce2" office:value-type="float" office:value="5191599" calcext:value-type="float">
            <text:p>5191599</text:p>
          </table:table-cell>
          <table:table-cell table:style-name="Default" table:formula="of:=[.K99]*[.H99]" office:value-type="float" office:value="230039751690" calcext:value-type="float">
            <text:p>230039751690</text:p>
          </table:table-cell>
          <table:table-cell table:style-name="Default" table:formula="of:=[.K99]^2" office:value-type="float" office:value="26952700176801" calcext:value-type="float">
            <text:p>26952700176801</text:p>
          </table:table-cell>
          <table:table-cell table:style-name="Default" table:formula="of:=[.H99]^2" office:value-type="float" office:value="1963376100" calcext:value-type="float">
            <text:p>1963376100</text:p>
          </table:table-cell>
          <table:table-cell table:number-columns-repeated="14"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5-08" calcext:value-type="date">
            <text:p>8/5/2020</text:p>
          </table:table-cell>
          <table:table-cell office:value-type="float" office:value="217185" calcext:value-type="float">
            <text:p>217185</text:p>
          </table:table-cell>
          <table:table-cell office:value-type="float" office:value="1327" calcext:value-type="float">
            <text:p>1327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4-25" calcext:value-type="date">
            <text:p>25/4/2021</text:p>
          </table:table-cell>
          <table:table-cell table:style-name="ce2" office:value-type="float" office:value="3962674" calcext:value-type="float">
            <text:p>3962674</text:p>
          </table:table-cell>
          <table:table-cell table:style-name="ce2" office:value-type="float" office:value="13157" calcext:value-type="float">
            <text:p>13157</text:p>
          </table:table-cell>
          <table:table-cell table:style-name="ce2" office:value-type="float" office:value="5247069" calcext:value-type="float">
            <text:p>5247069</text:p>
          </table:table-cell>
          <table:table-cell table:style-name="Default" table:formula="of:=[.K100]*[.H100]" office:value-type="float" office:value="232502874459" calcext:value-type="float">
            <text:p>232502874459</text:p>
          </table:table-cell>
          <table:table-cell table:style-name="Default" table:formula="of:=[.K100]^2" office:value-type="float" office:value="27531733090761" calcext:value-type="float">
            <text:p>27531733090761</text:p>
          </table:table-cell>
          <table:table-cell table:style-name="Default" table:formula="of:=[.H100]^2" office:value-type="float" office:value="1963464721" calcext:value-type="float">
            <text:p>1963464721</text:p>
          </table:table-cell>
          <table:table-cell table:number-columns-repeated="11"/>
          <table:table-cell table:style-name="ce5"/>
          <table:table-cell table:number-columns-repeated="2"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5-09" calcext:value-type="date">
            <text:p>9/5/2020</text:p>
          </table:table-cell>
          <table:table-cell office:value-type="float" office:value="218268" calcext:value-type="float">
            <text:p>218268</text:p>
          </table:table-cell>
          <table:table-cell office:value-type="float" office:value="1083" calcext:value-type="float">
            <text:p>1083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4-26" calcext:value-type="date">
            <text:p>26/4/2021</text:p>
          </table:table-cell>
          <table:table-cell table:style-name="ce2" office:value-type="float" office:value="3971114" calcext:value-type="float">
            <text:p>3971114</text:p>
          </table:table-cell>
          <table:table-cell table:style-name="ce2" office:value-type="float" office:value="8440" calcext:value-type="float">
            <text:p>8440</text:p>
          </table:table-cell>
          <table:table-cell table:style-name="ce2" office:value-type="float" office:value="5337866" calcext:value-type="float">
            <text:p>5337866</text:p>
          </table:table-cell>
          <table:table-cell table:style-name="Default" table:formula="of:=[.K101]*[.H101]" office:value-type="float" office:value="236531518192" calcext:value-type="float">
            <text:p>236531518192</text:p>
          </table:table-cell>
          <table:table-cell table:style-name="Default" table:formula="of:=[.K101]^2" office:value-type="float" office:value="28492813433956" calcext:value-type="float">
            <text:p>28492813433956</text:p>
          </table:table-cell>
          <table:table-cell table:style-name="Default" table:formula="of:=[.H101]^2" office:value-type="float" office:value="1963553344" calcext:value-type="float">
            <text:p>1963553344</text:p>
          </table:table-cell>
          <table:table-cell table:number-columns-repeated="14"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5-10" calcext:value-type="date">
            <text:p>10/5/2020</text:p>
          </table:table-cell>
          <table:table-cell office:value-type="float" office:value="219070" calcext:value-type="float">
            <text:p>219070</text:p>
          </table:table-cell>
          <table:table-cell office:value-type="float" office:value="802" calcext:value-type="float">
            <text:p>802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4-27" calcext:value-type="date">
            <text:p>27/4/2021</text:p>
          </table:table-cell>
          <table:table-cell table:style-name="ce2" office:value-type="float" office:value="3981512" calcext:value-type="float">
            <text:p>3981512</text:p>
          </table:table-cell>
          <table:table-cell table:style-name="ce2" office:value-type="float" office:value="10398" calcext:value-type="float">
            <text:p>10398</text:p>
          </table:table-cell>
          <table:table-cell table:style-name="ce2" office:value-type="float" office:value="5455880" calcext:value-type="float">
            <text:p>5455880</text:p>
          </table:table-cell>
          <table:table-cell table:style-name="Default" table:formula="of:=[.K102]*[.H102]" office:value-type="float" office:value="241766410440" calcext:value-type="float">
            <text:p>241766410440</text:p>
          </table:table-cell>
          <table:table-cell table:style-name="Default" table:formula="of:=[.K102]^2" office:value-type="float" office:value="29766626574400" calcext:value-type="float">
            <text:p>29766626574400</text:p>
          </table:table-cell>
          <table:table-cell table:style-name="Default" table:formula="of:=[.H102]^2" office:value-type="float" office:value="1963641969" calcext:value-type="float">
            <text:p>1963641969</text:p>
          </table:table-cell>
          <table:table-cell table:number-columns-repeated="7"/>
          <table:table-cell table:style-name="ce5"/>
          <table:table-cell table:style-name="ce8"/>
          <table:table-cell table:number-columns-repeated="3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5-11" calcext:value-type="date">
            <text:p>11/5/2020</text:p>
          </table:table-cell>
          <table:table-cell office:value-type="float" office:value="219814" calcext:value-type="float">
            <text:p>219814</text:p>
          </table:table-cell>
          <table:table-cell office:value-type="float" office:value="744" calcext:value-type="float">
            <text:p>744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4-28" calcext:value-type="date">
            <text:p>28/4/2021</text:p>
          </table:table-cell>
          <table:table-cell table:style-name="ce2" office:value-type="float" office:value="3994894" calcext:value-type="float">
            <text:p>3994894</text:p>
          </table:table-cell>
          <table:table-cell table:style-name="ce2" office:value-type="float" office:value="13382" calcext:value-type="float">
            <text:p>13382</text:p>
          </table:table-cell>
          <table:table-cell table:style-name="ce2" office:value-type="float" office:value="5602175" calcext:value-type="float">
            <text:p>5602175</text:p>
          </table:table-cell>
          <table:table-cell table:style-name="Default" table:formula="of:=[.K103]*[.H103]" office:value-type="float" office:value="248254782950" calcext:value-type="float">
            <text:p>248254782950</text:p>
          </table:table-cell>
          <table:table-cell table:style-name="Default" table:formula="of:=[.K103]^2" office:value-type="float" office:value="31384364730625" calcext:value-type="float">
            <text:p>31384364730625</text:p>
          </table:table-cell>
          <table:table-cell table:style-name="Default" table:formula="of:=[.H103]^2" office:value-type="float" office:value="1963730596" calcext:value-type="float">
            <text:p>1963730596</text:p>
          </table:table-cell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5-12" calcext:value-type="date">
            <text:p>12/5/2020</text:p>
          </table:table-cell>
          <table:table-cell office:value-type="float" office:value="221216" calcext:value-type="float">
            <text:p>221216</text:p>
          </table:table-cell>
          <table:table-cell office:value-type="float" office:value="1402" calcext:value-type="float">
            <text:p>1402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4-29" calcext:value-type="date">
            <text:p>29/4/2021</text:p>
          </table:table-cell>
          <table:table-cell table:style-name="ce2" office:value-type="float" office:value="4009208" calcext:value-type="float">
            <text:p>4009208</text:p>
          </table:table-cell>
          <table:table-cell table:style-name="ce2" office:value-type="float" office:value="14314" calcext:value-type="float">
            <text:p>14314</text:p>
          </table:table-cell>
          <table:table-cell table:style-name="ce2" office:value-type="float" office:value="5784237" calcext:value-type="float">
            <text:p>5784237</text:p>
          </table:table-cell>
          <table:table-cell table:style-name="Default" table:formula="of:=[.K104]*[.H104]" office:value-type="float" office:value="256328462655" calcext:value-type="float">
            <text:p>256328462655</text:p>
          </table:table-cell>
          <table:table-cell table:style-name="Default" table:formula="of:=[.K104]^2" office:value-type="float" office:value="33457397672169" calcext:value-type="float">
            <text:p>33457397672169</text:p>
          </table:table-cell>
          <table:table-cell table:style-name="Default" table:formula="of:=[.H104]^2" office:value-type="float" office:value="1963819225" calcext:value-type="float">
            <text:p>1963819225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5-13" calcext:value-type="date">
            <text:p>13/5/2020</text:p>
          </table:table-cell>
          <table:table-cell office:value-type="float" office:value="222104" calcext:value-type="float">
            <text:p>222104</text:p>
          </table:table-cell>
          <table:table-cell office:value-type="float" office:value="888" calcext:value-type="float">
            <text:p>888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4-30" calcext:value-type="date">
            <text:p>30/4/2021</text:p>
          </table:table-cell>
          <table:table-cell table:style-name="ce2" office:value-type="float" office:value="4022653" calcext:value-type="float">
            <text:p>4022653</text:p>
          </table:table-cell>
          <table:table-cell table:style-name="ce2" office:value-type="float" office:value="13445" calcext:value-type="float">
            <text:p>13445</text:p>
          </table:table-cell>
          <table:table-cell table:style-name="ce2" office:value-type="float" office:value="5986172" calcext:value-type="float">
            <text:p>5986172</text:p>
          </table:table-cell>
          <table:table-cell table:style-name="Default" table:formula="of:=[.K105]*[.H105]" office:value-type="float" office:value="265283198352" calcext:value-type="float">
            <text:p>265283198352</text:p>
          </table:table-cell>
          <table:table-cell table:style-name="Default" table:formula="of:=[.K105]^2" office:value-type="float" office:value="35834255213584" calcext:value-type="float">
            <text:p>35834255213584</text:p>
          </table:table-cell>
          <table:table-cell table:style-name="Default" table:formula="of:=[.H105]^2" office:value-type="float" office:value="1963907856" calcext:value-type="float">
            <text:p>1963907856</text:p>
          </table:table-cell>
          <table:table-cell table:number-columns-repeated="2"/>
          <table:table-cell table:style-name="ce5"/>
          <table:table-cell table:number-columns-repeated="17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5-14" calcext:value-type="date">
            <text:p>14/5/2020</text:p>
          </table:table-cell>
          <table:table-cell office:value-type="float" office:value="223096" calcext:value-type="float">
            <text:p>223096</text:p>
          </table:table-cell>
          <table:table-cell office:value-type="float" office:value="992" calcext:value-type="float">
            <text:p>992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5-01" calcext:value-type="date">
            <text:p>1/5/2021</text:p>
          </table:table-cell>
          <table:table-cell table:style-name="ce2" office:value-type="float" office:value="4035617" calcext:value-type="float">
            <text:p>4035617</text:p>
          </table:table-cell>
          <table:table-cell table:style-name="ce2" office:value-type="float" office:value="12964" calcext:value-type="float">
            <text:p>12964</text:p>
          </table:table-cell>
          <table:table-cell table:style-name="ce2" office:value-type="float" office:value="6152079" calcext:value-type="float">
            <text:p>6152079</text:p>
          </table:table-cell>
          <table:table-cell table:style-name="Default" table:formula="of:=[.K106]*[.H106]" office:value-type="float" office:value="272641685043" calcext:value-type="float">
            <text:p>272641685043</text:p>
          </table:table-cell>
          <table:table-cell table:style-name="Default" table:formula="of:=[.K106]^2" office:value-type="float" office:value="37848076022241" calcext:value-type="float">
            <text:p>37848076022241</text:p>
          </table:table-cell>
          <table:table-cell table:style-name="Default" table:formula="of:=[.H106]^2" office:value-type="float" office:value="1963996489" calcext:value-type="float">
            <text:p>1963996489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5-15" calcext:value-type="date">
            <text:p>15/5/2020</text:p>
          </table:table-cell>
          <table:table-cell office:value-type="float" office:value="223885" calcext:value-type="float">
            <text:p>223885</text:p>
          </table:table-cell>
          <table:table-cell office:value-type="float" office:value="789" calcext:value-type="float">
            <text:p>789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5-02" calcext:value-type="date">
            <text:p>2/5/2021</text:p>
          </table:table-cell>
          <table:table-cell table:style-name="ce2" office:value-type="float" office:value="4044762" calcext:value-type="float">
            <text:p>4044762</text:p>
          </table:table-cell>
          <table:table-cell table:style-name="ce2" office:value-type="float" office:value="9145" calcext:value-type="float">
            <text:p>9145</text:p>
          </table:table-cell>
          <table:table-cell table:style-name="ce2" office:value-type="float" office:value="6280550" calcext:value-type="float">
            <text:p>6280550</text:p>
          </table:table-cell>
          <table:table-cell table:style-name="Default" table:formula="of:=[.K107]*[.H107]" office:value-type="float" office:value="278341414900" calcext:value-type="float">
            <text:p>278341414900</text:p>
          </table:table-cell>
          <table:table-cell table:style-name="Default" table:formula="of:=[.K107]^2" office:value-type="float" office:value="39445308302500" calcext:value-type="float">
            <text:p>39445308302500</text:p>
          </table:table-cell>
          <table:table-cell table:style-name="Default" table:formula="of:=[.H107]^2" office:value-type="float" office:value="1964085124" calcext:value-type="float">
            <text:p>1964085124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5-16" calcext:value-type="date">
            <text:p>16/5/2020</text:p>
          </table:table-cell>
          <table:table-cell office:value-type="float" office:value="224760" calcext:value-type="float">
            <text:p>224760</text:p>
          </table:table-cell>
          <table:table-cell office:value-type="float" office:value="875" calcext:value-type="float">
            <text:p>875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5-03" calcext:value-type="date">
            <text:p>3/5/2021</text:p>
          </table:table-cell>
          <table:table-cell table:style-name="ce2" office:value-type="float" office:value="4050708" calcext:value-type="float">
            <text:p>4050708</text:p>
          </table:table-cell>
          <table:table-cell table:style-name="ce2" office:value-type="float" office:value="5946" calcext:value-type="float">
            <text:p>5946</text:p>
          </table:table-cell>
          <table:table-cell table:style-name="ce2" office:value-type="float" office:value="6412436" calcext:value-type="float">
            <text:p>6412436</text:p>
          </table:table-cell>
          <table:table-cell table:style-name="Default" table:formula="of:=[.K108]*[.H108]" office:value-type="float" office:value="284192751084" calcext:value-type="float">
            <text:p>284192751084</text:p>
          </table:table-cell>
          <table:table-cell table:style-name="Default" table:formula="of:=[.K108]^2" office:value-type="float" office:value="41119335454096" calcext:value-type="float">
            <text:p>41119335454096</text:p>
          </table:table-cell>
          <table:table-cell table:style-name="Default" table:formula="of:=[.H108]^2" office:value-type="float" office:value="1964173761" calcext:value-type="float">
            <text:p>1964173761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5-17" calcext:value-type="date">
            <text:p>17/5/2020</text:p>
          </table:table-cell>
          <table:table-cell office:value-type="float" office:value="225435" calcext:value-type="float">
            <text:p>225435</text:p>
          </table:table-cell>
          <table:table-cell office:value-type="float" office:value="675" calcext:value-type="float">
            <text:p>675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5-04" calcext:value-type="date">
            <text:p>4/5/2021</text:p>
          </table:table-cell>
          <table:table-cell table:style-name="ce2" office:value-type="float" office:value="4059821" calcext:value-type="float">
            <text:p>4059821</text:p>
          </table:table-cell>
          <table:table-cell table:style-name="ce2" office:value-type="float" office:value="9113" calcext:value-type="float">
            <text:p>9113</text:p>
          </table:table-cell>
          <table:table-cell table:style-name="ce2" office:value-type="float" office:value="6557616" calcext:value-type="float">
            <text:p>6557616</text:p>
          </table:table-cell>
          <table:table-cell table:style-name="Default" table:formula="of:=[.K109]*[.H109]" office:value-type="float" office:value="290633541120" calcext:value-type="float">
            <text:p>290633541120</text:p>
          </table:table-cell>
          <table:table-cell table:style-name="Default" table:formula="of:=[.K109]^2" office:value-type="float" office:value="43002327603456" calcext:value-type="float">
            <text:p>43002327603456</text:p>
          </table:table-cell>
          <table:table-cell table:style-name="Default" table:formula="of:=[.H109]^2" office:value-type="float" office:value="1964262400" calcext:value-type="float">
            <text:p>1964262400</text:p>
          </table:table-cell>
          <table:table-cell table:number-columns-repeated="4"/>
          <table:table-cell table:style-name="ce5"/>
          <table:table-cell table:number-columns-repeated="2"/>
          <table:table-cell table:style-name="ce5"/>
          <table:table-cell table:style-name="ce8"/>
          <table:table-cell table:number-columns-repeated="2"/>
          <table:table-cell table:style-name="ce5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5-18" calcext:value-type="date">
            <text:p>18/5/2020</text:p>
          </table:table-cell>
          <table:table-cell office:value-type="float" office:value="225886" calcext:value-type="float">
            <text:p>225886</text:p>
          </table:table-cell>
          <table:table-cell office:value-type="float" office:value="451" calcext:value-type="float">
            <text:p>451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5-05" calcext:value-type="date">
            <text:p>5/5/2021</text:p>
          </table:table-cell>
          <table:table-cell table:style-name="ce2" office:value-type="float" office:value="4070400" calcext:value-type="float">
            <text:p>4070400</text:p>
          </table:table-cell>
          <table:table-cell table:style-name="ce2" office:value-type="float" office:value="10579" calcext:value-type="float">
            <text:p>10579</text:p>
          </table:table-cell>
          <table:table-cell table:style-name="ce2" office:value-type="float" office:value="6714353" calcext:value-type="float">
            <text:p>6714353</text:p>
          </table:table-cell>
          <table:table-cell table:style-name="Default" table:formula="of:=[.K110]*[.H110]" office:value-type="float" office:value="297586839313" calcext:value-type="float">
            <text:p>297586839313</text:p>
          </table:table-cell>
          <table:table-cell table:style-name="Default" table:formula="of:=[.K110]^2" office:value-type="float" office:value="45082536208609" calcext:value-type="float">
            <text:p>45082536208609</text:p>
          </table:table-cell>
          <table:table-cell table:style-name="Default" table:formula="of:=[.H110]^2" office:value-type="float" office:value="1964351041" calcext:value-type="float">
            <text:p>1964351041</text:p>
          </table:table-cell>
          <table:table-cell table:number-columns-repeated="12"/>
          <table:table-cell table:style-name="ce5"/>
          <table:table-cell table:number-columns-repeated="7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5-19" calcext:value-type="date">
            <text:p>19/5/2020</text:p>
          </table:table-cell>
          <table:table-cell office:value-type="float" office:value="226699" calcext:value-type="float">
            <text:p>226699</text:p>
          </table:table-cell>
          <table:table-cell office:value-type="float" office:value="813" calcext:value-type="float">
            <text:p>813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5-06" calcext:value-type="date">
            <text:p>6/5/2021</text:p>
          </table:table-cell>
          <table:table-cell table:style-name="ce2" office:value-type="float" office:value="4082198" calcext:value-type="float">
            <text:p>4082198</text:p>
          </table:table-cell>
          <table:table-cell table:style-name="ce2" office:value-type="float" office:value="11798" calcext:value-type="float">
            <text:p>11798</text:p>
          </table:table-cell>
          <table:table-cell table:style-name="ce2" office:value-type="float" office:value="6897033" calcext:value-type="float">
            <text:p>6897033</text:p>
          </table:table-cell>
          <table:table-cell table:style-name="Default" table:formula="of:=[.K111]*[.H111]" office:value-type="float" office:value="305690296626" calcext:value-type="float">
            <text:p>305690296626</text:p>
          </table:table-cell>
          <table:table-cell table:style-name="Default" table:formula="of:=[.K111]^2" office:value-type="float" office:value="47569064203089" calcext:value-type="float">
            <text:p>47569064203089</text:p>
          </table:table-cell>
          <table:table-cell table:style-name="Default" table:formula="of:=[.H111]^2" office:value-type="float" office:value="1964439684" calcext:value-type="float">
            <text:p>1964439684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5-20" calcext:value-type="date">
            <text:p>20/5/2020</text:p>
          </table:table-cell>
          <table:table-cell office:value-type="float" office:value="227364" calcext:value-type="float">
            <text:p>227364</text:p>
          </table:table-cell>
          <table:table-cell office:value-type="float" office:value="665" calcext:value-type="float">
            <text:p>665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5-07" calcext:value-type="date">
            <text:p>7/5/2021</text:p>
          </table:table-cell>
          <table:table-cell table:style-name="ce2" office:value-type="float" office:value="4092747" calcext:value-type="float">
            <text:p>4092747</text:p>
          </table:table-cell>
          <table:table-cell table:style-name="ce2" office:value-type="float" office:value="10549" calcext:value-type="float">
            <text:p>10549</text:p>
          </table:table-cell>
          <table:table-cell table:style-name="ce2" office:value-type="float" office:value="7094412" calcext:value-type="float">
            <text:p>7094412</text:p>
          </table:table-cell>
          <table:table-cell table:style-name="Default" table:formula="of:=[.K112]*[.H112]" office:value-type="float" office:value="314445623076" calcext:value-type="float">
            <text:p>314445623076</text:p>
          </table:table-cell>
          <table:table-cell table:style-name="Default" table:formula="of:=[.K112]^2" office:value-type="float" office:value="50330681625744" calcext:value-type="float">
            <text:p>50330681625744</text:p>
          </table:table-cell>
          <table:table-cell table:style-name="Default" table:formula="of:=[.H112]^2" office:value-type="float" office:value="1964528329" calcext:value-type="float">
            <text:p>1964528329</text:p>
          </table:table-cell>
          <table:table-cell table:number-columns-repeated="14"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5-21" calcext:value-type="date">
            <text:p>21/5/2020</text:p>
          </table:table-cell>
          <table:table-cell office:value-type="float" office:value="228006" calcext:value-type="float">
            <text:p>228006</text:p>
          </table:table-cell>
          <table:table-cell office:value-type="float" office:value="642" calcext:value-type="float">
            <text:p>642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5-08" calcext:value-type="date">
            <text:p>8/5/2021</text:p>
          </table:table-cell>
          <table:table-cell table:style-name="ce2" office:value-type="float" office:value="4102921" calcext:value-type="float">
            <text:p>4102921</text:p>
          </table:table-cell>
          <table:table-cell table:style-name="ce2" office:value-type="float" office:value="10174" calcext:value-type="float">
            <text:p>10174</text:p>
          </table:table-cell>
          <table:table-cell table:style-name="ce2" office:value-type="float" office:value="7294017" calcext:value-type="float">
            <text:p>7294017</text:p>
          </table:table-cell>
          <table:table-cell table:style-name="Default" table:formula="of:=[.K113]*[.H113]" office:value-type="float" office:value="323300009508" calcext:value-type="float">
            <text:p>323300009508</text:p>
          </table:table-cell>
          <table:table-cell table:style-name="Default" table:formula="of:=[.K113]^2" office:value-type="float" office:value="53202683996289" calcext:value-type="float">
            <text:p>53202683996289</text:p>
          </table:table-cell>
          <table:table-cell table:style-name="Default" table:formula="of:=[.H113]^2" office:value-type="float" office:value="1964616976" calcext:value-type="float">
            <text:p>1964616976</text:p>
          </table:table-cell>
          <table:table-cell table:number-columns-repeated="14"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5-22" calcext:value-type="date">
            <text:p>22/5/2020</text:p>
          </table:table-cell>
          <table:table-cell office:value-type="float" office:value="228658" calcext:value-type="float">
            <text:p>228658</text:p>
          </table:table-cell>
          <table:table-cell office:value-type="float" office:value="652" calcext:value-type="float">
            <text:p>652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5-09" calcext:value-type="date">
            <text:p>9/5/2021</text:p>
          </table:table-cell>
          <table:table-cell table:style-name="ce2" office:value-type="float" office:value="4111210" calcext:value-type="float">
            <text:p>4111210</text:p>
          </table:table-cell>
          <table:table-cell table:style-name="ce2" office:value-type="float" office:value="8289" calcext:value-type="float">
            <text:p>8289</text:p>
          </table:table-cell>
          <table:table-cell table:style-name="ce2" office:value-type="float" office:value="7427485" calcext:value-type="float">
            <text:p>7427485</text:p>
          </table:table-cell>
          <table:table-cell table:style-name="Default" table:formula="of:=[.K114]*[.H114]" office:value-type="float" office:value="329223272625" calcext:value-type="float">
            <text:p>329223272625</text:p>
          </table:table-cell>
          <table:table-cell table:style-name="Default" table:formula="of:=[.K114]^2" office:value-type="float" office:value="55167533425225" calcext:value-type="float">
            <text:p>55167533425225</text:p>
          </table:table-cell>
          <table:table-cell table:style-name="Default" table:formula="of:=[.H114]^2" office:value-type="float" office:value="1964705625" calcext:value-type="float">
            <text:p>1964705625</text:p>
          </table:table-cell>
          <table:table-cell table:number-columns-repeated="11"/>
          <table:table-cell table:style-name="ce5"/>
          <table:table-cell table:number-columns-repeated="8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5-23" calcext:value-type="date">
            <text:p>23/5/2020</text:p>
          </table:table-cell>
          <table:table-cell office:value-type="float" office:value="229327" calcext:value-type="float">
            <text:p>229327</text:p>
          </table:table-cell>
          <table:table-cell office:value-type="float" office:value="669" calcext:value-type="float">
            <text:p>669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5-10" calcext:value-type="date">
            <text:p>10/5/2021</text:p>
          </table:table-cell>
          <table:table-cell table:style-name="ce2" office:value-type="float" office:value="4116287" calcext:value-type="float">
            <text:p>4116287</text:p>
          </table:table-cell>
          <table:table-cell table:style-name="ce2" office:value-type="float" office:value="5077" calcext:value-type="float">
            <text:p>5077</text:p>
          </table:table-cell>
          <table:table-cell table:style-name="ce2" office:value-type="float" office:value="7581492" calcext:value-type="float">
            <text:p>7581492</text:p>
          </table:table-cell>
          <table:table-cell table:style-name="Default" table:formula="of:=[.K115]*[.H115]" office:value-type="float" office:value="336057214392" calcext:value-type="float">
            <text:p>336057214392</text:p>
          </table:table-cell>
          <table:table-cell table:style-name="Default" table:formula="of:=[.K115]^2" office:value-type="float" office:value="57479020946064" calcext:value-type="float">
            <text:p>57479020946064</text:p>
          </table:table-cell>
          <table:table-cell table:style-name="Default" table:formula="of:=[.H115]^2" office:value-type="float" office:value="1964794276" calcext:value-type="float">
            <text:p>1964794276</text:p>
          </table:table-cell>
          <table:table-cell table:number-columns-repeated="4"/>
          <table:table-cell table:style-name="ce5"/>
          <table:table-cell table:number-columns-repeated="1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5-24" calcext:value-type="date">
            <text:p>24/5/2020</text:p>
          </table:table-cell>
          <table:table-cell office:value-type="float" office:value="229858" calcext:value-type="float">
            <text:p>229858</text:p>
          </table:table-cell>
          <table:table-cell office:value-type="float" office:value="531" calcext:value-type="float">
            <text:p>531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5-11" calcext:value-type="date">
            <text:p>11/5/2021</text:p>
          </table:table-cell>
          <table:table-cell table:style-name="ce2" office:value-type="float" office:value="4123230" calcext:value-type="float">
            <text:p>4123230</text:p>
          </table:table-cell>
          <table:table-cell table:style-name="ce2" office:value-type="float" office:value="6943" calcext:value-type="float">
            <text:p>6943</text:p>
          </table:table-cell>
          <table:table-cell table:style-name="ce2" office:value-type="float" office:value="7742886" calcext:value-type="float">
            <text:p>7742886</text:p>
          </table:table-cell>
          <table:table-cell table:style-name="Default" table:formula="of:=[.K116]*[.H116]" office:value-type="float" office:value="343218907722" calcext:value-type="float">
            <text:p>343218907722</text:p>
          </table:table-cell>
          <table:table-cell table:style-name="Default" table:formula="of:=[.K116]^2" office:value-type="float" office:value="59952283608996" calcext:value-type="float">
            <text:p>59952283608996</text:p>
          </table:table-cell>
          <table:table-cell table:style-name="Default" table:formula="of:=[.H116]^2" office:value-type="float" office:value="1964882929" calcext:value-type="float">
            <text:p>1964882929</text:p>
          </table:table-cell>
          <table:table-cell table:number-columns-repeated="4"/>
          <table:table-cell table:style-name="ce5"/>
          <table:table-cell table:number-columns-repeated="2"/>
          <table:table-cell table:style-name="ce8" table:number-columns-repeated="2"/>
          <table:table-cell table:number-columns-repeated="3"/>
          <table:table-cell table:style-name="ce5"/>
          <table:table-cell table:number-columns-repeated="7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5-25" calcext:value-type="date">
            <text:p>25/5/2020</text:p>
          </table:table-cell>
          <table:table-cell office:value-type="float" office:value="230158" calcext:value-type="float">
            <text:p>230158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5-12" calcext:value-type="date">
            <text:p>12/5/2021</text:p>
          </table:table-cell>
          <table:table-cell table:style-name="ce2" office:value-type="float" office:value="4131078" calcext:value-type="float">
            <text:p>4131078</text:p>
          </table:table-cell>
          <table:table-cell table:style-name="ce2" office:value-type="float" office:value="7848" calcext:value-type="float">
            <text:p>7848</text:p>
          </table:table-cell>
          <table:table-cell table:style-name="ce2" office:value-type="float" office:value="7905808" calcext:value-type="float">
            <text:p>7905808</text:p>
          </table:table-cell>
          <table:table-cell table:style-name="Default" table:formula="of:=[.K117]*[.H117]" office:value-type="float" office:value="350448657024" calcext:value-type="float">
            <text:p>350448657024</text:p>
          </table:table-cell>
          <table:table-cell table:style-name="Default" table:formula="of:=[.K117]^2" office:value-type="float" office:value="62501800132864" calcext:value-type="float">
            <text:p>62501800132864</text:p>
          </table:table-cell>
          <table:table-cell table:style-name="Default" table:formula="of:=[.H117]^2" office:value-type="float" office:value="1964971584" calcext:value-type="float">
            <text:p>1964971584</text:p>
          </table:table-cell>
          <table:table-cell table:number-columns-repeated="12"/>
          <table:table-cell table:style-name="ce5"/>
          <table:table-cell table:number-columns-repeated="7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5-26" calcext:value-type="date">
            <text:p>26/5/2020</text:p>
          </table:table-cell>
          <table:table-cell office:value-type="float" office:value="230555" calcext:value-type="float">
            <text:p>230555</text:p>
          </table:table-cell>
          <table:table-cell office:value-type="float" office:value="397" calcext:value-type="float">
            <text:p>397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5-13" calcext:value-type="date">
            <text:p>13/5/2021</text:p>
          </table:table-cell>
          <table:table-cell table:style-name="ce2" office:value-type="float" office:value="4139160" calcext:value-type="float">
            <text:p>4139160</text:p>
          </table:table-cell>
          <table:table-cell table:style-name="ce2" office:value-type="float" office:value="8082" calcext:value-type="float">
            <text:p>8082</text:p>
          </table:table-cell>
          <table:table-cell table:style-name="ce2" office:value-type="float" office:value="8090069" calcext:value-type="float">
            <text:p>8090069</text:p>
          </table:table-cell>
          <table:table-cell table:style-name="Default" table:formula="of:=[.K118]*[.H118]" office:value-type="float" office:value="358624668701" calcext:value-type="float">
            <text:p>358624668701</text:p>
          </table:table-cell>
          <table:table-cell table:style-name="Default" table:formula="of:=[.K118]^2" office:value-type="float" office:value="65449216424761" calcext:value-type="float">
            <text:p>65449216424761</text:p>
          </table:table-cell>
          <table:table-cell table:style-name="Default" table:formula="of:=[.H118]^2" office:value-type="float" office:value="1965060241" calcext:value-type="float">
            <text:p>1965060241</text:p>
          </table:table-cell>
          <table:table-cell table:number-columns-repeated="12"/>
          <table:table-cell table:style-name="ce5"/>
          <table:table-cell table:number-columns-repeated="7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5-27" calcext:value-type="date">
            <text:p>27/5/2020</text:p>
          </table:table-cell>
          <table:table-cell office:value-type="float" office:value="231139" calcext:value-type="float">
            <text:p>231139</text:p>
          </table:table-cell>
          <table:table-cell office:value-type="float" office:value="584" calcext:value-type="float">
            <text:p>584</text:p>
          </table:table-cell>
          <table:table-cell/>
          <table:table-cell table:style-name="Default"/>
          <table:table-cell table:style-name="ce2" office:value-type="string" calcext:value-type="string">
            <text:p>Italy</text:p>
          </table:table-cell>
          <table:table-cell table:style-name="ce4" office:value-type="date" office:date-value="2021-05-14" calcext:value-type="date">
            <text:p>14/5/2021</text:p>
          </table:table-cell>
          <table:table-cell table:style-name="ce2" office:value-type="float" office:value="4146722" calcext:value-type="float">
            <text:p>4146722</text:p>
          </table:table-cell>
          <table:table-cell table:style-name="ce2" office:value-type="float" office:value="7562" calcext:value-type="float">
            <text:p>7562</text:p>
          </table:table-cell>
          <table:table-cell table:style-name="ce2" office:value-type="float" office:value="8282366" calcext:value-type="float">
            <text:p>8282366</text:p>
          </table:table-cell>
          <table:table-cell table:style-name="Default" table:formula="of:=[.K119]*[.H119]" office:value-type="float" office:value="367157284780" calcext:value-type="float">
            <text:p>367157284780</text:p>
          </table:table-cell>
          <table:table-cell table:style-name="Default" table:formula="of:=[.K119]^2" office:value-type="float" office:value="68597586557956" calcext:value-type="float">
            <text:p>68597586557956</text:p>
          </table:table-cell>
          <table:table-cell table:style-name="Default" table:formula="of:=[.H119]^2" office:value-type="float" office:value="1965148900" calcext:value-type="float">
            <text:p>1965148900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5-28" calcext:value-type="date">
            <text:p>28/5/2020</text:p>
          </table:table-cell>
          <table:table-cell office:value-type="float" office:value="231732" calcext:value-type="float">
            <text:p>231732</text:p>
          </table:table-cell>
          <table:table-cell office:value-type="float" office:value="593" calcext:value-type="float">
            <text:p>593</text:p>
          </table:table-cell>
          <table:table-cell table:number-columns-repeated="9"/>
          <table:table-cell table:style-name="ce5"/>
          <table:table-cell table:number-columns-repeated="2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5-29" calcext:value-type="date">
            <text:p>29/5/2020</text:p>
          </table:table-cell>
          <table:table-cell office:value-type="float" office:value="232248" calcext:value-type="float">
            <text:p>232248</text:p>
          </table:table-cell>
          <table:table-cell office:value-type="float" office:value="516" calcext:value-type="float">
            <text:p>516</text:p>
          </table:table-cell>
          <table:table-cell table:number-columns-repeated="21"/>
          <table:table-cell table:style-name="ce5"/>
          <table:table-cell table:number-columns-repeated="8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5-30" calcext:value-type="date">
            <text:p>30/5/2020</text:p>
          </table:table-cell>
          <table:table-cell office:value-type="float" office:value="232664" calcext:value-type="float">
            <text:p>232664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ce5"/>
          <table:table-cell table:number-columns-repeated="24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5-31" calcext:value-type="date">
            <text:p>31/5/2020</text:p>
          </table:table-cell>
          <table:table-cell office:value-type="float" office:value="232997" calcext:value-type="float">
            <text:p>232997</text:p>
          </table:table-cell>
          <table:table-cell office:value-type="float" office:value="333" calcext:value-type="float">
            <text:p>333</text:p>
          </table:table-cell>
          <table:table-cell table:number-columns-repeated="3"/>
          <table:table-cell table:style-name="ce5"/>
          <table:table-cell table:number-columns-repeated="4"/>
          <table:table-cell table:style-name="ce5"/>
          <table:table-cell table:number-columns-repeated="8"/>
          <table:table-cell table:style-name="ce8" table:number-columns-repeated="2"/>
          <table:table-cell table:number-columns-repeated="3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6-01" calcext:value-type="date">
            <text:p>1/6/2020</text:p>
          </table:table-cell>
          <table:table-cell office:value-type="float" office:value="233197" calcext:value-type="float">
            <text:p>233197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table:style-name="ce5"/>
          <table:table-cell/>
          <table:table-cell table:style-name="ce5"/>
          <table:table-cell table:number-columns-repeated="13"/>
          <table:table-cell table:style-name="ce5"/>
          <table:table-cell table:number-columns-repeated="7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6-02" calcext:value-type="date">
            <text:p>2/6/2020</text:p>
          </table:table-cell>
          <table:table-cell office:value-type="float" office:value="233515" calcext:value-type="float">
            <text:p>233515</text:p>
          </table:table-cell>
          <table:table-cell office:value-type="float" office:value="318" calcext:value-type="float">
            <text:p>318</text:p>
          </table:table-cell>
          <table:table-cell table:number-columns-repeated="5"/>
          <table:table-cell table:style-name="ce5"/>
          <table:table-cell table:number-columns-repeated="2"/>
          <table:table-cell table:style-name="ce5"/>
          <table:table-cell table:number-columns-repeated="13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6-03" calcext:value-type="date">
            <text:p>3/6/2020</text:p>
          </table:table-cell>
          <table:table-cell office:value-type="float" office:value="233836" calcext:value-type="float">
            <text:p>233836</text:p>
          </table:table-cell>
          <table:table-cell office:value-type="float" office:value="321" calcext:value-type="float">
            <text:p>321</text:p>
          </table:table-cell>
          <table:table-cell table:number-columns-repeated="9"/>
          <table:table-cell table:style-name="ce5"/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6-04" calcext:value-type="date">
            <text:p>4/6/2020</text:p>
          </table:table-cell>
          <table:table-cell office:value-type="float" office:value="234013" calcext:value-type="float">
            <text:p>234013</text:p>
          </table:table-cell>
          <table:table-cell office:value-type="float" office:value="177" calcext:value-type="float">
            <text:p>177</text:p>
          </table:table-cell>
          <table:table-cell table:number-columns-repeated="12"/>
          <table:table-cell table:style-name="ce5"/>
          <table:table-cell table:number-columns-repeated="9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6-05" calcext:value-type="date">
            <text:p>5/6/2020</text:p>
          </table:table-cell>
          <table:table-cell office:value-type="float" office:value="234531" calcext:value-type="float">
            <text:p>234531</text:p>
          </table:table-cell>
          <table:table-cell office:value-type="float" office:value="518" calcext:value-type="float">
            <text:p>518</text:p>
          </table:table-cell>
          <table:table-cell table:number-columns-repeated="7"/>
          <table:table-cell table:style-name="ce5"/>
          <table:table-cell table:number-columns-repeated="16"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6-06" calcext:value-type="date">
            <text:p>6/6/2020</text:p>
          </table:table-cell>
          <table:table-cell office:value-type="float" office:value="234801" calcext:value-type="float">
            <text:p>234801</text:p>
          </table:table-cell>
          <table:table-cell office:value-type="float" office:value="270" calcext:value-type="float">
            <text:p>270</text:p>
          </table:table-cell>
          <table:table-cell table:number-columns-repeated="24"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6-07" calcext:value-type="date">
            <text:p>7/6/2020</text:p>
          </table:table-cell>
          <table:table-cell office:value-type="float" office:value="234998" calcext:value-type="float">
            <text:p>234998</text:p>
          </table:table-cell>
          <table:table-cell office:value-type="float" office:value="197" calcext:value-type="float">
            <text:p>197</text:p>
          </table:table-cell>
          <table:table-cell table:number-columns-repeated="8"/>
          <table:table-cell table:style-name="ce5"/>
          <table:table-cell table:number-columns-repeated="8"/>
          <table:table-cell table:style-name="ce8" table:number-columns-repeated="2"/>
          <table:table-cell table:number-columns-repeated="2"/>
          <table:table-cell table:style-name="ce5" table:number-columns-repeated="2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6-08" calcext:value-type="date">
            <text:p>8/6/2020</text:p>
          </table:table-cell>
          <table:table-cell office:value-type="float" office:value="235278" calcext:value-type="float">
            <text:p>235278</text:p>
          </table:table-cell>
          <table:table-cell office:value-type="float" office:value="280" calcext:value-type="float">
            <text:p>280</text:p>
          </table:table-cell>
          <table:table-cell table:number-columns-repeated="2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6-09" calcext:value-type="date">
            <text:p>9/6/2020</text:p>
          </table:table-cell>
          <table:table-cell office:value-type="float" office:value="235561" calcext:value-type="float">
            <text:p>235561</text:p>
          </table:table-cell>
          <table:table-cell office:value-type="float" office:value="283" calcext:value-type="float">
            <text:p>283</text:p>
          </table:table-cell>
          <table:table-cell table:number-columns-repeated="12"/>
          <table:table-cell table:style-name="ce5"/>
          <table:table-cell table:number-columns-repeated="9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6-10" calcext:value-type="date">
            <text:p>10/6/2020</text:p>
          </table:table-cell>
          <table:table-cell office:value-type="float" office:value="235763" calcext:value-type="float">
            <text:p>235763</text:p>
          </table:table-cell>
          <table:table-cell office:value-type="float" office:value="202" calcext:value-type="float">
            <text:p>202</text:p>
          </table:table-cell>
          <table:table-cell table:number-columns-repeated="24"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6-11" calcext:value-type="date">
            <text:p>11/6/2020</text:p>
          </table:table-cell>
          <table:table-cell office:value-type="float" office:value="236142" calcext:value-type="float">
            <text:p>236142</text:p>
          </table:table-cell>
          <table:table-cell office:value-type="float" office:value="379" calcext:value-type="float">
            <text:p>379</text:p>
          </table:table-cell>
          <table:table-cell table:number-columns-repeated="6"/>
          <table:table-cell table:style-name="ce5" table:number-columns-repeated="3"/>
          <table:table-cell table:number-columns-repeated="15"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6-12" calcext:value-type="date">
            <text:p>12/6/2020</text:p>
          </table:table-cell>
          <table:table-cell office:value-type="float" office:value="236305" calcext:value-type="float">
            <text:p>236305</text:p>
          </table:table-cell>
          <table:table-cell office:value-type="float" office:value="163" calcext:value-type="float">
            <text:p>163</text:p>
          </table:table-cell>
          <table:table-cell table:number-columns-repeated="8"/>
          <table:table-cell table:style-name="ce5"/>
          <table:table-cell table:number-columns-repeated="15"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6-13" calcext:value-type="date">
            <text:p>13/6/2020</text:p>
          </table:table-cell>
          <table:table-cell office:value-type="float" office:value="236651" calcext:value-type="float">
            <text:p>236651</text:p>
          </table:table-cell>
          <table:table-cell office:value-type="float" office:value="346" calcext:value-type="float">
            <text:p>346</text:p>
          </table:table-cell>
          <table:table-cell table:number-columns-repeated="3"/>
          <table:table-cell table:style-name="ce5"/>
          <table:table-cell table:number-columns-repeated="4"/>
          <table:table-cell table:style-name="ce5"/>
          <table:table-cell table:number-columns-repeated="13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6-14" calcext:value-type="date">
            <text:p>14/6/2020</text:p>
          </table:table-cell>
          <table:table-cell office:value-type="float" office:value="236989" calcext:value-type="float">
            <text:p>236989</text:p>
          </table:table-cell>
          <table:table-cell office:value-type="float" office:value="338" calcext:value-type="float">
            <text:p>338</text:p>
          </table:table-cell>
          <table:table-cell table:number-columns-repeated="5"/>
          <table:table-cell table:style-name="ce5"/>
          <table:table-cell table:number-columns-repeated="2"/>
          <table:table-cell table:style-name="ce5"/>
          <table:table-cell table:number-columns-repeated="8"/>
          <table:table-cell table:style-name="ce8" table:number-columns-repeated="2"/>
          <table:table-cell table:number-columns-repeated="3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6-15" calcext:value-type="date">
            <text:p>15/6/2020</text:p>
          </table:table-cell>
          <table:table-cell office:value-type="float" office:value="237290" calcext:value-type="float">
            <text:p>237290</text:p>
          </table:table-cell>
          <table:table-cell office:value-type="float" office:value="301" calcext:value-type="float">
            <text:p>301</text:p>
          </table:table-cell>
          <table:table-cell table:number-columns-repeated="8"/>
          <table:table-cell table:style-name="ce5" table:number-columns-repeated="2"/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6-16" calcext:value-type="date">
            <text:p>16/6/2020</text:p>
          </table:table-cell>
          <table:table-cell office:value-type="float" office:value="237500" calcext:value-type="float">
            <text:p>237500</text:p>
          </table:table-cell>
          <table:table-cell office:value-type="float" office:value="210" calcext:value-type="float">
            <text:p>210</text:p>
          </table:table-cell>
          <table:table-cell table:number-columns-repeated="8"/>
          <table:table-cell table:style-name="ce5" table:number-columns-repeated="2"/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6-17" calcext:value-type="date">
            <text:p>17/6/2020</text:p>
          </table:table-cell>
          <table:table-cell office:value-type="float" office:value="237828" calcext:value-type="float">
            <text:p>237828</text:p>
          </table:table-cell>
          <table:table-cell office:value-type="float" office:value="328" calcext:value-type="float">
            <text:p>328</text:p>
          </table:table-cell>
          <table:table-cell table:number-columns-repeated="8"/>
          <table:table-cell table:style-name="ce5" table:number-columns-repeated="2"/>
          <table:table-cell table:number-columns-repeated="14"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6-18" calcext:value-type="date">
            <text:p>18/6/2020</text:p>
          </table:table-cell>
          <table:table-cell office:value-type="float" office:value="238159" calcext:value-type="float">
            <text:p>238159</text:p>
          </table:table-cell>
          <table:table-cell office:value-type="float" office:value="331" calcext:value-type="float">
            <text:p>331</text:p>
          </table:table-cell>
          <table:table-cell table:number-columns-repeated="7"/>
          <table:table-cell table:style-name="ce5"/>
          <table:table-cell/>
          <table:table-cell table:style-name="ce5"/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6-19" calcext:value-type="date">
            <text:p>19/6/2020</text:p>
          </table:table-cell>
          <table:table-cell office:value-type="float" office:value="238011" calcext:value-type="float">
            <text:p>238011</text:p>
          </table:table-cell>
          <table:table-cell office:value-type="float" office:value="-148" calcext:value-type="float">
            <text:p>-148</text:p>
          </table:table-cell>
          <table:table-cell table:number-columns-repeated="4"/>
          <table:table-cell table:style-name="ce5"/>
          <table:table-cell table:number-columns-repeated="3"/>
          <table:table-cell table:style-name="ce5" table:number-columns-repeated="2"/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6-20" calcext:value-type="date">
            <text:p>20/6/2020</text:p>
          </table:table-cell>
          <table:table-cell office:value-type="float" office:value="238275" calcext:value-type="float">
            <text:p>238275</text:p>
          </table:table-cell>
          <table:table-cell office:value-type="float" office:value="264" calcext:value-type="float">
            <text:p>264</text:p>
          </table:table-cell>
          <table:table-cell table:number-columns-repeated="8"/>
          <table:table-cell table:style-name="ce5" table:number-columns-repeated="2"/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6-21" calcext:value-type="date">
            <text:p>21/6/2020</text:p>
          </table:table-cell>
          <table:table-cell office:value-type="float" office:value="238499" calcext:value-type="float">
            <text:p>238499</text:p>
          </table:table-cell>
          <table:table-cell office:value-type="float" office:value="224" calcext:value-type="float">
            <text:p>224</text:p>
          </table:table-cell>
          <table:table-cell table:number-columns-repeated="8"/>
          <table:table-cell table:style-name="ce5" table:number-columns-repeated="2"/>
          <table:table-cell table:number-columns-repeated="4"/>
          <table:table-cell table:style-name="ce5"/>
          <table:table-cell table:number-columns-repeated="2"/>
          <table:table-cell table:style-name="ce8" table:number-columns-repeated="2"/>
          <table:table-cell table:number-columns-repeated="3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6-22" calcext:value-type="date">
            <text:p>22/6/2020</text:p>
          </table:table-cell>
          <table:table-cell office:value-type="float" office:value="238720" calcext:value-type="float">
            <text:p>238720</text:p>
          </table:table-cell>
          <table:table-cell office:value-type="float" office:value="221" calcext:value-type="float">
            <text:p>221</text:p>
          </table:table-cell>
          <table:table-cell table:number-columns-repeated="8"/>
          <table:table-cell table:style-name="ce5" table:number-columns-repeated="2"/>
          <table:table-cell table:number-columns-repeated="2"/>
          <table:table-cell table:style-name="ce5"/>
          <table:table-cell table:number-columns-repeated="9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6-23" calcext:value-type="date">
            <text:p>23/6/2020</text:p>
          </table:table-cell>
          <table:table-cell office:value-type="float" office:value="238833" calcext:value-type="float">
            <text:p>238833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5"/>
          <table:table-cell/>
          <table:table-cell table:style-name="ce5" table:number-columns-repeated="2"/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6-24" calcext:value-type="date">
            <text:p>24/6/2020</text:p>
          </table:table-cell>
          <table:table-cell office:value-type="float" office:value="239410" calcext:value-type="float">
            <text:p>239410</text:p>
          </table:table-cell>
          <table:table-cell office:value-type="float" office:value="577" calcext:value-type="float">
            <text:p>577</text:p>
          </table:table-cell>
          <table:table-cell table:number-columns-repeated="3"/>
          <table:table-cell table:style-name="ce5"/>
          <table:table-cell table:number-columns-repeated="3"/>
          <table:table-cell table:style-name="ce5" table:number-columns-repeated="3"/>
          <table:table-cell table:number-columns-repeated="2"/>
          <table:table-cell table:style-name="ce5"/>
          <table:table-cell table:number-columns-repeated="9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6-25" calcext:value-type="date">
            <text:p>25/6/2020</text:p>
          </table:table-cell>
          <table:table-cell office:value-type="float" office:value="239706" calcext:value-type="float">
            <text:p>239706</text:p>
          </table:table-cell>
          <table:table-cell office:value-type="float" office:value="296" calcext:value-type="float">
            <text:p>296</text:p>
          </table:table-cell>
          <table:table-cell table:number-columns-repeated="8"/>
          <table:table-cell table:style-name="ce5" table:number-columns-repeated="2"/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6-26" calcext:value-type="date">
            <text:p>26/6/2020</text:p>
          </table:table-cell>
          <table:table-cell office:value-type="float" office:value="239961" calcext:value-type="float">
            <text:p>239961</text:p>
          </table:table-cell>
          <table:table-cell office:value-type="float" office:value="255" calcext:value-type="float">
            <text:p>255</text:p>
          </table:table-cell>
          <table:table-cell table:number-columns-repeated="3"/>
          <table:table-cell table:style-name="ce5"/>
          <table:table-cell table:number-columns-repeated="4"/>
          <table:table-cell table:style-name="ce5" table:number-columns-repeated="2"/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6-27" calcext:value-type="date">
            <text:p>27/6/2020</text:p>
          </table:table-cell>
          <table:table-cell office:value-type="float" office:value="240136" calcext:value-type="float">
            <text:p>240136</text:p>
          </table:table-cell>
          <table:table-cell office:value-type="float" office:value="175" calcext:value-type="float">
            <text:p>175</text:p>
          </table:table-cell>
          <table:table-cell table:number-columns-repeated="7"/>
          <table:table-cell table:style-name="ce5" table:number-columns-repeated="3"/>
          <table:table-cell table:number-columns-repeated="14"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6-28" calcext:value-type="date">
            <text:p>28/6/2020</text:p>
          </table:table-cell>
          <table:table-cell office:value-type="float" office:value="240310" calcext:value-type="float">
            <text:p>240310</text:p>
          </table:table-cell>
          <table:table-cell office:value-type="float" office:value="174" calcext:value-type="float">
            <text:p>174</text:p>
          </table:table-cell>
          <table:table-cell table:number-columns-repeated="8"/>
          <table:table-cell table:style-name="ce5" table:number-columns-repeated="2"/>
          <table:table-cell table:number-columns-repeated="7"/>
          <table:table-cell table:style-name="ce8" table:number-columns-repeated="2"/>
          <table:table-cell table:number-columns-repeated="2"/>
          <table:table-cell table:style-name="ce5" table:number-columns-repeated="2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6-29" calcext:value-type="date">
            <text:p>29/6/2020</text:p>
          </table:table-cell>
          <table:table-cell office:value-type="float" office:value="240436" calcext:value-type="float">
            <text:p>240436</text:p>
          </table:table-cell>
          <table:table-cell office:value-type="float" office:value="126" calcext:value-type="float">
            <text:p>126</text:p>
          </table:table-cell>
          <table:table-cell table:number-columns-repeated="8"/>
          <table:table-cell table:style-name="ce5" table:number-columns-repeated="2"/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6-30" calcext:value-type="date">
            <text:p>30/6/2020</text:p>
          </table:table-cell>
          <table:table-cell office:value-type="float" office:value="240578" calcext:value-type="float">
            <text:p>240578</text:p>
          </table:table-cell>
          <table:table-cell office:value-type="float" office:value="142" calcext:value-type="float">
            <text:p>142</text:p>
          </table:table-cell>
          <table:table-cell table:number-columns-repeated="8"/>
          <table:table-cell table:style-name="ce5" table:number-columns-repeated="2"/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7-01" calcext:value-type="date">
            <text:p>1/7/2020</text:p>
          </table:table-cell>
          <table:table-cell office:value-type="float" office:value="240760" calcext:value-type="float">
            <text:p>240760</text:p>
          </table:table-cell>
          <table:table-cell office:value-type="float" office:value="182" calcext:value-type="float">
            <text:p>182</text:p>
          </table:table-cell>
          <table:table-cell table:number-columns-repeated="5"/>
          <table:table-cell table:style-name="ce5" table:number-columns-repeated="2"/>
          <table:table-cell/>
          <table:table-cell table:style-name="ce5" table:number-columns-repeated="2"/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7-02" calcext:value-type="date">
            <text:p>2/7/2020</text:p>
          </table:table-cell>
          <table:table-cell office:value-type="float" office:value="240961" calcext:value-type="float">
            <text:p>240961</text:p>
          </table:table-cell>
          <table:table-cell office:value-type="float" office:value="201" calcext:value-type="float">
            <text:p>201</text:p>
          </table:table-cell>
          <table:table-cell table:number-columns-repeated="3"/>
          <table:table-cell table:style-name="ce5"/>
          <table:table-cell table:number-columns-repeated="4"/>
          <table:table-cell table:style-name="ce5" table:number-columns-repeated="2"/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7-03" calcext:value-type="date">
            <text:p>3/7/2020</text:p>
          </table:table-cell>
          <table:table-cell office:value-type="float" office:value="241184" calcext:value-type="float">
            <text:p>241184</text:p>
          </table:table-cell>
          <table:table-cell office:value-type="float" office:value="223" calcext:value-type="float">
            <text:p>223</text:p>
          </table:table-cell>
          <table:table-cell table:number-columns-repeated="6"/>
          <table:table-cell table:style-name="ce5"/>
          <table:table-cell/>
          <table:table-cell table:style-name="ce5" table:number-columns-repeated="2"/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7-04" calcext:value-type="date">
            <text:p>4/7/2020</text:p>
          </table:table-cell>
          <table:table-cell office:value-type="float" office:value="241419" calcext:value-type="float">
            <text:p>241419</text:p>
          </table:table-cell>
          <table:table-cell office:value-type="float" office:value="235" calcext:value-type="float">
            <text:p>235</text:p>
          </table:table-cell>
          <table:table-cell table:number-columns-repeated="8"/>
          <table:table-cell table:style-name="ce5" table:number-columns-repeated="2"/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7-05" calcext:value-type="date">
            <text:p>5/7/2020</text:p>
          </table:table-cell>
          <table:table-cell office:value-type="float" office:value="241611" calcext:value-type="float">
            <text:p>241611</text:p>
          </table:table-cell>
          <table:table-cell office:value-type="float" office:value="192" calcext:value-type="float">
            <text:p>192</text:p>
          </table:table-cell>
          <table:table-cell table:number-columns-repeated="8"/>
          <table:table-cell table:style-name="ce5" table:number-columns-repeated="2"/>
          <table:table-cell table:number-columns-repeated="7"/>
          <table:table-cell table:style-name="ce8" table:number-columns-repeated="2"/>
          <table:table-cell table:number-columns-repeated="3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7-06" calcext:value-type="date">
            <text:p>6/7/2020</text:p>
          </table:table-cell>
          <table:table-cell office:value-type="float" office:value="241819" calcext:value-type="float">
            <text:p>241819</text:p>
          </table:table-cell>
          <table:table-cell office:value-type="float" office:value="208" calcext:value-type="float">
            <text:p>208</text:p>
          </table:table-cell>
          <table:table-cell table:number-columns-repeated="5"/>
          <table:table-cell table:style-name="ce5"/>
          <table:table-cell table:number-columns-repeated="2"/>
          <table:table-cell table:style-name="ce5" table:number-columns-repeated="2"/>
          <table:table-cell table:number-columns-repeated="11"/>
          <table:table-cell table:style-name="ce5" table:number-columns-repeated="2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7-07" calcext:value-type="date">
            <text:p>7/7/2020</text:p>
          </table:table-cell>
          <table:table-cell office:value-type="float" office:value="241956" calcext:value-type="float">
            <text:p>241956</text:p>
          </table:table-cell>
          <table:table-cell office:value-type="float" office:value="137" calcext:value-type="float">
            <text:p>137</text:p>
          </table:table-cell>
          <table:table-cell table:number-columns-repeated="8"/>
          <table:table-cell table:style-name="ce5" table:number-columns-repeated="2"/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7-08" calcext:value-type="date">
            <text:p>8/7/2020</text:p>
          </table:table-cell>
          <table:table-cell office:value-type="float" office:value="242149" calcext:value-type="float">
            <text:p>242149</text:p>
          </table:table-cell>
          <table:table-cell office:value-type="float" office:value="193" calcext:value-type="float">
            <text:p>193</text:p>
          </table:table-cell>
          <table:table-cell table:number-columns-repeated="3"/>
          <table:table-cell table:style-name="ce5" table:number-columns-repeated="2"/>
          <table:table-cell table:number-columns-repeated="3"/>
          <table:table-cell table:style-name="ce5" table:number-columns-repeated="2"/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7-09" calcext:value-type="date">
            <text:p>9/7/2020</text:p>
          </table:table-cell>
          <table:table-cell office:value-type="float" office:value="242363" calcext:value-type="float">
            <text:p>242363</text:p>
          </table:table-cell>
          <table:table-cell office:value-type="float" office:value="214" calcext:value-type="float">
            <text:p>214</text:p>
          </table:table-cell>
          <table:table-cell table:number-columns-repeated="8"/>
          <table:table-cell table:style-name="ce5" table:number-columns-repeated="2"/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7-10" calcext:value-type="date">
            <text:p>10/7/2020</text:p>
          </table:table-cell>
          <table:table-cell office:value-type="float" office:value="242639" calcext:value-type="float">
            <text:p>242639</text:p>
          </table:table-cell>
          <table:table-cell office:value-type="float" office:value="276" calcext:value-type="float">
            <text:p>276</text:p>
          </table:table-cell>
          <table:table-cell table:number-columns-repeated="3"/>
          <table:table-cell table:style-name="ce5"/>
          <table:table-cell table:number-columns-repeated="4"/>
          <table:table-cell table:style-name="ce5" table:number-columns-repeated="2"/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7-11" calcext:value-type="date">
            <text:p>11/7/2020</text:p>
          </table:table-cell>
          <table:table-cell office:value-type="float" office:value="242827" calcext:value-type="float">
            <text:p>242827</text:p>
          </table:table-cell>
          <table:table-cell office:value-type="float" office:value="188" calcext:value-type="float">
            <text:p>188</text:p>
          </table:table-cell>
          <table:table-cell table:number-columns-repeated="3"/>
          <table:table-cell table:style-name="ce5"/>
          <table:table-cell table:number-columns-repeated="4"/>
          <table:table-cell table:style-name="ce5" table:number-columns-repeated="2"/>
          <table:table-cell table:number-columns-repeated="4"/>
          <table:table-cell table:style-name="ce5"/>
          <table:table-cell table:number-columns-repeated="7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7-12" calcext:value-type="date">
            <text:p>12/7/2020</text:p>
          </table:table-cell>
          <table:table-cell office:value-type="float" office:value="243061" calcext:value-type="float">
            <text:p>243061</text:p>
          </table:table-cell>
          <table:table-cell office:value-type="float" office:value="234" calcext:value-type="float">
            <text:p>234</text:p>
          </table:table-cell>
          <table:table-cell table:number-columns-repeated="5"/>
          <table:table-cell table:style-name="ce5"/>
          <table:table-cell table:number-columns-repeated="2"/>
          <table:table-cell table:style-name="ce5" table:number-columns-repeated="2"/>
          <table:table-cell table:number-columns-repeated="7"/>
          <table:table-cell table:style-name="ce8" table:number-columns-repeated="2"/>
          <table:table-cell table:number-columns-repeated="3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7-13" calcext:value-type="date">
            <text:p>13/7/2020</text:p>
          </table:table-cell>
          <table:table-cell office:value-type="float" office:value="243230" calcext:value-type="float">
            <text:p>243230</text:p>
          </table:table-cell>
          <table:table-cell office:value-type="float" office:value="169" calcext:value-type="float">
            <text:p>169</text:p>
          </table:table-cell>
          <table:table-cell table:number-columns-repeated="3"/>
          <table:table-cell table:style-name="ce5"/>
          <table:table-cell table:number-columns-repeated="4"/>
          <table:table-cell table:style-name="ce5" table:number-columns-repeated="2"/>
          <table:table-cell table:number-columns-repeated="11"/>
          <table:table-cell table:style-name="ce5" table:number-columns-repeated="2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7-14" calcext:value-type="date">
            <text:p>14/7/2020</text:p>
          </table:table-cell>
          <table:table-cell office:value-type="float" office:value="243344" calcext:value-type="float">
            <text:p>243344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5"/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9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7-15" calcext:value-type="date">
            <text:p>15/7/2020</text:p>
          </table:table-cell>
          <table:table-cell office:value-type="float" office:value="243506" calcext:value-type="float">
            <text:p>243506</text:p>
          </table:table-cell>
          <table:table-cell office:value-type="float" office:value="162" calcext:value-type="float">
            <text:p>162</text:p>
          </table:table-cell>
          <table:table-cell table:number-columns-repeated="8"/>
          <table:table-cell table:style-name="ce5" table:number-columns-repeated="2"/>
          <table:table-cell table:number-columns-repeated="2"/>
          <table:table-cell table:style-name="ce5"/>
          <table:table-cell table:number-columns-repeated="9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7-16" calcext:value-type="date">
            <text:p>16/7/2020</text:p>
          </table:table-cell>
          <table:table-cell office:value-type="float" office:value="243736" calcext:value-type="float">
            <text:p>243736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style-name="ce5"/>
          <table:table-cell table:number-columns-repeated="4"/>
          <table:table-cell table:style-name="ce5" table:number-columns-repeated="2"/>
          <table:table-cell table:number-columns-repeated="2"/>
          <table:table-cell table:style-name="ce5"/>
          <table:table-cell table:number-columns-repeated="9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7-17" calcext:value-type="date">
            <text:p>17/7/2020</text:p>
          </table:table-cell>
          <table:table-cell office:value-type="float" office:value="243967" calcext:value-type="float">
            <text:p>243967</text:p>
          </table:table-cell>
          <table:table-cell office:value-type="float" office:value="231" calcext:value-type="float">
            <text:p>231</text:p>
          </table:table-cell>
          <table:table-cell table:number-columns-repeated="8"/>
          <table:table-cell table:style-name="ce5" table:number-columns-repeated="2"/>
          <table:table-cell table:number-columns-repeated="2"/>
          <table:table-cell table:style-name="ce5"/>
          <table:table-cell table:number-columns-repeated="9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7-18" calcext:value-type="date">
            <text:p>18/7/2020</text:p>
          </table:table-cell>
          <table:table-cell office:value-type="float" office:value="244216" calcext:value-type="float">
            <text:p>244216</text:p>
          </table:table-cell>
          <table:table-cell office:value-type="float" office:value="249" calcext:value-type="float">
            <text:p>249</text:p>
          </table:table-cell>
          <table:table-cell table:number-columns-repeated="8"/>
          <table:table-cell table:style-name="ce5" table:number-columns-repeated="2"/>
          <table:table-cell table:number-columns-repeated="2"/>
          <table:table-cell table:style-name="ce5"/>
          <table:table-cell table:number-columns-repeated="9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7-19" calcext:value-type="date">
            <text:p>19/7/2020</text:p>
          </table:table-cell>
          <table:table-cell office:value-type="float" office:value="244434" calcext:value-type="float">
            <text:p>244434</text:p>
          </table:table-cell>
          <table:table-cell office:value-type="float" office:value="218" calcext:value-type="float">
            <text:p>218</text:p>
          </table:table-cell>
          <table:table-cell table:number-columns-repeated="3"/>
          <table:table-cell table:style-name="ce5"/>
          <table:table-cell table:number-columns-repeated="4"/>
          <table:table-cell table:style-name="ce5" table:number-columns-repeated="2"/>
          <table:table-cell table:number-columns-repeated="2"/>
          <table:table-cell table:style-name="ce5"/>
          <table:table-cell table:number-columns-repeated="4"/>
          <table:table-cell table:style-name="ce8" table:number-columns-repeated="2"/>
          <table:table-cell table:number-columns-repeated="3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7-20" calcext:value-type="date">
            <text:p>20/7/2020</text:p>
          </table:table-cell>
          <table:table-cell office:value-type="float" office:value="244624" calcext:value-type="float">
            <text:p>244624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5"/>
          <table:table-cell table:number-columns-repeated="4"/>
          <table:table-cell table:style-name="ce5" table:number-columns-repeated="2"/>
          <table:table-cell table:number-columns-repeated="2"/>
          <table:table-cell table:style-name="ce5"/>
          <table:table-cell table:number-columns-repeated="9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7-21" calcext:value-type="date">
            <text:p>21/7/2020</text:p>
          </table:table-cell>
          <table:table-cell office:value-type="float" office:value="244752" calcext:value-type="float">
            <text:p>244752</text:p>
          </table:table-cell>
          <table:table-cell office:value-type="float" office:value="128" calcext:value-type="float">
            <text:p>128</text:p>
          </table:table-cell>
          <table:table-cell table:number-columns-repeated="8"/>
          <table:table-cell table:style-name="ce5" table:number-columns-repeated="2"/>
          <table:table-cell table:number-columns-repeated="2"/>
          <table:table-cell table:style-name="ce5"/>
          <table:table-cell table:number-columns-repeated="9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7-22" calcext:value-type="date">
            <text:p>22/7/2020</text:p>
          </table:table-cell>
          <table:table-cell office:value-type="float" office:value="245032" calcext:value-type="float">
            <text:p>245032</text:p>
          </table:table-cell>
          <table:table-cell office:value-type="float" office:value="280" calcext:value-type="float">
            <text:p>280</text:p>
          </table:table-cell>
          <table:table-cell table:number-columns-repeated="8"/>
          <table:table-cell table:style-name="ce5" table:number-columns-repeated="2"/>
          <table:table-cell table:number-columns-repeated="2"/>
          <table:table-cell table:style-name="ce5"/>
          <table:table-cell table:number-columns-repeated="9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7-23" calcext:value-type="date">
            <text:p>23/7/2020</text:p>
          </table:table-cell>
          <table:table-cell office:value-type="float" office:value="245338" calcext:value-type="float">
            <text:p>245338</text:p>
          </table:table-cell>
          <table:table-cell office:value-type="float" office:value="306" calcext:value-type="float">
            <text:p>306</text:p>
          </table:table-cell>
          <table:table-cell table:number-columns-repeated="8"/>
          <table:table-cell table:style-name="ce5" table:number-columns-repeated="2"/>
          <table:table-cell table:number-columns-repeated="2"/>
          <table:table-cell table:style-name="ce5"/>
          <table:table-cell table:number-columns-repeated="9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7-24" calcext:value-type="date">
            <text:p>24/7/2020</text:p>
          </table:table-cell>
          <table:table-cell office:value-type="float" office:value="245590" calcext:value-type="float">
            <text:p>245590</text:p>
          </table:table-cell>
          <table:table-cell office:value-type="float" office:value="252" calcext:value-type="float">
            <text:p>252</text:p>
          </table:table-cell>
          <table:table-cell table:number-columns-repeated="8"/>
          <table:table-cell table:style-name="ce5" table:number-columns-repeated="2"/>
          <table:table-cell table:number-columns-repeated="2"/>
          <table:table-cell table:style-name="ce5"/>
          <table:table-cell table:number-columns-repeated="9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7-25" calcext:value-type="date">
            <text:p>25/7/2020</text:p>
          </table:table-cell>
          <table:table-cell office:value-type="float" office:value="245864" calcext:value-type="float">
            <text:p>245864</text:p>
          </table:table-cell>
          <table:table-cell office:value-type="float" office:value="274" calcext:value-type="float">
            <text:p>274</text:p>
          </table:table-cell>
          <table:table-cell table:number-columns-repeated="8"/>
          <table:table-cell table:style-name="ce5" table:number-columns-repeated="2"/>
          <table:table-cell table:number-columns-repeated="2"/>
          <table:table-cell table:style-name="ce5"/>
          <table:table-cell table:number-columns-repeated="9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7-26" calcext:value-type="date">
            <text:p>26/7/2020</text:p>
          </table:table-cell>
          <table:table-cell office:value-type="float" office:value="246118" calcext:value-type="float">
            <text:p>246118</text:p>
          </table:table-cell>
          <table:table-cell office:value-type="float" office:value="254" calcext:value-type="float">
            <text:p>254</text:p>
          </table:table-cell>
          <table:table-cell table:number-columns-repeated="8"/>
          <table:table-cell table:style-name="ce5" table:number-columns-repeated="2"/>
          <table:table-cell table:number-columns-repeated="2"/>
          <table:table-cell table:style-name="ce5"/>
          <table:table-cell table:number-columns-repeated="4"/>
          <table:table-cell table:style-name="ce8" table:number-columns-repeated="2"/>
          <table:table-cell table:number-columns-repeated="3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7-27" calcext:value-type="date">
            <text:p>27/7/2020</text:p>
          </table:table-cell>
          <table:table-cell office:value-type="float" office:value="246286" calcext:value-type="float">
            <text:p>246286</text:p>
          </table:table-cell>
          <table:table-cell office:value-type="float" office:value="168" calcext:value-type="float">
            <text:p>168</text:p>
          </table:table-cell>
          <table:table-cell table:number-columns-repeated="7"/>
          <table:table-cell table:style-name="ce5" table:number-columns-repeated="3"/>
          <table:table-cell table:number-columns-repeated="2"/>
          <table:table-cell table:style-name="ce5"/>
          <table:table-cell table:number-columns-repeated="8"/>
          <table:table-cell table:style-name="ce5" table:number-columns-repeated="2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7-28" calcext:value-type="date">
            <text:p>28/7/2020</text:p>
          </table:table-cell>
          <table:table-cell office:value-type="float" office:value="246488" calcext:value-type="float">
            <text:p>246488</text:p>
          </table:table-cell>
          <table:table-cell office:value-type="float" office:value="202" calcext:value-type="float">
            <text:p>202</text:p>
          </table:table-cell>
          <table:table-cell table:number-columns-repeated="8"/>
          <table:table-cell table:style-name="ce5" table:number-columns-repeated="2"/>
          <table:table-cell table:number-columns-repeated="2"/>
          <table:table-cell table:style-name="ce5"/>
          <table:table-cell/>
          <table:table-cell table:style-name="ce5"/>
          <table:table-cell table:number-columns-repeated="7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7-29" calcext:value-type="date">
            <text:p>29/7/2020</text:p>
          </table:table-cell>
          <table:table-cell office:value-type="float" office:value="246776" calcext:value-type="float">
            <text:p>246776</text:p>
          </table:table-cell>
          <table:table-cell office:value-type="float" office:value="288" calcext:value-type="float">
            <text:p>288</text:p>
          </table:table-cell>
          <table:table-cell table:number-columns-repeated="8"/>
          <table:table-cell table:style-name="ce5" table:number-columns-repeated="2"/>
          <table:table-cell table:number-columns-repeated="2"/>
          <table:table-cell table:style-name="ce5"/>
          <table:table-cell table:number-columns-repeated="9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7-30" calcext:value-type="date">
            <text:p>30/7/2020</text:p>
          </table:table-cell>
          <table:table-cell office:value-type="float" office:value="247158" calcext:value-type="float">
            <text:p>247158</text:p>
          </table:table-cell>
          <table:table-cell office:value-type="float" office:value="382" calcext:value-type="float">
            <text:p>382</text:p>
          </table:table-cell>
          <table:table-cell table:number-columns-repeated="6"/>
          <table:table-cell table:style-name="ce5"/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11"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7-31" calcext:value-type="date">
            <text:p>31/7/2020</text:p>
          </table:table-cell>
          <table:table-cell office:value-type="float" office:value="247537" calcext:value-type="float">
            <text:p>247537</text:p>
          </table:table-cell>
          <table:table-cell office:value-type="float" office:value="379" calcext:value-type="float">
            <text:p>379</text:p>
          </table:table-cell>
          <table:table-cell table:number-columns-repeated="6"/>
          <table:table-cell table:style-name="ce5" table:number-columns-repeated="4"/>
          <table:table-cell table:number-columns-repeated="2"/>
          <table:table-cell table:style-name="ce5"/>
          <table:table-cell/>
          <table:table-cell table:style-name="ce5"/>
          <table:table-cell table:number-columns-repeated="9"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8-01" calcext:value-type="date">
            <text:p>1/8/2020</text:p>
          </table:table-cell>
          <table:table-cell office:value-type="float" office:value="247832" calcext:value-type="float">
            <text:p>247832</text:p>
          </table:table-cell>
          <table:table-cell office:value-type="float" office:value="295" calcext:value-type="float">
            <text:p>295</text:p>
          </table:table-cell>
          <table:table-cell table:number-columns-repeated="6"/>
          <table:table-cell table:style-name="ce5"/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9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8-02" calcext:value-type="date">
            <text:p>2/8/2020</text:p>
          </table:table-cell>
          <table:table-cell office:value-type="float" office:value="248070" calcext:value-type="float">
            <text:p>248070</text:p>
          </table:table-cell>
          <table:table-cell office:value-type="float" office:value="238" calcext:value-type="float">
            <text:p>238</text:p>
          </table:table-cell>
          <table:table-cell table:number-columns-repeated="8"/>
          <table:table-cell table:style-name="ce5" table:number-columns-repeated="2"/>
          <table:table-cell table:number-columns-repeated="2"/>
          <table:table-cell table:style-name="ce5"/>
          <table:table-cell table:number-columns-repeated="4"/>
          <table:table-cell table:style-name="ce8" table:number-columns-repeated="2"/>
          <table:table-cell table:number-columns-repeated="3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8-03" calcext:value-type="date">
            <text:p>3/8/2020</text:p>
          </table:table-cell>
          <table:table-cell office:value-type="float" office:value="248229" calcext:value-type="float">
            <text:p>248229</text:p>
          </table:table-cell>
          <table:table-cell office:value-type="float" office:value="159" calcext:value-type="float">
            <text:p>159</text:p>
          </table:table-cell>
          <table:table-cell table:number-columns-repeated="5"/>
          <table:table-cell table:style-name="ce5"/>
          <table:table-cell table:number-columns-repeated="2"/>
          <table:table-cell table:style-name="ce5" table:number-columns-repeated="2"/>
          <table:table-cell table:number-columns-repeated="2"/>
          <table:table-cell table:style-name="ce5"/>
          <table:table-cell table:number-columns-repeated="9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8-04" calcext:value-type="date">
            <text:p>4/8/2020</text:p>
          </table:table-cell>
          <table:table-cell office:value-type="float" office:value="248419" calcext:value-type="float">
            <text:p>248419</text:p>
          </table:table-cell>
          <table:table-cell office:value-type="float" office:value="190" calcext:value-type="float">
            <text:p>190</text:p>
          </table:table-cell>
          <table:table-cell table:number-columns-repeated="8"/>
          <table:table-cell table:style-name="ce5" table:number-columns-repeated="2"/>
          <table:table-cell table:number-columns-repeated="2"/>
          <table:table-cell table:style-name="ce5"/>
          <table:table-cell table:number-columns-repeated="9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8-05" calcext:value-type="date">
            <text:p>5/8/2020</text:p>
          </table:table-cell>
          <table:table-cell office:value-type="float" office:value="248803" calcext:value-type="float">
            <text:p>248803</text:p>
          </table:table-cell>
          <table:table-cell office:value-type="float" office:value="384" calcext:value-type="float">
            <text:p>384</text:p>
          </table:table-cell>
          <table:table-cell table:number-columns-repeated="8"/>
          <table:table-cell table:style-name="ce5" table:number-columns-repeated="2"/>
          <table:table-cell table:number-columns-repeated="2"/>
          <table:table-cell table:style-name="ce5"/>
          <table:table-cell table:number-columns-repeated="9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8-06" calcext:value-type="date">
            <text:p>6/8/2020</text:p>
          </table:table-cell>
          <table:table-cell office:value-type="float" office:value="249204" calcext:value-type="float">
            <text:p>249204</text:p>
          </table:table-cell>
          <table:table-cell office:value-type="float" office:value="401" calcext:value-type="float">
            <text:p>401</text:p>
          </table:table-cell>
          <table:table-cell table:number-columns-repeated="7"/>
          <table:table-cell table:style-name="ce5" table:number-columns-repeated="3"/>
          <table:table-cell table:number-columns-repeated="2"/>
          <table:table-cell table:style-name="ce5"/>
          <table:table-cell table:number-columns-repeated="9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8-07" calcext:value-type="date">
            <text:p>7/8/2020</text:p>
          </table:table-cell>
          <table:table-cell office:value-type="float" office:value="249756" calcext:value-type="float">
            <text:p>249756</text:p>
          </table:table-cell>
          <table:table-cell office:value-type="float" office:value="552" calcext:value-type="float">
            <text:p>552</text:p>
          </table:table-cell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5" table:number-columns-repeated="3"/>
          <table:table-cell table:number-columns-repeated="2"/>
          <table:table-cell table:style-name="ce5"/>
          <table:table-cell table:number-columns-repeated="9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8-08" calcext:value-type="date">
            <text:p>8/8/2020</text:p>
          </table:table-cell>
          <table:table-cell office:value-type="float" office:value="250103" calcext:value-type="float">
            <text:p>250103</text:p>
          </table:table-cell>
          <table:table-cell office:value-type="float" office:value="347" calcext:value-type="float">
            <text:p>347</text:p>
          </table:table-cell>
          <table:table-cell table:number-columns-repeated="8"/>
          <table:table-cell table:style-name="ce5" table:number-columns-repeated="2"/>
          <table:table-cell table:number-columns-repeated="2"/>
          <table:table-cell table:style-name="ce5"/>
          <table:table-cell table:number-columns-repeated="9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8-09" calcext:value-type="date">
            <text:p>9/8/2020</text:p>
          </table:table-cell>
          <table:table-cell office:value-type="float" office:value="250566" calcext:value-type="float">
            <text:p>250566</text:p>
          </table:table-cell>
          <table:table-cell office:value-type="float" office:value="463" calcext:value-type="float">
            <text:p>463</text:p>
          </table:table-cell>
          <table:table-cell table:number-columns-repeated="8"/>
          <table:table-cell table:style-name="ce5" table:number-columns-repeated="2"/>
          <table:table-cell table:number-columns-repeated="2"/>
          <table:table-cell table:style-name="ce5"/>
          <table:table-cell table:number-columns-repeated="4"/>
          <table:table-cell table:style-name="ce8" table:number-columns-repeated="2"/>
          <table:table-cell table:number-columns-repeated="3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8-10" calcext:value-type="date">
            <text:p>10/8/2020</text:p>
          </table:table-cell>
          <table:table-cell office:value-type="float" office:value="250825" calcext:value-type="float">
            <text:p>250825</text:p>
          </table:table-cell>
          <table:table-cell office:value-type="float" office:value="259" calcext:value-type="float">
            <text:p>259</text:p>
          </table:table-cell>
          <table:table-cell table:number-columns-repeated="8"/>
          <table:table-cell table:style-name="ce5" table:number-columns-repeated="2"/>
          <table:table-cell table:number-columns-repeated="2"/>
          <table:table-cell table:style-name="ce5"/>
          <table:table-cell table:number-columns-repeated="9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8-11" calcext:value-type="date">
            <text:p>11/8/2020</text:p>
          </table:table-cell>
          <table:table-cell office:value-type="float" office:value="251237" calcext:value-type="float">
            <text:p>251237</text:p>
          </table:table-cell>
          <table:table-cell office:value-type="float" office:value="412" calcext:value-type="float">
            <text:p>412</text:p>
          </table:table-cell>
          <table:table-cell table:number-columns-repeated="8"/>
          <table:table-cell table:style-name="ce5" table:number-columns-repeated="2"/>
          <table:table-cell table:number-columns-repeated="2"/>
          <table:table-cell table:style-name="ce5"/>
          <table:table-cell table:number-columns-repeated="9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8-12" calcext:value-type="date">
            <text:p>12/8/2020</text:p>
          </table:table-cell>
          <table:table-cell office:value-type="float" office:value="251713" calcext:value-type="float">
            <text:p>251713</text:p>
          </table:table-cell>
          <table:table-cell office:value-type="float" office:value="476" calcext:value-type="float">
            <text:p>476</text:p>
          </table:table-cell>
          <table:table-cell table:number-columns-repeated="8"/>
          <table:table-cell table:style-name="ce5" table:number-columns-repeated="2"/>
          <table:table-cell table:number-columns-repeated="2"/>
          <table:table-cell table:style-name="ce5"/>
          <table:table-cell table:number-columns-repeated="9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8-13" calcext:value-type="date">
            <text:p>13/8/2020</text:p>
          </table:table-cell>
          <table:table-cell office:value-type="float" office:value="252235" calcext:value-type="float">
            <text:p>252235</text:p>
          </table:table-cell>
          <table:table-cell office:value-type="float" office:value="522" calcext:value-type="float">
            <text:p>522</text:p>
          </table:table-cell>
          <table:table-cell table:number-columns-repeated="8"/>
          <table:table-cell table:style-name="ce5" table:number-columns-repeated="2"/>
          <table:table-cell table:number-columns-repeated="2"/>
          <table:table-cell table:style-name="ce5"/>
          <table:table-cell/>
          <table:table-cell table:style-name="ce5"/>
          <table:table-cell table:number-columns-repeated="7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8-14" calcext:value-type="date">
            <text:p>14/8/2020</text:p>
          </table:table-cell>
          <table:table-cell office:value-type="float" office:value="252809" calcext:value-type="float">
            <text:p>252809</text:p>
          </table:table-cell>
          <table:table-cell office:value-type="float" office:value="574" calcext:value-type="float">
            <text:p>574</text:p>
          </table:table-cell>
          <table:table-cell table:number-columns-repeated="8"/>
          <table:table-cell table:style-name="ce5" table:number-columns-repeated="2"/>
          <table:table-cell table:number-columns-repeated="2"/>
          <table:table-cell table:style-name="ce5"/>
          <table:table-cell table:number-columns-repeated="9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8-15" calcext:value-type="date">
            <text:p>15/8/2020</text:p>
          </table:table-cell>
          <table:table-cell office:value-type="float" office:value="253438" calcext:value-type="float">
            <text:p>253438</text:p>
          </table:table-cell>
          <table:table-cell office:value-type="float" office:value="629" calcext:value-type="float">
            <text:p>629</text:p>
          </table:table-cell>
          <table:table-cell table:number-columns-repeated="3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9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8-16" calcext:value-type="date">
            <text:p>16/8/2020</text:p>
          </table:table-cell>
          <table:table-cell office:value-type="float" office:value="253915" calcext:value-type="float">
            <text:p>253915</text:p>
          </table:table-cell>
          <table:table-cell office:value-type="float" office:value="477" calcext:value-type="float">
            <text:p>477</text:p>
          </table:table-cell>
          <table:table-cell table:number-columns-repeated="8"/>
          <table:table-cell table:style-name="ce5" table:number-columns-repeated="2"/>
          <table:table-cell table:number-columns-repeated="2"/>
          <table:table-cell table:style-name="ce5"/>
          <table:table-cell table:number-columns-repeated="4"/>
          <table:table-cell table:style-name="ce8" table:number-columns-repeated="2"/>
          <table:table-cell table:number-columns-repeated="3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8-17" calcext:value-type="date">
            <text:p>17/8/2020</text:p>
          </table:table-cell>
          <table:table-cell office:value-type="float" office:value="254235" calcext:value-type="float">
            <text:p>254235</text:p>
          </table:table-cell>
          <table:table-cell office:value-type="float" office:value="320" calcext:value-type="float">
            <text:p>320</text:p>
          </table:table-cell>
          <table:table-cell table:number-columns-repeated="8"/>
          <table:table-cell table:style-name="ce5" table:number-columns-repeated="2"/>
          <table:table-cell table:number-columns-repeated="2"/>
          <table:table-cell table:style-name="ce5"/>
          <table:table-cell table:number-columns-repeated="9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8-18" calcext:value-type="date">
            <text:p>18/8/2020</text:p>
          </table:table-cell>
          <table:table-cell office:value-type="float" office:value="254636" calcext:value-type="float">
            <text:p>254636</text:p>
          </table:table-cell>
          <table:table-cell office:value-type="float" office:value="401" calcext:value-type="float">
            <text:p>401</text:p>
          </table:table-cell>
          <table:table-cell table:number-columns-repeated="8"/>
          <table:table-cell table:style-name="ce5" table:number-columns-repeated="2"/>
          <table:table-cell table:number-columns-repeated="2"/>
          <table:table-cell table:style-name="ce5"/>
          <table:table-cell table:number-columns-repeated="9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8-19" calcext:value-type="date">
            <text:p>19/8/2020</text:p>
          </table:table-cell>
          <table:table-cell office:value-type="float" office:value="255278" calcext:value-type="float">
            <text:p>255278</text:p>
          </table:table-cell>
          <table:table-cell office:value-type="float" office:value="642" calcext:value-type="float">
            <text:p>642</text:p>
          </table:table-cell>
          <table:table-cell table:number-columns-repeated="8"/>
          <table:table-cell table:style-name="ce5" table:number-columns-repeated="2"/>
          <table:table-cell table:number-columns-repeated="14"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8-20" calcext:value-type="date">
            <text:p>20/8/2020</text:p>
          </table:table-cell>
          <table:table-cell office:value-type="float" office:value="256118" calcext:value-type="float">
            <text:p>256118</text:p>
          </table:table-cell>
          <table:table-cell office:value-type="float" office:value="840" calcext:value-type="float">
            <text:p>840</text:p>
          </table:table-cell>
          <table:table-cell table:number-columns-repeated="8"/>
          <table:table-cell table:style-name="ce5" table:number-columns-repeated="2"/>
          <table:table-cell table:number-columns-repeated="14"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8-21" calcext:value-type="date">
            <text:p>21/8/2020</text:p>
          </table:table-cell>
          <table:table-cell office:value-type="float" office:value="257065" calcext:value-type="float">
            <text:p>257065</text:p>
          </table:table-cell>
          <table:table-cell office:value-type="float" office:value="947" calcext:value-type="float">
            <text:p>947</text:p>
          </table:table-cell>
          <table:table-cell table:number-columns-repeated="7"/>
          <table:table-cell table:style-name="ce5" table:number-columns-repeated="3"/>
          <table:table-cell table:number-columns-repeated="14"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8-22" calcext:value-type="date">
            <text:p>22/8/2020</text:p>
          </table:table-cell>
          <table:table-cell office:value-type="float" office:value="258136" calcext:value-type="float">
            <text:p>258136</text:p>
          </table:table-cell>
          <table:table-cell office:value-type="float" office:value="1071" calcext:value-type="float">
            <text:p>1071</text:p>
          </table:table-cell>
          <table:table-cell table:number-columns-repeated="6"/>
          <table:table-cell table:style-name="ce5" table:number-columns-repeated="4"/>
          <table:table-cell table:number-columns-repeated="14"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8-23" calcext:value-type="date">
            <text:p>23/8/2020</text:p>
          </table:table-cell>
          <table:table-cell office:value-type="float" office:value="259345" calcext:value-type="float">
            <text:p>259345</text:p>
          </table:table-cell>
          <table:table-cell office:value-type="float" office:value="1209" calcext:value-type="float">
            <text:p>1209</text:p>
          </table:table-cell>
          <table:table-cell table:number-columns-repeated="6"/>
          <table:table-cell table:style-name="ce5"/>
          <table:table-cell/>
          <table:table-cell table:style-name="ce5" table:number-columns-repeated="2"/>
          <table:table-cell table:number-columns-repeated="7"/>
          <table:table-cell table:style-name="ce8" table:number-columns-repeated="2"/>
          <table:table-cell table:number-columns-repeated="11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8-24" calcext:value-type="date">
            <text:p>24/8/2020</text:p>
          </table:table-cell>
          <table:table-cell office:value-type="float" office:value="260298" calcext:value-type="float">
            <text:p>260298</text:p>
          </table:table-cell>
          <table:table-cell office:value-type="float" office:value="953" calcext:value-type="float">
            <text:p>953</text:p>
          </table:table-cell>
          <table:table-cell table:number-columns-repeated="8"/>
          <table:table-cell table:style-name="ce5" table:number-columns-repeated="2"/>
          <table:table-cell table:number-columns-repeated="12"/>
          <table:table-cell table:style-name="ce5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8-25" calcext:value-type="date">
            <text:p>25/8/2020</text:p>
          </table:table-cell>
          <table:table-cell office:value-type="float" office:value="261174" calcext:value-type="float">
            <text:p>261174</text:p>
          </table:table-cell>
          <table:table-cell office:value-type="float" office:value="876" calcext:value-type="float">
            <text:p>876</text:p>
          </table:table-cell>
          <table:table-cell table:number-columns-repeated="8"/>
          <table:table-cell table:style-name="ce5" table:number-columns-repeated="2"/>
          <table:table-cell table:number-columns-repeated="4"/>
          <table:table-cell table:style-name="ce5"/>
          <table:table-cell table:number-columns-repeated="1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8-26" calcext:value-type="date">
            <text:p>26/8/2020</text:p>
          </table:table-cell>
          <table:table-cell office:value-type="float" office:value="262540" calcext:value-type="float">
            <text:p>262540</text:p>
          </table:table-cell>
          <table:table-cell office:value-type="float" office:value="1366" calcext:value-type="float">
            <text:p>1366</text:p>
          </table:table-cell>
          <table:table-cell table:number-columns-repeated="8"/>
          <table:table-cell table:style-name="ce5" table:number-columns-repeated="2"/>
          <table:table-cell table:number-columns-repeated="4"/>
          <table:table-cell table:style-name="ce5"/>
          <table:table-cell table:number-columns-repeated="1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8-27" calcext:value-type="date">
            <text:p>27/8/2020</text:p>
          </table:table-cell>
          <table:table-cell office:value-type="float" office:value="263949" calcext:value-type="float">
            <text:p>263949</text:p>
          </table:table-cell>
          <table:table-cell office:value-type="float" office:value="1409" calcext:value-type="float">
            <text:p>1409</text:p>
          </table:table-cell>
          <table:table-cell table:number-columns-repeated="8"/>
          <table:table-cell table:style-name="ce5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8-28" calcext:value-type="date">
            <text:p>28/8/2020</text:p>
          </table:table-cell>
          <table:table-cell office:value-type="float" office:value="265409" calcext:value-type="float">
            <text:p>265409</text:p>
          </table:table-cell>
          <table:table-cell office:value-type="float" office:value="1460" calcext:value-type="float">
            <text:p>1460</text:p>
          </table:table-cell>
          <table:table-cell table:number-columns-repeated="8"/>
          <table:table-cell table:style-name="ce5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8-29" calcext:value-type="date">
            <text:p>29/8/2020</text:p>
          </table:table-cell>
          <table:table-cell office:value-type="float" office:value="266853" calcext:value-type="float">
            <text:p>266853</text:p>
          </table:table-cell>
          <table:table-cell office:value-type="float" office:value="1444" calcext:value-type="float">
            <text:p>1444</text:p>
          </table:table-cell>
          <table:table-cell table:number-columns-repeated="8"/>
          <table:table-cell table:style-name="ce5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8-30" calcext:value-type="date">
            <text:p>30/8/2020</text:p>
          </table:table-cell>
          <table:table-cell office:value-type="float" office:value="268218" calcext:value-type="float">
            <text:p>268218</text:p>
          </table:table-cell>
          <table:table-cell office:value-type="float" office:value="1365" calcext:value-type="float">
            <text:p>1365</text:p>
          </table:table-cell>
          <table:table-cell table:number-columns-repeated="8"/>
          <table:table-cell table:style-name="ce5" table:number-columns-repeated="2"/>
          <table:table-cell table:number-columns-repeated="7"/>
          <table:table-cell table:style-name="ce8" table:number-columns-repeated="2"/>
          <table:table-cell table:number-columns-repeated="11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8-31" calcext:value-type="date">
            <text:p>31/8/2020</text:p>
          </table:table-cell>
          <table:table-cell office:value-type="float" office:value="269214" calcext:value-type="float">
            <text:p>269214</text:p>
          </table:table-cell>
          <table:table-cell office:value-type="float" office:value="996" calcext:value-type="float">
            <text:p>996</text:p>
          </table:table-cell>
          <table:table-cell table:number-columns-repeated="3"/>
          <table:table-cell table:style-name="ce5"/>
          <table:table-cell table:number-columns-repeated="4"/>
          <table:table-cell table:style-name="ce5" table:number-columns-repeated="2"/>
          <table:table-cell table:number-columns-repeated="11"/>
          <table:table-cell table:style-name="ce5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9-01" calcext:value-type="date">
            <text:p>1/9/2020</text:p>
          </table:table-cell>
          <table:table-cell office:value-type="float" office:value="270189" calcext:value-type="float">
            <text:p>270189</text:p>
          </table:table-cell>
          <table:table-cell office:value-type="float" office:value="975" calcext:value-type="float">
            <text:p>975</text:p>
          </table:table-cell>
          <table:table-cell table:number-columns-repeated="6"/>
          <table:table-cell table:style-name="ce5"/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17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9-02" calcext:value-type="date">
            <text:p>2/9/2020</text:p>
          </table:table-cell>
          <table:table-cell office:value-type="float" office:value="271515" calcext:value-type="float">
            <text:p>271515</text:p>
          </table:table-cell>
          <table:table-cell office:value-type="float" office:value="1326" calcext:value-type="float">
            <text:p>1326</text:p>
          </table:table-cell>
          <table:table-cell table:number-columns-repeated="8"/>
          <table:table-cell table:style-name="ce5" table:number-columns-repeated="2"/>
          <table:table-cell table:number-columns-repeated="4"/>
          <table:table-cell table:style-name="ce5"/>
          <table:table-cell table:number-columns-repeated="9"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9-03" calcext:value-type="date">
            <text:p>3/9/2020</text:p>
          </table:table-cell>
          <table:table-cell office:value-type="float" office:value="272912" calcext:value-type="float">
            <text:p>272912</text:p>
          </table:table-cell>
          <table:table-cell office:value-type="float" office:value="1397" calcext:value-type="float">
            <text:p>1397</text:p>
          </table:table-cell>
          <table:table-cell table:number-columns-repeated="4"/>
          <table:table-cell table:style-name="ce5"/>
          <table:table-cell table:number-columns-repeated="3"/>
          <table:table-cell table:style-name="ce5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9-04" calcext:value-type="date">
            <text:p>4/9/2020</text:p>
          </table:table-cell>
          <table:table-cell office:value-type="float" office:value="274644" calcext:value-type="float">
            <text:p>274644</text:p>
          </table:table-cell>
          <table:table-cell office:value-type="float" office:value="1732" calcext:value-type="float">
            <text:p>1732</text:p>
          </table:table-cell>
          <table:table-cell table:number-columns-repeated="6"/>
          <table:table-cell table:style-name="ce5"/>
          <table:table-cell/>
          <table:table-cell table:style-name="ce5" table:number-columns-repeated="2"/>
          <table:table-cell table:number-columns-repeated="4"/>
          <table:table-cell table:style-name="ce5"/>
          <table:table-cell table:number-columns-repeated="7"/>
          <table:table-cell table:style-name="ce5"/>
          <table:table-cell table:number-columns-repeated="7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9-05" calcext:value-type="date">
            <text:p>5/9/2020</text:p>
          </table:table-cell>
          <table:table-cell office:value-type="float" office:value="276338" calcext:value-type="float">
            <text:p>276338</text:p>
          </table:table-cell>
          <table:table-cell office:value-type="float" office:value="1694" calcext:value-type="float">
            <text:p>1694</text:p>
          </table:table-cell>
          <table:table-cell table:number-columns-repeated="7"/>
          <table:table-cell table:style-name="ce5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9-06" calcext:value-type="date">
            <text:p>6/9/2020</text:p>
          </table:table-cell>
          <table:table-cell office:value-type="float" office:value="277634" calcext:value-type="float">
            <text:p>277634</text:p>
          </table:table-cell>
          <table:table-cell office:value-type="float" office:value="1296" calcext:value-type="float">
            <text:p>1296</text:p>
          </table:table-cell>
          <table:table-cell table:number-columns-repeated="8"/>
          <table:table-cell table:style-name="ce5" table:number-columns-repeated="2"/>
          <table:table-cell table:number-columns-repeated="2"/>
          <table:table-cell table:style-name="ce5"/>
          <table:table-cell table:number-columns-repeated="4"/>
          <table:table-cell table:style-name="ce8" table:number-columns-repeated="2"/>
          <table:table-cell table:number-columns-repeated="11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9-07" calcext:value-type="date">
            <text:p>7/9/2020</text:p>
          </table:table-cell>
          <table:table-cell office:value-type="float" office:value="278784" calcext:value-type="float">
            <text:p>278784</text:p>
          </table:table-cell>
          <table:table-cell office:value-type="float" office:value="1150" calcext:value-type="float">
            <text:p>1150</text:p>
          </table:table-cell>
          <table:table-cell table:number-columns-repeated="3"/>
          <table:table-cell table:style-name="ce5"/>
          <table:table-cell/>
          <table:table-cell table:style-name="ce5"/>
          <table:table-cell table:number-columns-repeated="2"/>
          <table:table-cell table:style-name="ce5" table:number-columns-repeated="2"/>
          <table:table-cell table:number-columns-repeated="4"/>
          <table:table-cell table:style-name="ce5"/>
          <table:table-cell table:number-columns-repeated="6"/>
          <table:table-cell table:style-name="ce5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9-08" calcext:value-type="date">
            <text:p>8/9/2020</text:p>
          </table:table-cell>
          <table:table-cell office:value-type="float" office:value="280153" calcext:value-type="float">
            <text:p>280153</text:p>
          </table:table-cell>
          <table:table-cell office:value-type="float" office:value="1369" calcext:value-type="float">
            <text:p>1369</text:p>
          </table:table-cell>
          <table:table-cell table:number-columns-repeated="8"/>
          <table:table-cell table:style-name="ce5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9-09" calcext:value-type="date">
            <text:p>9/9/2020</text:p>
          </table:table-cell>
          <table:table-cell office:value-type="float" office:value="281583" calcext:value-type="float">
            <text:p>281583</text:p>
          </table:table-cell>
          <table:table-cell office:value-type="float" office:value="1430" calcext:value-type="float">
            <text:p>1430</text:p>
          </table:table-cell>
          <table:table-cell table:number-columns-repeated="8"/>
          <table:table-cell table:style-name="ce5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9-10" calcext:value-type="date">
            <text:p>10/9/2020</text:p>
          </table:table-cell>
          <table:table-cell office:value-type="float" office:value="283180" calcext:value-type="float">
            <text:p>283180</text:p>
          </table:table-cell>
          <table:table-cell office:value-type="float" office:value="1597" calcext:value-type="float">
            <text:p>1597</text:p>
          </table:table-cell>
          <table:table-cell table:number-columns-repeated="8"/>
          <table:table-cell table:style-name="ce5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9-11" calcext:value-type="date">
            <text:p>11/9/2020</text:p>
          </table:table-cell>
          <table:table-cell office:value-type="float" office:value="284796" calcext:value-type="float">
            <text:p>284796</text:p>
          </table:table-cell>
          <table:table-cell office:value-type="float" office:value="1616" calcext:value-type="float">
            <text:p>1616</text:p>
          </table:table-cell>
          <table:table-cell table:number-columns-repeated="8"/>
          <table:table-cell table:style-name="ce5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9-12" calcext:value-type="date">
            <text:p>12/9/2020</text:p>
          </table:table-cell>
          <table:table-cell office:value-type="float" office:value="286297" calcext:value-type="float">
            <text:p>286297</text:p>
          </table:table-cell>
          <table:table-cell office:value-type="float" office:value="1501" calcext:value-type="float">
            <text:p>1501</text:p>
          </table:table-cell>
          <table:table-cell table:number-columns-repeated="8"/>
          <table:table-cell table:style-name="ce5" table:number-columns-repeated="2"/>
          <table:table-cell table:number-columns-repeated="2"/>
          <table:table-cell table:style-name="ce5"/>
          <table:table-cell table:number-columns-repeated="17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9-13" calcext:value-type="date">
            <text:p>13/9/2020</text:p>
          </table:table-cell>
          <table:table-cell office:value-type="float" office:value="287753" calcext:value-type="float">
            <text:p>287753</text:p>
          </table:table-cell>
          <table:table-cell office:value-type="float" office:value="1456" calcext:value-type="float">
            <text:p>1456</text:p>
          </table:table-cell>
          <table:table-cell table:number-columns-repeated="8"/>
          <table:table-cell table:style-name="ce5" table:number-columns-repeated="2"/>
          <table:table-cell table:number-columns-repeated="7"/>
          <table:table-cell table:style-name="ce8" table:number-columns-repeated="2"/>
          <table:table-cell table:number-columns-repeated="11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9-14" calcext:value-type="date">
            <text:p>14/9/2020</text:p>
          </table:table-cell>
          <table:table-cell office:value-type="float" office:value="288761" calcext:value-type="float">
            <text:p>288761</text:p>
          </table:table-cell>
          <table:table-cell office:value-type="float" office:value="1008" calcext:value-type="float">
            <text:p>1008</text:p>
          </table:table-cell>
          <table:table-cell table:number-columns-repeated="8"/>
          <table:table-cell table:style-name="ce5" table:number-columns-repeated="2"/>
          <table:table-cell table:number-columns-repeated="12"/>
          <table:table-cell table:style-name="ce5"/>
          <table:table-cell table:number-columns-repeated="7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9-15" calcext:value-type="date">
            <text:p>15/9/2020</text:p>
          </table:table-cell>
          <table:table-cell office:value-type="float" office:value="289990" calcext:value-type="float">
            <text:p>289990</text:p>
          </table:table-cell>
          <table:table-cell office:value-type="float" office:value="1229" calcext:value-type="float">
            <text:p>1229</text:p>
          </table:table-cell>
          <table:table-cell table:number-columns-repeated="3"/>
          <table:table-cell table:style-name="ce5"/>
          <table:table-cell table:number-columns-repeated="4"/>
          <table:table-cell table:style-name="ce5" table:number-columns-repeated="2"/>
          <table:table-cell table:number-columns-repeated="14"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9-16" calcext:value-type="date">
            <text:p>16/9/2020</text:p>
          </table:table-cell>
          <table:table-cell office:value-type="float" office:value="291442" calcext:value-type="float">
            <text:p>291442</text:p>
          </table:table-cell>
          <table:table-cell office:value-type="float" office:value="1452" calcext:value-type="float">
            <text:p>1452</text:p>
          </table:table-cell>
          <table:table-cell table:number-columns-repeated="8"/>
          <table:table-cell table:style-name="ce5" table:number-columns-repeated="2"/>
          <table:table-cell table:number-columns-repeated="11"/>
          <table:table-cell table:style-name="ce5"/>
          <table:table-cell table:number-columns-repeated="8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9-17" calcext:value-type="date">
            <text:p>17/9/2020</text:p>
          </table:table-cell>
          <table:table-cell office:value-type="float" office:value="293025" calcext:value-type="float">
            <text:p>293025</text:p>
          </table:table-cell>
          <table:table-cell office:value-type="float" office:value="1583" calcext:value-type="float">
            <text:p>1583</text:p>
          </table:table-cell>
          <table:table-cell table:number-columns-repeated="8"/>
          <table:table-cell table:style-name="ce5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9-18" calcext:value-type="date">
            <text:p>18/9/2020</text:p>
          </table:table-cell>
          <table:table-cell office:value-type="float" office:value="294932" calcext:value-type="float">
            <text:p>294932</text:p>
          </table:table-cell>
          <table:table-cell office:value-type="float" office:value="1907" calcext:value-type="float">
            <text:p>1907</text:p>
          </table:table-cell>
          <table:table-cell table:number-columns-repeated="8"/>
          <table:table-cell table:style-name="ce5" table:number-columns-repeated="2"/>
          <table:table-cell table:number-columns-repeated="2"/>
          <table:table-cell table:style-name="ce5"/>
          <table:table-cell/>
          <table:table-cell table:style-name="ce5"/>
          <table:table-cell table:number-columns-repeated="1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9-19" calcext:value-type="date">
            <text:p>19/9/2020</text:p>
          </table:table-cell>
          <table:table-cell office:value-type="float" office:value="296569" calcext:value-type="float">
            <text:p>296569</text:p>
          </table:table-cell>
          <table:table-cell office:value-type="float" office:value="1637" calcext:value-type="float">
            <text:p>1637</text:p>
          </table:table-cell>
          <table:table-cell table:number-columns-repeated="6"/>
          <table:table-cell table:style-name="ce5"/>
          <table:table-cell/>
          <table:table-cell table:style-name="ce5" table:number-columns-repeated="2"/>
          <table:table-cell table:number-columns-repeated="4"/>
          <table:table-cell table:style-name="ce5"/>
          <table:table-cell table:number-columns-repeated="1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9-20" calcext:value-type="date">
            <text:p>20/9/2020</text:p>
          </table:table-cell>
          <table:table-cell office:value-type="float" office:value="298156" calcext:value-type="float">
            <text:p>298156</text:p>
          </table:table-cell>
          <table:table-cell office:value-type="float" office:value="1587" calcext:value-type="float">
            <text:p>1587</text:p>
          </table:table-cell>
          <table:table-cell table:number-columns-repeated="4"/>
          <table:table-cell table:style-name="ce5"/>
          <table:table-cell/>
          <table:table-cell table:style-name="ce5"/>
          <table:table-cell/>
          <table:table-cell table:style-name="ce5" table:number-columns-repeated="2"/>
          <table:table-cell table:number-columns-repeated="7"/>
          <table:table-cell table:style-name="ce8" table:number-columns-repeated="2"/>
          <table:table-cell table:number-columns-repeated="3"/>
          <table:table-cell table:style-name="ce5"/>
          <table:table-cell table:number-columns-repeated="7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9-21" calcext:value-type="date">
            <text:p>21/9/2020</text:p>
          </table:table-cell>
          <table:table-cell office:value-type="float" office:value="299506" calcext:value-type="float">
            <text:p>299506</text:p>
          </table:table-cell>
          <table:table-cell office:value-type="float" office:value="1350" calcext:value-type="float">
            <text:p>1350</text:p>
          </table:table-cell>
          <table:table-cell table:number-columns-repeated="8"/>
          <table:table-cell table:style-name="ce5" table:number-columns-repeated="2"/>
          <table:table-cell table:number-columns-repeated="12"/>
          <table:table-cell table:style-name="ce5"/>
          <table:table-cell table:number-columns-repeated="7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9-22" calcext:value-type="date">
            <text:p>22/9/2020</text:p>
          </table:table-cell>
          <table:table-cell office:value-type="float" office:value="300897" calcext:value-type="float">
            <text:p>300897</text:p>
          </table:table-cell>
          <table:table-cell office:value-type="float" office:value="1391" calcext:value-type="float">
            <text:p>1391</text:p>
          </table:table-cell>
          <table:table-cell table:number-columns-repeated="3"/>
          <table:table-cell table:style-name="ce5"/>
          <table:table-cell table:number-columns-repeated="4"/>
          <table:table-cell table:style-name="ce5" table:number-columns-repeated="2"/>
          <table:table-cell table:number-columns-repeated="11"/>
          <table:table-cell table:style-name="ce5"/>
          <table:table-cell table:number-columns-repeated="8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9-23" calcext:value-type="date">
            <text:p>23/9/2020</text:p>
          </table:table-cell>
          <table:table-cell office:value-type="float" office:value="302537" calcext:value-type="float">
            <text:p>302537</text:p>
          </table:table-cell>
          <table:table-cell office:value-type="float" office:value="1640" calcext:value-type="float">
            <text:p>1640</text:p>
          </table:table-cell>
          <table:table-cell table:number-columns-repeated="8"/>
          <table:table-cell table:style-name="ce5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9-24" calcext:value-type="date">
            <text:p>24/9/2020</text:p>
          </table:table-cell>
          <table:table-cell office:value-type="float" office:value="304323" calcext:value-type="float">
            <text:p>304323</text:p>
          </table:table-cell>
          <table:table-cell office:value-type="float" office:value="1786" calcext:value-type="float">
            <text:p>1786</text:p>
          </table:table-cell>
          <table:table-cell table:number-columns-repeated="8"/>
          <table:table-cell table:style-name="ce5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9-25" calcext:value-type="date">
            <text:p>25/9/2020</text:p>
          </table:table-cell>
          <table:table-cell office:value-type="float" office:value="306235" calcext:value-type="float">
            <text:p>306235</text:p>
          </table:table-cell>
          <table:table-cell office:value-type="float" office:value="1912" calcext:value-type="float">
            <text:p>1912</text:p>
          </table:table-cell>
          <table:table-cell table:number-columns-repeated="3"/>
          <table:table-cell table:style-name="ce5"/>
          <table:table-cell table:number-columns-repeated="4"/>
          <table:table-cell table:style-name="ce5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9-26" calcext:value-type="date">
            <text:p>26/9/2020</text:p>
          </table:table-cell>
          <table:table-cell office:value-type="float" office:value="308104" calcext:value-type="float">
            <text:p>308104</text:p>
          </table:table-cell>
          <table:table-cell office:value-type="float" office:value="1869" calcext:value-type="float">
            <text:p>1869</text:p>
          </table:table-cell>
          <table:table-cell table:number-columns-repeated="3"/>
          <table:table-cell table:style-name="ce5"/>
          <table:table-cell table:number-columns-repeated="4"/>
          <table:table-cell table:style-name="ce5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9-27" calcext:value-type="date">
            <text:p>27/9/2020</text:p>
          </table:table-cell>
          <table:table-cell office:value-type="float" office:value="309870" calcext:value-type="float">
            <text:p>309870</text:p>
          </table:table-cell>
          <table:table-cell office:value-type="float" office:value="1766" calcext:value-type="float">
            <text:p>1766</text:p>
          </table:table-cell>
          <table:table-cell table:number-columns-repeated="8"/>
          <table:table-cell table:style-name="ce5" table:number-columns-repeated="2"/>
          <table:table-cell table:number-columns-repeated="7"/>
          <table:table-cell table:style-name="ce8"/>
          <table:table-cell table:style-name="ce5"/>
          <table:table-cell table:number-columns-repeated="11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9-28" calcext:value-type="date">
            <text:p>28/9/2020</text:p>
          </table:table-cell>
          <table:table-cell office:value-type="float" office:value="311364" calcext:value-type="float">
            <text:p>311364</text:p>
          </table:table-cell>
          <table:table-cell office:value-type="float" office:value="1494" calcext:value-type="float">
            <text:p>1494</text:p>
          </table:table-cell>
          <table:table-cell table:number-columns-repeated="5"/>
          <table:table-cell table:style-name="ce5"/>
          <table:table-cell table:number-columns-repeated="2"/>
          <table:table-cell table:style-name="ce5" table:number-columns-repeated="2"/>
          <table:table-cell table:number-columns-repeated="12"/>
          <table:table-cell table:style-name="ce5"/>
          <table:table-cell table:number-columns-repeated="7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9-29" calcext:value-type="date">
            <text:p>29/9/2020</text:p>
          </table:table-cell>
          <table:table-cell office:value-type="float" office:value="313011" calcext:value-type="float">
            <text:p>313011</text:p>
          </table:table-cell>
          <table:table-cell office:value-type="float" office:value="1647" calcext:value-type="float">
            <text:p>1647</text:p>
          </table:table-cell>
          <table:table-cell table:number-columns-repeated="5"/>
          <table:table-cell table:style-name="ce5"/>
          <table:table-cell/>
          <table:table-cell table:style-name="ce5" table:number-columns-repeated="3"/>
          <table:table-cell table:number-columns-repeated="11"/>
          <table:table-cell table:style-name="ce5"/>
          <table:table-cell table:number-columns-repeated="8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09-30" calcext:value-type="date">
            <text:p>30/9/2020</text:p>
          </table:table-cell>
          <table:table-cell office:value-type="float" office:value="314861" calcext:value-type="float">
            <text:p>314861</text:p>
          </table:table-cell>
          <table:table-cell office:value-type="float" office:value="1850" calcext:value-type="float">
            <text:p>1850</text:p>
          </table:table-cell>
          <table:table-cell table:number-columns-repeated="4"/>
          <table:table-cell table:style-name="ce5"/>
          <table:table-cell table:number-columns-repeated="3"/>
          <table:table-cell table:style-name="ce5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0-01" calcext:value-type="date">
            <text:p>1/10/2020</text:p>
          </table:table-cell>
          <table:table-cell office:value-type="float" office:value="317409" calcext:value-type="float">
            <text:p>317409</text:p>
          </table:table-cell>
          <table:table-cell office:value-type="float" office:value="2548" calcext:value-type="float">
            <text:p>2548</text:p>
          </table:table-cell>
          <table:table-cell table:number-columns-repeated="8"/>
          <table:table-cell table:style-name="ce5" table:number-columns-repeated="2"/>
          <table:table-cell table:number-columns-repeated="14"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0-02" calcext:value-type="date">
            <text:p>2/10/2020</text:p>
          </table:table-cell>
          <table:table-cell office:value-type="float" office:value="319908" calcext:value-type="float">
            <text:p>319908</text:p>
          </table:table-cell>
          <table:table-cell office:value-type="float" office:value="2499" calcext:value-type="float">
            <text:p>2499</text:p>
          </table:table-cell>
          <table:table-cell table:number-columns-repeated="3"/>
          <table:table-cell table:style-name="ce5"/>
          <table:table-cell table:number-columns-repeated="4"/>
          <table:table-cell table:style-name="ce5" table:number-columns-repeated="2"/>
          <table:table-cell table:number-columns-repeated="12"/>
          <table:table-cell table:style-name="ce5"/>
          <table:table-cell table:number-columns-repeated="7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0-03" calcext:value-type="date">
            <text:p>3/10/2020</text:p>
          </table:table-cell>
          <table:table-cell office:value-type="float" office:value="322751" calcext:value-type="float">
            <text:p>322751</text:p>
          </table:table-cell>
          <table:table-cell office:value-type="float" office:value="2843" calcext:value-type="float">
            <text:p>2843</text:p>
          </table:table-cell>
          <table:table-cell table:number-columns-repeated="8"/>
          <table:table-cell table:style-name="ce5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0-04" calcext:value-type="date">
            <text:p>4/10/2020</text:p>
          </table:table-cell>
          <table:table-cell office:value-type="float" office:value="325329" calcext:value-type="float">
            <text:p>325329</text:p>
          </table:table-cell>
          <table:table-cell office:value-type="float" office:value="2578" calcext:value-type="float">
            <text:p>2578</text:p>
          </table:table-cell>
          <table:table-cell table:number-columns-repeated="8"/>
          <table:table-cell table:style-name="ce5" table:number-columns-repeated="2"/>
          <table:table-cell table:number-columns-repeated="7"/>
          <table:table-cell table:style-name="ce8" table:number-columns-repeated="2"/>
          <table:table-cell table:number-columns-repeated="11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0-05" calcext:value-type="date">
            <text:p>5/10/2020</text:p>
          </table:table-cell>
          <table:table-cell office:value-type="float" office:value="327586" calcext:value-type="float">
            <text:p>327586</text:p>
          </table:table-cell>
          <table:table-cell office:value-type="float" office:value="2257" calcext:value-type="float">
            <text:p>2257</text:p>
          </table:table-cell>
          <table:table-cell table:number-columns-repeated="7"/>
          <table:table-cell table:style-name="ce5" table:number-columns-repeated="3"/>
          <table:table-cell table:number-columns-repeated="12"/>
          <table:table-cell table:style-name="ce5"/>
          <table:table-cell table:number-columns-repeated="7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0-06" calcext:value-type="date">
            <text:p>6/10/2020</text:p>
          </table:table-cell>
          <table:table-cell office:value-type="float" office:value="330263" calcext:value-type="float">
            <text:p>330263</text:p>
          </table:table-cell>
          <table:table-cell office:value-type="float" office:value="2677" calcext:value-type="float">
            <text:p>2677</text:p>
          </table:table-cell>
          <table:table-cell table:number-columns-repeated="8"/>
          <table:table-cell table:style-name="ce5" table:number-columns-repeated="2"/>
          <table:table-cell table:number-columns-repeated="12"/>
          <table:table-cell table:style-name="ce5"/>
          <table:table-cell table:number-columns-repeated="7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0-07" calcext:value-type="date">
            <text:p>7/10/2020</text:p>
          </table:table-cell>
          <table:table-cell office:value-type="float" office:value="333940" calcext:value-type="float">
            <text:p>333940</text:p>
          </table:table-cell>
          <table:table-cell office:value-type="float" office:value="3677" calcext:value-type="float">
            <text:p>3677</text:p>
          </table:table-cell>
          <table:table-cell table:number-columns-repeated="8"/>
          <table:table-cell table:style-name="ce5" table:number-columns-repeated="2"/>
          <table:table-cell table:number-columns-repeated="11"/>
          <table:table-cell table:style-name="ce5"/>
          <table:table-cell table:number-columns-repeated="8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0-08" calcext:value-type="date">
            <text:p>8/10/2020</text:p>
          </table:table-cell>
          <table:table-cell office:value-type="float" office:value="338398" calcext:value-type="float">
            <text:p>338398</text:p>
          </table:table-cell>
          <table:table-cell office:value-type="float" office:value="4458" calcext:value-type="float">
            <text:p>4458</text:p>
          </table:table-cell>
          <table:table-cell table:number-columns-repeated="7"/>
          <table:table-cell table:style-name="ce5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0-09" calcext:value-type="date">
            <text:p>9/10/2020</text:p>
          </table:table-cell>
          <table:table-cell office:value-type="float" office:value="343770" calcext:value-type="float">
            <text:p>343770</text:p>
          </table:table-cell>
          <table:table-cell office:value-type="float" office:value="5372" calcext:value-type="float">
            <text:p>5372</text:p>
          </table:table-cell>
          <table:table-cell table:number-columns-repeated="6"/>
          <table:table-cell table:style-name="ce5"/>
          <table:table-cell/>
          <table:table-cell table:style-name="ce5" table:number-columns-repeated="2"/>
          <table:table-cell table:number-columns-repeated="11"/>
          <table:table-cell table:style-name="ce5"/>
          <table:table-cell table:number-columns-repeated="8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0-10" calcext:value-type="date">
            <text:p>10/10/2020</text:p>
          </table:table-cell>
          <table:table-cell office:value-type="float" office:value="349494" calcext:value-type="float">
            <text:p>349494</text:p>
          </table:table-cell>
          <table:table-cell office:value-type="float" office:value="5724" calcext:value-type="float">
            <text:p>5724</text:p>
          </table:table-cell>
          <table:table-cell table:number-columns-repeated="8"/>
          <table:table-cell table:style-name="ce5" table:number-columns-repeated="2"/>
          <table:table-cell table:number-columns-repeated="2"/>
          <table:table-cell table:style-name="ce5"/>
          <table:table-cell table:number-columns-repeated="17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0-11" calcext:value-type="date">
            <text:p>11/10/2020</text:p>
          </table:table-cell>
          <table:table-cell office:value-type="float" office:value="354950" calcext:value-type="float">
            <text:p>354950</text:p>
          </table:table-cell>
          <table:table-cell office:value-type="float" office:value="5456" calcext:value-type="float">
            <text:p>5456</text:p>
          </table:table-cell>
          <table:table-cell table:number-columns-repeated="8"/>
          <table:table-cell table:style-name="ce5" table:number-columns-repeated="2"/>
          <table:table-cell table:number-columns-repeated="7"/>
          <table:table-cell table:style-name="ce8" table:number-columns-repeated="2"/>
          <table:table-cell table:number-columns-repeated="11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0-12" calcext:value-type="date">
            <text:p>12/10/2020</text:p>
          </table:table-cell>
          <table:table-cell office:value-type="float" office:value="359569" calcext:value-type="float">
            <text:p>359569</text:p>
          </table:table-cell>
          <table:table-cell office:value-type="float" office:value="4619" calcext:value-type="float">
            <text:p>4619</text:p>
          </table:table-cell>
          <table:table-cell table:number-columns-repeated="3"/>
          <table:table-cell table:style-name="ce5"/>
          <table:table-cell table:number-columns-repeated="4"/>
          <table:table-cell table:style-name="ce5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0-13" calcext:value-type="date">
            <text:p>13/10/2020</text:p>
          </table:table-cell>
          <table:table-cell office:value-type="float" office:value="365467" calcext:value-type="float">
            <text:p>365467</text:p>
          </table:table-cell>
          <table:table-cell office:value-type="float" office:value="5898" calcext:value-type="float">
            <text:p>5898</text:p>
          </table:table-cell>
          <table:table-cell table:number-columns-repeated="8"/>
          <table:table-cell table:style-name="ce5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0-14" calcext:value-type="date">
            <text:p>14/10/2020</text:p>
          </table:table-cell>
          <table:table-cell office:value-type="float" office:value="372799" calcext:value-type="float">
            <text:p>372799</text:p>
          </table:table-cell>
          <table:table-cell office:value-type="float" office:value="7332" calcext:value-type="float">
            <text:p>7332</text:p>
          </table:table-cell>
          <table:table-cell table:number-columns-repeated="8"/>
          <table:table-cell table:style-name="ce5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0-15" calcext:value-type="date">
            <text:p>15/10/2020</text:p>
          </table:table-cell>
          <table:table-cell office:value-type="float" office:value="381602" calcext:value-type="float">
            <text:p>381602</text:p>
          </table:table-cell>
          <table:table-cell office:value-type="float" office:value="8803" calcext:value-type="float">
            <text:p>8803</text:p>
          </table:table-cell>
          <table:table-cell table:number-columns-repeated="7"/>
          <table:table-cell table:style-name="ce5"/>
          <table:table-cell/>
          <table:table-cell table:style-name="ce5"/>
          <table:table-cell table:number-columns-repeated="14"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0-16" calcext:value-type="date">
            <text:p>16/10/2020</text:p>
          </table:table-cell>
          <table:table-cell office:value-type="float" office:value="391611" calcext:value-type="float">
            <text:p>391611</text:p>
          </table:table-cell>
          <table:table-cell office:value-type="float" office:value="10009" calcext:value-type="float">
            <text:p>10009</text:p>
          </table:table-cell>
          <table:table-cell table:number-columns-repeated="8"/>
          <table:table-cell table:style-name="ce5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0-17" calcext:value-type="date">
            <text:p>17/10/2020</text:p>
          </table:table-cell>
          <table:table-cell office:value-type="float" office:value="402536" calcext:value-type="float">
            <text:p>402536</text:p>
          </table:table-cell>
          <table:table-cell office:value-type="float" office:value="10925" calcext:value-type="float">
            <text:p>10925</text:p>
          </table:table-cell>
          <table:table-cell table:number-columns-repeated="8"/>
          <table:table-cell table:style-name="ce5" table:number-columns-repeated="2"/>
          <table:table-cell table:number-columns-repeated="2"/>
          <table:table-cell table:style-name="ce5"/>
          <table:table-cell table:number-columns-repeated="17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0-18" calcext:value-type="date">
            <text:p>18/10/2020</text:p>
          </table:table-cell>
          <table:table-cell office:value-type="float" office:value="414241" calcext:value-type="float">
            <text:p>414241</text:p>
          </table:table-cell>
          <table:table-cell office:value-type="float" office:value="11705" calcext:value-type="float">
            <text:p>11705</text:p>
          </table:table-cell>
          <table:table-cell table:number-columns-repeated="9"/>
          <table:table-cell table:style-name="ce5"/>
          <table:table-cell table:number-columns-repeated="7"/>
          <table:table-cell table:style-name="ce8" table:number-columns-repeated="2"/>
          <table:table-cell table:number-columns-repeated="11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0-19" calcext:value-type="date">
            <text:p>19/10/2020</text:p>
          </table:table-cell>
          <table:table-cell office:value-type="float" office:value="423578" calcext:value-type="float">
            <text:p>423578</text:p>
          </table:table-cell>
          <table:table-cell office:value-type="float" office:value="9337" calcext:value-type="float">
            <text:p>9337</text:p>
          </table:table-cell>
          <table:table-cell table:number-columns-repeated="9"/>
          <table:table-cell table:style-name="ce5"/>
          <table:table-cell table:number-columns-repeated="2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0-20" calcext:value-type="date">
            <text:p>20/10/2020</text:p>
          </table:table-cell>
          <table:table-cell office:value-type="float" office:value="434449" calcext:value-type="float">
            <text:p>434449</text:p>
          </table:table-cell>
          <table:table-cell office:value-type="float" office:value="10871" calcext:value-type="float">
            <text:p>10871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0-21" calcext:value-type="date">
            <text:p>21/10/2020</text:p>
          </table:table-cell>
          <table:table-cell office:value-type="float" office:value="449648" calcext:value-type="float">
            <text:p>449648</text:p>
          </table:table-cell>
          <table:table-cell office:value-type="float" office:value="15199" calcext:value-type="float">
            <text:p>15199</text:p>
          </table:table-cell>
          <table:table-cell table:number-columns-repeated="8"/>
          <table:table-cell table:style-name="ce5"/>
          <table:table-cell table:number-columns-repeated="21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0-22" calcext:value-type="date">
            <text:p>22/10/2020</text:p>
          </table:table-cell>
          <table:table-cell office:value-type="float" office:value="465726" calcext:value-type="float">
            <text:p>465726</text:p>
          </table:table-cell>
          <table:table-cell office:value-type="float" office:value="16078" calcext:value-type="float">
            <text:p>16078</text:p>
          </table:table-cell>
          <table:table-cell table:number-columns-repeated="4"/>
          <table:table-cell table:style-name="ce5" table:number-columns-repeated="2"/>
          <table:table-cell table:number-columns-repeated="8"/>
          <table:table-cell table:style-name="ce5"/>
          <table:table-cell table:number-columns-repeated="1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0-23" calcext:value-type="date">
            <text:p>23/10/2020</text:p>
          </table:table-cell>
          <table:table-cell office:value-type="float" office:value="484869" calcext:value-type="float">
            <text:p>484869</text:p>
          </table:table-cell>
          <table:table-cell office:value-type="float" office:value="19143" calcext:value-type="float">
            <text:p>19143</text:p>
          </table:table-cell>
          <table:table-cell table:number-columns-repeated="12"/>
          <table:table-cell table:style-name="ce5"/>
          <table:table-cell table:number-columns-repeated="17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0-24" calcext:value-type="date">
            <text:p>24/10/2020</text:p>
          </table:table-cell>
          <table:table-cell office:value-type="float" office:value="504509" calcext:value-type="float">
            <text:p>504509</text:p>
          </table:table-cell>
          <table:table-cell office:value-type="float" office:value="19640" calcext:value-type="float">
            <text:p>19640</text:p>
          </table:table-cell>
          <table:table-cell table:number-columns-repeated="7"/>
          <table:table-cell table:style-name="ce5"/>
          <table:table-cell table:number-columns-repeated="13"/>
          <table:table-cell table:style-name="ce5"/>
          <table:table-cell table:number-columns-repeated="8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0-25" calcext:value-type="date">
            <text:p>25/10/2020</text:p>
          </table:table-cell>
          <table:table-cell office:value-type="float" office:value="525782" calcext:value-type="float">
            <text:p>525782</text:p>
          </table:table-cell>
          <table:table-cell office:value-type="float" office:value="21273" calcext:value-type="float">
            <text:p>21273</text:p>
          </table:table-cell>
          <table:table-cell table:number-columns-repeated="12"/>
          <table:table-cell table:style-name="ce5"/>
          <table:table-cell table:number-columns-repeated="4"/>
          <table:table-cell table:style-name="ce8"/>
          <table:table-cell table:style-name="ce5"/>
          <table:table-cell table:number-columns-repeated="11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0-26" calcext:value-type="date">
            <text:p>26/10/2020</text:p>
          </table:table-cell>
          <table:table-cell office:value-type="float" office:value="542789" calcext:value-type="float">
            <text:p>542789</text:p>
          </table:table-cell>
          <table:table-cell office:value-type="float" office:value="17007" calcext:value-type="float">
            <text:p>17007</text:p>
          </table:table-cell>
          <table:table-cell table:number-columns-repeated="21"/>
          <table:table-cell table:style-name="ce5"/>
          <table:table-cell table:number-columns-repeated="8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0-27" calcext:value-type="date">
            <text:p>27/10/2020</text:p>
          </table:table-cell>
          <table:table-cell office:value-type="float" office:value="564778" calcext:value-type="float">
            <text:p>564778</text:p>
          </table:table-cell>
          <table:table-cell office:value-type="float" office:value="21989" calcext:value-type="float">
            <text:p>21989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0-28" calcext:value-type="date">
            <text:p>28/10/2020</text:p>
          </table:table-cell>
          <table:table-cell office:value-type="float" office:value="589766" calcext:value-type="float">
            <text:p>589766</text:p>
          </table:table-cell>
          <table:table-cell office:value-type="float" office:value="24988" calcext:value-type="float">
            <text:p>24988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0-29" calcext:value-type="date">
            <text:p>29/10/2020</text:p>
          </table:table-cell>
          <table:table-cell office:value-type="float" office:value="616595" calcext:value-type="float">
            <text:p>616595</text:p>
          </table:table-cell>
          <table:table-cell office:value-type="float" office:value="26829" calcext:value-type="float">
            <text:p>26829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0-30" calcext:value-type="date">
            <text:p>30/10/2020</text:p>
          </table:table-cell>
          <table:table-cell office:value-type="float" office:value="647674" calcext:value-type="float">
            <text:p>647674</text:p>
          </table:table-cell>
          <table:table-cell office:value-type="float" office:value="31079" calcext:value-type="float">
            <text:p>31079</text:p>
          </table:table-cell>
          <table:table-cell table:number-columns-repeated="6"/>
          <table:table-cell table:style-name="ce5"/>
          <table:table-cell table:number-columns-repeated="23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0-31" calcext:value-type="date">
            <text:p>31/10/2020</text:p>
          </table:table-cell>
          <table:table-cell office:value-type="float" office:value="679430" calcext:value-type="float">
            <text:p>679430</text:p>
          </table:table-cell>
          <table:table-cell office:value-type="float" office:value="31756" calcext:value-type="float">
            <text:p>31756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1-01" calcext:value-type="date">
            <text:p>1/11/2020</text:p>
          </table:table-cell>
          <table:table-cell office:value-type="float" office:value="709335" calcext:value-type="float">
            <text:p>709335</text:p>
          </table:table-cell>
          <table:table-cell office:value-type="float" office:value="29905" calcext:value-type="float">
            <text:p>29905</text:p>
          </table:table-cell>
          <table:table-cell table:number-columns-repeated="5"/>
          <table:table-cell table:style-name="ce5"/>
          <table:table-cell table:number-columns-repeated="2"/>
          <table:table-cell table:style-name="ce5"/>
          <table:table-cell table:number-columns-repeated="3"/>
          <table:table-cell table:style-name="ce5"/>
          <table:table-cell table:number-columns-repeated="4"/>
          <table:table-cell table:style-name="ce8" table:number-columns-repeated="2"/>
          <table:table-cell table:number-columns-repeated="11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1-02" calcext:value-type="date">
            <text:p>2/11/2020</text:p>
          </table:table-cell>
          <table:table-cell office:value-type="float" office:value="731588" calcext:value-type="float">
            <text:p>731588</text:p>
          </table:table-cell>
          <table:table-cell office:value-type="float" office:value="22253" calcext:value-type="float">
            <text:p>22253</text:p>
          </table:table-cell>
          <table:table-cell table:number-columns-repeated="5"/>
          <table:table-cell table:style-name="ce5"/>
          <table:table-cell table:number-columns-repeated="24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1-03" calcext:value-type="date">
            <text:p>3/11/2020</text:p>
          </table:table-cell>
          <table:table-cell office:value-type="float" office:value="759829" calcext:value-type="float">
            <text:p>759829</text:p>
          </table:table-cell>
          <table:table-cell office:value-type="float" office:value="28241" calcext:value-type="float">
            <text:p>28241</text:p>
          </table:table-cell>
          <table:table-cell table:number-columns-repeated="6"/>
          <table:table-cell table:style-name="ce5"/>
          <table:table-cell table:number-columns-repeated="5"/>
          <table:table-cell table:style-name="ce5"/>
          <table:table-cell table:number-columns-repeated="17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1-04" calcext:value-type="date">
            <text:p>4/11/2020</text:p>
          </table:table-cell>
          <table:table-cell office:value-type="float" office:value="790377" calcext:value-type="float">
            <text:p>790377</text:p>
          </table:table-cell>
          <table:table-cell office:value-type="float" office:value="30548" calcext:value-type="float">
            <text:p>30548</text:p>
          </table:table-cell>
          <table:table-cell table:number-columns-repeated="24"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1-05" calcext:value-type="date">
            <text:p>5/11/2020</text:p>
          </table:table-cell>
          <table:table-cell office:value-type="float" office:value="824879" calcext:value-type="float">
            <text:p>824879</text:p>
          </table:table-cell>
          <table:table-cell office:value-type="float" office:value="34502" calcext:value-type="float">
            <text:p>34502</text:p>
          </table:table-cell>
          <table:table-cell table:number-columns-repeated="7"/>
          <table:table-cell table:style-name="ce5"/>
          <table:table-cell table:number-columns-repeated="2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1-06" calcext:value-type="date">
            <text:p>6/11/2020</text:p>
          </table:table-cell>
          <table:table-cell office:value-type="float" office:value="862681" calcext:value-type="float">
            <text:p>862681</text:p>
          </table:table-cell>
          <table:table-cell office:value-type="float" office:value="37802" calcext:value-type="float">
            <text:p>37802</text:p>
          </table:table-cell>
          <table:table-cell table:number-columns-repeated="3"/>
          <table:table-cell table:style-name="ce5"/>
          <table:table-cell table:number-columns-repeated="26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1-07" calcext:value-type="date">
            <text:p>7/11/2020</text:p>
          </table:table-cell>
          <table:table-cell office:value-type="float" office:value="902490" calcext:value-type="float">
            <text:p>902490</text:p>
          </table:table-cell>
          <table:table-cell office:value-type="float" office:value="39809" calcext:value-type="float">
            <text:p>39809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1-08" calcext:value-type="date">
            <text:p>8/11/2020</text:p>
          </table:table-cell>
          <table:table-cell office:value-type="float" office:value="935104" calcext:value-type="float">
            <text:p>935104</text:p>
          </table:table-cell>
          <table:table-cell office:value-type="float" office:value="32614" calcext:value-type="float">
            <text:p>32614</text:p>
          </table:table-cell>
          <table:table-cell table:number-columns-repeated="7"/>
          <table:table-cell table:style-name="ce5"/>
          <table:table-cell table:number-columns-repeated="9"/>
          <table:table-cell table:style-name="ce8" table:number-columns-repeated="2"/>
          <table:table-cell table:number-columns-repeated="11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1-09" calcext:value-type="date">
            <text:p>9/11/2020</text:p>
          </table:table-cell>
          <table:table-cell office:value-type="float" office:value="960373" calcext:value-type="float">
            <text:p>960373</text:p>
          </table:table-cell>
          <table:table-cell office:value-type="float" office:value="25269" calcext:value-type="float">
            <text:p>25269</text:p>
          </table:table-cell>
          <table:table-cell table:number-columns-repeated="21"/>
          <table:table-cell table:style-name="ce5"/>
          <table:table-cell table:number-columns-repeated="8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1-10" calcext:value-type="date">
            <text:p>10/11/2020</text:p>
          </table:table-cell>
          <table:table-cell office:value-type="float" office:value="995463" calcext:value-type="float">
            <text:p>995463</text:p>
          </table:table-cell>
          <table:table-cell office:value-type="float" office:value="35090" calcext:value-type="float">
            <text:p>35090</text:p>
          </table:table-cell>
          <table:table-cell table:number-columns-repeated="14"/>
          <table:table-cell table:style-name="ce5"/>
          <table:table-cell table:number-columns-repeated="1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1-11" calcext:value-type="date">
            <text:p>11/11/2020</text:p>
          </table:table-cell>
          <table:table-cell office:value-type="float" office:value="1028424" calcext:value-type="float">
            <text:p>1028424</text:p>
          </table:table-cell>
          <table:table-cell office:value-type="float" office:value="32961" calcext:value-type="float">
            <text:p>32961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1-12" calcext:value-type="date">
            <text:p>12/11/2020</text:p>
          </table:table-cell>
          <table:table-cell office:value-type="float" office:value="1066401" calcext:value-type="float">
            <text:p>1066401</text:p>
          </table:table-cell>
          <table:table-cell office:value-type="float" office:value="37977" calcext:value-type="float">
            <text:p>37977</text:p>
          </table:table-cell>
          <table:table-cell table:number-columns-repeated="6"/>
          <table:table-cell table:style-name="ce5"/>
          <table:table-cell table:number-columns-repeated="5"/>
          <table:table-cell table:style-name="ce5"/>
          <table:table-cell/>
          <table:table-cell table:style-name="ce5"/>
          <table:table-cell table:number-columns-repeated="1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1-13" calcext:value-type="date">
            <text:p>13/11/2020</text:p>
          </table:table-cell>
          <table:table-cell office:value-type="float" office:value="1107303" calcext:value-type="float">
            <text:p>1107303</text:p>
          </table:table-cell>
          <table:table-cell office:value-type="float" office:value="40902" calcext:value-type="float">
            <text:p>40902</text:p>
          </table:table-cell>
          <table:table-cell table:number-columns-repeated="14"/>
          <table:table-cell table:style-name="ce5"/>
          <table:table-cell table:number-columns-repeated="1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1-14" calcext:value-type="date">
            <text:p>14/11/2020</text:p>
          </table:table-cell>
          <table:table-cell office:value-type="float" office:value="1144552" calcext:value-type="float">
            <text:p>1144552</text:p>
          </table:table-cell>
          <table:table-cell office:value-type="float" office:value="37249" calcext:value-type="float">
            <text:p>37249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1-15" calcext:value-type="date">
            <text:p>15/11/2020</text:p>
          </table:table-cell>
          <table:table-cell office:value-type="float" office:value="1178529" calcext:value-type="float">
            <text:p>1178529</text:p>
          </table:table-cell>
          <table:table-cell office:value-type="float" office:value="33977" calcext:value-type="float">
            <text:p>33977</text:p>
          </table:table-cell>
          <table:table-cell table:number-columns-repeated="8"/>
          <table:table-cell table:style-name="ce5"/>
          <table:table-cell table:number-columns-repeated="8"/>
          <table:table-cell table:style-name="ce8" table:number-columns-repeated="2"/>
          <table:table-cell table:number-columns-repeated="3"/>
          <table:table-cell table:style-name="ce5"/>
          <table:table-cell table:number-columns-repeated="7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1-16" calcext:value-type="date">
            <text:p>16/11/2020</text:p>
          </table:table-cell>
          <table:table-cell office:value-type="float" office:value="1205881" calcext:value-type="float">
            <text:p>1205881</text:p>
          </table:table-cell>
          <table:table-cell office:value-type="float" office:value="27352" calcext:value-type="float">
            <text:p>27352</text:p>
          </table:table-cell>
          <table:table-cell table:number-columns-repeated="3"/>
          <table:table-cell table:style-name="ce5"/>
          <table:table-cell table:number-columns-repeated="10"/>
          <table:table-cell table:style-name="ce5"/>
          <table:table-cell table:number-columns-repeated="1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1-17" calcext:value-type="date">
            <text:p>17/11/2020</text:p>
          </table:table-cell>
          <table:table-cell office:value-type="float" office:value="1238072" calcext:value-type="float">
            <text:p>1238072</text:p>
          </table:table-cell>
          <table:table-cell office:value-type="float" office:value="32191" calcext:value-type="float">
            <text:p>32191</text:p>
          </table:table-cell>
          <table:table-cell table:number-columns-repeated="4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17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1-18" calcext:value-type="date">
            <text:p>18/11/2020</text:p>
          </table:table-cell>
          <table:table-cell office:value-type="float" office:value="1272352" calcext:value-type="float">
            <text:p>1272352</text:p>
          </table:table-cell>
          <table:table-cell office:value-type="float" office:value="34280" calcext:value-type="float">
            <text:p>34280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1-19" calcext:value-type="date">
            <text:p>19/11/2020</text:p>
          </table:table-cell>
          <table:table-cell office:value-type="float" office:value="1308528" calcext:value-type="float">
            <text:p>1308528</text:p>
          </table:table-cell>
          <table:table-cell office:value-type="float" office:value="36176" calcext:value-type="float">
            <text:p>36176</text:p>
          </table:table-cell>
          <table:table-cell table:number-columns-repeated="8"/>
          <table:table-cell table:style-name="ce5"/>
          <table:table-cell table:number-columns-repeated="21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1-20" calcext:value-type="date">
            <text:p>20/11/2020</text:p>
          </table:table-cell>
          <table:table-cell office:value-type="float" office:value="1345767" calcext:value-type="float">
            <text:p>1345767</text:p>
          </table:table-cell>
          <table:table-cell office:value-type="float" office:value="37239" calcext:value-type="float">
            <text:p>37239</text:p>
          </table:table-cell>
          <table:table-cell table:number-columns-repeated="7"/>
          <table:table-cell table:style-name="ce5"/>
          <table:table-cell table:number-columns-repeated="4"/>
          <table:table-cell table:style-name="ce5"/>
          <table:table-cell table:number-columns-repeated="17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1-21" calcext:value-type="date">
            <text:p>21/11/2020</text:p>
          </table:table-cell>
          <table:table-cell office:value-type="float" office:value="1380531" calcext:value-type="float">
            <text:p>1380531</text:p>
          </table:table-cell>
          <table:table-cell office:value-type="float" office:value="34764" calcext:value-type="float">
            <text:p>34764</text:p>
          </table:table-cell>
          <table:table-cell table:number-columns-repeated="3"/>
          <table:table-cell table:style-name="ce5"/>
          <table:table-cell table:number-columns-repeated="26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1-22" calcext:value-type="date">
            <text:p>22/11/2020</text:p>
          </table:table-cell>
          <table:table-cell office:value-type="float" office:value="1408868" calcext:value-type="float">
            <text:p>1408868</text:p>
          </table:table-cell>
          <table:table-cell office:value-type="float" office:value="28337" calcext:value-type="float">
            <text:p>28337</text:p>
          </table:table-cell>
          <table:table-cell table:number-columns-repeated="17"/>
          <table:table-cell table:style-name="ce8" table:number-columns-repeated="2"/>
          <table:table-cell table:number-columns-repeated="11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1-23" calcext:value-type="date">
            <text:p>23/11/2020</text:p>
          </table:table-cell>
          <table:table-cell office:value-type="float" office:value="1431795" calcext:value-type="float">
            <text:p>1431795</text:p>
          </table:table-cell>
          <table:table-cell office:value-type="float" office:value="22927" calcext:value-type="float">
            <text:p>22927</text:p>
          </table:table-cell>
          <table:table-cell table:number-columns-repeated="7"/>
          <table:table-cell table:style-name="ce5" table:number-columns-repeated="2"/>
          <table:table-cell table:number-columns-repeated="21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1-24" calcext:value-type="date">
            <text:p>24/11/2020</text:p>
          </table:table-cell>
          <table:table-cell office:value-type="float" office:value="1455022" calcext:value-type="float">
            <text:p>1455022</text:p>
          </table:table-cell>
          <table:table-cell office:value-type="float" office:value="23227" calcext:value-type="float">
            <text:p>23227</text:p>
          </table:table-cell>
          <table:table-cell table:number-columns-repeated="5"/>
          <table:table-cell table:style-name="ce5"/>
          <table:table-cell table:number-columns-repeated="16"/>
          <table:table-cell table:style-name="ce5"/>
          <table:table-cell table:number-columns-repeated="7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1-25" calcext:value-type="date">
            <text:p>25/11/2020</text:p>
          </table:table-cell>
          <table:table-cell office:value-type="float" office:value="1480874" calcext:value-type="float">
            <text:p>1480874</text:p>
          </table:table-cell>
          <table:table-cell office:value-type="float" office:value="25852" calcext:value-type="float">
            <text:p>25852</text:p>
          </table:table-cell>
          <table:table-cell table:number-columns-repeated="4"/>
          <table:table-cell table:style-name="ce5"/>
          <table:table-cell table:number-columns-repeated="2"/>
          <table:table-cell table:style-name="ce5"/>
          <table:table-cell table:number-columns-repeated="2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1-26" calcext:value-type="date">
            <text:p>26/11/2020</text:p>
          </table:table-cell>
          <table:table-cell office:value-type="float" office:value="1509875" calcext:value-type="float">
            <text:p>1509875</text:p>
          </table:table-cell>
          <table:table-cell office:value-type="float" office:value="29001" calcext:value-type="float">
            <text:p>29001</text:p>
          </table:table-cell>
          <table:table-cell table:number-columns-repeated="12"/>
          <table:table-cell table:style-name="ce5"/>
          <table:table-cell table:number-columns-repeated="11"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1-27" calcext:value-type="date">
            <text:p>27/11/2020</text:p>
          </table:table-cell>
          <table:table-cell office:value-type="float" office:value="1538217" calcext:value-type="float">
            <text:p>1538217</text:p>
          </table:table-cell>
          <table:table-cell office:value-type="float" office:value="28342" calcext:value-type="float">
            <text:p>28342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1-28" calcext:value-type="date">
            <text:p>28/11/2020</text:p>
          </table:table-cell>
          <table:table-cell office:value-type="float" office:value="1564532" calcext:value-type="float">
            <text:p>1564532</text:p>
          </table:table-cell>
          <table:table-cell office:value-type="float" office:value="26315" calcext:value-type="float">
            <text:p>26315</text:p>
          </table:table-cell>
          <table:table-cell table:number-columns-repeated="4"/>
          <table:table-cell table:style-name="ce5"/>
          <table:table-cell table:number-columns-repeated="2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1-29" calcext:value-type="date">
            <text:p>29/11/2020</text:p>
          </table:table-cell>
          <table:table-cell office:value-type="float" office:value="1585178" calcext:value-type="float">
            <text:p>1585178</text:p>
          </table:table-cell>
          <table:table-cell office:value-type="float" office:value="20646" calcext:value-type="float">
            <text:p>20646</text:p>
          </table:table-cell>
          <table:table-cell table:number-columns-repeated="14"/>
          <table:table-cell table:style-name="ce5"/>
          <table:table-cell table:number-columns-repeated="2"/>
          <table:table-cell table:style-name="ce8" table:number-columns-repeated="2"/>
          <table:table-cell table:number-columns-repeated="11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1-30" calcext:value-type="date">
            <text:p>30/11/2020</text:p>
          </table:table-cell>
          <table:table-cell office:value-type="float" office:value="1601554" calcext:value-type="float">
            <text:p>1601554</text:p>
          </table:table-cell>
          <table:table-cell office:value-type="float" office:value="16376" calcext:value-type="float">
            <text:p>16376</text:p>
          </table:table-cell>
          <table:table-cell table:number-columns-repeated="4"/>
          <table:table-cell table:style-name="ce5"/>
          <table:table-cell table:number-columns-repeated="2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2-01" calcext:value-type="date">
            <text:p>1/12/2020</text:p>
          </table:table-cell>
          <table:table-cell office:value-type="float" office:value="1620901" calcext:value-type="float">
            <text:p>1620901</text:p>
          </table:table-cell>
          <table:table-cell office:value-type="float" office:value="19347" calcext:value-type="float">
            <text:p>19347</text:p>
          </table:table-cell>
          <table:table-cell table:number-columns-repeated="21"/>
          <table:table-cell table:style-name="ce5"/>
          <table:table-cell table:number-columns-repeated="2"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2-02" calcext:value-type="date">
            <text:p>2/12/2020</text:p>
          </table:table-cell>
          <table:table-cell office:value-type="float" office:value="1641610" calcext:value-type="float">
            <text:p>1641610</text:p>
          </table:table-cell>
          <table:table-cell office:value-type="float" office:value="20709" calcext:value-type="float">
            <text:p>20709</text:p>
          </table:table-cell>
          <table:table-cell table:number-columns-repeated="4"/>
          <table:table-cell table:style-name="ce5"/>
          <table:table-cell table:number-columns-repeated="2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2-03" calcext:value-type="date">
            <text:p>3/12/2020</text:p>
          </table:table-cell>
          <table:table-cell office:value-type="float" office:value="1664829" calcext:value-type="float">
            <text:p>1664829</text:p>
          </table:table-cell>
          <table:table-cell office:value-type="float" office:value="23219" calcext:value-type="float">
            <text:p>23219</text:p>
          </table:table-cell>
          <table:table-cell table:number-columns-repeated="6"/>
          <table:table-cell table:style-name="ce5"/>
          <table:table-cell table:number-columns-repeated="23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2-04" calcext:value-type="date">
            <text:p>4/12/2020</text:p>
          </table:table-cell>
          <table:table-cell office:value-type="float" office:value="1688939" calcext:value-type="float">
            <text:p>1688939</text:p>
          </table:table-cell>
          <table:table-cell office:value-type="float" office:value="24110" calcext:value-type="float">
            <text:p>24110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2-05" calcext:value-type="date">
            <text:p>5/12/2020</text:p>
          </table:table-cell>
          <table:table-cell office:value-type="float" office:value="1709991" calcext:value-type="float">
            <text:p>1709991</text:p>
          </table:table-cell>
          <table:table-cell office:value-type="float" office:value="21052" calcext:value-type="float">
            <text:p>21052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2-06" calcext:value-type="date">
            <text:p>6/12/2020</text:p>
          </table:table-cell>
          <table:table-cell office:value-type="float" office:value="1728878" calcext:value-type="float">
            <text:p>1728878</text:p>
          </table:table-cell>
          <table:table-cell office:value-type="float" office:value="18887" calcext:value-type="float">
            <text:p>18887</text:p>
          </table:table-cell>
          <table:table-cell table:number-columns-repeated="17"/>
          <table:table-cell table:style-name="ce8" table:number-columns-repeated="2"/>
          <table:table-cell table:number-columns-repeated="11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2-07" calcext:value-type="date">
            <text:p>7/12/2020</text:p>
          </table:table-cell>
          <table:table-cell office:value-type="float" office:value="1742557" calcext:value-type="float">
            <text:p>1742557</text:p>
          </table:table-cell>
          <table:table-cell office:value-type="float" office:value="13679" calcext:value-type="float">
            <text:p>13679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2-08" calcext:value-type="date">
            <text:p>8/12/2020</text:p>
          </table:table-cell>
          <table:table-cell office:value-type="float" office:value="1757394" calcext:value-type="float">
            <text:p>1757394</text:p>
          </table:table-cell>
          <table:table-cell office:value-type="float" office:value="14837" calcext:value-type="float">
            <text:p>14837</text:p>
          </table:table-cell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2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2-09" calcext:value-type="date">
            <text:p>9/12/2020</text:p>
          </table:table-cell>
          <table:table-cell office:value-type="float" office:value="1770149" calcext:value-type="float">
            <text:p>1770149</text:p>
          </table:table-cell>
          <table:table-cell office:value-type="float" office:value="12755" calcext:value-type="float">
            <text:p>12755</text:p>
          </table:table-cell>
          <table:table-cell table:number-columns-repeated="5"/>
          <table:table-cell table:style-name="ce5"/>
          <table:table-cell table:number-columns-repeated="16"/>
          <table:table-cell table:style-name="ce5"/>
          <table:table-cell table:number-columns-repeated="7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2-10" calcext:value-type="date">
            <text:p>10/12/2020</text:p>
          </table:table-cell>
          <table:table-cell office:value-type="float" office:value="1787147" calcext:value-type="float">
            <text:p>1787147</text:p>
          </table:table-cell>
          <table:table-cell office:value-type="float" office:value="16998" calcext:value-type="float">
            <text:p>16998</text:p>
          </table:table-cell>
          <table:table-cell table:number-columns-repeated="8"/>
          <table:table-cell table:style-name="ce5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2-11" calcext:value-type="date">
            <text:p>11/12/2020</text:p>
          </table:table-cell>
          <table:table-cell office:value-type="float" office:value="1805873" calcext:value-type="float">
            <text:p>1805873</text:p>
          </table:table-cell>
          <table:table-cell office:value-type="float" office:value="18726" calcext:value-type="float">
            <text:p>18726</text:p>
          </table:table-cell>
          <table:table-cell table:number-columns-repeated="7"/>
          <table:table-cell table:style-name="ce5"/>
          <table:table-cell table:number-columns-repeated="2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2-12" calcext:value-type="date">
            <text:p>12/12/2020</text:p>
          </table:table-cell>
          <table:table-cell office:value-type="float" office:value="1825775" calcext:value-type="float">
            <text:p>1825775</text:p>
          </table:table-cell>
          <table:table-cell office:value-type="float" office:value="19902" calcext:value-type="float">
            <text:p>19902</text:p>
          </table:table-cell>
          <table:table-cell table:number-columns-repeated="3"/>
          <table:table-cell table:style-name="ce5"/>
          <table:table-cell table:number-columns-repeated="2"/>
          <table:table-cell table:style-name="ce5"/>
          <table:table-cell table:number-columns-repeated="23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2-13" calcext:value-type="date">
            <text:p>13/12/2020</text:p>
          </table:table-cell>
          <table:table-cell office:value-type="float" office:value="1843712" calcext:value-type="float">
            <text:p>1843712</text:p>
          </table:table-cell>
          <table:table-cell office:value-type="float" office:value="17937" calcext:value-type="float">
            <text:p>17937</text:p>
          </table:table-cell>
          <table:table-cell table:number-columns-repeated="7"/>
          <table:table-cell table:style-name="ce5"/>
          <table:table-cell table:number-columns-repeated="6"/>
          <table:table-cell table:style-name="ce5"/>
          <table:table-cell table:number-columns-repeated="2"/>
          <table:table-cell table:style-name="ce8"/>
          <table:table-cell table:style-name="ce5"/>
          <table:table-cell table:number-columns-repeated="11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2-14" calcext:value-type="date">
            <text:p>14/12/2020</text:p>
          </table:table-cell>
          <table:table-cell office:value-type="float" office:value="1855737" calcext:value-type="float">
            <text:p>1855737</text:p>
          </table:table-cell>
          <table:table-cell office:value-type="float" office:value="12025" calcext:value-type="float">
            <text:p>12025</text:p>
          </table:table-cell>
          <table:table-cell table:number-columns-repeated="7"/>
          <table:table-cell table:style-name="ce5"/>
          <table:table-cell table:number-columns-repeated="2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2-15" calcext:value-type="date">
            <text:p>15/12/2020</text:p>
          </table:table-cell>
          <table:table-cell office:value-type="float" office:value="1870576" calcext:value-type="float">
            <text:p>1870576</text:p>
          </table:table-cell>
          <table:table-cell office:value-type="float" office:value="14839" calcext:value-type="float">
            <text:p>14839</text:p>
          </table:table-cell>
          <table:table-cell table:number-columns-repeated="22"/>
          <table:table-cell table:style-name="ce5"/>
          <table:table-cell table:number-columns-repeated="7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2-16" calcext:value-type="date">
            <text:p>16/12/2020</text:p>
          </table:table-cell>
          <table:table-cell office:value-type="float" office:value="1888144" calcext:value-type="float">
            <text:p>1888144</text:p>
          </table:table-cell>
          <table:table-cell office:value-type="float" office:value="17568" calcext:value-type="float">
            <text:p>17568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2-17" calcext:value-type="date">
            <text:p>17/12/2020</text:p>
          </table:table-cell>
          <table:table-cell office:value-type="float" office:value="1906377" calcext:value-type="float">
            <text:p>1906377</text:p>
          </table:table-cell>
          <table:table-cell office:value-type="float" office:value="18233" calcext:value-type="float">
            <text:p>18233</text:p>
          </table:table-cell>
          <table:table-cell table:number-columns-repeated="12"/>
          <table:table-cell table:style-name="ce5"/>
          <table:table-cell table:number-columns-repeated="9"/>
          <table:table-cell table:style-name="ce5"/>
          <table:table-cell table:number-columns-repeated="7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2-18" calcext:value-type="date">
            <text:p>18/12/2020</text:p>
          </table:table-cell>
          <table:table-cell office:value-type="float" office:value="1921778" calcext:value-type="float">
            <text:p>1921778</text:p>
          </table:table-cell>
          <table:table-cell office:value-type="float" office:value="15401" calcext:value-type="float">
            <text:p>15401</text:p>
          </table:table-cell>
          <table:table-cell table:number-columns-repeated="4"/>
          <table:table-cell table:style-name="ce5"/>
          <table:table-cell table:number-columns-repeated="2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2-19" calcext:value-type="date">
            <text:p>19/12/2020</text:p>
          </table:table-cell>
          <table:table-cell office:value-type="float" office:value="1938083" calcext:value-type="float">
            <text:p>1938083</text:p>
          </table:table-cell>
          <table:table-cell office:value-type="float" office:value="16305" calcext:value-type="float">
            <text:p>16305</text:p>
          </table:table-cell>
          <table:table-cell table:number-columns-repeated="7"/>
          <table:table-cell table:style-name="ce5"/>
          <table:table-cell table:number-columns-repeated="6"/>
          <table:table-cell table:style-name="ce5"/>
          <table:table-cell table:number-columns-repeated="1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2-20" calcext:value-type="date">
            <text:p>20/12/2020</text:p>
          </table:table-cell>
          <table:table-cell office:value-type="float" office:value="1953185" calcext:value-type="float">
            <text:p>1953185</text:p>
          </table:table-cell>
          <table:table-cell office:value-type="float" office:value="15102" calcext:value-type="float">
            <text:p>15102</text:p>
          </table:table-cell>
          <table:table-cell table:number-columns-repeated="9"/>
          <table:table-cell table:style-name="ce5"/>
          <table:table-cell table:number-columns-repeated="7"/>
          <table:table-cell table:style-name="ce8" table:number-columns-repeated="2"/>
          <table:table-cell table:number-columns-repeated="2"/>
          <table:table-cell table:style-name="ce5"/>
          <table:table-cell table:number-columns-repeated="8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2-21" calcext:value-type="date">
            <text:p>21/12/2020</text:p>
          </table:table-cell>
          <table:table-cell office:value-type="float" office:value="1964054" calcext:value-type="float">
            <text:p>1964054</text:p>
          </table:table-cell>
          <table:table-cell office:value-type="float" office:value="10869" calcext:value-type="float">
            <text:p>10869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2-22" calcext:value-type="date">
            <text:p>22/12/2020</text:p>
          </table:table-cell>
          <table:table-cell office:value-type="float" office:value="1977370" calcext:value-type="float">
            <text:p>1977370</text:p>
          </table:table-cell>
          <table:table-cell office:value-type="float" office:value="13316" calcext:value-type="float">
            <text:p>13316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2-23" calcext:value-type="date">
            <text:p>23/12/2020</text:p>
          </table:table-cell>
          <table:table-cell office:value-type="float" office:value="1991278" calcext:value-type="float">
            <text:p>1991278</text:p>
          </table:table-cell>
          <table:table-cell office:value-type="float" office:value="13908" calcext:value-type="float">
            <text:p>13908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2-24" calcext:value-type="date">
            <text:p>24/12/2020</text:p>
          </table:table-cell>
          <table:table-cell office:value-type="float" office:value="2009317" calcext:value-type="float">
            <text:p>2009317</text:p>
          </table:table-cell>
          <table:table-cell office:value-type="float" office:value="18039" calcext:value-type="float">
            <text:p>18039</text:p>
          </table:table-cell>
          <table:table-cell table:number-columns-repeated="12"/>
          <table:table-cell table:style-name="ce5"/>
          <table:table-cell table:number-columns-repeated="17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2-25" calcext:value-type="date">
            <text:p>25/12/2020</text:p>
          </table:table-cell>
          <table:table-cell office:value-type="float" office:value="2028354" calcext:value-type="float">
            <text:p>2028354</text:p>
          </table:table-cell>
          <table:table-cell office:value-type="float" office:value="19037" calcext:value-type="float">
            <text:p>19037</text:p>
          </table:table-cell>
          <table:table-cell table:number-columns-repeated="3"/>
          <table:table-cell table:style-name="ce5"/>
          <table:table-cell/>
          <table:table-cell table:style-name="ce5"/>
          <table:table-cell table:number-columns-repeated="16"/>
          <table:table-cell table:style-name="ce5"/>
          <table:table-cell table:number-columns-repeated="7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2-26" calcext:value-type="date">
            <text:p>26/12/2020</text:p>
          </table:table-cell>
          <table:table-cell office:value-type="float" office:value="2038759" calcext:value-type="float">
            <text:p>2038759</text:p>
          </table:table-cell>
          <table:table-cell office:value-type="float" office:value="10405" calcext:value-type="float">
            <text:p>10405</text:p>
          </table:table-cell>
          <table:table-cell table:number-columns-repeated="24"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2-27" calcext:value-type="date">
            <text:p>27/12/2020</text:p>
          </table:table-cell>
          <table:table-cell office:value-type="float" office:value="2047696" calcext:value-type="float">
            <text:p>2047696</text:p>
          </table:table-cell>
          <table:table-cell office:value-type="float" office:value="8937" calcext:value-type="float">
            <text:p>8937</text:p>
          </table:table-cell>
          <table:table-cell table:number-columns-repeated="17"/>
          <table:table-cell table:style-name="ce8" table:number-columns-repeated="2"/>
          <table:table-cell table:number-columns-repeated="3"/>
          <table:table-cell table:style-name="ce5"/>
          <table:table-cell table:number-columns-repeated="5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2-28" calcext:value-type="date">
            <text:p>28/12/2020</text:p>
          </table:table-cell>
          <table:table-cell office:value-type="float" office:value="2056277" calcext:value-type="float">
            <text:p>2056277</text:p>
          </table:table-cell>
          <table:table-cell office:value-type="float" office:value="8581" calcext:value-type="float">
            <text:p>8581</text:p>
          </table:table-cell>
          <table:table-cell table:number-columns-repeated="8"/>
          <table:table-cell table:style-name="ce5"/>
          <table:table-cell table:number-columns-repeated="19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2-29" calcext:value-type="date">
            <text:p>29/12/2020</text:p>
          </table:table-cell>
          <table:table-cell office:value-type="float" office:value="2067487" calcext:value-type="float">
            <text:p>2067487</text:p>
          </table:table-cell>
          <table:table-cell office:value-type="float" office:value="11210" calcext:value-type="float">
            <text:p>11210</text:p>
          </table:table-cell>
          <table:table-cell table:number-columns-repeated="9"/>
          <table:table-cell table:style-name="ce5"/>
          <table:table-cell table:number-columns-repeated="18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2-30" calcext:value-type="date">
            <text:p>30/12/2020</text:p>
          </table:table-cell>
          <table:table-cell office:value-type="float" office:value="2083689" calcext:value-type="float">
            <text:p>2083689</text:p>
          </table:table-cell>
          <table:table-cell office:value-type="float" office:value="16202" calcext:value-type="float">
            <text:p>16202</text:p>
          </table:table-cell>
          <table:table-cell table:number-columns-repeated="8"/>
          <table:table-cell table:style-name="ce5"/>
          <table:table-cell table:number-columns-repeated="19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0-12-31" calcext:value-type="date">
            <text:p>31/12/2020</text:p>
          </table:table-cell>
          <table:table-cell office:value-type="float" office:value="2107166" calcext:value-type="float">
            <text:p>2107166</text:p>
          </table:table-cell>
          <table:table-cell office:value-type="float" office:value="23477" calcext:value-type="float">
            <text:p>23477</text:p>
          </table:table-cell>
          <table:table-cell table:number-columns-repeated="9"/>
          <table:table-cell table:style-name="ce5"/>
          <table:table-cell table:number-columns-repeated="18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1-01" calcext:value-type="date">
            <text:p>1/1/2021</text:p>
          </table:table-cell>
          <table:table-cell office:value-type="float" office:value="2129376" calcext:value-type="float">
            <text:p>2129376</text:p>
          </table:table-cell>
          <table:table-cell office:value-type="float" office:value="22210" calcext:value-type="float">
            <text:p>22210</text:p>
          </table:table-cell>
          <table:table-cell table:number-columns-repeated="3"/>
          <table:table-cell table:style-name="ce5"/>
          <table:table-cell table:number-columns-repeated="24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1-02" calcext:value-type="date">
            <text:p>2/1/2021</text:p>
          </table:table-cell>
          <table:table-cell office:value-type="float" office:value="2141201" calcext:value-type="float">
            <text:p>2141201</text:p>
          </table:table-cell>
          <table:table-cell office:value-type="float" office:value="11825" calcext:value-type="float">
            <text:p>11825</text:p>
          </table:table-cell>
          <table:table-cell table:number-columns-repeated="8"/>
          <table:table-cell table:style-name="ce5"/>
          <table:table-cell table:number-columns-repeated="3"/>
          <table:table-cell table:style-name="ce5"/>
          <table:table-cell table:number-columns-repeated="8"/>
          <table:table-cell table:style-name="ce5"/>
          <table:table-cell table:number-columns-repeated="6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1-03" calcext:value-type="date">
            <text:p>3/1/2021</text:p>
          </table:table-cell>
          <table:table-cell office:value-type="float" office:value="2155446" calcext:value-type="float">
            <text:p>2155446</text:p>
          </table:table-cell>
          <table:table-cell office:value-type="float" office:value="14245" calcext:value-type="float">
            <text:p>14245</text:p>
          </table:table-cell>
          <table:table-cell table:number-columns-repeated="4"/>
          <table:table-cell table:style-name="ce5"/>
          <table:table-cell table:number-columns-repeated="4"/>
          <table:table-cell table:style-name="ce5"/>
          <table:table-cell table:number-columns-repeated="7"/>
          <table:table-cell table:style-name="ce8" table:number-columns-repeated="2"/>
          <table:table-cell table:number-columns-repeated="5"/>
          <table:table-cell table:style-name="ce5"/>
          <table:table-cell table:number-columns-repeated="3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1-04" calcext:value-type="date">
            <text:p>4/1/2021</text:p>
          </table:table-cell>
          <table:table-cell office:value-type="float" office:value="2166244" calcext:value-type="float">
            <text:p>2166244</text:p>
          </table:table-cell>
          <table:table-cell office:value-type="float" office:value="10798" calcext:value-type="float">
            <text:p>10798</text:p>
          </table:table-cell>
          <table:table-cell table:number-columns-repeated="22"/>
          <table:table-cell table:style-name="ce5"/>
          <table:table-cell table:number-columns-repeated="5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1-05" calcext:value-type="date">
            <text:p>5/1/2021</text:p>
          </table:table-cell>
          <table:table-cell office:value-type="float" office:value="2181619" calcext:value-type="float">
            <text:p>2181619</text:p>
          </table:table-cell>
          <table:table-cell office:value-type="float" office:value="15375" calcext:value-type="float">
            <text:p>15375</text:p>
          </table:table-cell>
          <table:table-cell table:number-columns-repeated="12"/>
          <table:table-cell table:style-name="ce5"/>
          <table:table-cell table:number-columns-repeated="15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1-06" calcext:value-type="date">
            <text:p>6/1/2021</text:p>
          </table:table-cell>
          <table:table-cell office:value-type="float" office:value="2201945" calcext:value-type="float">
            <text:p>2201945</text:p>
          </table:table-cell>
          <table:table-cell office:value-type="float" office:value="20326" calcext:value-type="float">
            <text:p>20326</text:p>
          </table:table-cell>
          <table:table-cell table:number-columns-repeated="28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1-07" calcext:value-type="date">
            <text:p>7/1/2021</text:p>
          </table:table-cell>
          <table:table-cell office:value-type="float" office:value="2220361" calcext:value-type="float">
            <text:p>2220361</text:p>
          </table:table-cell>
          <table:table-cell office:value-type="float" office:value="18416" calcext:value-type="float">
            <text:p>18416</text:p>
          </table:table-cell>
          <table:table-cell table:number-columns-repeated="9"/>
          <table:table-cell table:style-name="ce5"/>
          <table:table-cell table:number-columns-repeated="18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1-08" calcext:value-type="date">
            <text:p>8/1/2021</text:p>
          </table:table-cell>
          <table:table-cell office:value-type="float" office:value="2237890" calcext:value-type="float">
            <text:p>2237890</text:p>
          </table:table-cell>
          <table:table-cell office:value-type="float" office:value="17529" calcext:value-type="float">
            <text:p>17529</text:p>
          </table:table-cell>
          <table:table-cell table:number-columns-repeated="3"/>
          <table:table-cell table:style-name="ce5"/>
          <table:table-cell table:number-columns-repeated="18"/>
          <table:table-cell table:style-name="ce5"/>
          <table:table-cell table:number-columns-repeated="5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1-09" calcext:value-type="date">
            <text:p>9/1/2021</text:p>
          </table:table-cell>
          <table:table-cell office:value-type="float" office:value="2257866" calcext:value-type="float">
            <text:p>2257866</text:p>
          </table:table-cell>
          <table:table-cell office:value-type="float" office:value="19976" calcext:value-type="float">
            <text:p>19976</text:p>
          </table:table-cell>
          <table:table-cell table:number-columns-repeated="3"/>
          <table:table-cell table:style-name="ce5"/>
          <table:table-cell/>
          <table:table-cell table:style-name="ce5"/>
          <table:table-cell table:number-columns-repeated="22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1-10" calcext:value-type="date">
            <text:p>10/1/2021</text:p>
          </table:table-cell>
          <table:table-cell office:value-type="float" office:value="2276491" calcext:value-type="float">
            <text:p>2276491</text:p>
          </table:table-cell>
          <table:table-cell office:value-type="float" office:value="18625" calcext:value-type="float">
            <text:p>18625</text:p>
          </table:table-cell>
          <table:table-cell table:number-columns-repeated="3"/>
          <table:table-cell table:style-name="ce5"/>
          <table:table-cell table:number-columns-repeated="8"/>
          <table:table-cell table:style-name="ce5"/>
          <table:table-cell table:number-columns-repeated="4"/>
          <table:table-cell table:style-name="ce8" table:number-columns-repeated="2"/>
          <table:table-cell table:number-columns-repeated="5"/>
          <table:table-cell table:style-name="ce5"/>
          <table:table-cell table:number-columns-repeated="3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1-11" calcext:value-type="date">
            <text:p>11/1/2021</text:p>
          </table:table-cell>
          <table:table-cell office:value-type="float" office:value="2289021" calcext:value-type="float">
            <text:p>2289021</text:p>
          </table:table-cell>
          <table:table-cell office:value-type="float" office:value="12530" calcext:value-type="float">
            <text:p>12530</text:p>
          </table:table-cell>
          <table:table-cell table:number-columns-repeated="8"/>
          <table:table-cell table:style-name="ce5"/>
          <table:table-cell table:number-columns-repeated="19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1-12" calcext:value-type="date">
            <text:p>12/1/2021</text:p>
          </table:table-cell>
          <table:table-cell office:value-type="float" office:value="2303263" calcext:value-type="float">
            <text:p>2303263</text:p>
          </table:table-cell>
          <table:table-cell office:value-type="float" office:value="14242" calcext:value-type="float">
            <text:p>14242</text:p>
          </table:table-cell>
          <table:table-cell table:number-columns-repeated="28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1-13" calcext:value-type="date">
            <text:p>13/1/2021</text:p>
          </table:table-cell>
          <table:table-cell office:value-type="float" office:value="2319036" calcext:value-type="float">
            <text:p>2319036</text:p>
          </table:table-cell>
          <table:table-cell office:value-type="float" office:value="15773" calcext:value-type="float">
            <text:p>15773</text:p>
          </table:table-cell>
          <table:table-cell table:number-columns-repeated="28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1-14" calcext:value-type="date">
            <text:p>14/1/2021</text:p>
          </table:table-cell>
          <table:table-cell office:value-type="float" office:value="2336279" calcext:value-type="float">
            <text:p>2336279</text:p>
          </table:table-cell>
          <table:table-cell office:value-type="float" office:value="17243" calcext:value-type="float">
            <text:p>17243</text:p>
          </table:table-cell>
          <table:table-cell table:number-columns-repeated="28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1-15" calcext:value-type="date">
            <text:p>15/1/2021</text:p>
          </table:table-cell>
          <table:table-cell office:value-type="float" office:value="2352423" calcext:value-type="float">
            <text:p>2352423</text:p>
          </table:table-cell>
          <table:table-cell office:value-type="float" office:value="16144" calcext:value-type="float">
            <text:p>16144</text:p>
          </table:table-cell>
          <table:table-cell table:number-columns-repeated="28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1-16" calcext:value-type="date">
            <text:p>16/1/2021</text:p>
          </table:table-cell>
          <table:table-cell office:value-type="float" office:value="2368733" calcext:value-type="float">
            <text:p>2368733</text:p>
          </table:table-cell>
          <table:table-cell office:value-type="float" office:value="16310" calcext:value-type="float">
            <text:p>16310</text:p>
          </table:table-cell>
          <table:table-cell table:number-columns-repeated="4"/>
          <table:table-cell table:style-name="ce5"/>
          <table:table-cell table:number-columns-repeated="2"/>
          <table:table-cell table:style-name="ce5"/>
          <table:table-cell table:number-columns-repeated="20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1-17" calcext:value-type="date">
            <text:p>17/1/2021</text:p>
          </table:table-cell>
          <table:table-cell office:value-type="float" office:value="2381277" calcext:value-type="float">
            <text:p>2381277</text:p>
          </table:table-cell>
          <table:table-cell office:value-type="float" office:value="12544" calcext:value-type="float">
            <text:p>12544</text:p>
          </table:table-cell>
          <table:table-cell office:value-type="float" office:value="2918" calcext:value-type="float">
            <text:p>2918</text:p>
          </table:table-cell>
          <table:table-cell table:number-columns-repeated="3"/>
          <table:table-cell table:style-name="ce5" table:number-columns-repeated="2"/>
          <table:table-cell table:number-columns-repeated="11"/>
          <table:table-cell table:style-name="ce8" table:number-columns-repeated="2"/>
          <table:table-cell table:number-columns-repeated="2"/>
          <table:table-cell table:style-name="ce5"/>
          <table:table-cell table:number-columns-repeated="6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1-18" calcext:value-type="date">
            <text:p>18/1/2021</text:p>
          </table:table-cell>
          <table:table-cell office:value-type="float" office:value="2390102" calcext:value-type="float">
            <text:p>2390102</text:p>
          </table:table-cell>
          <table:table-cell office:value-type="float" office:value="8825" calcext:value-type="float">
            <text:p>8825</text:p>
          </table:table-cell>
          <table:table-cell office:value-type="float" office:value="7865" calcext:value-type="float">
            <text:p>7865</text:p>
          </table:table-cell>
          <table:table-cell table:number-columns-repeated="3"/>
          <table:table-cell table:style-name="ce5" table:number-columns-repeated="2"/>
          <table:table-cell/>
          <table:table-cell table:style-name="ce5"/>
          <table:table-cell table:number-columns-repeated="20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1-19" calcext:value-type="date">
            <text:p>19/1/2021</text:p>
          </table:table-cell>
          <table:table-cell office:value-type="float" office:value="2400598" calcext:value-type="float">
            <text:p>2400598</text:p>
          </table:table-cell>
          <table:table-cell office:value-type="float" office:value="10496" calcext:value-type="float">
            <text:p>10496</text:p>
          </table:table-cell>
          <table:table-cell office:value-type="float" office:value="9568" calcext:value-type="float">
            <text:p>9568</text:p>
          </table:table-cell>
          <table:table-cell table:number-columns-repeated="5"/>
          <table:table-cell table:style-name="ce5"/>
          <table:table-cell table:number-columns-repeated="7"/>
          <table:table-cell table:style-name="ce5"/>
          <table:table-cell table:number-columns-repeated="13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1-20" calcext:value-type="date">
            <text:p>20/1/2021</text:p>
          </table:table-cell>
          <table:table-cell office:value-type="float" office:value="2414166" calcext:value-type="float">
            <text:p>2414166</text:p>
          </table:table-cell>
          <table:table-cell office:value-type="float" office:value="13568" calcext:value-type="float">
            <text:p>13568</text:p>
          </table:table-cell>
          <table:table-cell office:value-type="float" office:value="14079" calcext:value-type="float">
            <text:p>14079</text:p>
          </table:table-cell>
          <table:table-cell table:number-columns-repeated="5"/>
          <table:table-cell table:style-name="ce5" table:number-columns-repeated="2"/>
          <table:table-cell table:number-columns-repeated="20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1-21" calcext:value-type="date">
            <text:p>21/1/2021</text:p>
          </table:table-cell>
          <table:table-cell office:value-type="float" office:value="2428221" calcext:value-type="float">
            <text:p>2428221</text:p>
          </table:table-cell>
          <table:table-cell office:value-type="float" office:value="14055" calcext:value-type="float">
            <text:p>14055</text:p>
          </table:table-cell>
          <table:table-cell office:value-type="float" office:value="33678" calcext:value-type="float">
            <text:p>33678</text:p>
          </table:table-cell>
          <table:table-cell table:number-columns-repeated="27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1-22" calcext:value-type="date">
            <text:p>22/1/2021</text:p>
          </table:table-cell>
          <table:table-cell office:value-type="float" office:value="2441854" calcext:value-type="float">
            <text:p>2441854</text:p>
          </table:table-cell>
          <table:table-cell office:value-type="float" office:value="13633" calcext:value-type="float">
            <text:p>13633</text:p>
          </table:table-cell>
          <table:table-cell office:value-type="float" office:value="47652" calcext:value-type="float">
            <text:p>47652</text:p>
          </table:table-cell>
          <table:table-cell table:number-columns-repeated="23"/>
          <table:table-cell table:style-name="ce5"/>
          <table:table-cell table:number-columns-repeated="3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1-23" calcext:value-type="date">
            <text:p>23/1/2021</text:p>
          </table:table-cell>
          <table:table-cell office:value-type="float" office:value="2455185" calcext:value-type="float">
            <text:p>2455185</text:p>
          </table:table-cell>
          <table:table-cell office:value-type="float" office:value="13331" calcext:value-type="float">
            <text:p>13331</text:p>
          </table:table-cell>
          <table:table-cell office:value-type="float" office:value="80437" calcext:value-type="float">
            <text:p>80437</text:p>
          </table:table-cell>
          <table:table-cell table:number-columns-repeated="27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1-24" calcext:value-type="date">
            <text:p>24/1/2021</text:p>
          </table:table-cell>
          <table:table-cell office:value-type="float" office:value="2466813" calcext:value-type="float">
            <text:p>2466813</text:p>
          </table:table-cell>
          <table:table-cell office:value-type="float" office:value="11628" calcext:value-type="float">
            <text:p>11628</text:p>
          </table:table-cell>
          <table:table-cell office:value-type="float" office:value="111066" calcext:value-type="float">
            <text:p>111066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9"/>
          <table:table-cell table:style-name="ce8" table:number-columns-repeated="2"/>
          <table:table-cell table:number-columns-repeated="9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1-25" calcext:value-type="date">
            <text:p>25/1/2021</text:p>
          </table:table-cell>
          <table:table-cell office:value-type="float" office:value="2475372" calcext:value-type="float">
            <text:p>2475372</text:p>
          </table:table-cell>
          <table:table-cell office:value-type="float" office:value="8559" calcext:value-type="float">
            <text:p>8559</text:p>
          </table:table-cell>
          <table:table-cell office:value-type="float" office:value="175327" calcext:value-type="float">
            <text:p>175327</text:p>
          </table:table-cell>
          <table:table-cell table:number-columns-repeated="4"/>
          <table:table-cell table:style-name="ce5"/>
          <table:table-cell table:number-columns-repeated="22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1-26" calcext:value-type="date">
            <text:p>26/1/2021</text:p>
          </table:table-cell>
          <table:table-cell office:value-type="float" office:value="2485956" calcext:value-type="float">
            <text:p>2485956</text:p>
          </table:table-cell>
          <table:table-cell office:value-type="float" office:value="10584" calcext:value-type="float">
            <text:p>10584</text:p>
          </table:table-cell>
          <table:table-cell office:value-type="float" office:value="251098" calcext:value-type="float">
            <text:p>251098</text:p>
          </table:table-cell>
          <table:table-cell table:number-columns-repeated="27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1-27" calcext:value-type="date">
            <text:p>27/1/2021</text:p>
          </table:table-cell>
          <table:table-cell office:value-type="float" office:value="2501147" calcext:value-type="float">
            <text:p>2501147</text:p>
          </table:table-cell>
          <table:table-cell office:value-type="float" office:value="15191" calcext:value-type="float">
            <text:p>15191</text:p>
          </table:table-cell>
          <table:table-cell office:value-type="float" office:value="315739" calcext:value-type="float">
            <text:p>315739</text:p>
          </table:table-cell>
          <table:table-cell table:number-columns-repeated="8"/>
          <table:table-cell table:style-name="ce5"/>
          <table:table-cell table:number-columns-repeated="4"/>
          <table:table-cell table:style-name="ce5"/>
          <table:table-cell table:number-columns-repeated="13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1-28" calcext:value-type="date">
            <text:p>28/1/2021</text:p>
          </table:table-cell>
          <table:table-cell office:value-type="float" office:value="2515507" calcext:value-type="float">
            <text:p>2515507</text:p>
          </table:table-cell>
          <table:table-cell office:value-type="float" office:value="14360" calcext:value-type="float">
            <text:p>14360</text:p>
          </table:table-cell>
          <table:table-cell office:value-type="float" office:value="404460" calcext:value-type="float">
            <text:p>404460</text:p>
          </table:table-cell>
          <table:table-cell table:number-columns-repeated="27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1-29" calcext:value-type="date">
            <text:p>29/1/2021</text:p>
          </table:table-cell>
          <table:table-cell office:value-type="float" office:value="2529070" calcext:value-type="float">
            <text:p>2529070</text:p>
          </table:table-cell>
          <table:table-cell office:value-type="float" office:value="13563" calcext:value-type="float">
            <text:p>13563</text:p>
          </table:table-cell>
          <table:table-cell office:value-type="float" office:value="497475" calcext:value-type="float">
            <text:p>497475</text:p>
          </table:table-cell>
          <table:table-cell table:number-columns-repeated="27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1-30" calcext:value-type="date">
            <text:p>30/1/2021</text:p>
          </table:table-cell>
          <table:table-cell office:value-type="float" office:value="2541783" calcext:value-type="float">
            <text:p>2541783</text:p>
          </table:table-cell>
          <table:table-cell office:value-type="float" office:value="12713" calcext:value-type="float">
            <text:p>12713</text:p>
          </table:table-cell>
          <table:table-cell office:value-type="float" office:value="583462" calcext:value-type="float">
            <text:p>583462</text:p>
          </table:table-cell>
          <table:table-cell table:number-columns-repeated="27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1-31" calcext:value-type="date">
            <text:p>31/1/2021</text:p>
          </table:table-cell>
          <table:table-cell office:value-type="float" office:value="2553032" calcext:value-type="float">
            <text:p>2553032</text:p>
          </table:table-cell>
          <table:table-cell office:value-type="float" office:value="11249" calcext:value-type="float">
            <text:p>11249</text:p>
          </table:table-cell>
          <table:table-cell office:value-type="float" office:value="640387" calcext:value-type="float">
            <text:p>640387</text:p>
          </table:table-cell>
          <table:table-cell table:number-columns-repeated="7"/>
          <table:table-cell table:style-name="ce5"/>
          <table:table-cell table:number-columns-repeated="5"/>
          <table:table-cell table:style-name="ce5"/>
          <table:table-cell table:number-columns-repeated="2"/>
          <table:table-cell table:style-name="ce8" table:number-columns-repeated="2"/>
          <table:table-cell table:number-columns-repeated="9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2-01" calcext:value-type="date">
            <text:p>1/2/2021</text:p>
          </table:table-cell>
          <table:table-cell office:value-type="float" office:value="2560957" calcext:value-type="float">
            <text:p>2560957</text:p>
          </table:table-cell>
          <table:table-cell office:value-type="float" office:value="7925" calcext:value-type="float">
            <text:p>7925</text:p>
          </table:table-cell>
          <table:table-cell office:value-type="float" office:value="721685" calcext:value-type="float">
            <text:p>721685</text:p>
          </table:table-cell>
          <table:table-cell table:number-columns-repeated="6"/>
          <table:table-cell table:style-name="ce5"/>
          <table:table-cell table:number-columns-repeated="20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2-02" calcext:value-type="date">
            <text:p>2/2/2021</text:p>
          </table:table-cell>
          <table:table-cell office:value-type="float" office:value="2570608" calcext:value-type="float">
            <text:p>2570608</text:p>
          </table:table-cell>
          <table:table-cell office:value-type="float" office:value="9651" calcext:value-type="float">
            <text:p>9651</text:p>
          </table:table-cell>
          <table:table-cell office:value-type="float" office:value="803148" calcext:value-type="float">
            <text:p>803148</text:p>
          </table:table-cell>
          <table:table-cell table:number-columns-repeated="27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2-03" calcext:value-type="date">
            <text:p>3/2/2021</text:p>
          </table:table-cell>
          <table:table-cell office:value-type="float" office:value="2583790" calcext:value-type="float">
            <text:p>2583790</text:p>
          </table:table-cell>
          <table:table-cell office:value-type="float" office:value="13182" calcext:value-type="float">
            <text:p>13182</text:p>
          </table:table-cell>
          <table:table-cell office:value-type="float" office:value="893521" calcext:value-type="float">
            <text:p>893521</text:p>
          </table:table-cell>
          <table:table-cell table:number-columns-repeated="21"/>
          <table:table-cell table:style-name="ce5"/>
          <table:table-cell table:number-columns-repeated="5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2-04" calcext:value-type="date">
            <text:p>4/2/2021</text:p>
          </table:table-cell>
          <table:table-cell office:value-type="float" office:value="2597446" calcext:value-type="float">
            <text:p>2597446</text:p>
          </table:table-cell>
          <table:table-cell office:value-type="float" office:value="13656" calcext:value-type="float">
            <text:p>13656</text:p>
          </table:table-cell>
          <table:table-cell office:value-type="float" office:value="987688" calcext:value-type="float">
            <text:p>987688</text:p>
          </table:table-cell>
          <table:table-cell table:number-columns-repeated="27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2-05" calcext:value-type="date">
            <text:p>5/2/2021</text:p>
          </table:table-cell>
          <table:table-cell office:value-type="float" office:value="2611659" calcext:value-type="float">
            <text:p>2611659</text:p>
          </table:table-cell>
          <table:table-cell office:value-type="float" office:value="14213" calcext:value-type="float">
            <text:p>14213</text:p>
          </table:table-cell>
          <table:table-cell office:value-type="float" office:value="1076991" calcext:value-type="float">
            <text:p>1076991</text:p>
          </table:table-cell>
          <table:table-cell table:number-columns-repeated="23"/>
          <table:table-cell table:style-name="ce5"/>
          <table:table-cell table:number-columns-repeated="3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2-06" calcext:value-type="date">
            <text:p>6/2/2021</text:p>
          </table:table-cell>
          <table:table-cell office:value-type="float" office:value="2625098" calcext:value-type="float">
            <text:p>2625098</text:p>
          </table:table-cell>
          <table:table-cell office:value-type="float" office:value="13439" calcext:value-type="float">
            <text:p>13439</text:p>
          </table:table-cell>
          <table:table-cell office:value-type="float" office:value="1140060" calcext:value-type="float">
            <text:p>1140060</text:p>
          </table:table-cell>
          <table:table-cell table:number-columns-repeated="27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2-07" calcext:value-type="date">
            <text:p>7/2/2021</text:p>
          </table:table-cell>
          <table:table-cell office:value-type="float" office:value="2636738" calcext:value-type="float">
            <text:p>2636738</text:p>
          </table:table-cell>
          <table:table-cell office:value-type="float" office:value="11640" calcext:value-type="float">
            <text:p>11640</text:p>
          </table:table-cell>
          <table:table-cell office:value-type="float" office:value="1172730" calcext:value-type="float">
            <text:p>1172730</text:p>
          </table:table-cell>
          <table:table-cell table:number-columns-repeated="16"/>
          <table:table-cell table:style-name="ce8" table:number-columns-repeated="2"/>
          <table:table-cell table:number-columns-repeated="3"/>
          <table:table-cell table:style-name="ce5"/>
          <table:table-cell table:number-columns-repeated="5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2-08" calcext:value-type="date">
            <text:p>8/2/2021</text:p>
          </table:table-cell>
          <table:table-cell office:value-type="float" office:value="2644707" calcext:value-type="float">
            <text:p>2644707</text:p>
          </table:table-cell>
          <table:table-cell office:value-type="float" office:value="7969" calcext:value-type="float">
            <text:p>7969</text:p>
          </table:table-cell>
          <table:table-cell office:value-type="float" office:value="1212714" calcext:value-type="float">
            <text:p>1212714</text:p>
          </table:table-cell>
          <table:table-cell table:number-columns-repeated="27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2-09" calcext:value-type="date">
            <text:p>9/2/2021</text:p>
          </table:table-cell>
          <table:table-cell office:value-type="float" office:value="2655319" calcext:value-type="float">
            <text:p>2655319</text:p>
          </table:table-cell>
          <table:table-cell office:value-type="float" office:value="10612" calcext:value-type="float">
            <text:p>10612</text:p>
          </table:table-cell>
          <table:table-cell office:value-type="float" office:value="1244939" calcext:value-type="float">
            <text:p>1244939</text:p>
          </table:table-cell>
          <table:table-cell table:number-columns-repeated="3"/>
          <table:table-cell table:style-name="ce5"/>
          <table:table-cell table:number-columns-repeated="3"/>
          <table:table-cell table:style-name="ce5" table:number-columns-repeated="2"/>
          <table:table-cell table:number-columns-repeated="4"/>
          <table:table-cell table:style-name="ce5"/>
          <table:table-cell table:number-columns-repeated="6"/>
          <table:table-cell table:style-name="ce5"/>
          <table:table-cell table:number-columns-repeated="6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2-10" calcext:value-type="date">
            <text:p>10/2/2021</text:p>
          </table:table-cell>
          <table:table-cell office:value-type="float" office:value="2668266" calcext:value-type="float">
            <text:p>2668266</text:p>
          </table:table-cell>
          <table:table-cell office:value-type="float" office:value="12947" calcext:value-type="float">
            <text:p>12947</text:p>
          </table:table-cell>
          <table:table-cell office:value-type="float" office:value="1272701" calcext:value-type="float">
            <text:p>1272701</text:p>
          </table:table-cell>
          <table:table-cell table:number-columns-repeated="27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2-11" calcext:value-type="date">
            <text:p>11/2/2021</text:p>
          </table:table-cell>
          <table:table-cell office:value-type="float" office:value="2683403" calcext:value-type="float">
            <text:p>2683403</text:p>
          </table:table-cell>
          <table:table-cell office:value-type="float" office:value="15137" calcext:value-type="float">
            <text:p>15137</text:p>
          </table:table-cell>
          <table:table-cell office:value-type="float" office:value="1292011" calcext:value-type="float">
            <text:p>1292011</text:p>
          </table:table-cell>
          <table:table-cell table:number-columns-repeated="23"/>
          <table:table-cell table:style-name="ce5"/>
          <table:table-cell table:number-columns-repeated="3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2-12" calcext:value-type="date">
            <text:p>12/2/2021</text:p>
          </table:table-cell>
          <table:table-cell office:value-type="float" office:value="2697296" calcext:value-type="float">
            <text:p>2697296</text:p>
          </table:table-cell>
          <table:table-cell office:value-type="float" office:value="13893" calcext:value-type="float">
            <text:p>13893</text:p>
          </table:table-cell>
          <table:table-cell office:value-type="float" office:value="1307145" calcext:value-type="float">
            <text:p>1307145</text:p>
          </table:table-cell>
          <table:table-cell table:number-columns-repeated="5"/>
          <table:table-cell table:style-name="ce5"/>
          <table:table-cell table:number-columns-repeated="5"/>
          <table:table-cell table:style-name="ce5"/>
          <table:table-cell table:number-columns-repeated="11"/>
          <table:table-cell table:style-name="ce5"/>
          <table:table-cell table:number-columns-repeated="3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2-13" calcext:value-type="date">
            <text:p>13/2/2021</text:p>
          </table:table-cell>
          <table:table-cell office:value-type="float" office:value="2710819" calcext:value-type="float">
            <text:p>2710819</text:p>
          </table:table-cell>
          <table:table-cell office:value-type="float" office:value="13523" calcext:value-type="float">
            <text:p>13523</text:p>
          </table:table-cell>
          <table:table-cell office:value-type="float" office:value="1313819" calcext:value-type="float">
            <text:p>1313819</text:p>
          </table:table-cell>
          <table:table-cell table:number-columns-repeated="8"/>
          <table:table-cell table:style-name="ce5"/>
          <table:table-cell table:number-columns-repeated="14"/>
          <table:table-cell table:style-name="ce5"/>
          <table:table-cell table:number-columns-repeated="3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2-14" calcext:value-type="date">
            <text:p>14/2/2021</text:p>
          </table:table-cell>
          <table:table-cell office:value-type="float" office:value="2721879" calcext:value-type="float">
            <text:p>2721879</text:p>
          </table:table-cell>
          <table:table-cell office:value-type="float" office:value="11060" calcext:value-type="float">
            <text:p>11060</text:p>
          </table:table-cell>
          <table:table-cell office:value-type="float" office:value="1316377" calcext:value-type="float">
            <text:p>1316377</text:p>
          </table:table-cell>
          <table:table-cell table:number-columns-repeated="16"/>
          <table:table-cell table:style-name="ce5"/>
          <table:table-cell table:style-name="ce8"/>
          <table:table-cell table:number-columns-repeated="9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2-15" calcext:value-type="date">
            <text:p>15/2/2021</text:p>
          </table:table-cell>
          <table:table-cell office:value-type="float" office:value="2729223" calcext:value-type="float">
            <text:p>2729223</text:p>
          </table:table-cell>
          <table:table-cell office:value-type="float" office:value="7344" calcext:value-type="float">
            <text:p>7344</text:p>
          </table:table-cell>
          <table:table-cell office:value-type="float" office:value="1322304" calcext:value-type="float">
            <text:p>1322304</text:p>
          </table:table-cell>
          <table:table-cell table:number-columns-repeated="20"/>
          <table:table-cell table:style-name="ce5"/>
          <table:table-cell table:number-columns-repeated="2"/>
          <table:table-cell table:style-name="ce5"/>
          <table:table-cell table:number-columns-repeated="3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2-16" calcext:value-type="date">
            <text:p>16/2/2021</text:p>
          </table:table-cell>
          <table:table-cell office:value-type="float" office:value="2739591" calcext:value-type="float">
            <text:p>2739591</text:p>
          </table:table-cell>
          <table:table-cell office:value-type="float" office:value="10368" calcext:value-type="float">
            <text:p>10368</text:p>
          </table:table-cell>
          <table:table-cell office:value-type="float" office:value="1328410" calcext:value-type="float">
            <text:p>1328410</text:p>
          </table:table-cell>
          <table:table-cell table:number-columns-repeated="4"/>
          <table:table-cell table:style-name="ce5"/>
          <table:table-cell table:number-columns-repeated="22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2-17" calcext:value-type="date">
            <text:p>17/2/2021</text:p>
          </table:table-cell>
          <table:table-cell office:value-type="float" office:value="2751657" calcext:value-type="float">
            <text:p>2751657</text:p>
          </table:table-cell>
          <table:table-cell office:value-type="float" office:value="12066" calcext:value-type="float">
            <text:p>12066</text:p>
          </table:table-cell>
          <table:table-cell office:value-type="float" office:value="1337806" calcext:value-type="float">
            <text:p>1337806</text:p>
          </table:table-cell>
          <table:table-cell table:number-columns-repeated="11"/>
          <table:table-cell table:style-name="ce5"/>
          <table:table-cell/>
          <table:table-cell table:style-name="ce5"/>
          <table:table-cell table:number-columns-repeated="9"/>
          <table:table-cell table:style-name="ce5"/>
          <table:table-cell table:number-columns-repeated="3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2-18" calcext:value-type="date">
            <text:p>18/2/2021</text:p>
          </table:table-cell>
          <table:table-cell office:value-type="float" office:value="2765412" calcext:value-type="float">
            <text:p>2765412</text:p>
          </table:table-cell>
          <table:table-cell office:value-type="float" office:value="13755" calcext:value-type="float">
            <text:p>13755</text:p>
          </table:table-cell>
          <table:table-cell office:value-type="float" office:value="1345643" calcext:value-type="float">
            <text:p>1345643</text:p>
          </table:table-cell>
          <table:table-cell table:number-columns-repeated="6"/>
          <table:table-cell table:style-name="ce5"/>
          <table:table-cell table:number-columns-repeated="6"/>
          <table:table-cell table:style-name="ce5"/>
          <table:table-cell table:number-columns-repeated="9"/>
          <table:table-cell table:style-name="ce5"/>
          <table:table-cell table:number-columns-repeated="3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2-19" calcext:value-type="date">
            <text:p>19/2/2021</text:p>
          </table:table-cell>
          <table:table-cell office:value-type="float" office:value="2780882" calcext:value-type="float">
            <text:p>2780882</text:p>
          </table:table-cell>
          <table:table-cell office:value-type="float" office:value="15470" calcext:value-type="float">
            <text:p>15470</text:p>
          </table:table-cell>
          <table:table-cell office:value-type="float" office:value="1352015" calcext:value-type="float">
            <text:p>1352015</text:p>
          </table:table-cell>
          <table:table-cell table:number-columns-repeated="27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2-20" calcext:value-type="date">
            <text:p>20/2/2021</text:p>
          </table:table-cell>
          <table:table-cell office:value-type="float" office:value="2795796" calcext:value-type="float">
            <text:p>2795796</text:p>
          </table:table-cell>
          <table:table-cell office:value-type="float" office:value="14914" calcext:value-type="float">
            <text:p>14914</text:p>
          </table:table-cell>
          <table:table-cell office:value-type="float" office:value="1356358" calcext:value-type="float">
            <text:p>1356358</text:p>
          </table:table-cell>
          <table:table-cell table:number-columns-repeated="27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2-21" calcext:value-type="date">
            <text:p>21/2/2021</text:p>
          </table:table-cell>
          <table:table-cell office:value-type="float" office:value="2809246" calcext:value-type="float">
            <text:p>2809246</text:p>
          </table:table-cell>
          <table:table-cell office:value-type="float" office:value="13450" calcext:value-type="float">
            <text:p>13450</text:p>
          </table:table-cell>
          <table:table-cell office:value-type="float" office:value="1358570" calcext:value-type="float">
            <text:p>1358570</text:p>
          </table:table-cell>
          <table:table-cell table:number-columns-repeated="13"/>
          <table:table-cell table:style-name="ce5"/>
          <table:table-cell table:number-columns-repeated="2"/>
          <table:table-cell table:style-name="ce8" table:number-columns-repeated="2"/>
          <table:table-cell table:number-columns-repeated="9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2-22" calcext:value-type="date">
            <text:p>22/2/2021</text:p>
          </table:table-cell>
          <table:table-cell office:value-type="float" office:value="2818863" calcext:value-type="float">
            <text:p>2818863</text:p>
          </table:table-cell>
          <table:table-cell office:value-type="float" office:value="9617" calcext:value-type="float">
            <text:p>9617</text:p>
          </table:table-cell>
          <table:table-cell office:value-type="float" office:value="1363796" calcext:value-type="float">
            <text:p>1363796</text:p>
          </table:table-cell>
          <table:table-cell table:number-columns-repeated="11"/>
          <table:table-cell table:style-name="ce5"/>
          <table:table-cell table:number-columns-repeated="15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2-23" calcext:value-type="date">
            <text:p>23/2/2021</text:p>
          </table:table-cell>
          <table:table-cell office:value-type="float" office:value="2832162" calcext:value-type="float">
            <text:p>2832162</text:p>
          </table:table-cell>
          <table:table-cell office:value-type="float" office:value="13299" calcext:value-type="float">
            <text:p>13299</text:p>
          </table:table-cell>
          <table:table-cell office:value-type="float" office:value="1369036" calcext:value-type="float">
            <text:p>1369036</text:p>
          </table:table-cell>
          <table:table-cell table:number-columns-repeated="2"/>
          <table:table-cell table:style-name="ce5" table:number-columns-repeated="2"/>
          <table:table-cell table:number-columns-repeated="23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2-24" calcext:value-type="date">
            <text:p>24/2/2021</text:p>
          </table:table-cell>
          <table:table-cell office:value-type="float" office:value="2848564" calcext:value-type="float">
            <text:p>2848564</text:p>
          </table:table-cell>
          <table:table-cell office:value-type="float" office:value="16402" calcext:value-type="float">
            <text:p>16402</text:p>
          </table:table-cell>
          <table:table-cell office:value-type="float" office:value="1376938" calcext:value-type="float">
            <text:p>1376938</text:p>
          </table:table-cell>
          <table:table-cell table:number-columns-repeated="7"/>
          <table:table-cell table:style-name="ce5"/>
          <table:table-cell table:number-columns-repeated="19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2-25" calcext:value-type="date">
            <text:p>25/2/2021</text:p>
          </table:table-cell>
          <table:table-cell office:value-type="float" office:value="2868435" calcext:value-type="float">
            <text:p>2868435</text:p>
          </table:table-cell>
          <table:table-cell office:value-type="float" office:value="19871" calcext:value-type="float">
            <text:p>19871</text:p>
          </table:table-cell>
          <table:table-cell office:value-type="float" office:value="1388817" calcext:value-type="float">
            <text:p>1388817</text:p>
          </table:table-cell>
          <table:table-cell table:number-columns-repeated="21"/>
          <table:table-cell table:style-name="ce5"/>
          <table:table-cell table:number-columns-repeated="5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2-26" calcext:value-type="date">
            <text:p>26/2/2021</text:p>
          </table:table-cell>
          <table:table-cell office:value-type="float" office:value="2888923" calcext:value-type="float">
            <text:p>2888923</text:p>
          </table:table-cell>
          <table:table-cell office:value-type="float" office:value="20488" calcext:value-type="float">
            <text:p>20488</text:p>
          </table:table-cell>
          <table:table-cell office:value-type="float" office:value="1403566" calcext:value-type="float">
            <text:p>1403566</text:p>
          </table:table-cell>
          <table:table-cell table:number-columns-repeated="3"/>
          <table:table-cell table:style-name="ce5"/>
          <table:table-cell table:number-columns-repeated="23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2-27" calcext:value-type="date">
            <text:p>27/2/2021</text:p>
          </table:table-cell>
          <table:table-cell office:value-type="float" office:value="2907825" calcext:value-type="float">
            <text:p>2907825</text:p>
          </table:table-cell>
          <table:table-cell office:value-type="float" office:value="18902" calcext:value-type="float">
            <text:p>18902</text:p>
          </table:table-cell>
          <table:table-cell office:value-type="float" office:value="1415304" calcext:value-type="float">
            <text:p>1415304</text:p>
          </table:table-cell>
          <table:table-cell table:number-columns-repeated="27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2-28" calcext:value-type="date">
            <text:p>28/2/2021</text:p>
          </table:table-cell>
          <table:table-cell office:value-type="float" office:value="2925265" calcext:value-type="float">
            <text:p>2925265</text:p>
          </table:table-cell>
          <table:table-cell office:value-type="float" office:value="17440" calcext:value-type="float">
            <text:p>17440</text:p>
          </table:table-cell>
          <table:table-cell office:value-type="float" office:value="1423441" calcext:value-type="float">
            <text:p>1423441</text:p>
          </table:table-cell>
          <table:table-cell table:number-columns-repeated="2"/>
          <table:table-cell table:style-name="ce5"/>
          <table:table-cell table:number-columns-repeated="10"/>
          <table:table-cell table:style-name="ce5"/>
          <table:table-cell table:number-columns-repeated="2"/>
          <table:table-cell table:style-name="ce5"/>
          <table:table-cell table:style-name="ce8"/>
          <table:table-cell table:number-columns-repeated="5"/>
          <table:table-cell table:style-name="ce5"/>
          <table:table-cell table:number-columns-repeated="3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3-01" calcext:value-type="date">
            <text:p>1/3/2021</text:p>
          </table:table-cell>
          <table:table-cell office:value-type="float" office:value="2938371" calcext:value-type="float">
            <text:p>2938371</text:p>
          </table:table-cell>
          <table:table-cell office:value-type="float" office:value="13106" calcext:value-type="float">
            <text:p>13106</text:p>
          </table:table-cell>
          <table:table-cell office:value-type="float" office:value="1447803" calcext:value-type="float">
            <text:p>1447803</text:p>
          </table:table-cell>
          <table:table-cell table:number-columns-repeated="2"/>
          <table:table-cell table:style-name="ce5"/>
          <table:table-cell table:number-columns-repeated="20"/>
          <table:table-cell table:style-name="ce5"/>
          <table:table-cell table:number-columns-repeated="3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3-02" calcext:value-type="date">
            <text:p>2/3/2021</text:p>
          </table:table-cell>
          <table:table-cell office:value-type="float" office:value="2955434" calcext:value-type="float">
            <text:p>2955434</text:p>
          </table:table-cell>
          <table:table-cell office:value-type="float" office:value="17063" calcext:value-type="float">
            <text:p>17063</text:p>
          </table:table-cell>
          <table:table-cell office:value-type="float" office:value="1478430" calcext:value-type="float">
            <text:p>1478430</text:p>
          </table:table-cell>
          <table:table-cell table:number-columns-repeated="3"/>
          <table:table-cell table:style-name="ce5"/>
          <table:table-cell table:number-columns-repeated="23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3-03" calcext:value-type="date">
            <text:p>3/3/2021</text:p>
          </table:table-cell>
          <table:table-cell office:value-type="float" office:value="2976274" calcext:value-type="float">
            <text:p>2976274</text:p>
          </table:table-cell>
          <table:table-cell office:value-type="float" office:value="20840" calcext:value-type="float">
            <text:p>20840</text:p>
          </table:table-cell>
          <table:table-cell office:value-type="float" office:value="1520354" calcext:value-type="float">
            <text:p>1520354</text:p>
          </table:table-cell>
          <table:table-cell table:number-columns-repeated="3"/>
          <table:table-cell table:style-name="ce5" table:number-columns-repeated="2"/>
          <table:table-cell/>
          <table:table-cell table:style-name="ce5"/>
          <table:table-cell table:number-columns-repeated="16"/>
          <table:table-cell table:style-name="ce5"/>
          <table:table-cell table:number-columns-repeated="3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3-04" calcext:value-type="date">
            <text:p>4/3/2021</text:p>
          </table:table-cell>
          <table:table-cell office:value-type="float" office:value="2999119" calcext:value-type="float">
            <text:p>2999119</text:p>
          </table:table-cell>
          <table:table-cell office:value-type="float" office:value="22845" calcext:value-type="float">
            <text:p>22845</text:p>
          </table:table-cell>
          <table:table-cell office:value-type="float" office:value="1567543" calcext:value-type="float">
            <text:p>1567543</text:p>
          </table:table-cell>
          <table:table-cell table:number-columns-repeated="27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3-05" calcext:value-type="date">
            <text:p>5/3/2021</text:p>
          </table:table-cell>
          <table:table-cell office:value-type="float" office:value="3023129" calcext:value-type="float">
            <text:p>3023129</text:p>
          </table:table-cell>
          <table:table-cell office:value-type="float" office:value="24010" calcext:value-type="float">
            <text:p>24010</text:p>
          </table:table-cell>
          <table:table-cell office:value-type="float" office:value="1619608" calcext:value-type="float">
            <text:p>1619608</text:p>
          </table:table-cell>
          <table:table-cell table:number-columns-repeated="2"/>
          <table:table-cell table:style-name="ce5"/>
          <table:table-cell/>
          <table:table-cell table:style-name="ce5"/>
          <table:table-cell table:number-columns-repeated="16"/>
          <table:table-cell table:style-name="ce5"/>
          <table:table-cell table:number-columns-repeated="5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3-06" calcext:value-type="date">
            <text:p>6/3/2021</text:p>
          </table:table-cell>
          <table:table-cell office:value-type="float" office:value="3046762" calcext:value-type="float">
            <text:p>3046762</text:p>
          </table:table-cell>
          <table:table-cell office:value-type="float" office:value="23633" calcext:value-type="float">
            <text:p>23633</text:p>
          </table:table-cell>
          <table:table-cell office:value-type="float" office:value="1658662" calcext:value-type="float">
            <text:p>1658662</text:p>
          </table:table-cell>
          <table:table-cell table:number-columns-repeated="27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3-07" calcext:value-type="date">
            <text:p>7/3/2021</text:p>
          </table:table-cell>
          <table:table-cell office:value-type="float" office:value="3067486" calcext:value-type="float">
            <text:p>3067486</text:p>
          </table:table-cell>
          <table:table-cell office:value-type="float" office:value="20724" calcext:value-type="float">
            <text:p>20724</text:p>
          </table:table-cell>
          <table:table-cell office:value-type="float" office:value="1678697" calcext:value-type="float">
            <text:p>1678697</text:p>
          </table:table-cell>
          <table:table-cell table:number-columns-repeated="2"/>
          <table:table-cell table:style-name="ce5"/>
          <table:table-cell table:number-columns-repeated="3"/>
          <table:table-cell table:style-name="ce5"/>
          <table:table-cell table:number-columns-repeated="9"/>
          <table:table-cell table:style-name="ce8" table:number-columns-repeated="2"/>
          <table:table-cell table:number-columns-repeated="9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3-08" calcext:value-type="date">
            <text:p>8/3/2021</text:p>
          </table:table-cell>
          <table:table-cell office:value-type="float" office:value="3081368" calcext:value-type="float">
            <text:p>3081368</text:p>
          </table:table-cell>
          <table:table-cell office:value-type="float" office:value="13882" calcext:value-type="float">
            <text:p>13882</text:p>
          </table:table-cell>
          <table:table-cell office:value-type="float" office:value="1726058" calcext:value-type="float">
            <text:p>1726058</text:p>
          </table:table-cell>
          <table:table-cell table:number-columns-repeated="6"/>
          <table:table-cell table:style-name="ce5" table:number-columns-repeated="2"/>
          <table:table-cell table:number-columns-repeated="19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3-09" calcext:value-type="date">
            <text:p>9/3/2021</text:p>
          </table:table-cell>
          <table:table-cell office:value-type="float" office:value="3101093" calcext:value-type="float">
            <text:p>3101093</text:p>
          </table:table-cell>
          <table:table-cell office:value-type="float" office:value="19725" calcext:value-type="float">
            <text:p>19725</text:p>
          </table:table-cell>
          <table:table-cell office:value-type="float" office:value="1775429" calcext:value-type="float">
            <text:p>1775429</text:p>
          </table:table-cell>
          <table:table-cell table:number-columns-repeated="2"/>
          <table:table-cell table:style-name="ce5"/>
          <table:table-cell table:number-columns-repeated="17"/>
          <table:table-cell table:style-name="ce5"/>
          <table:table-cell table:number-columns-repeated="6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3-10" calcext:value-type="date">
            <text:p>10/3/2021</text:p>
          </table:table-cell>
          <table:table-cell office:value-type="float" office:value="3123368" calcext:value-type="float">
            <text:p>3123368</text:p>
          </table:table-cell>
          <table:table-cell office:value-type="float" office:value="22275" calcext:value-type="float">
            <text:p>22275</text:p>
          </table:table-cell>
          <table:table-cell office:value-type="float" office:value="1830145" calcext:value-type="float">
            <text:p>1830145</text:p>
          </table:table-cell>
          <table:table-cell table:number-columns-repeated="6"/>
          <table:table-cell table:style-name="ce5"/>
          <table:table-cell table:number-columns-repeated="6"/>
          <table:table-cell table:style-name="ce5"/>
          <table:table-cell table:number-columns-repeated="13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3-11" calcext:value-type="date">
            <text:p>11/3/2021</text:p>
          </table:table-cell>
          <table:table-cell office:value-type="float" office:value="3149017" calcext:value-type="float">
            <text:p>3149017</text:p>
          </table:table-cell>
          <table:table-cell office:value-type="float" office:value="25649" calcext:value-type="float">
            <text:p>25649</text:p>
          </table:table-cell>
          <table:table-cell office:value-type="float" office:value="1889260" calcext:value-type="float">
            <text:p>1889260</text:p>
          </table:table-cell>
          <table:table-cell table:number-columns-repeated="23"/>
          <table:table-cell table:style-name="ce5"/>
          <table:table-cell table:number-columns-repeated="3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3-12" calcext:value-type="date">
            <text:p>12/3/2021</text:p>
          </table:table-cell>
          <table:table-cell office:value-type="float" office:value="3175807" calcext:value-type="float">
            <text:p>3175807</text:p>
          </table:table-cell>
          <table:table-cell office:value-type="float" office:value="26790" calcext:value-type="float">
            <text:p>26790</text:p>
          </table:table-cell>
          <table:table-cell office:value-type="float" office:value="1950031" calcext:value-type="float">
            <text:p>1950031</text:p>
          </table:table-cell>
          <table:table-cell table:number-columns-repeated="23"/>
          <table:table-cell table:style-name="ce5"/>
          <table:table-cell table:number-columns-repeated="3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3-13" calcext:value-type="date">
            <text:p>13/3/2021</text:p>
          </table:table-cell>
          <table:table-cell office:value-type="float" office:value="3201838" calcext:value-type="float">
            <text:p>3201838</text:p>
          </table:table-cell>
          <table:table-cell office:value-type="float" office:value="26031" calcext:value-type="float">
            <text:p>26031</text:p>
          </table:table-cell>
          <table:table-cell office:value-type="float" office:value="1998283" calcext:value-type="float">
            <text:p>1998283</text:p>
          </table:table-cell>
          <table:table-cell table:number-columns-repeated="2"/>
          <table:table-cell table:style-name="ce5"/>
          <table:table-cell table:number-columns-repeated="8"/>
          <table:table-cell table:style-name="ce5"/>
          <table:table-cell table:number-columns-repeated="8"/>
          <table:table-cell table:style-name="ce5"/>
          <table:table-cell table:number-columns-repeated="6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3-14" calcext:value-type="date">
            <text:p>14/3/2021</text:p>
          </table:table-cell>
          <table:table-cell office:value-type="float" office:value="3223142" calcext:value-type="float">
            <text:p>3223142</text:p>
          </table:table-cell>
          <table:table-cell office:value-type="float" office:value="21304" calcext:value-type="float">
            <text:p>21304</text:p>
          </table:table-cell>
          <table:table-cell office:value-type="float" office:value="2031433" calcext:value-type="float">
            <text:p>2031433</text:p>
          </table:table-cell>
          <table:table-cell table:number-columns-repeated="16"/>
          <table:table-cell table:style-name="ce8" table:number-columns-repeated="2"/>
          <table:table-cell table:number-columns-repeated="9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3-15" calcext:value-type="date">
            <text:p>15/3/2021</text:p>
          </table:table-cell>
          <table:table-cell office:value-type="float" office:value="3238394" calcext:value-type="float">
            <text:p>3238394</text:p>
          </table:table-cell>
          <table:table-cell office:value-type="float" office:value="15252" calcext:value-type="float">
            <text:p>15252</text:p>
          </table:table-cell>
          <table:table-cell office:value-type="float" office:value="2101478" calcext:value-type="float">
            <text:p>2101478</text:p>
          </table:table-cell>
          <table:table-cell table:number-columns-repeated="27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3-16" calcext:value-type="date">
            <text:p>16/3/2021</text:p>
          </table:table-cell>
          <table:table-cell office:value-type="float" office:value="3258770" calcext:value-type="float">
            <text:p>3258770</text:p>
          </table:table-cell>
          <table:table-cell office:value-type="float" office:value="20376" calcext:value-type="float">
            <text:p>20376</text:p>
          </table:table-cell>
          <table:table-cell office:value-type="float" office:value="2173793" calcext:value-type="float">
            <text:p>2173793</text:p>
          </table:table-cell>
          <table:table-cell table:number-columns-repeated="23"/>
          <table:table-cell table:style-name="ce5"/>
          <table:table-cell table:number-columns-repeated="3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3-17" calcext:value-type="date">
            <text:p>17/3/2021</text:p>
          </table:table-cell>
          <table:table-cell office:value-type="float" office:value="3281810" calcext:value-type="float">
            <text:p>3281810</text:p>
          </table:table-cell>
          <table:table-cell office:value-type="float" office:value="23040" calcext:value-type="float">
            <text:p>23040</text:p>
          </table:table-cell>
          <table:table-cell office:value-type="float" office:value="2254280" calcext:value-type="float">
            <text:p>2254280</text:p>
          </table:table-cell>
          <table:table-cell table:number-columns-repeated="3"/>
          <table:table-cell table:style-name="ce5"/>
          <table:table-cell table:number-columns-repeated="23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3-18" calcext:value-type="date">
            <text:p>18/3/2021</text:p>
          </table:table-cell>
          <table:table-cell office:value-type="float" office:value="3306711" calcext:value-type="float">
            <text:p>3306711</text:p>
          </table:table-cell>
          <table:table-cell office:value-type="float" office:value="24901" calcext:value-type="float">
            <text:p>24901</text:p>
          </table:table-cell>
          <table:table-cell office:value-type="float" office:value="2333329" calcext:value-type="float">
            <text:p>2333329</text:p>
          </table:table-cell>
          <table:table-cell table:number-columns-repeated="27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3-19" calcext:value-type="date">
            <text:p>19/3/2021</text:p>
          </table:table-cell>
          <table:table-cell office:value-type="float" office:value="3332418" calcext:value-type="float">
            <text:p>3332418</text:p>
          </table:table-cell>
          <table:table-cell office:value-type="float" office:value="25707" calcext:value-type="float">
            <text:p>25707</text:p>
          </table:table-cell>
          <table:table-cell office:value-type="float" office:value="2411565" calcext:value-type="float">
            <text:p>2411565</text:p>
          </table:table-cell>
          <table:table-cell table:number-columns-repeated="6"/>
          <table:table-cell table:style-name="ce5"/>
          <table:table-cell table:number-columns-repeated="13"/>
          <table:table-cell table:style-name="ce5"/>
          <table:table-cell table:number-columns-repeated="6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3-20" calcext:value-type="date">
            <text:p>20/3/2021</text:p>
          </table:table-cell>
          <table:table-cell office:value-type="float" office:value="3356331" calcext:value-type="float">
            <text:p>3356331</text:p>
          </table:table-cell>
          <table:table-cell office:value-type="float" office:value="23913" calcext:value-type="float">
            <text:p>23913</text:p>
          </table:table-cell>
          <table:table-cell office:value-type="float" office:value="2473444" calcext:value-type="float">
            <text:p>2473444</text:p>
          </table:table-cell>
          <table:table-cell table:number-columns-repeated="3"/>
          <table:table-cell table:style-name="ce5"/>
          <table:table-cell table:number-columns-repeated="9"/>
          <table:table-cell table:style-name="ce5"/>
          <table:table-cell table:number-columns-repeated="9"/>
          <table:table-cell table:style-name="ce5"/>
          <table:table-cell table:number-columns-repeated="3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3-21" calcext:value-type="date">
            <text:p>21/3/2021</text:p>
          </table:table-cell>
          <table:table-cell office:value-type="float" office:value="3376376" calcext:value-type="float">
            <text:p>3376376</text:p>
          </table:table-cell>
          <table:table-cell office:value-type="float" office:value="20045" calcext:value-type="float">
            <text:p>20045</text:p>
          </table:table-cell>
          <table:table-cell office:value-type="float" office:value="2518663" calcext:value-type="float">
            <text:p>2518663</text:p>
          </table:table-cell>
          <table:table-cell table:number-columns-repeated="16"/>
          <table:table-cell table:style-name="ce5"/>
          <table:table-cell table:style-name="ce8"/>
          <table:table-cell table:number-columns-repeated="9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3-22" calcext:value-type="date">
            <text:p>22/3/2021</text:p>
          </table:table-cell>
          <table:table-cell office:value-type="float" office:value="3400877" calcext:value-type="float">
            <text:p>3400877</text:p>
          </table:table-cell>
          <table:table-cell office:value-type="float" office:value="24501" calcext:value-type="float">
            <text:p>24501</text:p>
          </table:table-cell>
          <table:table-cell office:value-type="float" office:value="2584325" calcext:value-type="float">
            <text:p>2584325</text:p>
          </table:table-cell>
          <table:table-cell table:number-columns-repeated="27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3-23" calcext:value-type="date">
            <text:p>23/3/2021</text:p>
          </table:table-cell>
          <table:table-cell office:value-type="float" office:value="3419616" calcext:value-type="float">
            <text:p>3419616</text:p>
          </table:table-cell>
          <table:table-cell office:value-type="float" office:value="18739" calcext:value-type="float">
            <text:p>18739</text:p>
          </table:table-cell>
          <table:table-cell office:value-type="float" office:value="2655463" calcext:value-type="float">
            <text:p>2655463</text:p>
          </table:table-cell>
          <table:table-cell table:number-columns-repeated="8"/>
          <table:table-cell table:style-name="ce5"/>
          <table:table-cell table:number-columns-repeated="4"/>
          <table:table-cell table:style-name="ce5"/>
          <table:table-cell table:number-columns-repeated="13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3-24" calcext:value-type="date">
            <text:p>24/3/2021</text:p>
          </table:table-cell>
          <table:table-cell office:value-type="float" office:value="3440862" calcext:value-type="float">
            <text:p>3440862</text:p>
          </table:table-cell>
          <table:table-cell office:value-type="float" office:value="21246" calcext:value-type="float">
            <text:p>21246</text:p>
          </table:table-cell>
          <table:table-cell office:value-type="float" office:value="2740760" calcext:value-type="float">
            <text:p>2740760</text:p>
          </table:table-cell>
          <table:table-cell table:number-columns-repeated="13"/>
          <table:table-cell table:style-name="ce5"/>
          <table:table-cell table:number-columns-repeated="13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3-25" calcext:value-type="date">
            <text:p>25/3/2021</text:p>
          </table:table-cell>
          <table:table-cell office:value-type="float" office:value="3464543" calcext:value-type="float">
            <text:p>3464543</text:p>
          </table:table-cell>
          <table:table-cell office:value-type="float" office:value="23681" calcext:value-type="float">
            <text:p>23681</text:p>
          </table:table-cell>
          <table:table-cell office:value-type="float" office:value="2823978" calcext:value-type="float">
            <text:p>2823978</text:p>
          </table:table-cell>
          <table:table-cell table:number-columns-repeated="5"/>
          <table:table-cell table:style-name="ce5"/>
          <table:table-cell table:number-columns-repeated="15"/>
          <table:table-cell table:style-name="ce5"/>
          <table:table-cell table:number-columns-repeated="5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3-26" calcext:value-type="date">
            <text:p>26/3/2021</text:p>
          </table:table-cell>
          <table:table-cell office:value-type="float" office:value="3488619" calcext:value-type="float">
            <text:p>3488619</text:p>
          </table:table-cell>
          <table:table-cell office:value-type="float" office:value="24076" calcext:value-type="float">
            <text:p>24076</text:p>
          </table:table-cell>
          <table:table-cell office:value-type="float" office:value="2901879" calcext:value-type="float">
            <text:p>2901879</text:p>
          </table:table-cell>
          <table:table-cell table:number-columns-repeated="27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3-27" calcext:value-type="date">
            <text:p>27/3/2021</text:p>
          </table:table-cell>
          <table:table-cell office:value-type="float" office:value="3512453" calcext:value-type="float">
            <text:p>3512453</text:p>
          </table:table-cell>
          <table:table-cell office:value-type="float" office:value="23834" calcext:value-type="float">
            <text:p>23834</text:p>
          </table:table-cell>
          <table:table-cell office:value-type="float" office:value="2968450" calcext:value-type="float">
            <text:p>2968450</text:p>
          </table:table-cell>
          <table:table-cell table:number-columns-repeated="5"/>
          <table:table-cell table:style-name="ce5"/>
          <table:table-cell table:number-columns-repeated="21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3-28" calcext:value-type="date">
            <text:p>28/3/2021</text:p>
          </table:table-cell>
          <table:table-cell office:value-type="float" office:value="3532057" calcext:value-type="float">
            <text:p>3532057</text:p>
          </table:table-cell>
          <table:table-cell office:value-type="float" office:value="19604" calcext:value-type="float">
            <text:p>19604</text:p>
          </table:table-cell>
          <table:table-cell office:value-type="float" office:value="3008799" calcext:value-type="float">
            <text:p>3008799</text:p>
          </table:table-cell>
          <table:table-cell table:number-columns-repeated="16"/>
          <table:table-cell table:style-name="ce8" table:number-columns-repeated="2"/>
          <table:table-cell table:number-columns-repeated="3"/>
          <table:table-cell table:style-name="ce5"/>
          <table:table-cell table:number-columns-repeated="5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3-29" calcext:value-type="date">
            <text:p>29/3/2021</text:p>
          </table:table-cell>
          <table:table-cell office:value-type="float" office:value="3544957" calcext:value-type="float">
            <text:p>3544957</text:p>
          </table:table-cell>
          <table:table-cell office:value-type="float" office:value="12900" calcext:value-type="float">
            <text:p>12900</text:p>
          </table:table-cell>
          <table:table-cell office:value-type="float" office:value="3074717" calcext:value-type="float">
            <text:p>3074717</text:p>
          </table:table-cell>
          <table:table-cell table:number-columns-repeated="6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 table:number-columns-repeated="13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3-30" calcext:value-type="date">
            <text:p>30/3/2021</text:p>
          </table:table-cell>
          <table:table-cell office:value-type="float" office:value="3561012" calcext:value-type="float">
            <text:p>3561012</text:p>
          </table:table-cell>
          <table:table-cell office:value-type="float" office:value="16055" calcext:value-type="float">
            <text:p>16055</text:p>
          </table:table-cell>
          <table:table-cell office:value-type="float" office:value="3149922" calcext:value-type="float">
            <text:p>3149922</text:p>
          </table:table-cell>
          <table:table-cell table:number-columns-repeated="11"/>
          <table:table-cell table:style-name="ce5"/>
          <table:table-cell table:number-columns-repeated="15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3-31" calcext:value-type="date">
            <text:p>31/3/2021</text:p>
          </table:table-cell>
          <table:table-cell office:value-type="float" office:value="3584899" calcext:value-type="float">
            <text:p>3584899</text:p>
          </table:table-cell>
          <table:table-cell office:value-type="float" office:value="23887" calcext:value-type="float">
            <text:p>23887</text:p>
          </table:table-cell>
          <table:table-cell office:value-type="float" office:value="3240253" calcext:value-type="float">
            <text:p>3240253</text:p>
          </table:table-cell>
          <table:table-cell table:number-columns-repeated="13"/>
          <table:table-cell table:style-name="ce5"/>
          <table:table-cell table:number-columns-repeated="13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4-01" calcext:value-type="date">
            <text:p>1/4/2021</text:p>
          </table:table-cell>
          <table:table-cell office:value-type="float" office:value="3607083" calcext:value-type="float">
            <text:p>3607083</text:p>
          </table:table-cell>
          <table:table-cell office:value-type="float" office:value="22184" calcext:value-type="float">
            <text:p>22184</text:p>
          </table:table-cell>
          <table:table-cell office:value-type="float" office:value="3329692" calcext:value-type="float">
            <text:p>3329692</text:p>
          </table:table-cell>
          <table:table-cell table:number-columns-repeated="23"/>
          <table:table-cell table:style-name="ce5"/>
          <table:table-cell table:number-columns-repeated="3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4-02" calcext:value-type="date">
            <text:p>2/4/2021</text:p>
          </table:table-cell>
          <table:table-cell office:value-type="float" office:value="3629000" calcext:value-type="float">
            <text:p>3629000</text:p>
          </table:table-cell>
          <table:table-cell office:value-type="float" office:value="21917" calcext:value-type="float">
            <text:p>21917</text:p>
          </table:table-cell>
          <table:table-cell office:value-type="float" office:value="3408258" calcext:value-type="float">
            <text:p>3408258</text:p>
          </table:table-cell>
          <table:table-cell table:number-columns-repeated="27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4-03" calcext:value-type="date">
            <text:p>3/4/2021</text:p>
          </table:table-cell>
          <table:table-cell office:value-type="float" office:value="3650247" calcext:value-type="float">
            <text:p>3650247</text:p>
          </table:table-cell>
          <table:table-cell office:value-type="float" office:value="21247" calcext:value-type="float">
            <text:p>21247</text:p>
          </table:table-cell>
          <table:table-cell office:value-type="float" office:value="3468296" calcext:value-type="float">
            <text:p>3468296</text:p>
          </table:table-cell>
          <table:table-cell table:number-columns-repeated="27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4-04" calcext:value-type="date">
            <text:p>4/4/2021</text:p>
          </table:table-cell>
          <table:table-cell office:value-type="float" office:value="3668264" calcext:value-type="float">
            <text:p>3668264</text:p>
          </table:table-cell>
          <table:table-cell office:value-type="float" office:value="18017" calcext:value-type="float">
            <text:p>18017</text:p>
          </table:table-cell>
          <table:table-cell office:value-type="float" office:value="3488701" calcext:value-type="float">
            <text:p>3488701</text:p>
          </table:table-cell>
          <table:table-cell table:number-columns-repeated="4"/>
          <table:table-cell table:style-name="ce5"/>
          <table:table-cell table:number-columns-repeated="11"/>
          <table:table-cell table:style-name="ce8" table:number-columns-repeated="2"/>
          <table:table-cell table:number-columns-repeated="3"/>
          <table:table-cell table:style-name="ce5"/>
          <table:table-cell table:number-columns-repeated="5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4-05" calcext:value-type="date">
            <text:p>5/4/2021</text:p>
          </table:table-cell>
          <table:table-cell office:value-type="float" office:value="3678944" calcext:value-type="float">
            <text:p>3678944</text:p>
          </table:table-cell>
          <table:table-cell office:value-type="float" office:value="10680" calcext:value-type="float">
            <text:p>10680</text:p>
          </table:table-cell>
          <table:table-cell office:value-type="float" office:value="3526462" calcext:value-type="float">
            <text:p>3526462</text:p>
          </table:table-cell>
          <table:table-cell table:number-columns-repeated="4"/>
          <table:table-cell table:style-name="ce5" table:number-columns-repeated="2"/>
          <table:table-cell table:number-columns-repeated="15"/>
          <table:table-cell table:style-name="ce5"/>
          <table:table-cell/>
          <table:table-cell table:style-name="ce5"/>
          <table:table-cell table:number-columns-repeated="3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4-06" calcext:value-type="date">
            <text:p>6/4/2021</text:p>
          </table:table-cell>
          <table:table-cell office:value-type="float" office:value="3686707" calcext:value-type="float">
            <text:p>3686707</text:p>
          </table:table-cell>
          <table:table-cell office:value-type="float" office:value="7763" calcext:value-type="float">
            <text:p>7763</text:p>
          </table:table-cell>
          <table:table-cell office:value-type="float" office:value="3601602" calcext:value-type="float">
            <text:p>3601602</text:p>
          </table:table-cell>
          <table:table-cell table:number-columns-repeated="27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4-07" calcext:value-type="date">
            <text:p>7/4/2021</text:p>
          </table:table-cell>
          <table:table-cell office:value-type="float" office:value="3700393" calcext:value-type="float">
            <text:p>3700393</text:p>
          </table:table-cell>
          <table:table-cell office:value-type="float" office:value="13686" calcext:value-type="float">
            <text:p>13686</text:p>
          </table:table-cell>
          <table:table-cell office:value-type="float" office:value="3687719" calcext:value-type="float">
            <text:p>3687719</text:p>
          </table:table-cell>
          <table:table-cell table:number-columns-repeated="7"/>
          <table:table-cell table:style-name="ce5"/>
          <table:table-cell table:number-columns-repeated="19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4-08" calcext:value-type="date">
            <text:p>8/4/2021</text:p>
          </table:table-cell>
          <table:table-cell office:value-type="float" office:value="3717602" calcext:value-type="float">
            <text:p>3717602</text:p>
          </table:table-cell>
          <table:table-cell office:value-type="float" office:value="17209" calcext:value-type="float">
            <text:p>17209</text:p>
          </table:table-cell>
          <table:table-cell office:value-type="float" office:value="3775329" calcext:value-type="float">
            <text:p>3775329</text:p>
          </table:table-cell>
          <table:table-cell table:number-columns-repeated="21"/>
          <table:table-cell table:style-name="ce5"/>
          <table:table-cell table:number-columns-repeated="5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4-09" calcext:value-type="date">
            <text:p>9/4/2021</text:p>
          </table:table-cell>
          <table:table-cell office:value-type="float" office:value="3736526" calcext:value-type="float">
            <text:p>3736526</text:p>
          </table:table-cell>
          <table:table-cell office:value-type="float" office:value="18924" calcext:value-type="float">
            <text:p>18924</text:p>
          </table:table-cell>
          <table:table-cell office:value-type="float" office:value="3856732" calcext:value-type="float">
            <text:p>3856732</text:p>
          </table:table-cell>
          <table:table-cell table:number-columns-repeated="27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4-10" calcext:value-type="date">
            <text:p>10/4/2021</text:p>
          </table:table-cell>
          <table:table-cell office:value-type="float" office:value="3754077" calcext:value-type="float">
            <text:p>3754077</text:p>
          </table:table-cell>
          <table:table-cell office:value-type="float" office:value="17551" calcext:value-type="float">
            <text:p>17551</text:p>
          </table:table-cell>
          <table:table-cell office:value-type="float" office:value="3924896" calcext:value-type="float">
            <text:p>3924896</text:p>
          </table:table-cell>
          <table:table-cell table:number-columns-repeated="7"/>
          <table:table-cell table:style-name="ce5"/>
          <table:table-cell table:number-columns-repeated="19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4-11" calcext:value-type="date">
            <text:p>11/4/2021</text:p>
          </table:table-cell>
          <table:table-cell office:value-type="float" office:value="3769814" calcext:value-type="float">
            <text:p>3769814</text:p>
          </table:table-cell>
          <table:table-cell office:value-type="float" office:value="15737" calcext:value-type="float">
            <text:p>15737</text:p>
          </table:table-cell>
          <table:table-cell office:value-type="float" office:value="3965964" calcext:value-type="float">
            <text:p>3965964</text:p>
          </table:table-cell>
          <table:table-cell table:number-columns-repeated="4"/>
          <table:table-cell table:style-name="ce5"/>
          <table:table-cell table:number-columns-repeated="11"/>
          <table:table-cell table:style-name="ce8" table:number-columns-repeated="2"/>
          <table:table-cell table:number-columns-repeated="9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4-12" calcext:value-type="date">
            <text:p>12/4/2021</text:p>
          </table:table-cell>
          <table:table-cell office:value-type="float" office:value="3779594" calcext:value-type="float">
            <text:p>3779594</text:p>
          </table:table-cell>
          <table:table-cell office:value-type="float" office:value="9780" calcext:value-type="float">
            <text:p>9780</text:p>
          </table:table-cell>
          <table:table-cell office:value-type="float" office:value="4027912" calcext:value-type="float">
            <text:p>4027912</text:p>
          </table:table-cell>
          <table:table-cell table:number-columns-repeated="3"/>
          <table:table-cell table:style-name="ce5"/>
          <table:table-cell table:number-columns-repeated="9"/>
          <table:table-cell table:style-name="ce5"/>
          <table:table-cell table:number-columns-repeated="9"/>
          <table:table-cell table:style-name="ce5"/>
          <table:table-cell table:number-columns-repeated="3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4-13" calcext:value-type="date">
            <text:p>13/4/2021</text:p>
          </table:table-cell>
          <table:table-cell office:value-type="float" office:value="3793033" calcext:value-type="float">
            <text:p>3793033</text:p>
          </table:table-cell>
          <table:table-cell office:value-type="float" office:value="13439" calcext:value-type="float">
            <text:p>13439</text:p>
          </table:table-cell>
          <table:table-cell office:value-type="float" office:value="4094864" calcext:value-type="float">
            <text:p>4094864</text:p>
          </table:table-cell>
          <table:table-cell table:number-columns-repeated="27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4-14" calcext:value-type="date">
            <text:p>14/4/2021</text:p>
          </table:table-cell>
          <table:table-cell office:value-type="float" office:value="3809193" calcext:value-type="float">
            <text:p>3809193</text:p>
          </table:table-cell>
          <table:table-cell office:value-type="float" office:value="16160" calcext:value-type="float">
            <text:p>16160</text:p>
          </table:table-cell>
          <table:table-cell office:value-type="float" office:value="4174328" calcext:value-type="float">
            <text:p>4174328</text:p>
          </table:table-cell>
          <table:table-cell table:number-columns-repeated="27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4-15" calcext:value-type="date">
            <text:p>15/4/2021</text:p>
          </table:table-cell>
          <table:table-cell office:value-type="float" office:value="3826156" calcext:value-type="float">
            <text:p>3826156</text:p>
          </table:table-cell>
          <table:table-cell office:value-type="float" office:value="16963" calcext:value-type="float">
            <text:p>16963</text:p>
          </table:table-cell>
          <table:table-cell office:value-type="float" office:value="4272452" calcext:value-type="float">
            <text:p>4272452</text:p>
          </table:table-cell>
          <table:table-cell table:number-columns-repeated="27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4-16" calcext:value-type="date">
            <text:p>16/4/2021</text:p>
          </table:table-cell>
          <table:table-cell office:value-type="float" office:value="3842079" calcext:value-type="float">
            <text:p>3842079</text:p>
          </table:table-cell>
          <table:table-cell office:value-type="float" office:value="15923" calcext:value-type="float">
            <text:p>15923</text:p>
          </table:table-cell>
          <table:table-cell office:value-type="float" office:value="4371400" calcext:value-type="float">
            <text:p>4371400</text:p>
          </table:table-cell>
          <table:table-cell table:number-columns-repeated="21"/>
          <table:table-cell table:style-name="ce5"/>
          <table:table-cell table:number-columns-repeated="5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4-17" calcext:value-type="date">
            <text:p>17/4/2021</text:p>
          </table:table-cell>
          <table:table-cell office:value-type="float" office:value="3857443" calcext:value-type="float">
            <text:p>3857443</text:p>
          </table:table-cell>
          <table:table-cell office:value-type="float" office:value="15364" calcext:value-type="float">
            <text:p>15364</text:p>
          </table:table-cell>
          <table:table-cell office:value-type="float" office:value="4454392" calcext:value-type="float">
            <text:p>4454392</text:p>
          </table:table-cell>
          <table:table-cell table:number-columns-repeated="5"/>
          <table:table-cell table:style-name="ce5"/>
          <table:table-cell table:number-columns-repeated="7"/>
          <table:table-cell table:style-name="ce5"/>
          <table:table-cell table:number-columns-repeated="13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4-18" calcext:value-type="date">
            <text:p>18/4/2021</text:p>
          </table:table-cell>
          <table:table-cell office:value-type="float" office:value="3870131" calcext:value-type="float">
            <text:p>3870131</text:p>
          </table:table-cell>
          <table:table-cell office:value-type="float" office:value="12688" calcext:value-type="float">
            <text:p>12688</text:p>
          </table:table-cell>
          <table:table-cell office:value-type="float" office:value="4508122" calcext:value-type="float">
            <text:p>4508122</text:p>
          </table:table-cell>
          <table:table-cell table:number-columns-repeated="16"/>
          <table:table-cell table:style-name="ce8" table:number-columns-repeated="2"/>
          <table:table-cell table:number-columns-repeated="9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4-19" calcext:value-type="date">
            <text:p>19/4/2021</text:p>
          </table:table-cell>
          <table:table-cell office:value-type="float" office:value="3878994" calcext:value-type="float">
            <text:p>3878994</text:p>
          </table:table-cell>
          <table:table-cell office:value-type="float" office:value="8863" calcext:value-type="float">
            <text:p>8863</text:p>
          </table:table-cell>
          <table:table-cell office:value-type="float" office:value="4595537" calcext:value-type="float">
            <text:p>4595537</text:p>
          </table:table-cell>
          <table:table-cell table:number-columns-repeated="27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4-20" calcext:value-type="date">
            <text:p>20/4/2021</text:p>
          </table:table-cell>
          <table:table-cell office:value-type="float" office:value="3891063" calcext:value-type="float">
            <text:p>3891063</text:p>
          </table:table-cell>
          <table:table-cell office:value-type="float" office:value="12069" calcext:value-type="float">
            <text:p>12069</text:p>
          </table:table-cell>
          <table:table-cell office:value-type="float" office:value="4692423" calcext:value-type="float">
            <text:p>4692423</text:p>
          </table:table-cell>
          <table:table-cell table:number-columns-repeated="7"/>
          <table:table-cell table:style-name="ce5"/>
          <table:table-cell table:number-columns-repeated="19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4-21" calcext:value-type="date">
            <text:p>21/4/2021</text:p>
          </table:table-cell>
          <table:table-cell office:value-type="float" office:value="3904899" calcext:value-type="float">
            <text:p>3904899</text:p>
          </table:table-cell>
          <table:table-cell office:value-type="float" office:value="13836" calcext:value-type="float">
            <text:p>13836</text:p>
          </table:table-cell>
          <table:table-cell office:value-type="float" office:value="4810924" calcext:value-type="float">
            <text:p>4810924</text:p>
          </table:table-cell>
          <table:table-cell table:number-columns-repeated="7"/>
          <table:table-cell table:style-name="ce5"/>
          <table:table-cell table:number-columns-repeated="19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4-22" calcext:value-type="date">
            <text:p>22/4/2021</text:p>
          </table:table-cell>
          <table:table-cell office:value-type="float" office:value="3920945" calcext:value-type="float">
            <text:p>3920945</text:p>
          </table:table-cell>
          <table:table-cell office:value-type="float" office:value="16046" calcext:value-type="float">
            <text:p>16046</text:p>
          </table:table-cell>
          <table:table-cell office:value-type="float" office:value="4945682" calcext:value-type="float">
            <text:p>4945682</text:p>
          </table:table-cell>
          <table:table-cell table:number-columns-repeated="20"/>
          <table:table-cell table:style-name="ce5"/>
          <table:table-cell table:number-columns-repeated="6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4-23" calcext:value-type="date">
            <text:p>23/4/2021</text:p>
          </table:table-cell>
          <table:table-cell office:value-type="float" office:value="3935703" calcext:value-type="float">
            <text:p>3935703</text:p>
          </table:table-cell>
          <table:table-cell office:value-type="float" office:value="14758" calcext:value-type="float">
            <text:p>14758</text:p>
          </table:table-cell>
          <table:table-cell office:value-type="float" office:value="5075062" calcext:value-type="float">
            <text:p>5075062</text:p>
          </table:table-cell>
          <table:table-cell table:number-columns-repeated="27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4-24" calcext:value-type="date">
            <text:p>24/4/2021</text:p>
          </table:table-cell>
          <table:table-cell office:value-type="float" office:value="3949517" calcext:value-type="float">
            <text:p>3949517</text:p>
          </table:table-cell>
          <table:table-cell office:value-type="float" office:value="13814" calcext:value-type="float">
            <text:p>13814</text:p>
          </table:table-cell>
          <table:table-cell office:value-type="float" office:value="5191599" calcext:value-type="float">
            <text:p>5191599</text:p>
          </table:table-cell>
          <table:table-cell table:number-columns-repeated="2"/>
          <table:table-cell table:style-name="ce5"/>
          <table:table-cell table:number-columns-repeated="24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4-25" calcext:value-type="date">
            <text:p>25/4/2021</text:p>
          </table:table-cell>
          <table:table-cell office:value-type="float" office:value="3962674" calcext:value-type="float">
            <text:p>3962674</text:p>
          </table:table-cell>
          <table:table-cell office:value-type="float" office:value="13157" calcext:value-type="float">
            <text:p>13157</text:p>
          </table:table-cell>
          <table:table-cell office:value-type="float" office:value="5247069" calcext:value-type="float">
            <text:p>5247069</text:p>
          </table:table-cell>
          <table:table-cell table:number-columns-repeated="6"/>
          <table:table-cell table:style-name="ce5"/>
          <table:table-cell/>
          <table:table-cell table:style-name="ce5"/>
          <table:table-cell table:number-columns-repeated="7"/>
          <table:table-cell table:style-name="ce8" table:number-columns-repeated="2"/>
          <table:table-cell table:number-columns-repeated="5"/>
          <table:table-cell table:style-name="ce5"/>
          <table:table-cell table:number-columns-repeated="3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4-26" calcext:value-type="date">
            <text:p>26/4/2021</text:p>
          </table:table-cell>
          <table:table-cell office:value-type="float" office:value="3971114" calcext:value-type="float">
            <text:p>3971114</text:p>
          </table:table-cell>
          <table:table-cell office:value-type="float" office:value="8440" calcext:value-type="float">
            <text:p>8440</text:p>
          </table:table-cell>
          <table:table-cell office:value-type="float" office:value="5337866" calcext:value-type="float">
            <text:p>5337866</text:p>
          </table:table-cell>
          <table:table-cell table:number-columns-repeated="2"/>
          <table:table-cell table:style-name="ce5"/>
          <table:table-cell table:number-columns-repeated="10"/>
          <table:table-cell table:style-name="ce5"/>
          <table:table-cell table:number-columns-repeated="6"/>
          <table:table-cell table:style-name="ce5"/>
          <table:table-cell table:number-columns-repeated="6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4-27" calcext:value-type="date">
            <text:p>27/4/2021</text:p>
          </table:table-cell>
          <table:table-cell office:value-type="float" office:value="3981512" calcext:value-type="float">
            <text:p>3981512</text:p>
          </table:table-cell>
          <table:table-cell office:value-type="float" office:value="10398" calcext:value-type="float">
            <text:p>10398</text:p>
          </table:table-cell>
          <table:table-cell office:value-type="float" office:value="5455880" calcext:value-type="float">
            <text:p>5455880</text:p>
          </table:table-cell>
          <table:table-cell table:number-columns-repeated="5"/>
          <table:table-cell table:style-name="ce5"/>
          <table:table-cell table:number-columns-repeated="5"/>
          <table:table-cell table:style-name="ce5"/>
          <table:table-cell table:number-columns-repeated="15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4-28" calcext:value-type="date">
            <text:p>28/4/2021</text:p>
          </table:table-cell>
          <table:table-cell office:value-type="float" office:value="3994894" calcext:value-type="float">
            <text:p>3994894</text:p>
          </table:table-cell>
          <table:table-cell office:value-type="float" office:value="13382" calcext:value-type="float">
            <text:p>13382</text:p>
          </table:table-cell>
          <table:table-cell office:value-type="float" office:value="5602175" calcext:value-type="float">
            <text:p>5602175</text:p>
          </table:table-cell>
          <table:table-cell table:number-columns-repeated="4"/>
          <table:table-cell table:style-name="ce5"/>
          <table:table-cell table:number-columns-repeated="2"/>
          <table:table-cell table:style-name="ce5"/>
          <table:table-cell table:number-columns-repeated="5"/>
          <table:table-cell table:style-name="ce5"/>
          <table:table-cell table:number-columns-repeated="13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4-29" calcext:value-type="date">
            <text:p>29/4/2021</text:p>
          </table:table-cell>
          <table:table-cell office:value-type="float" office:value="4009208" calcext:value-type="float">
            <text:p>4009208</text:p>
          </table:table-cell>
          <table:table-cell office:value-type="float" office:value="14314" calcext:value-type="float">
            <text:p>14314</text:p>
          </table:table-cell>
          <table:table-cell office:value-type="float" office:value="5784237" calcext:value-type="float">
            <text:p>5784237</text:p>
          </table:table-cell>
          <table:table-cell table:number-columns-repeated="27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4-30" calcext:value-type="date">
            <text:p>30/4/2021</text:p>
          </table:table-cell>
          <table:table-cell office:value-type="float" office:value="4022653" calcext:value-type="float">
            <text:p>4022653</text:p>
          </table:table-cell>
          <table:table-cell office:value-type="float" office:value="13445" calcext:value-type="float">
            <text:p>13445</text:p>
          </table:table-cell>
          <table:table-cell office:value-type="float" office:value="5986172" calcext:value-type="float">
            <text:p>5986172</text:p>
          </table:table-cell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19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5-01" calcext:value-type="date">
            <text:p>1/5/2021</text:p>
          </table:table-cell>
          <table:table-cell office:value-type="float" office:value="4035617" calcext:value-type="float">
            <text:p>4035617</text:p>
          </table:table-cell>
          <table:table-cell office:value-type="float" office:value="12964" calcext:value-type="float">
            <text:p>12964</text:p>
          </table:table-cell>
          <table:table-cell office:value-type="float" office:value="6152079" calcext:value-type="float">
            <text:p>6152079</text:p>
          </table:table-cell>
          <table:table-cell table:number-columns-repeated="27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5-02" calcext:value-type="date">
            <text:p>2/5/2021</text:p>
          </table:table-cell>
          <table:table-cell office:value-type="float" office:value="4044762" calcext:value-type="float">
            <text:p>4044762</text:p>
          </table:table-cell>
          <table:table-cell office:value-type="float" office:value="9145" calcext:value-type="float">
            <text:p>9145</text:p>
          </table:table-cell>
          <table:table-cell office:value-type="float" office:value="6280550" calcext:value-type="float">
            <text:p>6280550</text:p>
          </table:table-cell>
          <table:table-cell table:number-columns-repeated="2"/>
          <table:table-cell table:style-name="ce5"/>
          <table:table-cell table:number-columns-repeated="3"/>
          <table:table-cell table:style-name="ce5"/>
          <table:table-cell table:number-columns-repeated="6"/>
          <table:table-cell table:style-name="ce5"/>
          <table:table-cell table:number-columns-repeated="2"/>
          <table:table-cell table:style-name="ce8" table:number-columns-repeated="2"/>
          <table:table-cell table:number-columns-repeated="9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5-03" calcext:value-type="date">
            <text:p>3/5/2021</text:p>
          </table:table-cell>
          <table:table-cell office:value-type="float" office:value="4050708" calcext:value-type="float">
            <text:p>4050708</text:p>
          </table:table-cell>
          <table:table-cell office:value-type="float" office:value="5946" calcext:value-type="float">
            <text:p>5946</text:p>
          </table:table-cell>
          <table:table-cell office:value-type="float" office:value="6412436" calcext:value-type="float">
            <text:p>6412436</text:p>
          </table:table-cell>
          <table:table-cell table:number-columns-repeated="27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5-04" calcext:value-type="date">
            <text:p>4/5/2021</text:p>
          </table:table-cell>
          <table:table-cell office:value-type="float" office:value="4059821" calcext:value-type="float">
            <text:p>4059821</text:p>
          </table:table-cell>
          <table:table-cell office:value-type="float" office:value="9113" calcext:value-type="float">
            <text:p>9113</text:p>
          </table:table-cell>
          <table:table-cell office:value-type="float" office:value="6557616" calcext:value-type="float">
            <text:p>6557616</text:p>
          </table:table-cell>
          <table:table-cell table:number-columns-repeated="27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5-05" calcext:value-type="date">
            <text:p>5/5/2021</text:p>
          </table:table-cell>
          <table:table-cell office:value-type="float" office:value="4070400" calcext:value-type="float">
            <text:p>4070400</text:p>
          </table:table-cell>
          <table:table-cell office:value-type="float" office:value="10579" calcext:value-type="float">
            <text:p>10579</text:p>
          </table:table-cell>
          <table:table-cell office:value-type="float" office:value="6714353" calcext:value-type="float">
            <text:p>6714353</text:p>
          </table:table-cell>
          <table:table-cell table:number-columns-repeated="4"/>
          <table:table-cell table:style-name="ce5"/>
          <table:table-cell table:number-columns-repeated="22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5-06" calcext:value-type="date">
            <text:p>6/5/2021</text:p>
          </table:table-cell>
          <table:table-cell office:value-type="float" office:value="4082198" calcext:value-type="float">
            <text:p>4082198</text:p>
          </table:table-cell>
          <table:table-cell office:value-type="float" office:value="11798" calcext:value-type="float">
            <text:p>11798</text:p>
          </table:table-cell>
          <table:table-cell office:value-type="float" office:value="6897033" calcext:value-type="float">
            <text:p>6897033</text:p>
          </table:table-cell>
          <table:table-cell table:number-columns-repeated="27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5-07" calcext:value-type="date">
            <text:p>7/5/2021</text:p>
          </table:table-cell>
          <table:table-cell office:value-type="float" office:value="4092747" calcext:value-type="float">
            <text:p>4092747</text:p>
          </table:table-cell>
          <table:table-cell office:value-type="float" office:value="10549" calcext:value-type="float">
            <text:p>10549</text:p>
          </table:table-cell>
          <table:table-cell office:value-type="float" office:value="7094412" calcext:value-type="float">
            <text:p>7094412</text:p>
          </table:table-cell>
          <table:table-cell table:number-columns-repeated="3"/>
          <table:table-cell table:style-name="ce5"/>
          <table:table-cell table:number-columns-repeated="16"/>
          <table:table-cell table:style-name="ce5"/>
          <table:table-cell table:number-columns-repeated="6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5-08" calcext:value-type="date">
            <text:p>8/5/2021</text:p>
          </table:table-cell>
          <table:table-cell office:value-type="float" office:value="4102921" calcext:value-type="float">
            <text:p>4102921</text:p>
          </table:table-cell>
          <table:table-cell office:value-type="float" office:value="10174" calcext:value-type="float">
            <text:p>10174</text:p>
          </table:table-cell>
          <table:table-cell office:value-type="float" office:value="7294017" calcext:value-type="float">
            <text:p>7294017</text:p>
          </table:table-cell>
          <table:table-cell table:number-columns-repeated="6"/>
          <table:table-cell table:style-name="ce5"/>
          <table:table-cell table:number-columns-repeated="16"/>
          <table:table-cell table:style-name="ce5"/>
          <table:table-cell table:number-columns-repeated="3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5-09" calcext:value-type="date">
            <text:p>9/5/2021</text:p>
          </table:table-cell>
          <table:table-cell office:value-type="float" office:value="4111210" calcext:value-type="float">
            <text:p>4111210</text:p>
          </table:table-cell>
          <table:table-cell office:value-type="float" office:value="8289" calcext:value-type="float">
            <text:p>8289</text:p>
          </table:table-cell>
          <table:table-cell office:value-type="float" office:value="7427485" calcext:value-type="float">
            <text:p>7427485</text:p>
          </table:table-cell>
          <table:table-cell table:number-columns-repeated="16"/>
          <table:table-cell table:style-name="ce8" table:number-columns-repeated="2"/>
          <table:table-cell table:number-columns-repeated="9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5-10" calcext:value-type="date">
            <text:p>10/5/2021</text:p>
          </table:table-cell>
          <table:table-cell office:value-type="float" office:value="4116287" calcext:value-type="float">
            <text:p>4116287</text:p>
          </table:table-cell>
          <table:table-cell office:value-type="float" office:value="5077" calcext:value-type="float">
            <text:p>5077</text:p>
          </table:table-cell>
          <table:table-cell office:value-type="float" office:value="7581492" calcext:value-type="float">
            <text:p>7581492</text:p>
          </table:table-cell>
          <table:table-cell table:number-columns-repeated="4"/>
          <table:table-cell table:style-name="ce5"/>
          <table:table-cell table:number-columns-repeated="5"/>
          <table:table-cell table:style-name="Default" table:number-columns-repeated="4"/>
          <table:table-cell table:number-columns-repeated="7"/>
          <table:table-cell table:style-name="ce5"/>
          <table:table-cell table:number-columns-repeated="5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5-11" calcext:value-type="date">
            <text:p>11/5/2021</text:p>
          </table:table-cell>
          <table:table-cell office:value-type="float" office:value="4123230" calcext:value-type="float">
            <text:p>4123230</text:p>
          </table:table-cell>
          <table:table-cell office:value-type="float" office:value="6943" calcext:value-type="float">
            <text:p>6943</text:p>
          </table:table-cell>
          <table:table-cell office:value-type="float" office:value="7742886" calcext:value-type="float">
            <text:p>7742886</text:p>
          </table:table-cell>
          <table:table-cell table:number-columns-repeated="10"/>
          <table:table-cell table:style-name="Default" table:number-columns-repeated="4"/>
          <table:table-cell table:number-columns-repeated="13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5-12" calcext:value-type="date">
            <text:p>12/5/2021</text:p>
          </table:table-cell>
          <table:table-cell office:value-type="float" office:value="4131078" calcext:value-type="float">
            <text:p>4131078</text:p>
          </table:table-cell>
          <table:table-cell office:value-type="float" office:value="7848" calcext:value-type="float">
            <text:p>7848</text:p>
          </table:table-cell>
          <table:table-cell office:value-type="float" office:value="7905808" calcext:value-type="float">
            <text:p>7905808</text:p>
          </table:table-cell>
          <table:table-cell table:number-columns-repeated="3"/>
          <table:table-cell table:style-name="ce5"/>
          <table:table-cell table:number-columns-repeated="6"/>
          <table:table-cell table:style-name="Default" table:number-columns-repeated="4"/>
          <table:table-cell table:number-columns-repeated="13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5-13" calcext:value-type="date">
            <text:p>13/5/2021</text:p>
          </table:table-cell>
          <table:table-cell office:value-type="float" office:value="4139160" calcext:value-type="float">
            <text:p>4139160</text:p>
          </table:table-cell>
          <table:table-cell office:value-type="float" office:value="8082" calcext:value-type="float">
            <text:p>8082</text:p>
          </table:table-cell>
          <table:table-cell office:value-type="float" office:value="8090069" calcext:value-type="float">
            <text:p>8090069</text:p>
          </table:table-cell>
          <table:table-cell table:number-columns-repeated="9"/>
          <table:table-cell table:style-name="Default" table:number-columns-repeated="5"/>
          <table:table-cell table:number-columns-repeated="13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5-14" calcext:value-type="date">
            <text:p>14/5/2021</text:p>
          </table:table-cell>
          <table:table-cell office:value-type="float" office:value="4146722" calcext:value-type="float">
            <text:p>4146722</text:p>
          </table:table-cell>
          <table:table-cell office:value-type="float" office:value="7562" calcext:value-type="float">
            <text:p>7562</text:p>
          </table:table-cell>
          <table:table-cell office:value-type="float" office:value="8282366" calcext:value-type="float">
            <text:p>8282366</text:p>
          </table:table-cell>
          <table:table-cell table:number-columns-repeated="5"/>
          <table:table-cell table:style-name="ce5"/>
          <table:table-cell/>
          <table:table-cell table:style-name="ce5"/>
          <table:table-cell/>
          <table:table-cell table:style-name="Default" table:number-columns-repeated="5"/>
          <table:table-cell table:number-columns-repeated="4"/>
          <table:table-cell table:style-name="Default" table:number-columns-repeated="9"/>
          <table:table-cell table:style-name="ce5"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5-15" calcext:value-type="date">
            <text:p>15/5/2021</text:p>
          </table:table-cell>
          <table:table-cell office:value-type="float" office:value="4153374" calcext:value-type="float">
            <text:p>4153374</text:p>
          </table:table-cell>
          <table:table-cell office:value-type="float" office:value="6652" calcext:value-type="float">
            <text:p>6652</text:p>
          </table:table-cell>
          <table:table-cell table:number-columns-repeated="5"/>
          <table:table-cell table:style-name="ce5"/>
          <table:table-cell table:number-columns-repeated="4"/>
          <table:table-cell table:style-name="Default" table:number-columns-repeated="5"/>
          <table:table-cell table:number-columns-repeated="4"/>
          <table:table-cell table:style-name="Default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date" office:date-value="2021-05-15" calcext:value-type="date">
            <text:p>15/5/2021</text:p>
          </table:table-cell>
          <table:table-cell office:value-type="float" office:value="4153374" calcext:value-type="float">
            <text:p>4153374</text:p>
          </table:table-cell>
          <table:table-cell office:value-type="float" office:value="6652" calcext:value-type="float">
            <text:p>6652</text:p>
          </table:table-cell>
          <table:table-cell table:number-columns-repeated="5"/>
          <table:table-cell table:style-name="ce5"/>
          <table:table-cell table:number-columns-repeated="4"/>
          <table:table-cell table:style-name="Default" table:number-columns-repeated="5"/>
          <table:table-cell table:number-columns-repeated="4"/>
          <table:table-cell table:style-name="Default" table:number-columns-repeated="9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€ </number:text>
      <number:number number:decimal-places="0" number:min-decimal-places="0" number:min-integer-digits="1" number:grouping="true"/>
    </number:number-style>
    <number:number-style style:name="N104">
      <number:text>-€ 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decimal-places="2" number:min-integer-digits="1" number:grouping="true"/>
    </number:number-style>
    <number:number-style style:name="N106">
      <number:text>-€ 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€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8">
      <number:day/>
      <number:text>/</number:text>
      <number:month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0T21:47:09.623000000</meta:creation-date>
    <dc:date>2021-05-20T23:15:48.919000000</dc:date>
    <meta:editing-duration>PT5M16S</meta:editing-duration>
    <meta:editing-cycles>1</meta:editing-cycles>
    <meta:document-statistic meta:table-count="1" meta:cell-count="2977" meta:object-count="1"/>
    <meta:generator>LibreOffice/7.1.2.2$Windows_X86_64 LibreOffice_project/8a45595d069ef5570103caea1b71cc9d82b2aae4</meta:generator>
  </office:meta>
</office:document-meta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28">
      <number:day/>
      <number:text>/</number:text>
      <number:month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28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6cm" svg:height="10.691cm" xlink:href=".." xlink:type="simple" chart:class="chart:scatter" chart:style-name="ch1">
        <chart:legend chart:legend-position="end" svg:x="20.167cm" svg:y="5.046cm" style:legend-expansion="high" chart:style-name="ch2"/>
        <chart:plot-area chart:style-name="ch3" table:cell-range-address="Foglio1.B352:Foglio1.B473 Foglio1.E1:Foglio1.E1 Foglio1.E352:Foglio1.E473" chart:data-source-has-labels="both" svg:x="1.008cm" svg:y="0.017cm" svg:width="20.399cm" svg:height="10.092cm">
          <chart:coordinate-region svg:x="2.555cm" svg:y="0.216cm" svg:width="18.096cm" svg:height="9.246cm"/>
          <chart:axis chart:dimension="x" chart:name="primary-x" chart:style-name="ch4" chartooo:axis-type="auto">
            <chart:categories table:cell-range-address="Foglio1.B352:Foglio1.B47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E352:Foglio1.E473" chart:label-cell-address="Foglio1.E1:Foglio1.E1" chart:class="chart:scatter">
            <chart:domain table:cell-range-address="Foglio1.B352:Foglio1.B473"/>
            <chart:data-point chart:repeated="1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ople_fully_vaccinated</text:p>
                <draw:g>
                  <svg:desc>Foglio1.E1:Foglio1.E1</svg:desc>
                </draw:g>
              </table:table-cell>
            </table:table-row>
          </table:table-header-rows>
          <table:table-rows>
            <table:table-row>
              <table:table-cell office:value-type="float" office:value="44211">
                <text:p>44211</text:p>
                <draw:g>
                  <svg:desc>Foglio1.B352:Foglio1.B473</svg:desc>
                </draw:g>
              </table:table-cell>
              <table:table-cell office:value-type="float" office:value="NaN">
                <text:p>NaN</text:p>
                <draw:g>
                  <svg:desc>Foglio1.E352:Foglio1.E473</svg:desc>
                </draw:g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2918">
                <text:p>2918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7865">
                <text:p>7865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9568">
                <text:p>9568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14079">
                <text:p>14079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33678">
                <text:p>33678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47652">
                <text:p>47652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80437">
                <text:p>80437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11066">
                <text:p>111066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175327">
                <text:p>175327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251098">
                <text:p>251098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315739">
                <text:p>315739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404460">
                <text:p>404460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497475">
                <text:p>497475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583462">
                <text:p>583462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640387">
                <text:p>640387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721685">
                <text:p>721685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803148">
                <text:p>80314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93521">
                <text:p>893521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987688">
                <text:p>987688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1076991">
                <text:p>1076991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1140060">
                <text:p>1140060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1172730">
                <text:p>1172730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1212714">
                <text:p>1212714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1244939">
                <text:p>1244939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1272701">
                <text:p>1272701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1292011">
                <text:p>1292011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1307145">
                <text:p>1307145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313819">
                <text:p>1313819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1316377">
                <text:p>1316377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1322304">
                <text:p>1322304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1328410">
                <text:p>1328410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1337806">
                <text:p>1337806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1345643">
                <text:p>1345643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1352015">
                <text:p>1352015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1356358">
                <text:p>1356358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1358570">
                <text:p>1358570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1363796">
                <text:p>136379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369036">
                <text:p>1369036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1376938">
                <text:p>1376938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1388817">
                <text:p>1388817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1403566">
                <text:p>1403566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1415304">
                <text:p>1415304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1423441">
                <text:p>1423441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1447803">
                <text:p>1447803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1478430">
                <text:p>1478430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1520354">
                <text:p>1520354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1567543">
                <text:p>1567543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619608">
                <text:p>1619608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1658662">
                <text:p>1658662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1678697">
                <text:p>1678697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1726058">
                <text:p>1726058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1775429">
                <text:p>1775429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1830145">
                <text:p>1830145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1889260">
                <text:p>1889260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1950031">
                <text:p>1950031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1998283">
                <text:p>1998283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2031433">
                <text:p>203143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101478">
                <text:p>2101478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2173793">
                <text:p>2173793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2254280">
                <text:p>2254280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2333329">
                <text:p>2333329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2411565">
                <text:p>2411565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2473444">
                <text:p>2473444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2518663">
                <text:p>2518663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2584325">
                <text:p>2584325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2655463">
                <text:p>2655463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2740760">
                <text:p>2740760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823978">
                <text:p>2823978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2901879">
                <text:p>2901879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2968450">
                <text:p>2968450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3008799">
                <text:p>3008799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3074717">
                <text:p>3074717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3149922">
                <text:p>3149922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3240253">
                <text:p>3240253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3329692">
                <text:p>3329692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3408258">
                <text:p>3408258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3468296">
                <text:p>346829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3488701">
                <text:p>3488701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3526462">
                <text:p>3526462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3601602">
                <text:p>3601602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3687719">
                <text:p>3687719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3775329">
                <text:p>3775329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3856732">
                <text:p>3856732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3924896">
                <text:p>3924896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3965964">
                <text:p>3965964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4027912">
                <text:p>4027912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4094864">
                <text:p>4094864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4174328">
                <text:p>4174328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4272452">
                <text:p>4272452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4371400">
                <text:p>4371400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4454392">
                <text:p>4454392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4508122">
                <text:p>4508122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4595537">
                <text:p>4595537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4692423">
                <text:p>4692423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4810924">
                <text:p>4810924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4945682">
                <text:p>4945682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5075062">
                <text:p>5075062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5191599">
                <text:p>5191599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5247069">
                <text:p>5247069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5337866">
                <text:p>5337866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5455880">
                <text:p>5455880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5602175">
                <text:p>5602175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5784237">
                <text:p>5784237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5986172">
                <text:p>5986172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6152079">
                <text:p>6152079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6280550">
                <text:p>6280550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6412436">
                <text:p>6412436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6557616">
                <text:p>6557616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6714353">
                <text:p>6714353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6897033">
                <text:p>6897033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7094412">
                <text:p>7094412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7294017">
                <text:p>7294017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7427485">
                <text:p>7427485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7581492">
                <text:p>7581492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7742886">
                <text:p>7742886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7905808">
                <text:p>7905808</text:p>
              </table:table-cell>
            </table:table-row>
            <table:table-row>
              <table:table-cell office:value-type="float" office:value="44329">
                <text:p>44329</text:p>
              </table:table-cell>
              <table:table-cell office:value-type="float" office:value="8090069">
                <text:p>8090069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8282366">
                <text:p>8282366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